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lay1.comm.sub.network" table:style-name="ta1">
        <table:shapes>
          <draw:frame draw:z-index="0" draw:style-name="gr1" draw:text-style-name="P1" svg:width="879.93pt" svg:height="554.91pt" svg:x="371.76pt" svg:y="3pt">
            <draw:object draw:notify-on-update-of-ranges="'relay1.comm.sub.network'.E2:'relay1.comm.sub.network'.E661 'relay1.comm.sub.network'.F2:'relay1.comm.sub.network'.F6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5910815.28294" calcext:value-type="float">
            <text:p>1455910815.28294</text:p>
          </table:table-cell>
          <table:table-cell office:value-type="float" office:value="1455910815.28324" calcext:value-type="float">
            <text:p>1455910815.28324</text:p>
          </table:table-cell>
          <table:table-cell office:value-type="float" office:value="7888" calcext:value-type="float">
            <text:p>7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5910815.39937" calcext:value-type="float">
            <text:p>1455910815.39937</text:p>
          </table:table-cell>
          <table:table-cell office:value-type="float" office:value="1455910815.39963" calcext:value-type="float">
            <text:p>1455910815.39963</text:p>
          </table:table-cell>
          <table:table-cell office:value-type="float" office:value="7840" calcext:value-type="float">
            <text:p>7840</text:p>
          </table:table-cell>
          <table:table-cell table:formula="of:=[.B3]-[.B$2]" office:value-type="float" office:value="0.116428136825562" calcext:value-type="float">
            <text:p>0.1164281368</text:p>
          </table:table-cell>
          <table:table-cell table:formula="of:=[.D3]/([.E3]-[.E2])" office:value-type="float" office:value="67337.6746700523" calcext:value-type="float">
            <text:p>67337.6746700523</text:p>
          </table:table-cell>
          <table:table-cell table:formula="of:=[.E3]-[.E2]" office:value-type="float" office:value="0.116428136825562" calcext:value-type="float">
            <text:p>0.11642813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5910815.50094" calcext:value-type="float">
            <text:p>1455910815.50094</text:p>
          </table:table-cell>
          <table:table-cell office:value-type="float" office:value="1455910815.50117" calcext:value-type="float">
            <text:p>1455910815.50117</text:p>
          </table:table-cell>
          <table:table-cell office:value-type="float" office:value="7800" calcext:value-type="float">
            <text:p>7800</text:p>
          </table:table-cell>
          <table:table-cell table:formula="of:=[.B4]-[.B$2]" office:value-type="float" office:value="0.217994451522827" calcext:value-type="float">
            <text:p>0.2179944515</text:p>
          </table:table-cell>
          <table:table-cell table:formula="of:=[.D4]/([.E4]-[.E3])" office:value-type="float" office:value="76797.1154929577" calcext:value-type="float">
            <text:p>76797.1154929577</text:p>
          </table:table-cell>
          <table:table-cell table:formula="of:=[.E4]-[.E3]" office:value-type="float" office:value="0.101566314697266" calcext:value-type="float">
            <text:p>0.10156631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5910815.60215" calcext:value-type="float">
            <text:p>1455910815.60215</text:p>
          </table:table-cell>
          <table:table-cell office:value-type="float" office:value="1455910815.60233" calcext:value-type="float">
            <text:p>1455910815.60233</text:p>
          </table:table-cell>
          <table:table-cell office:value-type="float" office:value="7752" calcext:value-type="float">
            <text:p>7752</text:p>
          </table:table-cell>
          <table:table-cell table:formula="of:=[.B5]-[.B$2]" office:value-type="float" office:value="0.319209814071655" calcext:value-type="float">
            <text:p>0.3192098141</text:p>
          </table:table-cell>
          <table:table-cell table:formula="of:=[.D5]/([.E5]-[.E4])" office:value-type="float" office:value="76589.1639844722" calcext:value-type="float">
            <text:p>76589.1639844722</text:p>
          </table:table-cell>
          <table:table-cell table:formula="of:=[.E5]-[.E4]" office:value-type="float" office:value="0.101215362548828" calcext:value-type="float">
            <text:p>0.1012153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5910815.70333" calcext:value-type="float">
            <text:p>1455910815.70333</text:p>
          </table:table-cell>
          <table:table-cell office:value-type="float" office:value="1455910815.7035" calcext:value-type="float">
            <text:p>1455910815.7035</text:p>
          </table:table-cell>
          <table:table-cell office:value-type="float" office:value="7704" calcext:value-type="float">
            <text:p>7704</text:p>
          </table:table-cell>
          <table:table-cell table:formula="of:=[.B6]-[.B$2]" office:value-type="float" office:value="0.420385360717773" calcext:value-type="float">
            <text:p>0.4203853607</text:p>
          </table:table-cell>
          <table:table-cell table:formula="of:=[.D6]/([.E6]-[.E5])" office:value-type="float" office:value="76144.8814005057" calcext:value-type="float">
            <text:p>76144.8814005057</text:p>
          </table:table-cell>
          <table:table-cell table:formula="of:=[.E6]-[.E5]" office:value-type="float" office:value="0.101175546646118" calcext:value-type="float">
            <text:p>0.10117554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5910815.80352" calcext:value-type="float">
            <text:p>1455910815.80352</text:p>
          </table:table-cell>
          <table:table-cell office:value-type="float" office:value="1455910815.80373" calcext:value-type="float">
            <text:p>1455910815.80373</text:p>
          </table:table-cell>
          <table:table-cell office:value-type="float" office:value="7640" calcext:value-type="float">
            <text:p>7640</text:p>
          </table:table-cell>
          <table:table-cell table:formula="of:=[.B7]-[.B$2]" office:value-type="float" office:value="0.520573616027832" calcext:value-type="float">
            <text:p>0.520573616</text:p>
          </table:table-cell>
          <table:table-cell table:formula="of:=[.D7]/([.E7]-[.E6])" office:value-type="float" office:value="76256.4431964209" calcext:value-type="float">
            <text:p>76256.4431964209</text:p>
          </table:table-cell>
          <table:table-cell table:formula="of:=[.E7]-[.E6]" office:value-type="float" office:value="0.100188255310059" calcext:value-type="float">
            <text:p>0.10018825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5910815.90309" calcext:value-type="float">
            <text:p>1455910815.90309</text:p>
          </table:table-cell>
          <table:table-cell office:value-type="float" office:value="1455910815.90327" calcext:value-type="float">
            <text:p>1455910815.90327</text:p>
          </table:table-cell>
          <table:table-cell office:value-type="float" office:value="7576" calcext:value-type="float">
            <text:p>7576</text:p>
          </table:table-cell>
          <table:table-cell table:formula="of:=[.B8]-[.B$2]" office:value-type="float" office:value="0.620151519775391" calcext:value-type="float">
            <text:p>0.6201515198</text:p>
          </table:table-cell>
          <table:table-cell table:formula="of:=[.D8]/([.E8]-[.E7])" office:value-type="float" office:value="76081.1356222765" calcext:value-type="float">
            <text:p>76081.1356222765</text:p>
          </table:table-cell>
          <table:table-cell table:formula="of:=[.E8]-[.E7]" office:value-type="float" office:value="0.0995779037475586" calcext:value-type="float">
            <text:p>0.09957790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5910816.00116" calcext:value-type="float">
            <text:p>1455910816.00116</text:p>
          </table:table-cell>
          <table:table-cell office:value-type="float" office:value="1455910816.00133" calcext:value-type="float">
            <text:p>1455910816.00133</text:p>
          </table:table-cell>
          <table:table-cell office:value-type="float" office:value="7496" calcext:value-type="float">
            <text:p>7496</text:p>
          </table:table-cell>
          <table:table-cell table:formula="of:=[.B9]-[.B$2]" office:value-type="float" office:value="0.718217849731445" calcext:value-type="float">
            <text:p>0.7182178497</text:p>
          </table:table-cell>
          <table:table-cell table:formula="of:=[.D9]/([.E9]-[.E8])" office:value-type="float" office:value="76438.0598657979" calcext:value-type="float">
            <text:p>76438.0598657979</text:p>
          </table:table-cell>
          <table:table-cell table:formula="of:=[.E9]-[.E8]" office:value-type="float" office:value="0.0980663299560547" calcext:value-type="float">
            <text:p>0.098066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5910816.09847" calcext:value-type="float">
            <text:p>1455910816.09847</text:p>
          </table:table-cell>
          <table:table-cell office:value-type="float" office:value="1455910816.09864" calcext:value-type="float">
            <text:p>1455910816.09864</text:p>
          </table:table-cell>
          <table:table-cell office:value-type="float" office:value="7416" calcext:value-type="float">
            <text:p>7416</text:p>
          </table:table-cell>
          <table:table-cell table:formula="of:=[.B10]-[.B$2]" office:value-type="float" office:value="0.81552267074585" calcext:value-type="float">
            <text:p>0.8155226707</text:p>
          </table:table-cell>
          <table:table-cell table:formula="of:=[.D10]/([.E10]-[.E9])" office:value-type="float" office:value="76214.1065847312" calcext:value-type="float">
            <text:p>76214.1065847312</text:p>
          </table:table-cell>
          <table:table-cell table:formula="of:=[.E10]-[.E9]" office:value-type="float" office:value="0.0973048210144043" calcext:value-type="float">
            <text:p>0.0973048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5910816.1947" calcext:value-type="float">
            <text:p>1455910816.1947</text:p>
          </table:table-cell>
          <table:table-cell office:value-type="float" office:value="1455910816.19488" calcext:value-type="float">
            <text:p>1455910816.19488</text:p>
          </table:table-cell>
          <table:table-cell office:value-type="float" office:value="7336" calcext:value-type="float">
            <text:p>7336</text:p>
          </table:table-cell>
          <table:table-cell table:formula="of:=[.B11]-[.B$2]" office:value-type="float" office:value="0.911758422851563" calcext:value-type="float">
            <text:p>0.9117584229</text:p>
          </table:table-cell>
          <table:table-cell table:formula="of:=[.D11]/([.E11]-[.E10])" office:value-type="float" office:value="76229.4660714197" calcext:value-type="float">
            <text:p>76229.4660714197</text:p>
          </table:table-cell>
          <table:table-cell table:formula="of:=[.E11]-[.E10]" office:value-type="float" office:value="0.0962357521057129" calcext:value-type="float">
            <text:p>0.09623575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5910816.2896" calcext:value-type="float">
            <text:p>1455910816.2896</text:p>
          </table:table-cell>
          <table:table-cell office:value-type="float" office:value="1455910816.28993" calcext:value-type="float">
            <text:p>1455910816.28993</text:p>
          </table:table-cell>
          <table:table-cell office:value-type="float" office:value="7240" calcext:value-type="float">
            <text:p>7240</text:p>
          </table:table-cell>
          <table:table-cell table:formula="of:=[.B12]-[.B$2]" office:value-type="float" office:value="1.00665712356567" calcext:value-type="float">
            <text:p>1.0066571236</text:p>
          </table:table-cell>
          <table:table-cell table:formula="of:=[.D12]/([.E12]-[.E11])" office:value-type="float" office:value="76291.8769753338" calcext:value-type="float">
            <text:p>76291.8769753338</text:p>
          </table:table-cell>
          <table:table-cell table:formula="of:=[.E12]-[.E11]" office:value-type="float" office:value="0.0948987007141113" calcext:value-type="float">
            <text:p>0.09489870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5910816.38357" calcext:value-type="float">
            <text:p>1455910816.38357</text:p>
          </table:table-cell>
          <table:table-cell office:value-type="float" office:value="1455910816.38374" calcext:value-type="float">
            <text:p>1455910816.38374</text:p>
          </table:table-cell>
          <table:table-cell office:value-type="float" office:value="7152" calcext:value-type="float">
            <text:p>7152</text:p>
          </table:table-cell>
          <table:table-cell table:formula="of:=[.B13]-[.B$2]" office:value-type="float" office:value="1.10062456130981" calcext:value-type="float">
            <text:p>1.1006245613</text:p>
          </table:table-cell>
          <table:table-cell table:formula="of:=[.D13]/([.E13]-[.E12])" office:value-type="float" office:value="76111.4719279016" calcext:value-type="float">
            <text:p>76111.4719279016</text:p>
          </table:table-cell>
          <table:table-cell table:formula="of:=[.E13]-[.E12]" office:value-type="float" office:value="0.0939674377441406" calcext:value-type="float">
            <text:p>0.09396743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5910816.47595" calcext:value-type="float">
            <text:p>1455910816.47595</text:p>
          </table:table-cell>
          <table:table-cell office:value-type="float" office:value="1455910816.47613" calcext:value-type="float">
            <text:p>1455910816.47613</text:p>
          </table:table-cell>
          <table:table-cell office:value-type="float" office:value="7048" calcext:value-type="float">
            <text:p>7048</text:p>
          </table:table-cell>
          <table:table-cell table:formula="of:=[.B14]-[.B$2]" office:value-type="float" office:value="1.19301223754883" calcext:value-type="float">
            <text:p>1.1930122375</text:p>
          </table:table-cell>
          <table:table-cell table:formula="of:=[.D14]/([.E14]-[.E13])" office:value-type="float" office:value="76287.2310130012" calcext:value-type="float">
            <text:p>76287.2310130012</text:p>
          </table:table-cell>
          <table:table-cell table:formula="of:=[.E14]-[.E13]" office:value-type="float" office:value="0.0923876762390137" calcext:value-type="float">
            <text:p>0.09238767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5910816.56785" calcext:value-type="float">
            <text:p>1455910816.56785</text:p>
          </table:table-cell>
          <table:table-cell office:value-type="float" office:value="1455910816.56802" calcext:value-type="float">
            <text:p>1455910816.56802</text:p>
          </table:table-cell>
          <table:table-cell office:value-type="float" office:value="6952" calcext:value-type="float">
            <text:p>6952</text:p>
          </table:table-cell>
          <table:table-cell table:formula="of:=[.B15]-[.B$2]" office:value-type="float" office:value="1.28490400314331" calcext:value-type="float">
            <text:p>1.2849040031</text:p>
          </table:table-cell>
          <table:table-cell table:formula="of:=[.D15]/([.E15]-[.E14])" office:value-type="float" office:value="75654.2216272034" calcext:value-type="float">
            <text:p>75654.2216272034</text:p>
          </table:table-cell>
          <table:table-cell table:formula="of:=[.E15]-[.E14]" office:value-type="float" office:value="0.0918917655944824" calcext:value-type="float">
            <text:p>0.09189176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5910816.65908" calcext:value-type="float">
            <text:p>1455910816.65908</text:p>
          </table:table-cell>
          <table:table-cell office:value-type="float" office:value="1455910816.6593" calcext:value-type="float">
            <text:p>1455910816.6593</text:p>
          </table:table-cell>
          <table:table-cell office:value-type="float" office:value="6848" calcext:value-type="float">
            <text:p>6848</text:p>
          </table:table-cell>
          <table:table-cell table:formula="of:=[.B16]-[.B$2]" office:value-type="float" office:value="1.37613415718079" calcext:value-type="float">
            <text:p>1.3761341572</text:p>
          </table:table-cell>
          <table:table-cell table:formula="of:=[.D16]/([.E16]-[.E15])" office:value-type="float" office:value="75062.9007727749" calcext:value-type="float">
            <text:p>75062.9007727749</text:p>
          </table:table-cell>
          <table:table-cell table:formula="of:=[.E16]-[.E15]" office:value-type="float" office:value="0.0912301540374756" calcext:value-type="float">
            <text:p>0.091230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5910816.74999" calcext:value-type="float">
            <text:p>1455910816.74999</text:p>
          </table:table-cell>
          <table:table-cell office:value-type="float" office:value="1455910816.75016" calcext:value-type="float">
            <text:p>1455910816.75016</text:p>
          </table:table-cell>
          <table:table-cell office:value-type="float" office:value="6744" calcext:value-type="float">
            <text:p>6744</text:p>
          </table:table-cell>
          <table:table-cell table:formula="of:=[.B17]-[.B$2]" office:value-type="float" office:value="1.46704435348511" calcext:value-type="float">
            <text:p>1.4670443535</text:p>
          </table:table-cell>
          <table:table-cell table:formula="of:=[.D17]/([.E17]-[.E16])" office:value-type="float" office:value="74183.0979819305" calcext:value-type="float">
            <text:p>74183.0979819305</text:p>
          </table:table-cell>
          <table:table-cell table:formula="of:=[.E17]-[.E16]" office:value-type="float" office:value="0.0909101963043213" calcext:value-type="float">
            <text:p>0.09091019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5910816.84406" calcext:value-type="float">
            <text:p>1455910816.84406</text:p>
          </table:table-cell>
          <table:table-cell office:value-type="float" office:value="1455910816.84423" calcext:value-type="float">
            <text:p>1455910816.84423</text:p>
          </table:table-cell>
          <table:table-cell office:value-type="float" office:value="6632" calcext:value-type="float">
            <text:p>6632</text:p>
          </table:table-cell>
          <table:table-cell table:formula="of:=[.B18]-[.B$2]" office:value-type="float" office:value="1.56111860275269" calcext:value-type="float">
            <text:p>1.5611186028</text:p>
          </table:table-cell>
          <table:table-cell table:formula="of:=[.D18]/([.E18]-[.E17])" office:value-type="float" office:value="70497.5065082519" calcext:value-type="float">
            <text:p>70497.5065082519</text:p>
          </table:table-cell>
          <table:table-cell table:formula="of:=[.E18]-[.E17]" office:value-type="float" office:value="0.0940742492675781" calcext:value-type="float">
            <text:p>0.09407424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5910816.93778" calcext:value-type="float">
            <text:p>1455910816.93778</text:p>
          </table:table-cell>
          <table:table-cell office:value-type="float" office:value="1455910816.93795" calcext:value-type="float">
            <text:p>1455910816.93795</text:p>
          </table:table-cell>
          <table:table-cell office:value-type="float" office:value="6520" calcext:value-type="float">
            <text:p>6520</text:p>
          </table:table-cell>
          <table:table-cell table:formula="of:=[.B19]-[.B$2]" office:value-type="float" office:value="1.6548330783844" calcext:value-type="float">
            <text:p>1.6548330784</text:p>
          </table:table-cell>
          <table:table-cell table:formula="of:=[.D19]/([.E19]-[.E18])" office:value-type="float" office:value="69573.0297379327" calcext:value-type="float">
            <text:p>69573.0297379327</text:p>
          </table:table-cell>
          <table:table-cell table:formula="of:=[.E19]-[.E18]" office:value-type="float" office:value="0.0937144756317139" calcext:value-type="float">
            <text:p>0.09371447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5910817.03082" calcext:value-type="float">
            <text:p>1455910817.03082</text:p>
          </table:table-cell>
          <table:table-cell office:value-type="float" office:value="1455910817.03104" calcext:value-type="float">
            <text:p>1455910817.03104</text:p>
          </table:table-cell>
          <table:table-cell office:value-type="float" office:value="6408" calcext:value-type="float">
            <text:p>6408</text:p>
          </table:table-cell>
          <table:table-cell table:formula="of:=[.B20]-[.B$2]" office:value-type="float" office:value="1.74787330627441" calcext:value-type="float">
            <text:p>1.7478733063</text:p>
          </table:table-cell>
          <table:table-cell table:formula="of:=[.D20]/([.E20]-[.E19])" office:value-type="float" office:value="68873.4340545153" calcext:value-type="float">
            <text:p>68873.4340545153</text:p>
          </table:table-cell>
          <table:table-cell table:formula="of:=[.E20]-[.E19]" office:value-type="float" office:value="0.0930402278900147" calcext:value-type="float">
            <text:p>0.09304022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5910817.12202" calcext:value-type="float">
            <text:p>1455910817.12202</text:p>
          </table:table-cell>
          <table:table-cell office:value-type="float" office:value="1455910817.12227" calcext:value-type="float">
            <text:p>1455910817.12227</text:p>
          </table:table-cell>
          <table:table-cell office:value-type="float" office:value="6288" calcext:value-type="float">
            <text:p>6288</text:p>
          </table:table-cell>
          <table:table-cell table:formula="of:=[.B21]-[.B$2]" office:value-type="float" office:value="1.83907961845398" calcext:value-type="float">
            <text:p>1.8390796185</text:p>
          </table:table-cell>
          <table:table-cell table:formula="of:=[.D21]/([.E21]-[.E20])" office:value-type="float" office:value="68942.5967319048" calcext:value-type="float">
            <text:p>68942.5967319048</text:p>
          </table:table-cell>
          <table:table-cell table:formula="of:=[.E21]-[.E20]" office:value-type="float" office:value="0.0912063121795654" calcext:value-type="float">
            <text:p>0.09120631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5910817.21418" calcext:value-type="float">
            <text:p>1455910817.21418</text:p>
          </table:table-cell>
          <table:table-cell office:value-type="float" office:value="1455910817.21435" calcext:value-type="float">
            <text:p>1455910817.21435</text:p>
          </table:table-cell>
          <table:table-cell office:value-type="float" office:value="6176" calcext:value-type="float">
            <text:p>6176</text:p>
          </table:table-cell>
          <table:table-cell table:formula="of:=[.B22]-[.B$2]" office:value-type="float" office:value="1.93123602867126" calcext:value-type="float">
            <text:p>1.9312360287</text:p>
          </table:table-cell>
          <table:table-cell table:formula="of:=[.D22]/([.E22]-[.E21])" office:value-type="float" office:value="67016.4992911324" calcext:value-type="float">
            <text:p>67016.4992911324</text:p>
          </table:table-cell>
          <table:table-cell table:formula="of:=[.E22]-[.E21]" office:value-type="float" office:value="0.0921564102172852" calcext:value-type="float">
            <text:p>0.09215641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5910817.30534" calcext:value-type="float">
            <text:p>1455910817.30534</text:p>
          </table:table-cell>
          <table:table-cell office:value-type="float" office:value="1455910817.30552" calcext:value-type="float">
            <text:p>1455910817.30552</text:p>
          </table:table-cell>
          <table:table-cell office:value-type="float" office:value="6064" calcext:value-type="float">
            <text:p>6064</text:p>
          </table:table-cell>
          <table:table-cell table:formula="of:=[.B23]-[.B$2]" office:value-type="float" office:value="2.02240037918091" calcext:value-type="float">
            <text:p>2.0224003792</text:p>
          </table:table-cell>
          <table:table-cell table:formula="of:=[.D23]/([.E23]-[.E22])" office:value-type="float" office:value="66517.2292250197" calcext:value-type="float">
            <text:p>66517.2292250197</text:p>
          </table:table-cell>
          <table:table-cell table:formula="of:=[.E23]-[.E22]" office:value-type="float" office:value="0.0911643505096436" calcext:value-type="float">
            <text:p>0.09116435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5910817.3962" calcext:value-type="float">
            <text:p>1455910817.3962</text:p>
          </table:table-cell>
          <table:table-cell office:value-type="float" office:value="1455910817.39638" calcext:value-type="float">
            <text:p>1455910817.39638</text:p>
          </table:table-cell>
          <table:table-cell office:value-type="float" office:value="5944" calcext:value-type="float">
            <text:p>5944</text:p>
          </table:table-cell>
          <table:table-cell table:formula="of:=[.B24]-[.B$2]" office:value-type="float" office:value="2.11325716972351" calcext:value-type="float">
            <text:p>2.1132571697</text:p>
          </table:table-cell>
          <table:table-cell table:formula="of:=[.D24]/([.E24]-[.E23])" office:value-type="float" office:value="65421.6373316959" calcext:value-type="float">
            <text:p>65421.6373316959</text:p>
          </table:table-cell>
          <table:table-cell table:formula="of:=[.E24]-[.E23]" office:value-type="float" office:value="0.0908567905426025" calcext:value-type="float">
            <text:p>0.09085679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5910817.48804" calcext:value-type="float">
            <text:p>1455910817.48804</text:p>
          </table:table-cell>
          <table:table-cell office:value-type="float" office:value="1455910817.48821" calcext:value-type="float">
            <text:p>1455910817.48821</text:p>
          </table:table-cell>
          <table:table-cell office:value-type="float" office:value="5832" calcext:value-type="float">
            <text:p>5832</text:p>
          </table:table-cell>
          <table:table-cell table:formula="of:=[.B25]-[.B$2]" office:value-type="float" office:value="2.20509314537048" calcext:value-type="float">
            <text:p>2.2050931454</text:p>
          </table:table-cell>
          <table:table-cell table:formula="of:=[.D25]/([.E25]-[.E24])" office:value-type="float" office:value="63504.5248761644" calcext:value-type="float">
            <text:p>63504.5248761644</text:p>
          </table:table-cell>
          <table:table-cell table:formula="of:=[.E25]-[.E24]" office:value-type="float" office:value="0.0918359756469727" calcext:value-type="float">
            <text:p>0.09183597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5910817.57957" calcext:value-type="float">
            <text:p>1455910817.57957</text:p>
          </table:table-cell>
          <table:table-cell office:value-type="float" office:value="1455910817.57974" calcext:value-type="float">
            <text:p>1455910817.57974</text:p>
          </table:table-cell>
          <table:table-cell office:value-type="float" office:value="5720" calcext:value-type="float">
            <text:p>5720</text:p>
          </table:table-cell>
          <table:table-cell table:formula="of:=[.B26]-[.B$2]" office:value-type="float" office:value="2.29662823677063" calcext:value-type="float">
            <text:p>2.2966282368</text:p>
          </table:table-cell>
          <table:table-cell table:formula="of:=[.D26]/([.E26]-[.E25])" office:value-type="float" office:value="62489.6956184265" calcext:value-type="float">
            <text:p>62489.6956184265</text:p>
          </table:table-cell>
          <table:table-cell table:formula="of:=[.E26]-[.E25]" office:value-type="float" office:value="0.0915350914001465" calcext:value-type="float">
            <text:p>0.09153509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5910817.67124" calcext:value-type="float">
            <text:p>1455910817.67124</text:p>
          </table:table-cell>
          <table:table-cell office:value-type="float" office:value="1455910817.67141" calcext:value-type="float">
            <text:p>1455910817.67141</text:p>
          </table:table-cell>
          <table:table-cell office:value-type="float" office:value="5608" calcext:value-type="float">
            <text:p>5608</text:p>
          </table:table-cell>
          <table:table-cell table:formula="of:=[.B27]-[.B$2]" office:value-type="float" office:value="2.38829469680786" calcext:value-type="float">
            <text:p>2.3882946968</text:p>
          </table:table-cell>
          <table:table-cell table:formula="of:=[.D27]/([.E27]-[.E26])" office:value-type="float" office:value="61178.3197226362" calcext:value-type="float">
            <text:p>61178.3197226362</text:p>
          </table:table-cell>
          <table:table-cell table:formula="of:=[.E27]-[.E26]" office:value-type="float" office:value="0.0916664600372314" calcext:value-type="float">
            <text:p>0.091666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5910817.7622" calcext:value-type="float">
            <text:p>1455910817.7622</text:p>
          </table:table-cell>
          <table:table-cell office:value-type="float" office:value="1455910817.76237" calcext:value-type="float">
            <text:p>1455910817.76237</text:p>
          </table:table-cell>
          <table:table-cell office:value-type="float" office:value="5496" calcext:value-type="float">
            <text:p>5496</text:p>
          </table:table-cell>
          <table:table-cell table:formula="of:=[.B28]-[.B$2]" office:value-type="float" office:value="2.47926163673401" calcext:value-type="float">
            <text:p>2.4792616367</text:p>
          </table:table-cell>
          <table:table-cell table:formula="of:=[.D28]/([.E28]-[.E27])" office:value-type="float" office:value="60417.5539428059" calcext:value-type="float">
            <text:p>60417.5539428059</text:p>
          </table:table-cell>
          <table:table-cell table:formula="of:=[.E28]-[.E27]" office:value-type="float" office:value="0.0909669399261475" calcext:value-type="float">
            <text:p>0.09096693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5910817.85444" calcext:value-type="float">
            <text:p>1455910817.85444</text:p>
          </table:table-cell>
          <table:table-cell office:value-type="float" office:value="1455910817.85467" calcext:value-type="float">
            <text:p>1455910817.85467</text:p>
          </table:table-cell>
          <table:table-cell office:value-type="float" office:value="5392" calcext:value-type="float">
            <text:p>5392</text:p>
          </table:table-cell>
          <table:table-cell table:formula="of:=[.B29]-[.B$2]" office:value-type="float" office:value="2.57149577140808" calcext:value-type="float">
            <text:p>2.5714957714</text:p>
          </table:table-cell>
          <table:table-cell table:formula="of:=[.D29]/([.E29]-[.E28])" office:value-type="float" office:value="58459.9185437551" calcext:value-type="float">
            <text:p>58459.9185437551</text:p>
          </table:table-cell>
          <table:table-cell table:formula="of:=[.E29]-[.E28]" office:value-type="float" office:value="0.0922341346740723" calcext:value-type="float">
            <text:p>0.09223413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5910817.9454" calcext:value-type="float">
            <text:p>1455910817.9454</text:p>
          </table:table-cell>
          <table:table-cell office:value-type="float" office:value="1455910817.94557" calcext:value-type="float">
            <text:p>1455910817.94557</text:p>
          </table:table-cell>
          <table:table-cell office:value-type="float" office:value="5288" calcext:value-type="float">
            <text:p>5288</text:p>
          </table:table-cell>
          <table:table-cell table:formula="of:=[.B30]-[.B$2]" office:value-type="float" office:value="2.66245913505554" calcext:value-type="float">
            <text:p>2.6624591351</text:p>
          </table:table-cell>
          <table:table-cell table:formula="of:=[.D30]/([.E30]-[.E29])" office:value-type="float" office:value="58133.2944161372" calcext:value-type="float">
            <text:p>58133.2944161372</text:p>
          </table:table-cell>
          <table:table-cell table:formula="of:=[.E30]-[.E29]" office:value-type="float" office:value="0.0909633636474609" calcext:value-type="float">
            <text:p>0.09096336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5910818.03641" calcext:value-type="float">
            <text:p>1455910818.03641</text:p>
          </table:table-cell>
          <table:table-cell office:value-type="float" office:value="1455910818.0366" calcext:value-type="float">
            <text:p>1455910818.0366</text:p>
          </table:table-cell>
          <table:table-cell office:value-type="float" office:value="5184" calcext:value-type="float">
            <text:p>5184</text:p>
          </table:table-cell>
          <table:table-cell table:formula="of:=[.B31]-[.B$2]" office:value-type="float" office:value="2.75346493721008" calcext:value-type="float">
            <text:p>2.7534649372</text:p>
          </table:table-cell>
          <table:table-cell table:formula="of:=[.D31]/([.E31]-[.E30])" office:value-type="float" office:value="56963.4009840034" calcext:value-type="float">
            <text:p>56963.4009840034</text:p>
          </table:table-cell>
          <table:table-cell table:formula="of:=[.E31]-[.E30]" office:value-type="float" office:value="0.091005802154541" calcext:value-type="float">
            <text:p>0.0910058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5910818.12792" calcext:value-type="float">
            <text:p>1455910818.12792</text:p>
          </table:table-cell>
          <table:table-cell office:value-type="float" office:value="1455910818.12815" calcext:value-type="float">
            <text:p>1455910818.12815</text:p>
          </table:table-cell>
          <table:table-cell office:value-type="float" office:value="5088" calcext:value-type="float">
            <text:p>5088</text:p>
          </table:table-cell>
          <table:table-cell table:formula="of:=[.B32]-[.B$2]" office:value-type="float" office:value="2.84497284889221" calcext:value-type="float">
            <text:p>2.8449728489</text:p>
          </table:table-cell>
          <table:table-cell table:formula="of:=[.D32]/([.E32]-[.E31])" office:value-type="float" office:value="55601.7496899524" calcext:value-type="float">
            <text:p>55601.7496899524</text:p>
          </table:table-cell>
          <table:table-cell table:formula="of:=[.E32]-[.E31]" office:value-type="float" office:value="0.0915079116821289" calcext:value-type="float">
            <text:p>0.09150791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5910818.21879" calcext:value-type="float">
            <text:p>1455910818.21879</text:p>
          </table:table-cell>
          <table:table-cell office:value-type="float" office:value="1455910818.21896" calcext:value-type="float">
            <text:p>1455910818.21896</text:p>
          </table:table-cell>
          <table:table-cell office:value-type="float" office:value="4992" calcext:value-type="float">
            <text:p>4992</text:p>
          </table:table-cell>
          <table:table-cell table:formula="of:=[.B33]-[.B$2]" office:value-type="float" office:value="2.93584656715393" calcext:value-type="float">
            <text:p>2.9358465672</text:p>
          </table:table-cell>
          <table:table-cell table:formula="of:=[.D33]/([.E33]-[.E32])" office:value-type="float" office:value="54933.3745277475" calcext:value-type="float">
            <text:p>54933.3745277475</text:p>
          </table:table-cell>
          <table:table-cell table:formula="of:=[.E33]-[.E32]" office:value-type="float" office:value="0.0908737182617188" calcext:value-type="float">
            <text:p>0.09087371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5910818.31055" calcext:value-type="float">
            <text:p>1455910818.31055</text:p>
          </table:table-cell>
          <table:table-cell office:value-type="float" office:value="1455910818.31072" calcext:value-type="float">
            <text:p>1455910818.31072</text:p>
          </table:table-cell>
          <table:table-cell office:value-type="float" office:value="4904" calcext:value-type="float">
            <text:p>4904</text:p>
          </table:table-cell>
          <table:table-cell table:formula="of:=[.B34]-[.B$2]" office:value-type="float" office:value="3.02761030197144" calcext:value-type="float">
            <text:p>3.027610302</text:p>
          </table:table-cell>
          <table:table-cell table:formula="of:=[.D34]/([.E34]-[.E33])" office:value-type="float" office:value="53441.5911661925" calcext:value-type="float">
            <text:p>53441.5911661925</text:p>
          </table:table-cell>
          <table:table-cell table:formula="of:=[.E34]-[.E33]" office:value-type="float" office:value="0.0917637348175049" calcext:value-type="float">
            <text:p>0.09176373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5910818.40225" calcext:value-type="float">
            <text:p>1455910818.40225</text:p>
          </table:table-cell>
          <table:table-cell office:value-type="float" office:value="1455910818.40243" calcext:value-type="float">
            <text:p>1455910818.40243</text:p>
          </table:table-cell>
          <table:table-cell office:value-type="float" office:value="4824" calcext:value-type="float">
            <text:p>4824</text:p>
          </table:table-cell>
          <table:table-cell table:formula="of:=[.B35]-[.B$2]" office:value-type="float" office:value="3.11931204795837" calcext:value-type="float">
            <text:p>3.119312048</text:p>
          </table:table-cell>
          <table:table-cell table:formula="of:=[.D35]/([.E35]-[.E34])" office:value-type="float" office:value="52605.3233565161" calcext:value-type="float">
            <text:p>52605.3233565161</text:p>
          </table:table-cell>
          <table:table-cell table:formula="of:=[.E35]-[.E34]" office:value-type="float" office:value="0.0917017459869385" calcext:value-type="float">
            <text:p>0.09170174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5910818.49391" calcext:value-type="float">
            <text:p>1455910818.49391</text:p>
          </table:table-cell>
          <table:table-cell office:value-type="float" office:value="1455910818.49423" calcext:value-type="float">
            <text:p>1455910818.49423</text:p>
          </table:table-cell>
          <table:table-cell office:value-type="float" office:value="4744" calcext:value-type="float">
            <text:p>4744</text:p>
          </table:table-cell>
          <table:table-cell table:formula="of:=[.B36]-[.B$2]" office:value-type="float" office:value="3.21096849441528" calcext:value-type="float">
            <text:p>3.2109684944</text:p>
          </table:table-cell>
          <table:table-cell table:formula="of:=[.D36]/([.E36]-[.E35])" office:value-type="float" office:value="51758.4979931588" calcext:value-type="float">
            <text:p>51758.4979931588</text:p>
          </table:table-cell>
          <table:table-cell table:formula="of:=[.E36]-[.E35]" office:value-type="float" office:value="0.0916564464569092" calcext:value-type="float">
            <text:p>0.09165644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5910818.58489" calcext:value-type="float">
            <text:p>1455910818.58489</text:p>
          </table:table-cell>
          <table:table-cell office:value-type="float" office:value="1455910818.58511" calcext:value-type="float">
            <text:p>1455910818.58511</text:p>
          </table:table-cell>
          <table:table-cell office:value-type="float" office:value="4672" calcext:value-type="float">
            <text:p>4672</text:p>
          </table:table-cell>
          <table:table-cell table:formula="of:=[.B37]-[.B$2]" office:value-type="float" office:value="3.30194306373596" calcext:value-type="float">
            <text:p>3.3019430637</text:p>
          </table:table-cell>
          <table:table-cell table:formula="of:=[.D37]/([.E37]-[.E36])" office:value-type="float" office:value="51355.0109100439" calcext:value-type="float">
            <text:p>51355.0109100439</text:p>
          </table:table-cell>
          <table:table-cell table:formula="of:=[.E37]-[.E36]" office:value-type="float" office:value="0.0909745693206787" calcext:value-type="float">
            <text:p>0.090974569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5910818.67563" calcext:value-type="float">
            <text:p>1455910818.67563</text:p>
          </table:table-cell>
          <table:table-cell office:value-type="float" office:value="1455910818.67581" calcext:value-type="float">
            <text:p>1455910818.67581</text:p>
          </table:table-cell>
          <table:table-cell office:value-type="float" office:value="4600" calcext:value-type="float">
            <text:p>4600</text:p>
          </table:table-cell>
          <table:table-cell table:formula="of:=[.B38]-[.B$2]" office:value-type="float" office:value="3.39269018173218" calcext:value-type="float">
            <text:p>3.3926901817</text:p>
          </table:table-cell>
          <table:table-cell table:formula="of:=[.D38]/([.E38]-[.E37])" office:value-type="float" office:value="50690.3150377935" calcext:value-type="float">
            <text:p>50690.3150377935</text:p>
          </table:table-cell>
          <table:table-cell table:formula="of:=[.E38]-[.E37]" office:value-type="float" office:value="0.0907471179962158" calcext:value-type="float">
            <text:p>0.0907471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5910818.76774" calcext:value-type="float">
            <text:p>1455910818.76774</text:p>
          </table:table-cell>
          <table:table-cell office:value-type="float" office:value="1455910818.76791" calcext:value-type="float">
            <text:p>1455910818.76791</text:p>
          </table:table-cell>
          <table:table-cell office:value-type="float" office:value="4544" calcext:value-type="float">
            <text:p>4544</text:p>
          </table:table-cell>
          <table:table-cell table:formula="of:=[.B39]-[.B$2]" office:value-type="float" office:value="3.48479986190796" calcext:value-type="float">
            <text:p>3.4847998619</text:p>
          </table:table-cell>
          <table:table-cell table:formula="of:=[.D39]/([.E39]-[.E38])" office:value-type="float" office:value="49332.491344322" calcext:value-type="float">
            <text:p>49332.491344322</text:p>
          </table:table-cell>
          <table:table-cell table:formula="of:=[.E39]-[.E38]" office:value-type="float" office:value="0.0921096801757813" calcext:value-type="float">
            <text:p>0.092109680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5910818.85839" calcext:value-type="float">
            <text:p>1455910818.85839</text:p>
          </table:table-cell>
          <table:table-cell office:value-type="float" office:value="1455910818.85862" calcext:value-type="float">
            <text:p>1455910818.85862</text:p>
          </table:table-cell>
          <table:table-cell office:value-type="float" office:value="4488" calcext:value-type="float">
            <text:p>4488</text:p>
          </table:table-cell>
          <table:table-cell table:formula="of:=[.B40]-[.B$2]" office:value-type="float" office:value="3.57545065879822" calcext:value-type="float">
            <text:p>3.5754506588</text:p>
          </table:table-cell>
          <table:table-cell table:formula="of:=[.D40]/([.E40]-[.E39])" office:value-type="float" office:value="49508.6657145788" calcext:value-type="float">
            <text:p>49508.6657145788</text:p>
          </table:table-cell>
          <table:table-cell table:formula="of:=[.E40]-[.E39]" office:value-type="float" office:value="0.0906507968902588" calcext:value-type="float">
            <text:p>0.09065079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5910818.95039" calcext:value-type="float">
            <text:p>1455910818.95039</text:p>
          </table:table-cell>
          <table:table-cell office:value-type="float" office:value="1455910818.95057" calcext:value-type="float">
            <text:p>1455910818.95057</text:p>
          </table:table-cell>
          <table:table-cell office:value-type="float" office:value="4440" calcext:value-type="float">
            <text:p>4440</text:p>
          </table:table-cell>
          <table:table-cell table:formula="of:=[.B41]-[.B$2]" office:value-type="float" office:value="3.66744351387024" calcext:value-type="float">
            <text:p>3.6674435139</text:p>
          </table:table-cell>
          <table:table-cell table:formula="of:=[.D41]/([.E41]-[.E40])" office:value-type="float" office:value="48264.6179045526" calcext:value-type="float">
            <text:p>48264.6179045526</text:p>
          </table:table-cell>
          <table:table-cell table:formula="of:=[.E41]-[.E40]" office:value-type="float" office:value="0.0919928550720215" calcext:value-type="float">
            <text:p>0.091992855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5910819.04126" calcext:value-type="float">
            <text:p>1455910819.04126</text:p>
          </table:table-cell>
          <table:table-cell office:value-type="float" office:value="1455910819.04143" calcext:value-type="float">
            <text:p>1455910819.04143</text:p>
          </table:table-cell>
          <table:table-cell office:value-type="float" office:value="4392" calcext:value-type="float">
            <text:p>4392</text:p>
          </table:table-cell>
          <table:table-cell table:formula="of:=[.B42]-[.B$2]" office:value-type="float" office:value="3.75832080841064" calcext:value-type="float">
            <text:p>3.7583208084</text:p>
          </table:table-cell>
          <table:table-cell table:formula="of:=[.D42]/([.E42]-[.E41])" office:value-type="float" office:value="48328.9035199794" calcext:value-type="float">
            <text:p>48328.9035199794</text:p>
          </table:table-cell>
          <table:table-cell table:formula="of:=[.E42]-[.E41]" office:value-type="float" office:value="0.0908772945404053" calcext:value-type="float">
            <text:p>0.09087729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5910819.13247" calcext:value-type="float">
            <text:p>1455910819.13247</text:p>
          </table:table-cell>
          <table:table-cell office:value-type="float" office:value="1455910819.13264" calcext:value-type="float">
            <text:p>1455910819.13264</text:p>
          </table:table-cell>
          <table:table-cell office:value-type="float" office:value="4360" calcext:value-type="float">
            <text:p>4360</text:p>
          </table:table-cell>
          <table:table-cell table:formula="of:=[.B43]-[.B$2]" office:value-type="float" office:value="3.84952640533447" calcext:value-type="float">
            <text:p>3.8495264053</text:p>
          </table:table-cell>
          <table:table-cell table:formula="of:=[.D43]/([.E43]-[.E42])" office:value-type="float" office:value="47804.0838178092" calcext:value-type="float">
            <text:p>47804.0838178092</text:p>
          </table:table-cell>
          <table:table-cell table:formula="of:=[.E43]-[.E42]" office:value-type="float" office:value="0.0912055969238281" calcext:value-type="float">
            <text:p>0.09120559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5910819.22336" calcext:value-type="float">
            <text:p>1455910819.22336</text:p>
          </table:table-cell>
          <table:table-cell office:value-type="float" office:value="1455910819.22353" calcext:value-type="float">
            <text:p>1455910819.22353</text:p>
          </table:table-cell>
          <table:table-cell office:value-type="float" office:value="4336" calcext:value-type="float">
            <text:p>4336</text:p>
          </table:table-cell>
          <table:table-cell table:formula="of:=[.B44]-[.B$2]" office:value-type="float" office:value="3.94041514396667" calcext:value-type="float">
            <text:p>3.940415144</text:p>
          </table:table-cell>
          <table:table-cell table:formula="of:=[.D44]/([.E44]-[.E43])" office:value-type="float" office:value="47706.6803352439" calcext:value-type="float">
            <text:p>47706.6803352439</text:p>
          </table:table-cell>
          <table:table-cell table:formula="of:=[.E44]-[.E43]" office:value-type="float" office:value="0.0908887386322022" calcext:value-type="float">
            <text:p>0.09088873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5910819.3138" calcext:value-type="float">
            <text:p>1455910819.3138</text:p>
          </table:table-cell>
          <table:table-cell office:value-type="float" office:value="1455910819.31398" calcext:value-type="float">
            <text:p>1455910819.31398</text:p>
          </table:table-cell>
          <table:table-cell office:value-type="float" office:value="4312" calcext:value-type="float">
            <text:p>4312</text:p>
          </table:table-cell>
          <table:table-cell table:formula="of:=[.B45]-[.B$2]" office:value-type="float" office:value="4.03086066246033" calcext:value-type="float">
            <text:p>4.0308606625</text:p>
          </table:table-cell>
          <table:table-cell table:formula="of:=[.D45]/([.E45]-[.E44])" office:value-type="float" office:value="47675.1095224538" calcext:value-type="float">
            <text:p>47675.1095224538</text:p>
          </table:table-cell>
          <table:table-cell table:formula="of:=[.E45]-[.E44]" office:value-type="float" office:value="0.0904455184936523" calcext:value-type="float">
            <text:p>0.09044551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5910819.40543" calcext:value-type="float">
            <text:p>1455910819.40543</text:p>
          </table:table-cell>
          <table:table-cell office:value-type="float" office:value="1455910819.4056" calcext:value-type="float">
            <text:p>1455910819.4056</text:p>
          </table:table-cell>
          <table:table-cell office:value-type="float" office:value="4296" calcext:value-type="float">
            <text:p>4296</text:p>
          </table:table-cell>
          <table:table-cell table:formula="of:=[.B46]-[.B$2]" office:value-type="float" office:value="4.12248611450195" calcext:value-type="float">
            <text:p>4.1224861145</text:p>
          </table:table-cell>
          <table:table-cell table:formula="of:=[.D46]/([.E46]-[.E45])" office:value-type="float" office:value="46886.5353924617" calcext:value-type="float">
            <text:p>46886.5353924617</text:p>
          </table:table-cell>
          <table:table-cell table:formula="of:=[.E46]-[.E45]" office:value-type="float" office:value="0.091625452041626" calcext:value-type="float">
            <text:p>0.0916254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5910819.49594" calcext:value-type="float">
            <text:p>1455910819.49594</text:p>
          </table:table-cell>
          <table:table-cell office:value-type="float" office:value="1455910819.49619" calcext:value-type="float">
            <text:p>1455910819.49619</text:p>
          </table:table-cell>
          <table:table-cell office:value-type="float" office:value="4296" calcext:value-type="float">
            <text:p>4296</text:p>
          </table:table-cell>
          <table:table-cell table:formula="of:=[.B47]-[.B$2]" office:value-type="float" office:value="4.21299958229065" calcext:value-type="float">
            <text:p>4.2129995823</text:p>
          </table:table-cell>
          <table:table-cell table:formula="of:=[.D47]/([.E47]-[.E46])" office:value-type="float" office:value="47462.550103914" calcext:value-type="float">
            <text:p>47462.550103914</text:p>
          </table:table-cell>
          <table:table-cell table:formula="of:=[.E47]-[.E46]" office:value-type="float" office:value="0.0905134677886963" calcext:value-type="float">
            <text:p>0.09051346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5910819.58848" calcext:value-type="float">
            <text:p>1455910819.58848</text:p>
          </table:table-cell>
          <table:table-cell office:value-type="float" office:value="1455910819.58865" calcext:value-type="float">
            <text:p>1455910819.58865</text:p>
          </table:table-cell>
          <table:table-cell office:value-type="float" office:value="4296" calcext:value-type="float">
            <text:p>4296</text:p>
          </table:table-cell>
          <table:table-cell table:formula="of:=[.B48]-[.B$2]" office:value-type="float" office:value="4.30554008483887" calcext:value-type="float">
            <text:p>4.3055400848</text:p>
          </table:table-cell>
          <table:table-cell table:formula="of:=[.D48]/([.E48]-[.E47])" office:value-type="float" office:value="46422.9162550916" calcext:value-type="float">
            <text:p>46422.9162550916</text:p>
          </table:table-cell>
          <table:table-cell table:formula="of:=[.E48]-[.E47]" office:value-type="float" office:value="0.0925405025482178" calcext:value-type="float">
            <text:p>0.09254050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5910819.67912" calcext:value-type="float">
            <text:p>1455910819.67912</text:p>
          </table:table-cell>
          <table:table-cell office:value-type="float" office:value="1455910819.67928" calcext:value-type="float">
            <text:p>1455910819.67928</text:p>
          </table:table-cell>
          <table:table-cell office:value-type="float" office:value="4304" calcext:value-type="float">
            <text:p>4304</text:p>
          </table:table-cell>
          <table:table-cell table:formula="of:=[.B49]-[.B$2]" office:value-type="float" office:value="4.39617300033569" calcext:value-type="float">
            <text:p>4.3961730003</text:p>
          </table:table-cell>
          <table:table-cell table:formula="of:=[.D49]/([.E49]-[.E48])" office:value-type="float" office:value="47488.266005861" calcext:value-type="float">
            <text:p>47488.266005861</text:p>
          </table:table-cell>
          <table:table-cell table:formula="of:=[.E49]-[.E48]" office:value-type="float" office:value="0.0906329154968262" calcext:value-type="float">
            <text:p>0.09063291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5910819.7708" calcext:value-type="float">
            <text:p>1455910819.7708</text:p>
          </table:table-cell>
          <table:table-cell office:value-type="float" office:value="1455910819.77097" calcext:value-type="float">
            <text:p>1455910819.77097</text:p>
          </table:table-cell>
          <table:table-cell office:value-type="float" office:value="4320" calcext:value-type="float">
            <text:p>4320</text:p>
          </table:table-cell>
          <table:table-cell table:formula="of:=[.B50]-[.B$2]" office:value-type="float" office:value="4.48785328865051" calcext:value-type="float">
            <text:p>4.4878532887</text:p>
          </table:table-cell>
          <table:table-cell table:formula="of:=[.D50]/([.E50]-[.E49])" office:value-type="float" office:value="47120.2706645689" calcext:value-type="float">
            <text:p>47120.2706645689</text:p>
          </table:table-cell>
          <table:table-cell table:formula="of:=[.E50]-[.E49]" office:value-type="float" office:value="0.0916802883148193" calcext:value-type="float">
            <text:p>0.09168028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5910819.8617" calcext:value-type="float">
            <text:p>1455910819.8617</text:p>
          </table:table-cell>
          <table:table-cell office:value-type="float" office:value="1455910819.8619" calcext:value-type="float">
            <text:p>1455910819.8619</text:p>
          </table:table-cell>
          <table:table-cell office:value-type="float" office:value="4336" calcext:value-type="float">
            <text:p>4336</text:p>
          </table:table-cell>
          <table:table-cell table:formula="of:=[.B51]-[.B$2]" office:value-type="float" office:value="4.57876181602478" calcext:value-type="float">
            <text:p>4.578761816</text:p>
          </table:table-cell>
          <table:table-cell table:formula="of:=[.D51]/([.E51]-[.E50])" office:value-type="float" office:value="47696.2956637591" calcext:value-type="float">
            <text:p>47696.2956637591</text:p>
          </table:table-cell>
          <table:table-cell table:formula="of:=[.E51]-[.E50]" office:value-type="float" office:value="0.0909085273742676" calcext:value-type="float">
            <text:p>0.09090852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5910819.95246" calcext:value-type="float">
            <text:p>1455910819.95246</text:p>
          </table:table-cell>
          <table:table-cell office:value-type="float" office:value="1455910819.95263" calcext:value-type="float">
            <text:p>1455910819.95263</text:p>
          </table:table-cell>
          <table:table-cell office:value-type="float" office:value="4368" calcext:value-type="float">
            <text:p>4368</text:p>
          </table:table-cell>
          <table:table-cell table:formula="of:=[.B52]-[.B$2]" office:value-type="float" office:value="4.66951465606689" calcext:value-type="float">
            <text:p>4.6695146561</text:p>
          </table:table-cell>
          <table:table-cell table:formula="of:=[.D52]/([.E52]-[.E51])" office:value-type="float" office:value="48130.7251428496" calcext:value-type="float">
            <text:p>48130.7251428496</text:p>
          </table:table-cell>
          <table:table-cell table:formula="of:=[.E52]-[.E51]" office:value-type="float" office:value="0.0907528400421143" calcext:value-type="float">
            <text:p>0.090752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5910820.04413" calcext:value-type="float">
            <text:p>1455910820.04413</text:p>
          </table:table-cell>
          <table:table-cell office:value-type="float" office:value="1455910820.04429" calcext:value-type="float">
            <text:p>1455910820.04429</text:p>
          </table:table-cell>
          <table:table-cell office:value-type="float" office:value="4408" calcext:value-type="float">
            <text:p>4408</text:p>
          </table:table-cell>
          <table:table-cell table:formula="of:=[.B53]-[.B$2]" office:value-type="float" office:value="4.76118612289429" calcext:value-type="float">
            <text:p>4.7611861229</text:p>
          </table:table-cell>
          <table:table-cell table:formula="of:=[.D53]/([.E53]-[.E52])" office:value-type="float" office:value="48084.7547503498" calcext:value-type="float">
            <text:p>48084.7547503498</text:p>
          </table:table-cell>
          <table:table-cell table:formula="of:=[.E53]-[.E52]" office:value-type="float" office:value="0.0916714668273926" calcext:value-type="float">
            <text:p>0.091671466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5910820.13475" calcext:value-type="float">
            <text:p>1455910820.13475</text:p>
          </table:table-cell>
          <table:table-cell office:value-type="float" office:value="1455910820.13492" calcext:value-type="float">
            <text:p>1455910820.13492</text:p>
          </table:table-cell>
          <table:table-cell office:value-type="float" office:value="4448" calcext:value-type="float">
            <text:p>4448</text:p>
          </table:table-cell>
          <table:table-cell table:formula="of:=[.B54]-[.B$2]" office:value-type="float" office:value="4.85181045532227" calcext:value-type="float">
            <text:p>4.8518104553</text:p>
          </table:table-cell>
          <table:table-cell table:formula="of:=[.D54]/([.E54]-[.E53])" office:value-type="float" office:value="49081.7408617596" calcext:value-type="float">
            <text:p>49081.7408617596</text:p>
          </table:table-cell>
          <table:table-cell table:formula="of:=[.E54]-[.E53]" office:value-type="float" office:value="0.0906243324279785" calcext:value-type="float">
            <text:p>0.09062433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5910820.22619" calcext:value-type="float">
            <text:p>1455910820.22619</text:p>
          </table:table-cell>
          <table:table-cell office:value-type="float" office:value="1455910820.22636" calcext:value-type="float">
            <text:p>1455910820.22636</text:p>
          </table:table-cell>
          <table:table-cell office:value-type="float" office:value="4504" calcext:value-type="float">
            <text:p>4504</text:p>
          </table:table-cell>
          <table:table-cell table:formula="of:=[.B55]-[.B$2]" office:value-type="float" office:value="4.94324707984924" calcext:value-type="float">
            <text:p>4.9432470798</text:p>
          </table:table-cell>
          <table:table-cell table:formula="of:=[.D55]/([.E55]-[.E54])" office:value-type="float" office:value="49258.1613035282" calcext:value-type="float">
            <text:p>49258.1613035282</text:p>
          </table:table-cell>
          <table:table-cell table:formula="of:=[.E55]-[.E54]" office:value-type="float" office:value="0.0914366245269775" calcext:value-type="float">
            <text:p>0.09143662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5910820.31734" calcext:value-type="float">
            <text:p>1455910820.31734</text:p>
          </table:table-cell>
          <table:table-cell office:value-type="float" office:value="1455910820.31758" calcext:value-type="float">
            <text:p>1455910820.31758</text:p>
          </table:table-cell>
          <table:table-cell office:value-type="float" office:value="4560" calcext:value-type="float">
            <text:p>4560</text:p>
          </table:table-cell>
          <table:table-cell table:formula="of:=[.B56]-[.B$2]" office:value-type="float" office:value="5.03440022468567" calcext:value-type="float">
            <text:p>5.0344002247</text:p>
          </table:table-cell>
          <table:table-cell table:formula="of:=[.D56]/([.E56]-[.E55])" office:value-type="float" office:value="50025.701342317" calcext:value-type="float">
            <text:p>50025.701342317</text:p>
          </table:table-cell>
          <table:table-cell table:formula="of:=[.E56]-[.E55]" office:value-type="float" office:value="0.0911531448364258" calcext:value-type="float">
            <text:p>0.09115314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5910820.40959" calcext:value-type="float">
            <text:p>1455910820.40959</text:p>
          </table:table-cell>
          <table:table-cell office:value-type="float" office:value="1455910820.40976" calcext:value-type="float">
            <text:p>1455910820.40976</text:p>
          </table:table-cell>
          <table:table-cell office:value-type="float" office:value="4624" calcext:value-type="float">
            <text:p>4624</text:p>
          </table:table-cell>
          <table:table-cell table:formula="of:=[.B57]-[.B$2]" office:value-type="float" office:value="5.12664389610291" calcext:value-type="float">
            <text:p>5.1266438961</text:p>
          </table:table-cell>
          <table:table-cell table:formula="of:=[.D57]/([.E57]-[.E56])" office:value-type="float" office:value="50128.1001607659" calcext:value-type="float">
            <text:p>50128.1001607659</text:p>
          </table:table-cell>
          <table:table-cell table:formula="of:=[.E57]-[.E56]" office:value-type="float" office:value="0.0922436714172363" calcext:value-type="float">
            <text:p>0.09224367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5910820.50076" calcext:value-type="float">
            <text:p>1455910820.50076</text:p>
          </table:table-cell>
          <table:table-cell office:value-type="float" office:value="1455910820.50093" calcext:value-type="float">
            <text:p>1455910820.50093</text:p>
          </table:table-cell>
          <table:table-cell office:value-type="float" office:value="4688" calcext:value-type="float">
            <text:p>4688</text:p>
          </table:table-cell>
          <table:table-cell table:formula="of:=[.B58]-[.B$2]" office:value-type="float" office:value="5.2178156375885" calcext:value-type="float">
            <text:p>5.2178156376</text:p>
          </table:table-cell>
          <table:table-cell table:formula="of:=[.D58]/([.E58]-[.E57])" office:value-type="float" office:value="51419.4411953912" calcext:value-type="float">
            <text:p>51419.4411953912</text:p>
          </table:table-cell>
          <table:table-cell table:formula="of:=[.E58]-[.E57]" office:value-type="float" office:value="0.0911717414855957" calcext:value-type="float">
            <text:p>0.09117174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5910820.59136" calcext:value-type="float">
            <text:p>1455910820.59136</text:p>
          </table:table-cell>
          <table:table-cell office:value-type="float" office:value="1455910820.59153" calcext:value-type="float">
            <text:p>1455910820.59153</text:p>
          </table:table-cell>
          <table:table-cell office:value-type="float" office:value="4760" calcext:value-type="float">
            <text:p>4760</text:p>
          </table:table-cell>
          <table:table-cell table:formula="of:=[.B59]-[.B$2]" office:value-type="float" office:value="5.30841493606567" calcext:value-type="float">
            <text:p>5.3084149361</text:p>
          </table:table-cell>
          <table:table-cell table:formula="of:=[.D59]/([.E59]-[.E58])" office:value-type="float" office:value="52539.0381604259" calcext:value-type="float">
            <text:p>52539.0381604259</text:p>
          </table:table-cell>
          <table:table-cell table:formula="of:=[.E59]-[.E58]" office:value-type="float" office:value="0.0905992984771729" calcext:value-type="float">
            <text:p>0.09059929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5910820.68442" calcext:value-type="float">
            <text:p>1455910820.68442</text:p>
          </table:table-cell>
          <table:table-cell office:value-type="float" office:value="1455910820.68459" calcext:value-type="float">
            <text:p>1455910820.68459</text:p>
          </table:table-cell>
          <table:table-cell office:value-type="float" office:value="4848" calcext:value-type="float">
            <text:p>4848</text:p>
          </table:table-cell>
          <table:table-cell table:formula="of:=[.B60]-[.B$2]" office:value-type="float" office:value="5.40147924423218" calcext:value-type="float">
            <text:p>5.4014792442</text:p>
          </table:table-cell>
          <table:table-cell table:formula="of:=[.D60]/([.E60]-[.E59])" office:value-type="float" office:value="52093.0106881181" calcext:value-type="float">
            <text:p>52093.0106881181</text:p>
          </table:table-cell>
          <table:table-cell table:formula="of:=[.E60]-[.E59]" office:value-type="float" office:value="0.0930643081665039" calcext:value-type="float">
            <text:p>0.093064308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5910820.77557" calcext:value-type="float">
            <text:p>1455910820.77557</text:p>
          </table:table-cell>
          <table:table-cell office:value-type="float" office:value="1455910820.77576" calcext:value-type="float">
            <text:p>1455910820.77576</text:p>
          </table:table-cell>
          <table:table-cell office:value-type="float" office:value="4928" calcext:value-type="float">
            <text:p>4928</text:p>
          </table:table-cell>
          <table:table-cell table:formula="of:=[.B61]-[.B$2]" office:value-type="float" office:value="5.49262857437134" calcext:value-type="float">
            <text:p>5.4926285744</text:p>
          </table:table-cell>
          <table:table-cell table:formula="of:=[.D61]/([.E61]-[.E60])" office:value-type="float" office:value="54065.1257938625" calcext:value-type="float">
            <text:p>54065.1257938625</text:p>
          </table:table-cell>
          <table:table-cell table:formula="of:=[.E61]-[.E60]" office:value-type="float" office:value="0.0911493301391602" calcext:value-type="float">
            <text:p>0.09114933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5910820.86841" calcext:value-type="float">
            <text:p>1455910820.86841</text:p>
          </table:table-cell>
          <table:table-cell office:value-type="float" office:value="1455910820.86858" calcext:value-type="float">
            <text:p>1455910820.86858</text:p>
          </table:table-cell>
          <table:table-cell office:value-type="float" office:value="5024" calcext:value-type="float">
            <text:p>5024</text:p>
          </table:table-cell>
          <table:table-cell table:formula="of:=[.B62]-[.B$2]" office:value-type="float" office:value="5.58546662330627" calcext:value-type="float">
            <text:p>5.5854666233</text:p>
          </table:table-cell>
          <table:table-cell table:formula="of:=[.D62]/([.E62]-[.E61])" office:value-type="float" office:value="54115.7430346361" calcext:value-type="float">
            <text:p>54115.7430346361</text:p>
          </table:table-cell>
          <table:table-cell table:formula="of:=[.E62]-[.E61]" office:value-type="float" office:value="0.0928380489349365" calcext:value-type="float">
            <text:p>0.09283804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5910820.95959" calcext:value-type="float">
            <text:p>1455910820.95959</text:p>
          </table:table-cell>
          <table:table-cell office:value-type="float" office:value="1455910820.95976" calcext:value-type="float">
            <text:p>1455910820.95976</text:p>
          </table:table-cell>
          <table:table-cell office:value-type="float" office:value="5120" calcext:value-type="float">
            <text:p>5120</text:p>
          </table:table-cell>
          <table:table-cell table:formula="of:=[.B63]-[.B$2]" office:value-type="float" office:value="5.67664813995361" calcext:value-type="float">
            <text:p>5.67664814</text:p>
          </table:table-cell>
          <table:table-cell table:formula="of:=[.D63]/([.E63]-[.E62])" office:value-type="float" office:value="56151.7310553468" calcext:value-type="float">
            <text:p>56151.7310553468</text:p>
          </table:table-cell>
          <table:table-cell table:formula="of:=[.E63]-[.E62]" office:value-type="float" office:value="0.0911815166473389" calcext:value-type="float">
            <text:p>0.09118151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5910821.05111" calcext:value-type="float">
            <text:p>1455910821.05111</text:p>
          </table:table-cell>
          <table:table-cell office:value-type="float" office:value="1455910821.05128" calcext:value-type="float">
            <text:p>1455910821.05128</text:p>
          </table:table-cell>
          <table:table-cell office:value-type="float" office:value="5216" calcext:value-type="float">
            <text:p>5216</text:p>
          </table:table-cell>
          <table:table-cell table:formula="of:=[.B64]-[.B$2]" office:value-type="float" office:value="5.76816344261169" calcext:value-type="float">
            <text:p>5.7681634426</text:p>
          </table:table-cell>
          <table:table-cell table:formula="of:=[.D64]/([.E64]-[.E63])" office:value-type="float" office:value="56995.9323577609" calcext:value-type="float">
            <text:p>56995.9323577609</text:p>
          </table:table-cell>
          <table:table-cell table:formula="of:=[.E64]-[.E63]" office:value-type="float" office:value="0.0915153026580811" calcext:value-type="float">
            <text:p>0.09151530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5910821.14179" calcext:value-type="float">
            <text:p>1455910821.14179</text:p>
          </table:table-cell>
          <table:table-cell office:value-type="float" office:value="1455910821.14197" calcext:value-type="float">
            <text:p>1455910821.14197</text:p>
          </table:table-cell>
          <table:table-cell office:value-type="float" office:value="5312" calcext:value-type="float">
            <text:p>5312</text:p>
          </table:table-cell>
          <table:table-cell table:formula="of:=[.B65]-[.B$2]" office:value-type="float" office:value="5.85885262489319" calcext:value-type="float">
            <text:p>5.8588526249</text:p>
          </table:table-cell>
          <table:table-cell table:formula="of:=[.D65]/([.E65]-[.E64])" office:value-type="float" office:value="58573.6894562777" calcext:value-type="float">
            <text:p>58573.6894562777</text:p>
          </table:table-cell>
          <table:table-cell table:formula="of:=[.E65]-[.E64]" office:value-type="float" office:value="0.0906891822814941" calcext:value-type="float">
            <text:p>0.09068918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5910821.23363" calcext:value-type="float">
            <text:p>1455910821.23363</text:p>
          </table:table-cell>
          <table:table-cell office:value-type="float" office:value="1455910821.2338" calcext:value-type="float">
            <text:p>1455910821.2338</text:p>
          </table:table-cell>
          <table:table-cell office:value-type="float" office:value="5424" calcext:value-type="float">
            <text:p>5424</text:p>
          </table:table-cell>
          <table:table-cell table:formula="of:=[.B66]-[.B$2]" office:value-type="float" office:value="5.95068693161011" calcext:value-type="float">
            <text:p>5.9506869316</text:p>
          </table:table-cell>
          <table:table-cell table:formula="of:=[.D66]/([.E66]-[.E65])" office:value-type="float" office:value="59062.8948364535" calcext:value-type="float">
            <text:p>59062.8948364535</text:p>
          </table:table-cell>
          <table:table-cell table:formula="of:=[.E66]-[.E65]" office:value-type="float" office:value="0.0918343067169189" calcext:value-type="float">
            <text:p>0.09183430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5910821.3282" calcext:value-type="float">
            <text:p>1455910821.3282</text:p>
          </table:table-cell>
          <table:table-cell office:value-type="float" office:value="1455910821.32837" calcext:value-type="float">
            <text:p>1455910821.32837</text:p>
          </table:table-cell>
          <table:table-cell office:value-type="float" office:value="5536" calcext:value-type="float">
            <text:p>5536</text:p>
          </table:table-cell>
          <table:table-cell table:formula="of:=[.B67]-[.B$2]" office:value-type="float" office:value="6.04525756835938" calcext:value-type="float">
            <text:p>6.0452575684</text:p>
          </table:table-cell>
          <table:table-cell table:formula="of:=[.D67]/([.E67]-[.E66])" office:value-type="float" office:value="58538.2544761482" calcext:value-type="float">
            <text:p>58538.2544761482</text:p>
          </table:table-cell>
          <table:table-cell table:formula="of:=[.E67]-[.E66]" office:value-type="float" office:value="0.0945706367492676" calcext:value-type="float">
            <text:p>0.094570636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5910821.41942" calcext:value-type="float">
            <text:p>1455910821.41942</text:p>
          </table:table-cell>
          <table:table-cell office:value-type="float" office:value="1455910821.41959" calcext:value-type="float">
            <text:p>1455910821.41959</text:p>
          </table:table-cell>
          <table:table-cell office:value-type="float" office:value="5640" calcext:value-type="float">
            <text:p>5640</text:p>
          </table:table-cell>
          <table:table-cell table:formula="of:=[.B68]-[.B$2]" office:value-type="float" office:value="6.13647890090942" calcext:value-type="float">
            <text:p>6.1364789009</text:p>
          </table:table-cell>
          <table:table-cell table:formula="of:=[.D68]/([.E68]-[.E67])" office:value-type="float" office:value="61827.64318758" calcext:value-type="float">
            <text:p>61827.64318758</text:p>
          </table:table-cell>
          <table:table-cell table:formula="of:=[.E68]-[.E67]" office:value-type="float" office:value="0.0912213325500488" calcext:value-type="float">
            <text:p>0.09122133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5910821.51149" calcext:value-type="float">
            <text:p>1455910821.51149</text:p>
          </table:table-cell>
          <table:table-cell office:value-type="float" office:value="1455910821.51167" calcext:value-type="float">
            <text:p>1455910821.51167</text:p>
          </table:table-cell>
          <table:table-cell office:value-type="float" office:value="5752" calcext:value-type="float">
            <text:p>5752</text:p>
          </table:table-cell>
          <table:table-cell table:formula="of:=[.B69]-[.B$2]" office:value-type="float" office:value="6.22855162620544" calcext:value-type="float">
            <text:p>6.2285516262</text:p>
          </table:table-cell>
          <table:table-cell table:formula="of:=[.D69]/([.E69]-[.E68])" office:value-type="float" office:value="62472.3552116754" calcext:value-type="float">
            <text:p>62472.3552116754</text:p>
          </table:table-cell>
          <table:table-cell table:formula="of:=[.E69]-[.E68]" office:value-type="float" office:value="0.0920727252960205" calcext:value-type="float">
            <text:p>0.09207272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5910821.60255" calcext:value-type="float">
            <text:p>1455910821.60255</text:p>
          </table:table-cell>
          <table:table-cell office:value-type="float" office:value="1455910821.60279" calcext:value-type="float">
            <text:p>1455910821.60279</text:p>
          </table:table-cell>
          <table:table-cell office:value-type="float" office:value="5872" calcext:value-type="float">
            <text:p>5872</text:p>
          </table:table-cell>
          <table:table-cell table:formula="of:=[.B70]-[.B$2]" office:value-type="float" office:value="6.3196063041687" calcext:value-type="float">
            <text:p>6.3196063042</text:p>
          </table:table-cell>
          <table:table-cell table:formula="of:=[.D70]/([.E70]-[.E69])" office:value-type="float" office:value="64488.7240430362" calcext:value-type="float">
            <text:p>64488.7240430362</text:p>
          </table:table-cell>
          <table:table-cell table:formula="of:=[.E70]-[.E69]" office:value-type="float" office:value="0.0910546779632568" calcext:value-type="float">
            <text:p>0.09105467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5910821.69454" calcext:value-type="float">
            <text:p>1455910821.69454</text:p>
          </table:table-cell>
          <table:table-cell office:value-type="float" office:value="1455910821.69472" calcext:value-type="float">
            <text:p>1455910821.69472</text:p>
          </table:table-cell>
          <table:table-cell office:value-type="float" office:value="5984" calcext:value-type="float">
            <text:p>5984</text:p>
          </table:table-cell>
          <table:table-cell table:formula="of:=[.B71]-[.B$2]" office:value-type="float" office:value="6.41159963607788" calcext:value-type="float">
            <text:p>6.4115996361</text:p>
          </table:table-cell>
          <table:table-cell table:formula="of:=[.D71]/([.E71]-[.E70])" office:value-type="float" office:value="65048.1929049781" calcext:value-type="float">
            <text:p>65048.1929049781</text:p>
          </table:table-cell>
          <table:table-cell table:formula="of:=[.E71]-[.E70]" office:value-type="float" office:value="0.0919933319091797" calcext:value-type="float">
            <text:p>0.09199333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5910821.78585" calcext:value-type="float">
            <text:p>1455910821.78585</text:p>
          </table:table-cell>
          <table:table-cell office:value-type="float" office:value="1455910821.78602" calcext:value-type="float">
            <text:p>1455910821.78602</text:p>
          </table:table-cell>
          <table:table-cell office:value-type="float" office:value="6096" calcext:value-type="float">
            <text:p>6096</text:p>
          </table:table-cell>
          <table:table-cell table:formula="of:=[.B72]-[.B$2]" office:value-type="float" office:value="6.50290894508362" calcext:value-type="float">
            <text:p>6.5029089451</text:p>
          </table:table-cell>
          <table:table-cell table:formula="of:=[.D72]/([.E72]-[.E71])" office:value-type="float" office:value="66762.0866522708" calcext:value-type="float">
            <text:p>66762.0866522708</text:p>
          </table:table-cell>
          <table:table-cell table:formula="of:=[.E72]-[.E71]" office:value-type="float" office:value="0.0913093090057373" calcext:value-type="float">
            <text:p>0.09130930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5910821.87668" calcext:value-type="float">
            <text:p>1455910821.87668</text:p>
          </table:table-cell>
          <table:table-cell office:value-type="float" office:value="1455910821.87686" calcext:value-type="float">
            <text:p>1455910821.87686</text:p>
          </table:table-cell>
          <table:table-cell office:value-type="float" office:value="6216" calcext:value-type="float">
            <text:p>6216</text:p>
          </table:table-cell>
          <table:table-cell table:formula="of:=[.B73]-[.B$2]" office:value-type="float" office:value="6.5937340259552" calcext:value-type="float">
            <text:p>6.593734026</text:p>
          </table:table-cell>
          <table:table-cell table:formula="of:=[.D73]/([.E73]-[.E72])" office:value-type="float" office:value="68439.2454193223" calcext:value-type="float">
            <text:p>68439.2454193223</text:p>
          </table:table-cell>
          <table:table-cell table:formula="of:=[.E73]-[.E72]" office:value-type="float" office:value="0.090825080871582" calcext:value-type="float">
            <text:p>0.090825080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5910821.96935" calcext:value-type="float">
            <text:p>1455910821.96935</text:p>
          </table:table-cell>
          <table:table-cell office:value-type="float" office:value="1455910821.96952" calcext:value-type="float">
            <text:p>1455910821.96952</text:p>
          </table:table-cell>
          <table:table-cell office:value-type="float" office:value="6328" calcext:value-type="float">
            <text:p>6328</text:p>
          </table:table-cell>
          <table:table-cell table:formula="of:=[.B74]-[.B$2]" office:value-type="float" office:value="6.68640303611755" calcext:value-type="float">
            <text:p>6.6864030361</text:p>
          </table:table-cell>
          <table:table-cell table:formula="of:=[.D74]/([.E74]-[.E73])" office:value-type="float" office:value="68286.042862803" calcext:value-type="float">
            <text:p>68286.042862803</text:p>
          </table:table-cell>
          <table:table-cell table:formula="of:=[.E74]-[.E73]" office:value-type="float" office:value="0.0926690101623535" calcext:value-type="float">
            <text:p>0.092669010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5910822.0603" calcext:value-type="float">
            <text:p>1455910822.0603</text:p>
          </table:table-cell>
          <table:table-cell office:value-type="float" office:value="1455910822.06048" calcext:value-type="float">
            <text:p>1455910822.06048</text:p>
          </table:table-cell>
          <table:table-cell office:value-type="float" office:value="6440" calcext:value-type="float">
            <text:p>6440</text:p>
          </table:table-cell>
          <table:table-cell table:formula="of:=[.B75]-[.B$2]" office:value-type="float" office:value="6.77735996246338" calcext:value-type="float">
            <text:p>6.7773599625</text:p>
          </table:table-cell>
          <table:table-cell table:formula="of:=[.D75]/([.E75]-[.E74])" office:value-type="float" office:value="70802.7443178393" calcext:value-type="float">
            <text:p>70802.7443178393</text:p>
          </table:table-cell>
          <table:table-cell table:formula="of:=[.E75]-[.E74]" office:value-type="float" office:value="0.0909569263458252" calcext:value-type="float">
            <text:p>0.090956926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5910822.15234" calcext:value-type="float">
            <text:p>1455910822.15234</text:p>
          </table:table-cell>
          <table:table-cell office:value-type="float" office:value="1455910822.15252" calcext:value-type="float">
            <text:p>1455910822.15252</text:p>
          </table:table-cell>
          <table:table-cell office:value-type="float" office:value="6552" calcext:value-type="float">
            <text:p>6552</text:p>
          </table:table-cell>
          <table:table-cell table:formula="of:=[.B76]-[.B$2]" office:value-type="float" office:value="6.86940217018127" calcext:value-type="float">
            <text:p>6.8694021702</text:p>
          </table:table-cell>
          <table:table-cell table:formula="of:=[.D76]/([.E76]-[.E75])" office:value-type="float" office:value="71184.7332050263" calcext:value-type="float">
            <text:p>71184.7332050263</text:p>
          </table:table-cell>
          <table:table-cell table:formula="of:=[.E76]-[.E75]" office:value-type="float" office:value="0.0920422077178955" calcext:value-type="float">
            <text:p>0.09204220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5910822.24531" calcext:value-type="float">
            <text:p>1455910822.24531</text:p>
          </table:table-cell>
          <table:table-cell office:value-type="float" office:value="1455910822.24548" calcext:value-type="float">
            <text:p>1455910822.24548</text:p>
          </table:table-cell>
          <table:table-cell office:value-type="float" office:value="6664" calcext:value-type="float">
            <text:p>6664</text:p>
          </table:table-cell>
          <table:table-cell table:formula="of:=[.B77]-[.B$2]" office:value-type="float" office:value="6.9623703956604" calcext:value-type="float">
            <text:p>6.9623703957</text:p>
          </table:table-cell>
          <table:table-cell table:formula="of:=[.D77]/([.E77]-[.E76])" office:value-type="float" office:value="71680.4044140464" calcext:value-type="float">
            <text:p>71680.4044140464</text:p>
          </table:table-cell>
          <table:table-cell table:formula="of:=[.E77]-[.E76]" office:value-type="float" office:value="0.092968225479126" calcext:value-type="float">
            <text:p>0.09296822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5910822.3472" calcext:value-type="float">
            <text:p>1455910822.3472</text:p>
          </table:table-cell>
          <table:table-cell office:value-type="float" office:value="1455910822.34738" calcext:value-type="float">
            <text:p>1455910822.34738</text:p>
          </table:table-cell>
          <table:table-cell office:value-type="float" office:value="6784" calcext:value-type="float">
            <text:p>6784</text:p>
          </table:table-cell>
          <table:table-cell table:formula="of:=[.B78]-[.B$2]" office:value-type="float" office:value="7.06425881385803" calcext:value-type="float">
            <text:p>7.0642588139</text:p>
          </table:table-cell>
          <table:table-cell table:formula="of:=[.D78]/([.E78]-[.E77])" office:value-type="float" office:value="66582.6412855007" calcext:value-type="float">
            <text:p>66582.6412855007</text:p>
          </table:table-cell>
          <table:table-cell table:formula="of:=[.E78]-[.E77]" office:value-type="float" office:value="0.101888418197632" calcext:value-type="float">
            <text:p>0.101888418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5910822.449" calcext:value-type="float">
            <text:p>1455910822.449</text:p>
          </table:table-cell>
          <table:table-cell office:value-type="float" office:value="1455910822.44918" calcext:value-type="float">
            <text:p>1455910822.44918</text:p>
          </table:table-cell>
          <table:table-cell office:value-type="float" office:value="6904" calcext:value-type="float">
            <text:p>6904</text:p>
          </table:table-cell>
          <table:table-cell table:formula="of:=[.B79]-[.B$2]" office:value-type="float" office:value="7.1660578250885" calcext:value-type="float">
            <text:p>7.1660578251</text:p>
          </table:table-cell>
          <table:table-cell table:formula="of:=[.D79]/([.E79]-[.E78])" office:value-type="float" office:value="67819.9121636813" calcext:value-type="float">
            <text:p>67819.9121636813</text:p>
          </table:table-cell>
          <table:table-cell table:formula="of:=[.E79]-[.E78]" office:value-type="float" office:value="0.101799011230469" calcext:value-type="float">
            <text:p>0.10179901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5910822.55191" calcext:value-type="float">
            <text:p>1455910822.55191</text:p>
          </table:table-cell>
          <table:table-cell office:value-type="float" office:value="1455910822.55208" calcext:value-type="float">
            <text:p>1455910822.55208</text:p>
          </table:table-cell>
          <table:table-cell office:value-type="float" office:value="7016" calcext:value-type="float">
            <text:p>7016</text:p>
          </table:table-cell>
          <table:table-cell table:formula="of:=[.B80]-[.B$2]" office:value-type="float" office:value="7.26896739006043" calcext:value-type="float">
            <text:p>7.2689673901</text:p>
          </table:table-cell>
          <table:table-cell table:formula="of:=[.D80]/([.E80]-[.E79])" office:value-type="float" office:value="68176.3643827873" calcext:value-type="float">
            <text:p>68176.3643827873</text:p>
          </table:table-cell>
          <table:table-cell table:formula="of:=[.E80]-[.E79]" office:value-type="float" office:value="0.102909564971924" calcext:value-type="float">
            <text:p>0.1029095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5910822.65479" calcext:value-type="float">
            <text:p>1455910822.65479</text:p>
          </table:table-cell>
          <table:table-cell office:value-type="float" office:value="1455910822.65499" calcext:value-type="float">
            <text:p>1455910822.65499</text:p>
          </table:table-cell>
          <table:table-cell office:value-type="float" office:value="7120" calcext:value-type="float">
            <text:p>7120</text:p>
          </table:table-cell>
          <table:table-cell table:formula="of:=[.B81]-[.B$2]" office:value-type="float" office:value="7.37185215950012" calcext:value-type="float">
            <text:p>7.3718521595</text:p>
          </table:table-cell>
          <table:table-cell table:formula="of:=[.D81]/([.E81]-[.E80])" office:value-type="float" office:value="69203.6346951545" calcext:value-type="float">
            <text:p>69203.6346951545</text:p>
          </table:table-cell>
          <table:table-cell table:formula="of:=[.E81]-[.E80]" office:value-type="float" office:value="0.102884769439697" calcext:value-type="float">
            <text:p>0.102884769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5910822.75717" calcext:value-type="float">
            <text:p>1455910822.75717</text:p>
          </table:table-cell>
          <table:table-cell office:value-type="float" office:value="1455910822.75734" calcext:value-type="float">
            <text:p>1455910822.75734</text:p>
          </table:table-cell>
          <table:table-cell office:value-type="float" office:value="7224" calcext:value-type="float">
            <text:p>7224</text:p>
          </table:table-cell>
          <table:table-cell table:formula="of:=[.B82]-[.B$2]" office:value-type="float" office:value="7.47423005104065" calcext:value-type="float">
            <text:p>7.474230051</text:p>
          </table:table-cell>
          <table:table-cell table:formula="of:=[.D82]/([.E82]-[.E81])" office:value-type="float" office:value="70562.1095658168" calcext:value-type="float">
            <text:p>70562.1095658168</text:p>
          </table:table-cell>
          <table:table-cell table:formula="of:=[.E82]-[.E81]" office:value-type="float" office:value="0.102377891540527" calcext:value-type="float">
            <text:p>0.10237789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5910822.8605" calcext:value-type="float">
            <text:p>1455910822.8605</text:p>
          </table:table-cell>
          <table:table-cell office:value-type="float" office:value="1455910822.86066" calcext:value-type="float">
            <text:p>1455910822.86066</text:p>
          </table:table-cell>
          <table:table-cell office:value-type="float" office:value="7320" calcext:value-type="float">
            <text:p>7320</text:p>
          </table:table-cell>
          <table:table-cell table:formula="of:=[.B83]-[.B$2]" office:value-type="float" office:value="7.57755589485168" calcext:value-type="float">
            <text:p>7.5775558949</text:p>
          </table:table-cell>
          <table:table-cell table:formula="of:=[.D83]/([.E83]-[.E82])" office:value-type="float" office:value="70843.8443859892" calcext:value-type="float">
            <text:p>70843.8443859892</text:p>
          </table:table-cell>
          <table:table-cell table:formula="of:=[.E83]-[.E82]" office:value-type="float" office:value="0.103325843811035" calcext:value-type="float">
            <text:p>0.10332584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5910822.96259" calcext:value-type="float">
            <text:p>1455910822.96259</text:p>
          </table:table-cell>
          <table:table-cell office:value-type="float" office:value="1455910822.96276" calcext:value-type="float">
            <text:p>1455910822.96276</text:p>
          </table:table-cell>
          <table:table-cell office:value-type="float" office:value="7416" calcext:value-type="float">
            <text:p>7416</text:p>
          </table:table-cell>
          <table:table-cell table:formula="of:=[.B84]-[.B$2]" office:value-type="float" office:value="7.67964339256287" calcext:value-type="float">
            <text:p>7.6796433926</text:p>
          </table:table-cell>
          <table:table-cell table:formula="of:=[.D84]/([.E84]-[.E83])" office:value-type="float" office:value="72643.5671974329" calcext:value-type="float">
            <text:p>72643.5671974329</text:p>
          </table:table-cell>
          <table:table-cell table:formula="of:=[.E84]-[.E83]" office:value-type="float" office:value="0.102087497711182" calcext:value-type="float">
            <text:p>0.10208749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5910823.06565" calcext:value-type="float">
            <text:p>1455910823.06565</text:p>
          </table:table-cell>
          <table:table-cell office:value-type="float" office:value="1455910823.06583" calcext:value-type="float">
            <text:p>1455910823.06583</text:p>
          </table:table-cell>
          <table:table-cell office:value-type="float" office:value="7496" calcext:value-type="float">
            <text:p>7496</text:p>
          </table:table-cell>
          <table:table-cell table:formula="of:=[.B85]-[.B$2]" office:value-type="float" office:value="7.78271126747131" calcext:value-type="float">
            <text:p>7.7827112675</text:p>
          </table:table-cell>
          <table:table-cell table:formula="of:=[.D85]/([.E85]-[.E84])" office:value-type="float" office:value="72728.7722450717" calcext:value-type="float">
            <text:p>72728.7722450717</text:p>
          </table:table-cell>
          <table:table-cell table:formula="of:=[.E85]-[.E84]" office:value-type="float" office:value="0.103067874908447" calcext:value-type="float">
            <text:p>0.10306787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5910823.16812" calcext:value-type="float">
            <text:p>1455910823.16812</text:p>
          </table:table-cell>
          <table:table-cell office:value-type="float" office:value="1455910823.16829" calcext:value-type="float">
            <text:p>1455910823.16829</text:p>
          </table:table-cell>
          <table:table-cell office:value-type="float" office:value="7576" calcext:value-type="float">
            <text:p>7576</text:p>
          </table:table-cell>
          <table:table-cell table:formula="of:=[.B86]-[.B$2]" office:value-type="float" office:value="7.88517713546753" calcext:value-type="float">
            <text:p>7.8851771355</text:p>
          </table:table-cell>
          <table:table-cell table:formula="of:=[.D86]/([.E86]-[.E85])" office:value-type="float" office:value="73936.8157236495" calcext:value-type="float">
            <text:p>73936.8157236495</text:p>
          </table:table-cell>
          <table:table-cell table:formula="of:=[.E86]-[.E85]" office:value-type="float" office:value="0.102465867996216" calcext:value-type="float">
            <text:p>0.1024658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5910823.27025" calcext:value-type="float">
            <text:p>1455910823.27025</text:p>
          </table:table-cell>
          <table:table-cell office:value-type="float" office:value="1455910823.27042" calcext:value-type="float">
            <text:p>1455910823.27042</text:p>
          </table:table-cell>
          <table:table-cell office:value-type="float" office:value="7648" calcext:value-type="float">
            <text:p>7648</text:p>
          </table:table-cell>
          <table:table-cell table:formula="of:=[.B87]-[.B$2]" office:value-type="float" office:value="7.98731160163879" calcext:value-type="float">
            <text:p>7.9873116016</text:p>
          </table:table-cell>
          <table:table-cell table:formula="of:=[.D87]/([.E87]-[.E86])" office:value-type="float" office:value="74881.6759581963" calcext:value-type="float">
            <text:p>74881.6759581963</text:p>
          </table:table-cell>
          <table:table-cell table:formula="of:=[.E87]-[.E86]" office:value-type="float" office:value="0.102134466171265" calcext:value-type="float">
            <text:p>0.102134466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5910823.37237" calcext:value-type="float">
            <text:p>1455910823.37237</text:p>
          </table:table-cell>
          <table:table-cell office:value-type="float" office:value="1455910823.37255" calcext:value-type="float">
            <text:p>1455910823.37255</text:p>
          </table:table-cell>
          <table:table-cell office:value-type="float" office:value="7704" calcext:value-type="float">
            <text:p>7704</text:p>
          </table:table-cell>
          <table:table-cell table:formula="of:=[.B88]-[.B$2]" office:value-type="float" office:value="8.08943009376526" calcext:value-type="float">
            <text:p>8.0894300938</text:p>
          </table:table-cell>
          <table:table-cell table:formula="of:=[.D88]/([.E88]-[.E87])" office:value-type="float" office:value="75441.7720001121" calcext:value-type="float">
            <text:p>75441.7720001121</text:p>
          </table:table-cell>
          <table:table-cell table:formula="of:=[.E88]-[.E87]" office:value-type="float" office:value="0.102118492126465" calcext:value-type="float">
            <text:p>0.10211849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5910823.4731" calcext:value-type="float">
            <text:p>1455910823.4731</text:p>
          </table:table-cell>
          <table:table-cell office:value-type="float" office:value="1455910823.47328" calcext:value-type="float">
            <text:p>1455910823.47328</text:p>
          </table:table-cell>
          <table:table-cell office:value-type="float" office:value="7760" calcext:value-type="float">
            <text:p>7760</text:p>
          </table:table-cell>
          <table:table-cell table:formula="of:=[.B89]-[.B$2]" office:value-type="float" office:value="8.19015622138977" calcext:value-type="float">
            <text:p>8.1901562214</text:p>
          </table:table-cell>
          <table:table-cell table:formula="of:=[.D89]/([.E89]-[.E88])" office:value-type="float" office:value="77040.5870155938" calcext:value-type="float">
            <text:p>77040.5870155938</text:p>
          </table:table-cell>
          <table:table-cell table:formula="of:=[.E89]-[.E88]" office:value-type="float" office:value="0.100726127624512" calcext:value-type="float">
            <text:p>0.10072612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5910823.57368" calcext:value-type="float">
            <text:p>1455910823.57368</text:p>
          </table:table-cell>
          <table:table-cell office:value-type="float" office:value="1455910823.57386" calcext:value-type="float">
            <text:p>1455910823.57386</text:p>
          </table:table-cell>
          <table:table-cell office:value-type="float" office:value="7800" calcext:value-type="float">
            <text:p>7800</text:p>
          </table:table-cell>
          <table:table-cell table:formula="of:=[.B90]-[.B$2]" office:value-type="float" office:value="8.29073929786682" calcext:value-type="float">
            <text:p>8.2907392979</text:p>
          </table:table-cell>
          <table:table-cell table:formula="of:=[.D90]/([.E90]-[.E89])" office:value-type="float" office:value="77547.8368051276" calcext:value-type="float">
            <text:p>77547.8368051276</text:p>
          </table:table-cell>
          <table:table-cell table:formula="of:=[.E90]-[.E89]" office:value-type="float" office:value="0.100583076477051" calcext:value-type="float">
            <text:p>0.100583076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5910823.67302" calcext:value-type="float">
            <text:p>1455910823.67302</text:p>
          </table:table-cell>
          <table:table-cell office:value-type="float" office:value="1455910823.67321" calcext:value-type="float">
            <text:p>1455910823.67321</text:p>
          </table:table-cell>
          <table:table-cell office:value-type="float" office:value="7840" calcext:value-type="float">
            <text:p>7840</text:p>
          </table:table-cell>
          <table:table-cell table:formula="of:=[.B91]-[.B$2]" office:value-type="float" office:value="8.39008069038391" calcext:value-type="float">
            <text:p>8.3900806904</text:p>
          </table:table-cell>
          <table:table-cell table:formula="of:=[.D91]/([.E91]-[.E90])" office:value-type="float" office:value="78919.7715207311" calcext:value-type="float">
            <text:p>78919.7715207311</text:p>
          </table:table-cell>
          <table:table-cell table:formula="of:=[.E91]-[.E90]" office:value-type="float" office:value="0.0993413925170898" calcext:value-type="float">
            <text:p>0.099341392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5910823.77222" calcext:value-type="float">
            <text:p>1455910823.77222</text:p>
          </table:table-cell>
          <table:table-cell office:value-type="float" office:value="1455910823.77239" calcext:value-type="float">
            <text:p>1455910823.77239</text:p>
          </table:table-cell>
          <table:table-cell office:value-type="float" office:value="7864" calcext:value-type="float">
            <text:p>7864</text:p>
          </table:table-cell>
          <table:table-cell table:formula="of:=[.B92]-[.B$2]" office:value-type="float" office:value="8.48927903175354" calcext:value-type="float">
            <text:p>8.4892790318</text:p>
          </table:table-cell>
          <table:table-cell table:formula="of:=[.D92]/([.E92]-[.E91])" office:value-type="float" office:value="79275.5190401569" calcext:value-type="float">
            <text:p>79275.5190401569</text:p>
          </table:table-cell>
          <table:table-cell table:formula="of:=[.E92]-[.E91]" office:value-type="float" office:value="0.0991983413696289" calcext:value-type="float">
            <text:p>0.09919834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5910823.86879" calcext:value-type="float">
            <text:p>1455910823.86879</text:p>
          </table:table-cell>
          <table:table-cell office:value-type="float" office:value="1455910823.86896" calcext:value-type="float">
            <text:p>1455910823.86896</text:p>
          </table:table-cell>
          <table:table-cell office:value-type="float" office:value="7880" calcext:value-type="float">
            <text:p>7880</text:p>
          </table:table-cell>
          <table:table-cell table:formula="of:=[.B93]-[.B$2]" office:value-type="float" office:value="8.58584666252136" calcext:value-type="float">
            <text:p>8.5858466625</text:p>
          </table:table-cell>
          <table:table-cell table:formula="of:=[.D93]/([.E93]-[.E92])" office:value-type="float" office:value="81600.8422009016" calcext:value-type="float">
            <text:p>81600.8422009016</text:p>
          </table:table-cell>
          <table:table-cell table:formula="of:=[.E93]-[.E92]" office:value-type="float" office:value="0.0965676307678223" calcext:value-type="float">
            <text:p>0.096567630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5910823.96542" calcext:value-type="float">
            <text:p>1455910823.96542</text:p>
          </table:table-cell>
          <table:table-cell office:value-type="float" office:value="1455910823.9656" calcext:value-type="float">
            <text:p>1455910823.9656</text:p>
          </table:table-cell>
          <table:table-cell office:value-type="float" office:value="7888" calcext:value-type="float">
            <text:p>7888</text:p>
          </table:table-cell>
          <table:table-cell table:formula="of:=[.B94]-[.B$2]" office:value-type="float" office:value="8.68248248100281" calcext:value-type="float">
            <text:p>8.682482481</text:p>
          </table:table-cell>
          <table:table-cell table:formula="of:=[.D94]/([.E94]-[.E93])" office:value-type="float" office:value="81626.0484358038" calcext:value-type="float">
            <text:p>81626.0484358038</text:p>
          </table:table-cell>
          <table:table-cell table:formula="of:=[.E94]-[.E93]" office:value-type="float" office:value="0.0966358184814453" calcext:value-type="float">
            <text:p>0.09663581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5910824.06121" calcext:value-type="float">
            <text:p>1455910824.06121</text:p>
          </table:table-cell>
          <table:table-cell office:value-type="float" office:value="1455910824.06139" calcext:value-type="float">
            <text:p>1455910824.06139</text:p>
          </table:table-cell>
          <table:table-cell office:value-type="float" office:value="7888" calcext:value-type="float">
            <text:p>7888</text:p>
          </table:table-cell>
          <table:table-cell table:formula="of:=[.B95]-[.B$2]" office:value-type="float" office:value="8.77826976776123" calcext:value-type="float">
            <text:p>8.7782697678</text:p>
          </table:table-cell>
          <table:table-cell table:formula="of:=[.D95]/([.E95]-[.E94])" office:value-type="float" office:value="82349.1328227479" calcext:value-type="float">
            <text:p>82349.1328227479</text:p>
          </table:table-cell>
          <table:table-cell table:formula="of:=[.E95]-[.E94]" office:value-type="float" office:value="0.0957872867584229" calcext:value-type="float">
            <text:p>0.095787286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5910824.1549" calcext:value-type="float">
            <text:p>1455910824.1549</text:p>
          </table:table-cell>
          <table:table-cell office:value-type="float" office:value="1455910824.15515" calcext:value-type="float">
            <text:p>1455910824.15515</text:p>
          </table:table-cell>
          <table:table-cell office:value-type="float" office:value="7888" calcext:value-type="float">
            <text:p>7888</text:p>
          </table:table-cell>
          <table:table-cell table:formula="of:=[.B96]-[.B$2]" office:value-type="float" office:value="8.87196183204651" calcext:value-type="float">
            <text:p>8.871961832</text:p>
          </table:table-cell>
          <table:table-cell table:formula="of:=[.D96]/([.E96]-[.E95])" office:value-type="float" office:value="84190.6949128821" calcext:value-type="float">
            <text:p>84190.6949128821</text:p>
          </table:table-cell>
          <table:table-cell table:formula="of:=[.E96]-[.E95]" office:value-type="float" office:value="0.0936920642852783" calcext:value-type="float">
            <text:p>0.09369206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5910824.24844" calcext:value-type="float">
            <text:p>1455910824.24844</text:p>
          </table:table-cell>
          <table:table-cell office:value-type="float" office:value="1455910824.24861" calcext:value-type="float">
            <text:p>1455910824.24861</text:p>
          </table:table-cell>
          <table:table-cell office:value-type="float" office:value="7872" calcext:value-type="float">
            <text:p>7872</text:p>
          </table:table-cell>
          <table:table-cell table:formula="of:=[.B97]-[.B$2]" office:value-type="float" office:value="8.96549391746521" calcext:value-type="float">
            <text:p>8.9654939175</text:p>
          </table:table-cell>
          <table:table-cell table:formula="of:=[.D97]/([.E97]-[.E96])" office:value-type="float" office:value="84163.6318142655" calcext:value-type="float">
            <text:p>84163.6318142655</text:p>
          </table:table-cell>
          <table:table-cell table:formula="of:=[.E97]-[.E96]" office:value-type="float" office:value="0.0935320854187012" calcext:value-type="float">
            <text:p>0.093532085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5910824.34755" calcext:value-type="float">
            <text:p>1455910824.34755</text:p>
          </table:table-cell>
          <table:table-cell office:value-type="float" office:value="1455910824.34772" calcext:value-type="float">
            <text:p>1455910824.34772</text:p>
          </table:table-cell>
          <table:table-cell office:value-type="float" office:value="7848" calcext:value-type="float">
            <text:p>7848</text:p>
          </table:table-cell>
          <table:table-cell table:formula="of:=[.B98]-[.B$2]" office:value-type="float" office:value="9.0646071434021" calcext:value-type="float">
            <text:p>9.0646071434</text:p>
          </table:table-cell>
          <table:table-cell table:formula="of:=[.D98]/([.E98]-[.E97])" office:value-type="float" office:value="79182.1669188451" calcext:value-type="float">
            <text:p>79182.1669188451</text:p>
          </table:table-cell>
          <table:table-cell table:formula="of:=[.E98]-[.E97]" office:value-type="float" office:value="0.0991132259368897" calcext:value-type="float">
            <text:p>0.09911322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5910824.44873" calcext:value-type="float">
            <text:p>1455910824.44873</text:p>
          </table:table-cell>
          <table:table-cell office:value-type="float" office:value="1455910824.44891" calcext:value-type="float">
            <text:p>1455910824.44891</text:p>
          </table:table-cell>
          <table:table-cell office:value-type="float" office:value="7816" calcext:value-type="float">
            <text:p>7816</text:p>
          </table:table-cell>
          <table:table-cell table:formula="of:=[.B99]-[.B$2]" office:value-type="float" office:value="9.16578936576843" calcext:value-type="float">
            <text:p>9.1657893658</text:p>
          </table:table-cell>
          <table:table-cell table:formula="of:=[.D99]/([.E99]-[.E98])" office:value-type="float" office:value="77246.7713913414" calcext:value-type="float">
            <text:p>77246.7713913414</text:p>
          </table:table-cell>
          <table:table-cell table:formula="of:=[.E99]-[.E98]" office:value-type="float" office:value="0.101182222366333" calcext:value-type="float">
            <text:p>0.10118222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5910824.55008" calcext:value-type="float">
            <text:p>1455910824.55008</text:p>
          </table:table-cell>
          <table:table-cell office:value-type="float" office:value="1455910824.55025" calcext:value-type="float">
            <text:p>1455910824.55025</text:p>
          </table:table-cell>
          <table:table-cell office:value-type="float" office:value="7776" calcext:value-type="float">
            <text:p>7776</text:p>
          </table:table-cell>
          <table:table-cell table:formula="of:=[.B100]-[.B$2]" office:value-type="float" office:value="9.26713371276856" calcext:value-type="float">
            <text:p>9.2671337128</text:p>
          </table:table-cell>
          <table:table-cell table:formula="of:=[.D100]/([.E100]-[.E99])" office:value-type="float" office:value="76728.5026760361" calcext:value-type="float">
            <text:p>76728.5026760361</text:p>
          </table:table-cell>
          <table:table-cell table:formula="of:=[.E100]-[.E99]" office:value-type="float" office:value="0.101344347000122" calcext:value-type="float">
            <text:p>0.1013443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5910824.65132" calcext:value-type="float">
            <text:p>1455910824.65132</text:p>
          </table:table-cell>
          <table:table-cell office:value-type="float" office:value="1455910824.65159" calcext:value-type="float">
            <text:p>1455910824.65159</text:p>
          </table:table-cell>
          <table:table-cell office:value-type="float" office:value="7728" calcext:value-type="float">
            <text:p>7728</text:p>
          </table:table-cell>
          <table:table-cell table:formula="of:=[.B101]-[.B$2]" office:value-type="float" office:value="9.36838102340698" calcext:value-type="float">
            <text:p>9.3683810234</text:p>
          </table:table-cell>
          <table:table-cell table:formula="of:=[.D101]/([.E101]-[.E100])" office:value-type="float" office:value="76327.9533181683" calcext:value-type="float">
            <text:p>76327.9533181683</text:p>
          </table:table-cell>
          <table:table-cell table:formula="of:=[.E101]-[.E100]" office:value-type="float" office:value="0.101247310638428" calcext:value-type="float">
            <text:p>0.10124731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5910824.75153" calcext:value-type="float">
            <text:p>1455910824.75153</text:p>
          </table:table-cell>
          <table:table-cell office:value-type="float" office:value="1455910824.7517" calcext:value-type="float">
            <text:p>1455910824.7517</text:p>
          </table:table-cell>
          <table:table-cell office:value-type="float" office:value="7672" calcext:value-type="float">
            <text:p>7672</text:p>
          </table:table-cell>
          <table:table-cell table:formula="of:=[.B102]-[.B$2]" office:value-type="float" office:value="9.468585729599" calcext:value-type="float">
            <text:p>9.4685857296</text:p>
          </table:table-cell>
          <table:table-cell table:formula="of:=[.D102]/([.E102]-[.E101])" office:value-type="float" office:value="76563.2702449981" calcext:value-type="float">
            <text:p>76563.2702449981</text:p>
          </table:table-cell>
          <table:table-cell table:formula="of:=[.E102]-[.E101]" office:value-type="float" office:value="0.100204706192017" calcext:value-type="float">
            <text:p>0.10020470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5910824.85109" calcext:value-type="float">
            <text:p>1455910824.85109</text:p>
          </table:table-cell>
          <table:table-cell office:value-type="float" office:value="1455910824.85127" calcext:value-type="float">
            <text:p>1455910824.85127</text:p>
          </table:table-cell>
          <table:table-cell office:value-type="float" office:value="7608" calcext:value-type="float">
            <text:p>7608</text:p>
          </table:table-cell>
          <table:table-cell table:formula="of:=[.B103]-[.B$2]" office:value-type="float" office:value="9.56814694404602" calcext:value-type="float">
            <text:p>9.568146944</text:p>
          </table:table-cell>
          <table:table-cell table:formula="of:=[.D103]/([.E103]-[.E102])" office:value-type="float" office:value="76415.2992935655" calcext:value-type="float">
            <text:p>76415.2992935655</text:p>
          </table:table-cell>
          <table:table-cell table:formula="of:=[.E103]-[.E102]" office:value-type="float" office:value="0.0995612144470215" calcext:value-type="float">
            <text:p>0.099561214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5910824.94978" calcext:value-type="float">
            <text:p>1455910824.94978</text:p>
          </table:table-cell>
          <table:table-cell office:value-type="float" office:value="1455910824.94995" calcext:value-type="float">
            <text:p>1455910824.94995</text:p>
          </table:table-cell>
          <table:table-cell office:value-type="float" office:value="7536" calcext:value-type="float">
            <text:p>7536</text:p>
          </table:table-cell>
          <table:table-cell table:formula="of:=[.B104]-[.B$2]" office:value-type="float" office:value="9.66683554649353" calcext:value-type="float">
            <text:p>9.6668355465</text:p>
          </table:table-cell>
          <table:table-cell table:formula="of:=[.D104]/([.E104]-[.E103])" office:value-type="float" office:value="76361.4015509869" calcext:value-type="float">
            <text:p>76361.4015509869</text:p>
          </table:table-cell>
          <table:table-cell table:formula="of:=[.E104]-[.E103]" office:value-type="float" office:value="0.0986886024475098" calcext:value-type="float">
            <text:p>0.098688602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5910825.04776" calcext:value-type="float">
            <text:p>1455910825.04776</text:p>
          </table:table-cell>
          <table:table-cell office:value-type="float" office:value="1455910825.04798" calcext:value-type="float">
            <text:p>1455910825.04798</text:p>
          </table:table-cell>
          <table:table-cell office:value-type="float" office:value="7456" calcext:value-type="float">
            <text:p>7456</text:p>
          </table:table-cell>
          <table:table-cell table:formula="of:=[.B105]-[.B$2]" office:value-type="float" office:value="9.76481819152832" calcext:value-type="float">
            <text:p>9.7648181915</text:p>
          </table:table-cell>
          <table:table-cell table:formula="of:=[.D105]/([.E105]-[.E104])" office:value-type="float" office:value="76095.1084485691" calcext:value-type="float">
            <text:p>76095.1084485691</text:p>
          </table:table-cell>
          <table:table-cell table:formula="of:=[.E105]-[.E104]" office:value-type="float" office:value="0.09798264503479" calcext:value-type="float">
            <text:p>0.0979826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5910825.14813" calcext:value-type="float">
            <text:p>1455910825.14813</text:p>
          </table:table-cell>
          <table:table-cell office:value-type="float" office:value="1455910825.14836" calcext:value-type="float">
            <text:p>1455910825.14836</text:p>
          </table:table-cell>
          <table:table-cell office:value-type="float" office:value="7368" calcext:value-type="float">
            <text:p>7368</text:p>
          </table:table-cell>
          <table:table-cell table:formula="of:=[.B106]-[.B$2]" office:value-type="float" office:value="9.86518311500549" calcext:value-type="float">
            <text:p>9.865183115</text:p>
          </table:table-cell>
          <table:table-cell table:formula="of:=[.D106]/([.E106]-[.E105])" office:value-type="float" office:value="73412.1020046988" calcext:value-type="float">
            <text:p>73412.1020046988</text:p>
          </table:table-cell>
          <table:table-cell table:formula="of:=[.E106]-[.E105]" office:value-type="float" office:value="0.100364923477173" calcext:value-type="float">
            <text:p>0.10036492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5910825.24922" calcext:value-type="float">
            <text:p>1455910825.24922</text:p>
          </table:table-cell>
          <table:table-cell office:value-type="float" office:value="1455910825.24939" calcext:value-type="float">
            <text:p>1455910825.24939</text:p>
          </table:table-cell>
          <table:table-cell office:value-type="float" office:value="7280" calcext:value-type="float">
            <text:p>7280</text:p>
          </table:table-cell>
          <table:table-cell table:formula="of:=[.B107]-[.B$2]" office:value-type="float" office:value="9.96627950668335" calcext:value-type="float">
            <text:p>9.9662795067</text:p>
          </table:table-cell>
          <table:table-cell table:formula="of:=[.D107]/([.E107]-[.E106])" office:value-type="float" office:value="72010.4830565834" calcext:value-type="float">
            <text:p>72010.4830565834</text:p>
          </table:table-cell>
          <table:table-cell table:formula="of:=[.E107]-[.E106]" office:value-type="float" office:value="0.101096391677856" calcext:value-type="float">
            <text:p>0.101096391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5910825.34933" calcext:value-type="float">
            <text:p>1455910825.34933</text:p>
          </table:table-cell>
          <table:table-cell office:value-type="float" office:value="1455910825.3495" calcext:value-type="float">
            <text:p>1455910825.3495</text:p>
          </table:table-cell>
          <table:table-cell office:value-type="float" office:value="7184" calcext:value-type="float">
            <text:p>7184</text:p>
          </table:table-cell>
          <table:table-cell table:formula="of:=[.B108]-[.B$2]" office:value-type="float" office:value="10.0663826465607" calcext:value-type="float">
            <text:p>10.0663826466</text:p>
          </table:table-cell>
          <table:table-cell table:formula="of:=[.D108]/([.E108]-[.E107])" office:value-type="float" office:value="71765.9806555948" calcext:value-type="float">
            <text:p>71765.9806555948</text:p>
          </table:table-cell>
          <table:table-cell table:formula="of:=[.E108]-[.E107]" office:value-type="float" office:value="0.100103139877319" calcext:value-type="float">
            <text:p>0.100103139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5910825.44933" calcext:value-type="float">
            <text:p>1455910825.44933</text:p>
          </table:table-cell>
          <table:table-cell office:value-type="float" office:value="1455910825.44951" calcext:value-type="float">
            <text:p>1455910825.44951</text:p>
          </table:table-cell>
          <table:table-cell office:value-type="float" office:value="7080" calcext:value-type="float">
            <text:p>7080</text:p>
          </table:table-cell>
          <table:table-cell table:formula="of:=[.B109]-[.B$2]" office:value-type="float" office:value="10.1663920879364" calcext:value-type="float">
            <text:p>10.1663920879</text:p>
          </table:table-cell>
          <table:table-cell table:formula="of:=[.D109]/([.E109]-[.E108])" office:value-type="float" office:value="70793.3161370301" calcext:value-type="float">
            <text:p>70793.3161370301</text:p>
          </table:table-cell>
          <table:table-cell table:formula="of:=[.E109]-[.E108]" office:value-type="float" office:value="0.100009441375732" calcext:value-type="float">
            <text:p>0.10000944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5910825.54701" calcext:value-type="float">
            <text:p>1455910825.54701</text:p>
          </table:table-cell>
          <table:table-cell office:value-type="float" office:value="1455910825.54718" calcext:value-type="float">
            <text:p>1455910825.54718</text:p>
          </table:table-cell>
          <table:table-cell office:value-type="float" office:value="6976" calcext:value-type="float">
            <text:p>6976</text:p>
          </table:table-cell>
          <table:table-cell table:formula="of:=[.B110]-[.B$2]" office:value-type="float" office:value="10.2640647888184" calcext:value-type="float">
            <text:p>10.2640647888</text:p>
          </table:table-cell>
          <table:table-cell table:formula="of:=[.D110]/([.E110]-[.E109])" office:value-type="float" office:value="71422.2084268031" calcext:value-type="float">
            <text:p>71422.2084268031</text:p>
          </table:table-cell>
          <table:table-cell table:formula="of:=[.E110]-[.E109]" office:value-type="float" office:value="0.097672700881958" calcext:value-type="float">
            <text:p>0.097672700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5910825.64465" calcext:value-type="float">
            <text:p>1455910825.64465</text:p>
          </table:table-cell>
          <table:table-cell office:value-type="float" office:value="1455910825.64499" calcext:value-type="float">
            <text:p>1455910825.64499</text:p>
          </table:table-cell>
          <table:table-cell office:value-type="float" office:value="6864" calcext:value-type="float">
            <text:p>6864</text:p>
          </table:table-cell>
          <table:table-cell table:formula="of:=[.B111]-[.B$2]" office:value-type="float" office:value="10.3617124557495" calcext:value-type="float">
            <text:p>10.3617124557</text:p>
          </table:table-cell>
          <table:table-cell table:formula="of:=[.D111]/([.E111]-[.E110])" office:value-type="float" office:value="70293.5381430009" calcext:value-type="float">
            <text:p>70293.5381430009</text:p>
          </table:table-cell>
          <table:table-cell table:formula="of:=[.E111]-[.E110]" office:value-type="float" office:value="0.0976476669311523" calcext:value-type="float">
            <text:p>0.097647666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5910825.7404" calcext:value-type="float">
            <text:p>1455910825.7404</text:p>
          </table:table-cell>
          <table:table-cell office:value-type="float" office:value="1455910825.74057" calcext:value-type="float">
            <text:p>1455910825.74057</text:p>
          </table:table-cell>
          <table:table-cell office:value-type="float" office:value="6752" calcext:value-type="float">
            <text:p>6752</text:p>
          </table:table-cell>
          <table:table-cell table:formula="of:=[.B112]-[.B$2]" office:value-type="float" office:value="10.4574549198151" calcext:value-type="float">
            <text:p>10.4574549198</text:p>
          </table:table-cell>
          <table:table-cell table:formula="of:=[.D112]/([.E112]-[.E111])" office:value-type="float" office:value="70522.5217034014" calcext:value-type="float">
            <text:p>70522.5217034014</text:p>
          </table:table-cell>
          <table:table-cell table:formula="of:=[.E112]-[.E111]" office:value-type="float" office:value="0.0957424640655518" calcext:value-type="float">
            <text:p>0.095742464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5910825.83557" calcext:value-type="float">
            <text:p>1455910825.83557</text:p>
          </table:table-cell>
          <table:table-cell office:value-type="float" office:value="1455910825.83575" calcext:value-type="float">
            <text:p>1455910825.83575</text:p>
          </table:table-cell>
          <table:table-cell office:value-type="float" office:value="6640" calcext:value-type="float">
            <text:p>6640</text:p>
          </table:table-cell>
          <table:table-cell table:formula="of:=[.B113]-[.B$2]" office:value-type="float" office:value="10.552622795105" calcext:value-type="float">
            <text:p>10.5526227951</text:p>
          </table:table-cell>
          <table:table-cell table:formula="of:=[.D113]/([.E113]-[.E112])" office:value-type="float" office:value="69771.4431447805" calcext:value-type="float">
            <text:p>69771.4431447805</text:p>
          </table:table-cell>
          <table:table-cell table:formula="of:=[.E113]-[.E112]" office:value-type="float" office:value="0.095167875289917" calcext:value-type="float">
            <text:p>0.09516787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5910825.92898" calcext:value-type="float">
            <text:p>1455910825.92898</text:p>
          </table:table-cell>
          <table:table-cell office:value-type="float" office:value="1455910825.92916" calcext:value-type="float">
            <text:p>1455910825.92916</text:p>
          </table:table-cell>
          <table:table-cell office:value-type="float" office:value="6528" calcext:value-type="float">
            <text:p>6528</text:p>
          </table:table-cell>
          <table:table-cell table:formula="of:=[.B114]-[.B$2]" office:value-type="float" office:value="10.6460385322571" calcext:value-type="float">
            <text:p>10.6460385323</text:p>
          </table:table-cell>
          <table:table-cell table:formula="of:=[.D114]/([.E114]-[.E113])" office:value-type="float" office:value="69881.1592030913" calcext:value-type="float">
            <text:p>69881.1592030913</text:p>
          </table:table-cell>
          <table:table-cell table:formula="of:=[.E114]-[.E113]" office:value-type="float" office:value="0.0934157371520996" calcext:value-type="float">
            <text:p>0.093415737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5910826.02171" calcext:value-type="float">
            <text:p>1455910826.02171</text:p>
          </table:table-cell>
          <table:table-cell office:value-type="float" office:value="1455910826.02188" calcext:value-type="float">
            <text:p>1455910826.02188</text:p>
          </table:table-cell>
          <table:table-cell office:value-type="float" office:value="6416" calcext:value-type="float">
            <text:p>6416</text:p>
          </table:table-cell>
          <table:table-cell table:formula="of:=[.B115]-[.B$2]" office:value-type="float" office:value="10.7387661933899" calcext:value-type="float">
            <text:p>10.7387661934</text:p>
          </table:table-cell>
          <table:table-cell table:formula="of:=[.D115]/([.E115]-[.E114])" office:value-type="float" office:value="69191.8670396577" calcext:value-type="float">
            <text:p>69191.8670396577</text:p>
          </table:table-cell>
          <table:table-cell table:formula="of:=[.E115]-[.E114]" office:value-type="float" office:value="0.0927276611328125" calcext:value-type="float">
            <text:p>0.092727661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5910826.11451" calcext:value-type="float">
            <text:p>1455910826.11451</text:p>
          </table:table-cell>
          <table:table-cell office:value-type="float" office:value="1455910826.11483" calcext:value-type="float">
            <text:p>1455910826.11483</text:p>
          </table:table-cell>
          <table:table-cell office:value-type="float" office:value="6304" calcext:value-type="float">
            <text:p>6304</text:p>
          </table:table-cell>
          <table:table-cell table:formula="of:=[.B116]-[.B$2]" office:value-type="float" office:value="10.8315711021423" calcext:value-type="float">
            <text:p>10.8315711021</text:p>
          </table:table-cell>
          <table:table-cell table:formula="of:=[.D116]/([.E116]-[.E115])" office:value-type="float" office:value="67927.4413901534" calcext:value-type="float">
            <text:p>67927.4413901534</text:p>
          </table:table-cell>
          <table:table-cell table:formula="of:=[.E116]-[.E115]" office:value-type="float" office:value="0.0928049087524414" calcext:value-type="float">
            <text:p>0.092804908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5910826.20584" calcext:value-type="float">
            <text:p>1455910826.20584</text:p>
          </table:table-cell>
          <table:table-cell office:value-type="float" office:value="1455910826.20602" calcext:value-type="float">
            <text:p>1455910826.20602</text:p>
          </table:table-cell>
          <table:table-cell office:value-type="float" office:value="6184" calcext:value-type="float">
            <text:p>6184</text:p>
          </table:table-cell>
          <table:table-cell table:formula="of:=[.B117]-[.B$2]" office:value-type="float" office:value="10.9229006767273" calcext:value-type="float">
            <text:p>10.9229006767</text:p>
          </table:table-cell>
          <table:table-cell table:formula="of:=[.D117]/([.E117]-[.E116])" office:value-type="float" office:value="67710.8157801307" calcext:value-type="float">
            <text:p>67710.8157801307</text:p>
          </table:table-cell>
          <table:table-cell table:formula="of:=[.E117]-[.E116]" office:value-type="float" office:value="0.0913295745849609" calcext:value-type="float">
            <text:p>0.09132957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5910826.29813" calcext:value-type="float">
            <text:p>1455910826.29813</text:p>
          </table:table-cell>
          <table:table-cell office:value-type="float" office:value="1455910826.29831" calcext:value-type="float">
            <text:p>1455910826.29831</text:p>
          </table:table-cell>
          <table:table-cell office:value-type="float" office:value="6072" calcext:value-type="float">
            <text:p>6072</text:p>
          </table:table-cell>
          <table:table-cell table:formula="of:=[.B118]-[.B$2]" office:value-type="float" office:value="11.0151889324188" calcext:value-type="float">
            <text:p>11.0151889324</text:p>
          </table:table-cell>
          <table:table-cell table:formula="of:=[.D118]/([.E118]-[.E117])" office:value-type="float" office:value="65793.853773719" calcext:value-type="float">
            <text:p>65793.853773719</text:p>
          </table:table-cell>
          <table:table-cell table:formula="of:=[.E118]-[.E117]" office:value-type="float" office:value="0.0922882556915283" calcext:value-type="float">
            <text:p>0.092288255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5910826.38911" calcext:value-type="float">
            <text:p>1455910826.38911</text:p>
          </table:table-cell>
          <table:table-cell office:value-type="float" office:value="1455910826.38928" calcext:value-type="float">
            <text:p>1455910826.38928</text:p>
          </table:table-cell>
          <table:table-cell office:value-type="float" office:value="5952" calcext:value-type="float">
            <text:p>5952</text:p>
          </table:table-cell>
          <table:table-cell table:formula="of:=[.B119]-[.B$2]" office:value-type="float" office:value="11.1061635017395" calcext:value-type="float">
            <text:p>11.1061635017</text:p>
          </table:table-cell>
          <table:table-cell table:formula="of:=[.D119]/([.E119]-[.E118])" office:value-type="float" office:value="65424.8769127956" calcext:value-type="float">
            <text:p>65424.8769127956</text:p>
          </table:table-cell>
          <table:table-cell table:formula="of:=[.E119]-[.E118]" office:value-type="float" office:value="0.0909745693206787" calcext:value-type="float">
            <text:p>0.090974569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5910826.48138" calcext:value-type="float">
            <text:p>1455910826.48138</text:p>
          </table:table-cell>
          <table:table-cell office:value-type="float" office:value="1455910826.4816" calcext:value-type="float">
            <text:p>1455910826.4816</text:p>
          </table:table-cell>
          <table:table-cell office:value-type="float" office:value="5840" calcext:value-type="float">
            <text:p>5840</text:p>
          </table:table-cell>
          <table:table-cell table:formula="of:=[.B120]-[.B$2]" office:value-type="float" office:value="11.1984360218048" calcext:value-type="float">
            <text:p>11.1984360218</text:p>
          </table:table-cell>
          <table:table-cell table:formula="of:=[.D120]/([.E120]-[.E119])" office:value-type="float" office:value="63290.7825197213" calcext:value-type="float">
            <text:p>63290.7825197213</text:p>
          </table:table-cell>
          <table:table-cell table:formula="of:=[.E120]-[.E119]" office:value-type="float" office:value="0.0922725200653076" calcext:value-type="float">
            <text:p>0.092272520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5910826.57205" calcext:value-type="float">
            <text:p>1455910826.57205</text:p>
          </table:table-cell>
          <table:table-cell office:value-type="float" office:value="1455910826.57224" calcext:value-type="float">
            <text:p>1455910826.57224</text:p>
          </table:table-cell>
          <table:table-cell office:value-type="float" office:value="5728" calcext:value-type="float">
            <text:p>5728</text:p>
          </table:table-cell>
          <table:table-cell table:formula="of:=[.B121]-[.B$2]" office:value-type="float" office:value="11.2891054153442" calcext:value-type="float">
            <text:p>11.2891054153</text:p>
          </table:table-cell>
          <table:table-cell table:formula="of:=[.D121]/([.E121]-[.E120])" office:value-type="float" office:value="63174.5705623266" calcext:value-type="float">
            <text:p>63174.5705623266</text:p>
          </table:table-cell>
          <table:table-cell table:formula="of:=[.E121]-[.E120]" office:value-type="float" office:value="0.0906693935394287" calcext:value-type="float">
            <text:p>0.090669393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5910826.66345" calcext:value-type="float">
            <text:p>1455910826.66345</text:p>
          </table:table-cell>
          <table:table-cell office:value-type="float" office:value="1455910826.66362" calcext:value-type="float">
            <text:p>1455910826.66362</text:p>
          </table:table-cell>
          <table:table-cell office:value-type="float" office:value="5616" calcext:value-type="float">
            <text:p>5616</text:p>
          </table:table-cell>
          <table:table-cell table:formula="of:=[.B122]-[.B$2]" office:value-type="float" office:value="11.3805031776428" calcext:value-type="float">
            <text:p>11.3805031776</text:p>
          </table:table-cell>
          <table:table-cell table:formula="of:=[.D122]/([.E122]-[.E121])" office:value-type="float" office:value="61445.7056580149" calcext:value-type="float">
            <text:p>61445.7056580149</text:p>
          </table:table-cell>
          <table:table-cell table:formula="of:=[.E122]-[.E121]" office:value-type="float" office:value="0.091397762298584" calcext:value-type="float">
            <text:p>0.09139776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5910826.75509" calcext:value-type="float">
            <text:p>1455910826.75509</text:p>
          </table:table-cell>
          <table:table-cell office:value-type="float" office:value="1455910826.75526" calcext:value-type="float">
            <text:p>1455910826.75526</text:p>
          </table:table-cell>
          <table:table-cell office:value-type="float" office:value="5504" calcext:value-type="float">
            <text:p>5504</text:p>
          </table:table-cell>
          <table:table-cell table:formula="of:=[.B123]-[.B$2]" office:value-type="float" office:value="11.4721486568451" calcext:value-type="float">
            <text:p>11.4721486568</text:p>
          </table:table-cell>
          <table:table-cell table:formula="of:=[.D123]/([.E123]-[.E122])" office:value-type="float" office:value="60057.5178165868" calcext:value-type="float">
            <text:p>60057.5178165868</text:p>
          </table:table-cell>
          <table:table-cell table:formula="of:=[.E123]-[.E122]" office:value-type="float" office:value="0.0916454792022705" calcext:value-type="float">
            <text:p>0.091645479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5910826.84585" calcext:value-type="float">
            <text:p>1455910826.84585</text:p>
          </table:table-cell>
          <table:table-cell office:value-type="float" office:value="1455910826.84603" calcext:value-type="float">
            <text:p>1455910826.84603</text:p>
          </table:table-cell>
          <table:table-cell office:value-type="float" office:value="5400" calcext:value-type="float">
            <text:p>5400</text:p>
          </table:table-cell>
          <table:table-cell table:formula="of:=[.B124]-[.B$2]" office:value-type="float" office:value="11.5629124641418" calcext:value-type="float">
            <text:p>11.5629124641</text:p>
          </table:table-cell>
          <table:table-cell table:formula="of:=[.D124]/([.E124]-[.E123])" office:value-type="float" office:value="59495.0802619447" calcext:value-type="float">
            <text:p>59495.0802619447</text:p>
          </table:table-cell>
          <table:table-cell table:formula="of:=[.E124]-[.E123]" office:value-type="float" office:value="0.0907638072967529" calcext:value-type="float">
            <text:p>0.09076380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5910826.93766" calcext:value-type="float">
            <text:p>1455910826.93766</text:p>
          </table:table-cell>
          <table:table-cell office:value-type="float" office:value="1455910826.93783" calcext:value-type="float">
            <text:p>1455910826.93783</text:p>
          </table:table-cell>
          <table:table-cell office:value-type="float" office:value="5296" calcext:value-type="float">
            <text:p>5296</text:p>
          </table:table-cell>
          <table:table-cell table:formula="of:=[.B125]-[.B$2]" office:value-type="float" office:value="11.6547200679779" calcext:value-type="float">
            <text:p>11.654720068</text:p>
          </table:table-cell>
          <table:table-cell table:formula="of:=[.D125]/([.E125]-[.E124])" office:value-type="float" office:value="57685.8536625903" calcext:value-type="float">
            <text:p>57685.8536625903</text:p>
          </table:table-cell>
          <table:table-cell table:formula="of:=[.E125]-[.E124]" office:value-type="float" office:value="0.0918076038360596" calcext:value-type="float">
            <text:p>0.091807603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5910827.02846" calcext:value-type="float">
            <text:p>1455910827.02846</text:p>
          </table:table-cell>
          <table:table-cell office:value-type="float" office:value="1455910827.02863" calcext:value-type="float">
            <text:p>1455910827.02863</text:p>
          </table:table-cell>
          <table:table-cell office:value-type="float" office:value="5192" calcext:value-type="float">
            <text:p>5192</text:p>
          </table:table-cell>
          <table:table-cell table:formula="of:=[.B126]-[.B$2]" office:value-type="float" office:value="11.7455201148987" calcext:value-type="float">
            <text:p>11.7455201149</text:p>
          </table:table-cell>
          <table:table-cell table:formula="of:=[.D126]/([.E126]-[.E125])" office:value-type="float" office:value="57180.5871920975" calcext:value-type="float">
            <text:p>57180.5871920975</text:p>
          </table:table-cell>
          <table:table-cell table:formula="of:=[.E126]-[.E125]" office:value-type="float" office:value="0.0908000469207764" calcext:value-type="float">
            <text:p>0.090800046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5910827.1202" calcext:value-type="float">
            <text:p>1455910827.1202</text:p>
          </table:table-cell>
          <table:table-cell office:value-type="float" office:value="1455910827.12037" calcext:value-type="float">
            <text:p>1455910827.12037</text:p>
          </table:table-cell>
          <table:table-cell office:value-type="float" office:value="5096" calcext:value-type="float">
            <text:p>5096</text:p>
          </table:table-cell>
          <table:table-cell table:formula="of:=[.B127]-[.B$2]" office:value-type="float" office:value="11.8372609615326" calcext:value-type="float">
            <text:p>11.8372609615</text:p>
          </table:table-cell>
          <table:table-cell table:formula="of:=[.D127]/([.E127]-[.E126])" office:value-type="float" office:value="55547.776012308" calcext:value-type="float">
            <text:p>55547.776012308</text:p>
          </table:table-cell>
          <table:table-cell table:formula="of:=[.E127]-[.E126]" office:value-type="float" office:value="0.0917408466339111" calcext:value-type="float">
            <text:p>0.091740846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5910827.21088" calcext:value-type="float">
            <text:p>1455910827.21088</text:p>
          </table:table-cell>
          <table:table-cell office:value-type="float" office:value="1455910827.21105" calcext:value-type="float">
            <text:p>1455910827.21105</text:p>
          </table:table-cell>
          <table:table-cell office:value-type="float" office:value="5000" calcext:value-type="float">
            <text:p>5000</text:p>
          </table:table-cell>
          <table:table-cell table:formula="of:=[.B128]-[.B$2]" office:value-type="float" office:value="11.9279398918152" calcext:value-type="float">
            <text:p>11.9279398918</text:p>
          </table:table-cell>
          <table:table-cell table:formula="of:=[.D128]/([.E128]-[.E127])" office:value-type="float" office:value="55139.6006152471" calcext:value-type="float">
            <text:p>55139.6006152471</text:p>
          </table:table-cell>
          <table:table-cell table:formula="of:=[.E128]-[.E127]" office:value-type="float" office:value="0.0906789302825928" calcext:value-type="float">
            <text:p>0.09067893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5910827.302" calcext:value-type="float">
            <text:p>1455910827.302</text:p>
          </table:table-cell>
          <table:table-cell office:value-type="float" office:value="1455910827.30218" calcext:value-type="float">
            <text:p>1455910827.30218</text:p>
          </table:table-cell>
          <table:table-cell office:value-type="float" office:value="4912" calcext:value-type="float">
            <text:p>4912</text:p>
          </table:table-cell>
          <table:table-cell table:formula="of:=[.B129]-[.B$2]" office:value-type="float" office:value="12.0190563201904" calcext:value-type="float">
            <text:p>12.0190563202</text:p>
          </table:table-cell>
          <table:table-cell table:formula="of:=[.D129]/([.E129]-[.E128])" office:value-type="float" office:value="53909.0489782034" calcext:value-type="float">
            <text:p>53909.0489782034</text:p>
          </table:table-cell>
          <table:table-cell table:formula="of:=[.E129]-[.E128]" office:value-type="float" office:value="0.0911164283752441" calcext:value-type="float">
            <text:p>0.09111642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5910827.39516" calcext:value-type="float">
            <text:p>1455910827.39516</text:p>
          </table:table-cell>
          <table:table-cell office:value-type="float" office:value="1455910827.39534" calcext:value-type="float">
            <text:p>1455910827.39534</text:p>
          </table:table-cell>
          <table:table-cell office:value-type="float" office:value="4832" calcext:value-type="float">
            <text:p>4832</text:p>
          </table:table-cell>
          <table:table-cell table:formula="of:=[.B130]-[.B$2]" office:value-type="float" office:value="12.1122190952301" calcext:value-type="float">
            <text:p>12.1122190952</text:p>
          </table:table-cell>
          <table:table-cell table:formula="of:=[.D130]/([.E130]-[.E129])" office:value-type="float" office:value="51866.2094161785" calcext:value-type="float">
            <text:p>51866.2094161785</text:p>
          </table:table-cell>
          <table:table-cell table:formula="of:=[.E130]-[.E129]" office:value-type="float" office:value="0.0931627750396729" calcext:value-type="float">
            <text:p>0.0931627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5910827.49003" calcext:value-type="float">
            <text:p>1455910827.49003</text:p>
          </table:table-cell>
          <table:table-cell office:value-type="float" office:value="1455910827.49023" calcext:value-type="float">
            <text:p>1455910827.49023</text:p>
          </table:table-cell>
          <table:table-cell office:value-type="float" office:value="4744" calcext:value-type="float">
            <text:p>4744</text:p>
          </table:table-cell>
          <table:table-cell table:formula="of:=[.B131]-[.B$2]" office:value-type="float" office:value="12.207085609436" calcext:value-type="float">
            <text:p>12.2070856094</text:p>
          </table:table-cell>
          <table:table-cell table:formula="of:=[.D131]/([.E131]-[.E130])" office:value-type="float" office:value="50007.1077735807" calcext:value-type="float">
            <text:p>50007.1077735807</text:p>
          </table:table-cell>
          <table:table-cell table:formula="of:=[.E131]-[.E130]" office:value-type="float" office:value="0.0948665142059326" calcext:value-type="float">
            <text:p>0.094866514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5910827.58194" calcext:value-type="float">
            <text:p>1455910827.58194</text:p>
          </table:table-cell>
          <table:table-cell office:value-type="float" office:value="1455910827.58212" calcext:value-type="float">
            <text:p>1455910827.58212</text:p>
          </table:table-cell>
          <table:table-cell office:value-type="float" office:value="4672" calcext:value-type="float">
            <text:p>4672</text:p>
          </table:table-cell>
          <table:table-cell table:formula="of:=[.B132]-[.B$2]" office:value-type="float" office:value="12.2989981174469" calcext:value-type="float">
            <text:p>12.2989981174</text:p>
          </table:table-cell>
          <table:table-cell table:formula="of:=[.D132]/([.E132]-[.E131])" office:value-type="float" office:value="50830.9489220745" calcext:value-type="float">
            <text:p>50830.9489220745</text:p>
          </table:table-cell>
          <table:table-cell table:formula="of:=[.E132]-[.E131]" office:value-type="float" office:value="0.0919125080108643" calcext:value-type="float">
            <text:p>0.09191250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5910827.67274" calcext:value-type="float">
            <text:p>1455910827.67274</text:p>
          </table:table-cell>
          <table:table-cell office:value-type="float" office:value="1455910827.67297" calcext:value-type="float">
            <text:p>1455910827.67297</text:p>
          </table:table-cell>
          <table:table-cell office:value-type="float" office:value="4608" calcext:value-type="float">
            <text:p>4608</text:p>
          </table:table-cell>
          <table:table-cell table:formula="of:=[.B133]-[.B$2]" office:value-type="float" office:value="12.3897929191589" calcext:value-type="float">
            <text:p>12.3897929192</text:p>
          </table:table-cell>
          <table:table-cell table:formula="of:=[.D133]/([.E133]-[.E132])" office:value-type="float" office:value="50751.8042124778" calcext:value-type="float">
            <text:p>50751.8042124778</text:p>
          </table:table-cell>
          <table:table-cell table:formula="of:=[.E133]-[.E132]" office:value-type="float" office:value="0.0907948017120361" calcext:value-type="float">
            <text:p>0.090794801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5910827.76442" calcext:value-type="float">
            <text:p>1455910827.76442</text:p>
          </table:table-cell>
          <table:table-cell office:value-type="float" office:value="1455910827.76459" calcext:value-type="float">
            <text:p>1455910827.76459</text:p>
          </table:table-cell>
          <table:table-cell office:value-type="float" office:value="4544" calcext:value-type="float">
            <text:p>4544</text:p>
          </table:table-cell>
          <table:table-cell table:formula="of:=[.B134]-[.B$2]" office:value-type="float" office:value="12.481477022171" calcext:value-type="float">
            <text:p>12.4814770222</text:p>
          </table:table-cell>
          <table:table-cell table:formula="of:=[.D134]/([.E134]-[.E133])" office:value-type="float" office:value="49561.4817696482" calcext:value-type="float">
            <text:p>49561.4817696482</text:p>
          </table:table-cell>
          <table:table-cell table:formula="of:=[.E134]-[.E133]" office:value-type="float" office:value="0.091684103012085" calcext:value-type="float">
            <text:p>0.09168410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5910827.85477" calcext:value-type="float">
            <text:p>1455910827.85477</text:p>
          </table:table-cell>
          <table:table-cell office:value-type="float" office:value="1455910827.85493" calcext:value-type="float">
            <text:p>1455910827.85493</text:p>
          </table:table-cell>
          <table:table-cell office:value-type="float" office:value="4488" calcext:value-type="float">
            <text:p>4488</text:p>
          </table:table-cell>
          <table:table-cell table:formula="of:=[.B135]-[.B$2]" office:value-type="float" office:value="12.5718228816986" calcext:value-type="float">
            <text:p>12.5718228817</text:p>
          </table:table-cell>
          <table:table-cell table:formula="of:=[.D135]/([.E135]-[.E134])" office:value-type="float" office:value="49675.7684687205" calcext:value-type="float">
            <text:p>49675.7684687205</text:p>
          </table:table-cell>
          <table:table-cell table:formula="of:=[.E135]-[.E134]" office:value-type="float" office:value="0.0903458595275879" calcext:value-type="float">
            <text:p>0.09034585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5910827.94576" calcext:value-type="float">
            <text:p>1455910827.94576</text:p>
          </table:table-cell>
          <table:table-cell office:value-type="float" office:value="1455910827.94594" calcext:value-type="float">
            <text:p>1455910827.94594</text:p>
          </table:table-cell>
          <table:table-cell office:value-type="float" office:value="4440" calcext:value-type="float">
            <text:p>4440</text:p>
          </table:table-cell>
          <table:table-cell table:formula="of:=[.B136]-[.B$2]" office:value-type="float" office:value="12.6628222465515" calcext:value-type="float">
            <text:p>12.6628222466</text:p>
          </table:table-cell>
          <table:table-cell table:formula="of:=[.D136]/([.E136]-[.E135])" office:value-type="float" office:value="48791.5493385803" calcext:value-type="float">
            <text:p>48791.5493385803</text:p>
          </table:table-cell>
          <table:table-cell table:formula="of:=[.E136]-[.E135]" office:value-type="float" office:value="0.0909993648529053" calcext:value-type="float">
            <text:p>0.090999364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5910828.03705" calcext:value-type="float">
            <text:p>1455910828.03705</text:p>
          </table:table-cell>
          <table:table-cell office:value-type="float" office:value="1455910828.03722" calcext:value-type="float">
            <text:p>1455910828.03722</text:p>
          </table:table-cell>
          <table:table-cell office:value-type="float" office:value="4400" calcext:value-type="float">
            <text:p>4400</text:p>
          </table:table-cell>
          <table:table-cell table:formula="of:=[.B137]-[.B$2]" office:value-type="float" office:value="12.7541046142578" calcext:value-type="float">
            <text:p>12.7541046143</text:p>
          </table:table-cell>
          <table:table-cell table:formula="of:=[.D137]/([.E137]-[.E136])" office:value-type="float" office:value="48202.080101132" calcext:value-type="float">
            <text:p>48202.080101132</text:p>
          </table:table-cell>
          <table:table-cell table:formula="of:=[.E137]-[.E136]" office:value-type="float" office:value="0.0912823677062988" calcext:value-type="float">
            <text:p>0.091282367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5910828.12801" calcext:value-type="float">
            <text:p>1455910828.12801</text:p>
          </table:table-cell>
          <table:table-cell office:value-type="float" office:value="1455910828.12818" calcext:value-type="float">
            <text:p>1455910828.12818</text:p>
          </table:table-cell>
          <table:table-cell office:value-type="float" office:value="4360" calcext:value-type="float">
            <text:p>4360</text:p>
          </table:table-cell>
          <table:table-cell table:formula="of:=[.B138]-[.B$2]" office:value-type="float" office:value="12.8450725078583" calcext:value-type="float">
            <text:p>12.8450725079</text:p>
          </table:table-cell>
          <table:table-cell table:formula="of:=[.D138]/([.E138]-[.E137])" office:value-type="float" office:value="47928.9981050827" calcext:value-type="float">
            <text:p>47928.9981050827</text:p>
          </table:table-cell>
          <table:table-cell table:formula="of:=[.E138]-[.E137]" office:value-type="float" office:value="0.0909678936004639" calcext:value-type="float">
            <text:p>0.09096789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5910828.22034" calcext:value-type="float">
            <text:p>1455910828.22034</text:p>
          </table:table-cell>
          <table:table-cell office:value-type="float" office:value="1455910828.22066" calcext:value-type="float">
            <text:p>1455910828.22066</text:p>
          </table:table-cell>
          <table:table-cell office:value-type="float" office:value="4336" calcext:value-type="float">
            <text:p>4336</text:p>
          </table:table-cell>
          <table:table-cell table:formula="of:=[.B139]-[.B$2]" office:value-type="float" office:value="12.9373967647553" calcext:value-type="float">
            <text:p>12.9373967648</text:p>
          </table:table-cell>
          <table:table-cell table:formula="of:=[.D139]/([.E139]-[.E138])" office:value-type="float" office:value="46964.9054943239" calcext:value-type="float">
            <text:p>46964.9054943239</text:p>
          </table:table-cell>
          <table:table-cell table:formula="of:=[.E139]-[.E138]" office:value-type="float" office:value="0.0923242568969727" calcext:value-type="float">
            <text:p>0.092324256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5910828.31122" calcext:value-type="float">
            <text:p>1455910828.31122</text:p>
          </table:table-cell>
          <table:table-cell office:value-type="float" office:value="1455910828.3114" calcext:value-type="float">
            <text:p>1455910828.3114</text:p>
          </table:table-cell>
          <table:table-cell office:value-type="float" office:value="4312" calcext:value-type="float">
            <text:p>4312</text:p>
          </table:table-cell>
          <table:table-cell table:formula="of:=[.B140]-[.B$2]" office:value-type="float" office:value="13.0282807350159" calcext:value-type="float">
            <text:p>13.028280735</text:p>
          </table:table-cell>
          <table:table-cell table:formula="of:=[.D140]/([.E140]-[.E139])" office:value-type="float" office:value="47445.1103713323" calcext:value-type="float">
            <text:p>47445.1103713323</text:p>
          </table:table-cell>
          <table:table-cell table:formula="of:=[.E140]-[.E139]" office:value-type="float" office:value="0.0908839702606201" calcext:value-type="float">
            <text:p>0.090883970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5910828.40272" calcext:value-type="float">
            <text:p>1455910828.40272</text:p>
          </table:table-cell>
          <table:table-cell office:value-type="float" office:value="1455910828.40291" calcext:value-type="float">
            <text:p>1455910828.40291</text:p>
          </table:table-cell>
          <table:table-cell office:value-type="float" office:value="4296" calcext:value-type="float">
            <text:p>4296</text:p>
          </table:table-cell>
          <table:table-cell table:formula="of:=[.B141]-[.B$2]" office:value-type="float" office:value="13.119775056839" calcext:value-type="float">
            <text:p>13.1197750568</text:p>
          </table:table-cell>
          <table:table-cell table:formula="of:=[.D141]/([.E141]-[.E140])" office:value-type="float" office:value="46953.7334601504" calcext:value-type="float">
            <text:p>46953.7334601504</text:p>
          </table:table-cell>
          <table:table-cell table:formula="of:=[.E141]-[.E140]" office:value-type="float" office:value="0.0914943218231201" calcext:value-type="float">
            <text:p>0.091494321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5910828.49337" calcext:value-type="float">
            <text:p>1455910828.49337</text:p>
          </table:table-cell>
          <table:table-cell office:value-type="float" office:value="1455910828.49354" calcext:value-type="float">
            <text:p>1455910828.49354</text:p>
          </table:table-cell>
          <table:table-cell office:value-type="float" office:value="4296" calcext:value-type="float">
            <text:p>4296</text:p>
          </table:table-cell>
          <table:table-cell table:formula="of:=[.B142]-[.B$2]" office:value-type="float" office:value="13.2104268074036" calcext:value-type="float">
            <text:p>13.2104268074</text:p>
          </table:table-cell>
          <table:table-cell table:formula="of:=[.D142]/([.E142]-[.E141])" office:value-type="float" office:value="47390.1493710237" calcext:value-type="float">
            <text:p>47390.1493710237</text:p>
          </table:table-cell>
          <table:table-cell table:formula="of:=[.E142]-[.E141]" office:value-type="float" office:value="0.0906517505645752" calcext:value-type="float">
            <text:p>0.090651750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5910828.5841" calcext:value-type="float">
            <text:p>1455910828.5841</text:p>
          </table:table-cell>
          <table:table-cell office:value-type="float" office:value="1455910828.58428" calcext:value-type="float">
            <text:p>1455910828.58428</text:p>
          </table:table-cell>
          <table:table-cell office:value-type="float" office:value="4296" calcext:value-type="float">
            <text:p>4296</text:p>
          </table:table-cell>
          <table:table-cell table:formula="of:=[.B143]-[.B$2]" office:value-type="float" office:value="13.3011600971222" calcext:value-type="float">
            <text:p>13.3011600971</text:p>
          </table:table-cell>
          <table:table-cell table:formula="of:=[.D143]/([.E143]-[.E142])" office:value-type="float" office:value="47347.5613341287" calcext:value-type="float">
            <text:p>47347.5613341287</text:p>
          </table:table-cell>
          <table:table-cell table:formula="of:=[.E143]-[.E142]" office:value-type="float" office:value="0.0907332897186279" calcext:value-type="float">
            <text:p>0.090733289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5910828.67556" calcext:value-type="float">
            <text:p>1455910828.67556</text:p>
          </table:table-cell>
          <table:table-cell office:value-type="float" office:value="1455910828.67574" calcext:value-type="float">
            <text:p>1455910828.67574</text:p>
          </table:table-cell>
          <table:table-cell office:value-type="float" office:value="4304" calcext:value-type="float">
            <text:p>4304</text:p>
          </table:table-cell>
          <table:table-cell table:formula="of:=[.B144]-[.B$2]" office:value-type="float" office:value="13.3926203250885" calcext:value-type="float">
            <text:p>13.3926203251</text:p>
          </table:table-cell>
          <table:table-cell table:formula="of:=[.D144]/([.E144]-[.E143])" office:value-type="float" office:value="47058.7062344244" calcext:value-type="float">
            <text:p>47058.7062344244</text:p>
          </table:table-cell>
          <table:table-cell table:formula="of:=[.E144]-[.E143]" office:value-type="float" office:value="0.0914602279663086" calcext:value-type="float">
            <text:p>0.09146022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5910828.76647" calcext:value-type="float">
            <text:p>1455910828.76647</text:p>
          </table:table-cell>
          <table:table-cell office:value-type="float" office:value="1455910828.76669" calcext:value-type="float">
            <text:p>1455910828.76669</text:p>
          </table:table-cell>
          <table:table-cell office:value-type="float" office:value="4320" calcext:value-type="float">
            <text:p>4320</text:p>
          </table:table-cell>
          <table:table-cell table:formula="of:=[.B145]-[.B$2]" office:value-type="float" office:value="13.4835267066956" calcext:value-type="float">
            <text:p>13.4835267067</text:p>
          </table:table-cell>
          <table:table-cell table:formula="of:=[.D145]/([.E145]-[.E144])" office:value-type="float" office:value="47521.4162485674" calcext:value-type="float">
            <text:p>47521.4162485674</text:p>
          </table:table-cell>
          <table:table-cell table:formula="of:=[.E145]-[.E144]" office:value-type="float" office:value="0.0909063816070557" calcext:value-type="float">
            <text:p>0.090906381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5910828.8583" calcext:value-type="float">
            <text:p>1455910828.8583</text:p>
          </table:table-cell>
          <table:table-cell office:value-type="float" office:value="1455910828.85853" calcext:value-type="float">
            <text:p>1455910828.85853</text:p>
          </table:table-cell>
          <table:table-cell office:value-type="float" office:value="4336" calcext:value-type="float">
            <text:p>4336</text:p>
          </table:table-cell>
          <table:table-cell table:formula="of:=[.B146]-[.B$2]" office:value-type="float" office:value="13.5753583908081" calcext:value-type="float">
            <text:p>13.5753583908</text:p>
          </table:table-cell>
          <table:table-cell table:formula="of:=[.D146]/([.E146]-[.E145])" office:value-type="float" office:value="47216.8189215152" calcext:value-type="float">
            <text:p>47216.8189215152</text:p>
          </table:table-cell>
          <table:table-cell table:formula="of:=[.E146]-[.E145]" office:value-type="float" office:value="0.0918316841125488" calcext:value-type="float">
            <text:p>0.091831684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5910828.9491" calcext:value-type="float">
            <text:p>1455910828.9491</text:p>
          </table:table-cell>
          <table:table-cell office:value-type="float" office:value="1455910828.94927" calcext:value-type="float">
            <text:p>1455910828.94927</text:p>
          </table:table-cell>
          <table:table-cell office:value-type="float" office:value="4368" calcext:value-type="float">
            <text:p>4368</text:p>
          </table:table-cell>
          <table:table-cell table:formula="of:=[.B147]-[.B$2]" office:value-type="float" office:value="13.6661539077759" calcext:value-type="float">
            <text:p>13.6661539078</text:p>
          </table:table-cell>
          <table:table-cell table:formula="of:=[.D147]/([.E147]-[.E146])" office:value-type="float" office:value="48108.1020944058" calcext:value-type="float">
            <text:p>48108.1020944058</text:p>
          </table:table-cell>
          <table:table-cell table:formula="of:=[.E147]-[.E146]" office:value-type="float" office:value="0.0907955169677734" calcext:value-type="float">
            <text:p>0.09079551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5910829.04125" calcext:value-type="float">
            <text:p>1455910829.04125</text:p>
          </table:table-cell>
          <table:table-cell office:value-type="float" office:value="1455910829.04143" calcext:value-type="float">
            <text:p>1455910829.04143</text:p>
          </table:table-cell>
          <table:table-cell office:value-type="float" office:value="4408" calcext:value-type="float">
            <text:p>4408</text:p>
          </table:table-cell>
          <table:table-cell table:formula="of:=[.B148]-[.B$2]" office:value-type="float" office:value="13.7583076953888" calcext:value-type="float">
            <text:p>13.7583076954</text:p>
          </table:table-cell>
          <table:table-cell table:formula="of:=[.D148]/([.E148]-[.E147])" office:value-type="float" office:value="47833.0854778912" calcext:value-type="float">
            <text:p>47833.0854778912</text:p>
          </table:table-cell>
          <table:table-cell table:formula="of:=[.E148]-[.E147]" office:value-type="float" office:value="0.092153787612915" calcext:value-type="float">
            <text:p>0.092153787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5910829.13195" calcext:value-type="float">
            <text:p>1455910829.13195</text:p>
          </table:table-cell>
          <table:table-cell office:value-type="float" office:value="1455910829.13212" calcext:value-type="float">
            <text:p>1455910829.13212</text:p>
          </table:table-cell>
          <table:table-cell office:value-type="float" office:value="4448" calcext:value-type="float">
            <text:p>4448</text:p>
          </table:table-cell>
          <table:table-cell table:formula="of:=[.B149]-[.B$2]" office:value-type="float" office:value="13.8490080833435" calcext:value-type="float">
            <text:p>13.8490080833</text:p>
          </table:table-cell>
          <table:table-cell table:formula="of:=[.D149]/([.E149]-[.E148])" office:value-type="float" office:value="49040.5840625616" calcext:value-type="float">
            <text:p>49040.5840625616</text:p>
          </table:table-cell>
          <table:table-cell table:formula="of:=[.E149]-[.E148]" office:value-type="float" office:value="0.0907003879547119" calcext:value-type="float">
            <text:p>0.0907003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5910829.22285" calcext:value-type="float">
            <text:p>1455910829.22285</text:p>
          </table:table-cell>
          <table:table-cell office:value-type="float" office:value="1455910829.22302" calcext:value-type="float">
            <text:p>1455910829.22302</text:p>
          </table:table-cell>
          <table:table-cell office:value-type="float" office:value="4496" calcext:value-type="float">
            <text:p>4496</text:p>
          </table:table-cell>
          <table:table-cell table:formula="of:=[.B150]-[.B$2]" office:value-type="float" office:value="13.9399027824402" calcext:value-type="float">
            <text:p>13.9399027824</text:p>
          </table:table-cell>
          <table:table-cell table:formula="of:=[.D150]/([.E150]-[.E149])" office:value-type="float" office:value="49463.830615885" calcext:value-type="float">
            <text:p>49463.830615885</text:p>
          </table:table-cell>
          <table:table-cell table:formula="of:=[.E150]-[.E149]" office:value-type="float" office:value="0.0908946990966797" calcext:value-type="float">
            <text:p>0.09089469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5910829.31433" calcext:value-type="float">
            <text:p>1455910829.31433</text:p>
          </table:table-cell>
          <table:table-cell office:value-type="float" office:value="1455910829.31452" calcext:value-type="float">
            <text:p>1455910829.31452</text:p>
          </table:table-cell>
          <table:table-cell office:value-type="float" office:value="4552" calcext:value-type="float">
            <text:p>4552</text:p>
          </table:table-cell>
          <table:table-cell table:formula="of:=[.B151]-[.B$2]" office:value-type="float" office:value="14.0313880443573" calcext:value-type="float">
            <text:p>14.0313880444</text:p>
          </table:table-cell>
          <table:table-cell table:formula="of:=[.D151]/([.E151]-[.E150])" office:value-type="float" office:value="49756.6482798521" calcext:value-type="float">
            <text:p>49756.6482798521</text:p>
          </table:table-cell>
          <table:table-cell table:formula="of:=[.E151]-[.E150]" office:value-type="float" office:value="0.0914852619171143" calcext:value-type="float">
            <text:p>0.09148526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5910829.40541" calcext:value-type="float">
            <text:p>1455910829.40541</text:p>
          </table:table-cell>
          <table:table-cell office:value-type="float" office:value="1455910829.40558" calcext:value-type="float">
            <text:p>1455910829.40558</text:p>
          </table:table-cell>
          <table:table-cell office:value-type="float" office:value="4616" calcext:value-type="float">
            <text:p>4616</text:p>
          </table:table-cell>
          <table:table-cell table:formula="of:=[.B152]-[.B$2]" office:value-type="float" office:value="14.1224703788757" calcext:value-type="float">
            <text:p>14.1224703789</text:p>
          </table:table-cell>
          <table:table-cell table:formula="of:=[.D152]/([.E152]-[.E151])" office:value-type="float" office:value="50679.4212555657" calcext:value-type="float">
            <text:p>50679.4212555657</text:p>
          </table:table-cell>
          <table:table-cell table:formula="of:=[.E152]-[.E151]" office:value-type="float" office:value="0.0910823345184326" calcext:value-type="float">
            <text:p>0.09108233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5910829.49751" calcext:value-type="float">
            <text:p>1455910829.49751</text:p>
          </table:table-cell>
          <table:table-cell office:value-type="float" office:value="1455910829.49768" calcext:value-type="float">
            <text:p>1455910829.49768</text:p>
          </table:table-cell>
          <table:table-cell office:value-type="float" office:value="4688" calcext:value-type="float">
            <text:p>4688</text:p>
          </table:table-cell>
          <table:table-cell table:formula="of:=[.B153]-[.B$2]" office:value-type="float" office:value="14.2145657539368" calcext:value-type="float">
            <text:p>14.2145657539</text:p>
          </table:table-cell>
          <table:table-cell table:formula="of:=[.D153]/([.E153]-[.E152])" office:value-type="float" office:value="50903.7505617745" calcext:value-type="float">
            <text:p>50903.7505617745</text:p>
          </table:table-cell>
          <table:table-cell table:formula="of:=[.E153]-[.E152]" office:value-type="float" office:value="0.0920953750610352" calcext:value-type="float">
            <text:p>0.09209537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5910829.58866" calcext:value-type="float">
            <text:p>1455910829.58866</text:p>
          </table:table-cell>
          <table:table-cell office:value-type="float" office:value="1455910829.58884" calcext:value-type="float">
            <text:p>1455910829.58884</text:p>
          </table:table-cell>
          <table:table-cell office:value-type="float" office:value="4760" calcext:value-type="float">
            <text:p>4760</text:p>
          </table:table-cell>
          <table:table-cell table:formula="of:=[.B154]-[.B$2]" office:value-type="float" office:value="14.3057208061218" calcext:value-type="float">
            <text:p>14.3057208061</text:p>
          </table:table-cell>
          <table:table-cell table:formula="of:=[.D154]/([.E154]-[.E153])" office:value-type="float" office:value="52218.7183913457" calcext:value-type="float">
            <text:p>52218.7183913457</text:p>
          </table:table-cell>
          <table:table-cell table:formula="of:=[.E154]-[.E153]" office:value-type="float" office:value="0.0911550521850586" calcext:value-type="float">
            <text:p>0.09115505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5910829.68104" calcext:value-type="float">
            <text:p>1455910829.68104</text:p>
          </table:table-cell>
          <table:table-cell office:value-type="float" office:value="1455910829.68122" calcext:value-type="float">
            <text:p>1455910829.68122</text:p>
          </table:table-cell>
          <table:table-cell office:value-type="float" office:value="4840" calcext:value-type="float">
            <text:p>4840</text:p>
          </table:table-cell>
          <table:table-cell table:formula="of:=[.B155]-[.B$2]" office:value-type="float" office:value="14.3981001377106" calcext:value-type="float">
            <text:p>14.3981001377</text:p>
          </table:table-cell>
          <table:table-cell table:formula="of:=[.D155]/([.E155]-[.E154])" office:value-type="float" office:value="52392.6717888233" calcext:value-type="float">
            <text:p>52392.6717888233</text:p>
          </table:table-cell>
          <table:table-cell table:formula="of:=[.E155]-[.E154]" office:value-type="float" office:value="0.0923793315887451" calcext:value-type="float">
            <text:p>0.09237933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5910829.77201" calcext:value-type="float">
            <text:p>1455910829.77201</text:p>
          </table:table-cell>
          <table:table-cell office:value-type="float" office:value="1455910829.77219" calcext:value-type="float">
            <text:p>1455910829.77219</text:p>
          </table:table-cell>
          <table:table-cell office:value-type="float" office:value="4928" calcext:value-type="float">
            <text:p>4928</text:p>
          </table:table-cell>
          <table:table-cell table:formula="of:=[.B156]-[.B$2]" office:value-type="float" office:value="14.4890689849854" calcext:value-type="float">
            <text:p>14.489068985</text:p>
          </table:table-cell>
          <table:table-cell table:formula="of:=[.D156]/([.E156]-[.E155])" office:value-type="float" office:value="54172.39140246" calcext:value-type="float">
            <text:p>54172.39140246</text:p>
          </table:table-cell>
          <table:table-cell table:formula="of:=[.E156]-[.E155]" office:value-type="float" office:value="0.0909688472747803" calcext:value-type="float">
            <text:p>0.090968847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5910829.8627" calcext:value-type="float">
            <text:p>1455910829.8627</text:p>
          </table:table-cell>
          <table:table-cell office:value-type="float" office:value="1455910829.86301" calcext:value-type="float">
            <text:p>1455910829.86301</text:p>
          </table:table-cell>
          <table:table-cell office:value-type="float" office:value="5016" calcext:value-type="float">
            <text:p>5016</text:p>
          </table:table-cell>
          <table:table-cell table:formula="of:=[.B157]-[.B$2]" office:value-type="float" office:value="14.5797605514526" calcext:value-type="float">
            <text:p>14.5797605515</text:p>
          </table:table-cell>
          <table:table-cell table:formula="of:=[.D157]/([.E157]-[.E156])" office:value-type="float" office:value="55308.3400738194" calcext:value-type="float">
            <text:p>55308.3400738194</text:p>
          </table:table-cell>
          <table:table-cell table:formula="of:=[.E157]-[.E156]" office:value-type="float" office:value="0.0906915664672852" calcext:value-type="float">
            <text:p>0.090691566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5910829.95471" calcext:value-type="float">
            <text:p>1455910829.95471</text:p>
          </table:table-cell>
          <table:table-cell office:value-type="float" office:value="1455910829.95488" calcext:value-type="float">
            <text:p>1455910829.95488</text:p>
          </table:table-cell>
          <table:table-cell office:value-type="float" office:value="5112" calcext:value-type="float">
            <text:p>5112</text:p>
          </table:table-cell>
          <table:table-cell table:formula="of:=[.B158]-[.B$2]" office:value-type="float" office:value="14.6717681884766" calcext:value-type="float">
            <text:p>14.6717681885</text:p>
          </table:table-cell>
          <table:table-cell table:formula="of:=[.D158]/([.E158]-[.E157])" office:value-type="float" office:value="55560.6052427003" calcext:value-type="float">
            <text:p>55560.6052427003</text:p>
          </table:table-cell>
          <table:table-cell table:formula="of:=[.E158]-[.E157]" office:value-type="float" office:value="0.0920076370239258" calcext:value-type="float">
            <text:p>0.09200763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5910830.04566" calcext:value-type="float">
            <text:p>1455910830.04566</text:p>
          </table:table-cell>
          <table:table-cell office:value-type="float" office:value="1455910830.04583" calcext:value-type="float">
            <text:p>1455910830.04583</text:p>
          </table:table-cell>
          <table:table-cell office:value-type="float" office:value="5208" calcext:value-type="float">
            <text:p>5208</text:p>
          </table:table-cell>
          <table:table-cell table:formula="of:=[.B159]-[.B$2]" office:value-type="float" office:value="14.7627201080322" calcext:value-type="float">
            <text:p>14.762720108</text:p>
          </table:table-cell>
          <table:table-cell table:formula="of:=[.D159]/([.E159]-[.E158])" office:value-type="float" office:value="57261.0234664989" calcext:value-type="float">
            <text:p>57261.0234664989</text:p>
          </table:table-cell>
          <table:table-cell table:formula="of:=[.E159]-[.E158]" office:value-type="float" office:value="0.0909519195556641" calcext:value-type="float">
            <text:p>0.09095191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5910830.1378" calcext:value-type="float">
            <text:p>1455910830.1378</text:p>
          </table:table-cell>
          <table:table-cell office:value-type="float" office:value="1455910830.13796" calcext:value-type="float">
            <text:p>1455910830.13796</text:p>
          </table:table-cell>
          <table:table-cell office:value-type="float" office:value="5312" calcext:value-type="float">
            <text:p>5312</text:p>
          </table:table-cell>
          <table:table-cell table:formula="of:=[.B160]-[.B$2]" office:value-type="float" office:value="14.8548560142517" calcext:value-type="float">
            <text:p>14.8548560143</text:p>
          </table:table-cell>
          <table:table-cell table:formula="of:=[.D160]/([.E160]-[.E159])" office:value-type="float" office:value="57653.9616091252" calcext:value-type="float">
            <text:p>57653.9616091252</text:p>
          </table:table-cell>
          <table:table-cell table:formula="of:=[.E160]-[.E159]" office:value-type="float" office:value="0.0921359062194824" calcext:value-type="float">
            <text:p>0.092135906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5910830.22912" calcext:value-type="float">
            <text:p>1455910830.22912</text:p>
          </table:table-cell>
          <table:table-cell office:value-type="float" office:value="1455910830.2293" calcext:value-type="float">
            <text:p>1455910830.2293</text:p>
          </table:table-cell>
          <table:table-cell office:value-type="float" office:value="5416" calcext:value-type="float">
            <text:p>5416</text:p>
          </table:table-cell>
          <table:table-cell table:formula="of:=[.B161]-[.B$2]" office:value-type="float" office:value="14.9461762905121" calcext:value-type="float">
            <text:p>14.9461762905</text:p>
          </table:table-cell>
          <table:table-cell table:formula="of:=[.D161]/([.E161]-[.E160])" office:value-type="float" office:value="59307.7487474708" calcext:value-type="float">
            <text:p>59307.7487474708</text:p>
          </table:table-cell>
          <table:table-cell table:formula="of:=[.E161]-[.E160]" office:value-type="float" office:value="0.091320276260376" calcext:value-type="float">
            <text:p>0.091320276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5910830.32094" calcext:value-type="float">
            <text:p>1455910830.32094</text:p>
          </table:table-cell>
          <table:table-cell office:value-type="float" office:value="1455910830.32111" calcext:value-type="float">
            <text:p>1455910830.32111</text:p>
          </table:table-cell>
          <table:table-cell office:value-type="float" office:value="5528" calcext:value-type="float">
            <text:p>5528</text:p>
          </table:table-cell>
          <table:table-cell table:formula="of:=[.B162]-[.B$2]" office:value-type="float" office:value="15.0379974842072" calcext:value-type="float">
            <text:p>15.0379974842</text:p>
          </table:table-cell>
          <table:table-cell table:formula="of:=[.D162]/([.E162]-[.E161])" office:value-type="float" office:value="60203.9657462752" calcext:value-type="float">
            <text:p>60203.9657462752</text:p>
          </table:table-cell>
          <table:table-cell table:formula="of:=[.E162]-[.E161]" office:value-type="float" office:value="0.0918211936950684" calcext:value-type="float">
            <text:p>0.091821193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5910830.41189" calcext:value-type="float">
            <text:p>1455910830.41189</text:p>
          </table:table-cell>
          <table:table-cell office:value-type="float" office:value="1455910830.41206" calcext:value-type="float">
            <text:p>1455910830.41206</text:p>
          </table:table-cell>
          <table:table-cell office:value-type="float" office:value="5632" calcext:value-type="float">
            <text:p>5632</text:p>
          </table:table-cell>
          <table:table-cell table:formula="of:=[.B163]-[.B$2]" office:value-type="float" office:value="15.1289479732513" calcext:value-type="float">
            <text:p>15.1289479733</text:p>
          </table:table-cell>
          <table:table-cell table:formula="of:=[.D163]/([.E163]-[.E162])" office:value-type="float" office:value="61923.8011712463" calcext:value-type="float">
            <text:p>61923.8011712463</text:p>
          </table:table-cell>
          <table:table-cell table:formula="of:=[.E163]-[.E162]" office:value-type="float" office:value="0.0909504890441895" calcext:value-type="float">
            <text:p>0.09095048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5910830.50344" calcext:value-type="float">
            <text:p>1455910830.50344</text:p>
          </table:table-cell>
          <table:table-cell office:value-type="float" office:value="1455910830.50361" calcext:value-type="float">
            <text:p>1455910830.50361</text:p>
          </table:table-cell>
          <table:table-cell office:value-type="float" office:value="5744" calcext:value-type="float">
            <text:p>5744</text:p>
          </table:table-cell>
          <table:table-cell table:formula="of:=[.B164]-[.B$2]" office:value-type="float" office:value="15.2204954624176" calcext:value-type="float">
            <text:p>15.2204954624</text:p>
          </table:table-cell>
          <table:table-cell table:formula="of:=[.D164]/([.E164]-[.E163])" office:value-type="float" office:value="62743.3920068337" calcext:value-type="float">
            <text:p>62743.3920068337</text:p>
          </table:table-cell>
          <table:table-cell table:formula="of:=[.E164]-[.E163]" office:value-type="float" office:value="0.0915474891662598" calcext:value-type="float">
            <text:p>0.091547489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5910830.59609" calcext:value-type="float">
            <text:p>1455910830.59609</text:p>
          </table:table-cell>
          <table:table-cell office:value-type="float" office:value="1455910830.59642" calcext:value-type="float">
            <text:p>1455910830.59642</text:p>
          </table:table-cell>
          <table:table-cell office:value-type="float" office:value="5864" calcext:value-type="float">
            <text:p>5864</text:p>
          </table:table-cell>
          <table:table-cell table:formula="of:=[.B165]-[.B$2]" office:value-type="float" office:value="15.3131523132324" calcext:value-type="float">
            <text:p>15.3131523132</text:p>
          </table:table-cell>
          <table:table-cell table:formula="of:=[.D165]/([.E165]-[.E164])" office:value-type="float" office:value="63287.2793369546" calcext:value-type="float">
            <text:p>63287.2793369546</text:p>
          </table:table-cell>
          <table:table-cell table:formula="of:=[.E165]-[.E164]" office:value-type="float" office:value="0.0926568508148193" calcext:value-type="float">
            <text:p>0.092656850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5910830.6868" calcext:value-type="float">
            <text:p>1455910830.6868</text:p>
          </table:table-cell>
          <table:table-cell office:value-type="float" office:value="1455910830.68697" calcext:value-type="float">
            <text:p>1455910830.68697</text:p>
          </table:table-cell>
          <table:table-cell office:value-type="float" office:value="5976" calcext:value-type="float">
            <text:p>5976</text:p>
          </table:table-cell>
          <table:table-cell table:formula="of:=[.B166]-[.B$2]" office:value-type="float" office:value="15.4038562774658" calcext:value-type="float">
            <text:p>15.4038562775</text:p>
          </table:table-cell>
          <table:table-cell table:formula="of:=[.D166]/([.E166]-[.E165])" office:value-type="float" office:value="65884.6617180107" calcext:value-type="float">
            <text:p>65884.6617180107</text:p>
          </table:table-cell>
          <table:table-cell table:formula="of:=[.E166]-[.E165]" office:value-type="float" office:value="0.0907039642333984" calcext:value-type="float">
            <text:p>0.090703964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5910830.77886" calcext:value-type="float">
            <text:p>1455910830.77886</text:p>
          </table:table-cell>
          <table:table-cell office:value-type="float" office:value="1455910830.77903" calcext:value-type="float">
            <text:p>1455910830.77903</text:p>
          </table:table-cell>
          <table:table-cell office:value-type="float" office:value="6088" calcext:value-type="float">
            <text:p>6088</text:p>
          </table:table-cell>
          <table:table-cell table:formula="of:=[.B167]-[.B$2]" office:value-type="float" office:value="15.4959161281586" calcext:value-type="float">
            <text:p>15.4959161282</text:p>
          </table:table-cell>
          <table:table-cell table:formula="of:=[.D167]/([.E167]-[.E166])" office:value-type="float" office:value="66130.8915253272" calcext:value-type="float">
            <text:p>66130.8915253272</text:p>
          </table:table-cell>
          <table:table-cell table:formula="of:=[.E167]-[.E166]" office:value-type="float" office:value="0.092059850692749" calcext:value-type="float">
            <text:p>0.09205985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5910830.87012" calcext:value-type="float">
            <text:p>1455910830.87012</text:p>
          </table:table-cell>
          <table:table-cell office:value-type="float" office:value="1455910830.87035" calcext:value-type="float">
            <text:p>1455910830.87035</text:p>
          </table:table-cell>
          <table:table-cell office:value-type="float" office:value="6208" calcext:value-type="float">
            <text:p>6208</text:p>
          </table:table-cell>
          <table:table-cell table:formula="of:=[.B168]-[.B$2]" office:value-type="float" office:value="15.5871825218201" calcext:value-type="float">
            <text:p>15.5871825218</text:p>
          </table:table-cell>
          <table:table-cell table:formula="of:=[.D168]/([.E168]-[.E167])" office:value-type="float" office:value="68020.6563549017" calcext:value-type="float">
            <text:p>68020.6563549017</text:p>
          </table:table-cell>
          <table:table-cell table:formula="of:=[.E168]-[.E167]" office:value-type="float" office:value="0.091266393661499" calcext:value-type="float">
            <text:p>0.09126639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5910830.96242" calcext:value-type="float">
            <text:p>1455910830.96242</text:p>
          </table:table-cell>
          <table:table-cell office:value-type="float" office:value="1455910830.96259" calcext:value-type="float">
            <text:p>1455910830.96259</text:p>
          </table:table-cell>
          <table:table-cell office:value-type="float" office:value="6320" calcext:value-type="float">
            <text:p>6320</text:p>
          </table:table-cell>
          <table:table-cell table:formula="of:=[.B169]-[.B$2]" office:value-type="float" office:value="15.6794736385345" calcext:value-type="float">
            <text:p>15.6794736385</text:p>
          </table:table-cell>
          <table:table-cell table:formula="of:=[.D169]/([.E169]-[.E168])" office:value-type="float" office:value="68478.9633606047" calcext:value-type="float">
            <text:p>68478.9633606047</text:p>
          </table:table-cell>
          <table:table-cell table:formula="of:=[.E169]-[.E168]" office:value-type="float" office:value="0.0922911167144775" calcext:value-type="float">
            <text:p>0.0922911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5910831.05411" calcext:value-type="float">
            <text:p>1455910831.05411</text:p>
          </table:table-cell>
          <table:table-cell office:value-type="float" office:value="1455910831.05428" calcext:value-type="float">
            <text:p>1455910831.05428</text:p>
          </table:table-cell>
          <table:table-cell office:value-type="float" office:value="6432" calcext:value-type="float">
            <text:p>6432</text:p>
          </table:table-cell>
          <table:table-cell table:formula="of:=[.B170]-[.B$2]" office:value-type="float" office:value="15.7711665630341" calcext:value-type="float">
            <text:p>15.771166563</text:p>
          </table:table-cell>
          <table:table-cell table:formula="of:=[.D170]/([.E170]-[.E169])" office:value-type="float" office:value="70147.1791319542" calcext:value-type="float">
            <text:p>70147.1791319542</text:p>
          </table:table-cell>
          <table:table-cell table:formula="of:=[.E170]-[.E169]" office:value-type="float" office:value="0.0916929244995117" calcext:value-type="float">
            <text:p>0.091692924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5910831.14551" calcext:value-type="float">
            <text:p>1455910831.14551</text:p>
          </table:table-cell>
          <table:table-cell office:value-type="float" office:value="1455910831.14577" calcext:value-type="float">
            <text:p>1455910831.14577</text:p>
          </table:table-cell>
          <table:table-cell office:value-type="float" office:value="6544" calcext:value-type="float">
            <text:p>6544</text:p>
          </table:table-cell>
          <table:table-cell table:formula="of:=[.B171]-[.B$2]" office:value-type="float" office:value="15.8625724315643" calcext:value-type="float">
            <text:p>15.8625724316</text:p>
          </table:table-cell>
          <table:table-cell table:formula="of:=[.D171]/([.E171]-[.E170])" office:value-type="float" office:value="71592.7774137679" calcext:value-type="float">
            <text:p>71592.7774137679</text:p>
          </table:table-cell>
          <table:table-cell table:formula="of:=[.E171]-[.E170]" office:value-type="float" office:value="0.0914058685302734" calcext:value-type="float">
            <text:p>0.091405868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5910831.23825" calcext:value-type="float">
            <text:p>1455910831.23825</text:p>
          </table:table-cell>
          <table:table-cell office:value-type="float" office:value="1455910831.23842" calcext:value-type="float">
            <text:p>1455910831.23842</text:p>
          </table:table-cell>
          <table:table-cell office:value-type="float" office:value="6656" calcext:value-type="float">
            <text:p>6656</text:p>
          </table:table-cell>
          <table:table-cell table:formula="of:=[.B172]-[.B$2]" office:value-type="float" office:value="15.955305814743" calcext:value-type="float">
            <text:p>15.9553058147</text:p>
          </table:table-cell>
          <table:table-cell table:formula="of:=[.D172]/([.E172]-[.E171])" office:value-type="float" office:value="71775.6623542237" calcext:value-type="float">
            <text:p>71775.6623542237</text:p>
          </table:table-cell>
          <table:table-cell table:formula="of:=[.E172]-[.E171]" office:value-type="float" office:value="0.0927333831787109" calcext:value-type="float">
            <text:p>0.092733383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5910831.33914" calcext:value-type="float">
            <text:p>1455910831.33914</text:p>
          </table:table-cell>
          <table:table-cell office:value-type="float" office:value="1455910831.33931" calcext:value-type="float">
            <text:p>1455910831.33931</text:p>
          </table:table-cell>
          <table:table-cell office:value-type="float" office:value="6776" calcext:value-type="float">
            <text:p>6776</text:p>
          </table:table-cell>
          <table:table-cell table:formula="of:=[.B173]-[.B$2]" office:value-type="float" office:value="16.0561985969543" calcext:value-type="float">
            <text:p>16.056198597</text:p>
          </table:table-cell>
          <table:table-cell table:formula="of:=[.D173]/([.E173]-[.E172])" office:value-type="float" office:value="67160.4038612867" calcext:value-type="float">
            <text:p>67160.4038612867</text:p>
          </table:table-cell>
          <table:table-cell table:formula="of:=[.E173]-[.E172]" office:value-type="float" office:value="0.100892782211304" calcext:value-type="float">
            <text:p>0.10089278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5910831.44177" calcext:value-type="float">
            <text:p>1455910831.44177</text:p>
          </table:table-cell>
          <table:table-cell office:value-type="float" office:value="1455910831.44195" calcext:value-type="float">
            <text:p>1455910831.44195</text:p>
          </table:table-cell>
          <table:table-cell office:value-type="float" office:value="6896" calcext:value-type="float">
            <text:p>6896</text:p>
          </table:table-cell>
          <table:table-cell table:formula="of:=[.B174]-[.B$2]" office:value-type="float" office:value="16.1588299274445" calcext:value-type="float">
            <text:p>16.1588299274</text:p>
          </table:table-cell>
          <table:table-cell table:formula="of:=[.D174]/([.E174]-[.E173])" office:value-type="float" office:value="67191.9575344916" calcext:value-type="float">
            <text:p>67191.9575344916</text:p>
          </table:table-cell>
          <table:table-cell table:formula="of:=[.E174]-[.E173]" office:value-type="float" office:value="0.102631330490112" calcext:value-type="float">
            <text:p>0.10263133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5910831.54422" calcext:value-type="float">
            <text:p>1455910831.54422</text:p>
          </table:table-cell>
          <table:table-cell office:value-type="float" office:value="1455910831.54439" calcext:value-type="float">
            <text:p>1455910831.54439</text:p>
          </table:table-cell>
          <table:table-cell office:value-type="float" office:value="7008" calcext:value-type="float">
            <text:p>7008</text:p>
          </table:table-cell>
          <table:table-cell table:formula="of:=[.B175]-[.B$2]" office:value-type="float" office:value="16.2612755298615" calcext:value-type="float">
            <text:p>16.2612755299</text:p>
          </table:table-cell>
          <table:table-cell table:formula="of:=[.D175]/([.E175]-[.E174])" office:value-type="float" office:value="68407.0358771946" calcext:value-type="float">
            <text:p>68407.0358771946</text:p>
          </table:table-cell>
          <table:table-cell table:formula="of:=[.E175]-[.E174]" office:value-type="float" office:value="0.102445602416992" calcext:value-type="float">
            <text:p>0.10244560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5910831.6469" calcext:value-type="float">
            <text:p>1455910831.6469</text:p>
          </table:table-cell>
          <table:table-cell office:value-type="float" office:value="1455910831.64707" calcext:value-type="float">
            <text:p>1455910831.64707</text:p>
          </table:table-cell>
          <table:table-cell office:value-type="float" office:value="7112" calcext:value-type="float">
            <text:p>7112</text:p>
          </table:table-cell>
          <table:table-cell table:formula="of:=[.B176]-[.B$2]" office:value-type="float" office:value="16.363959312439" calcext:value-type="float">
            <text:p>16.3639593124</text:p>
          </table:table-cell>
          <table:table-cell table:formula="of:=[.D176]/([.E176]-[.E175])" office:value-type="float" office:value="69261.1805046356" calcext:value-type="float">
            <text:p>69261.1805046356</text:p>
          </table:table-cell>
          <table:table-cell table:formula="of:=[.E176]-[.E175]" office:value-type="float" office:value="0.102683782577515" calcext:value-type="float">
            <text:p>0.102683782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5910831.74925" calcext:value-type="float">
            <text:p>1455910831.74925</text:p>
          </table:table-cell>
          <table:table-cell office:value-type="float" office:value="1455910831.74942" calcext:value-type="float">
            <text:p>1455910831.74942</text:p>
          </table:table-cell>
          <table:table-cell office:value-type="float" office:value="7216" calcext:value-type="float">
            <text:p>7216</text:p>
          </table:table-cell>
          <table:table-cell table:formula="of:=[.B177]-[.B$2]" office:value-type="float" office:value="16.4663107395172" calcext:value-type="float">
            <text:p>16.4663107395</text:p>
          </table:table-cell>
          <table:table-cell table:formula="of:=[.D177]/([.E177]-[.E176])" office:value-type="float" office:value="70502.192358133" calcext:value-type="float">
            <text:p>70502.192358133</text:p>
          </table:table-cell>
          <table:table-cell table:formula="of:=[.E177]-[.E176]" office:value-type="float" office:value="0.102351427078247" calcext:value-type="float">
            <text:p>0.102351427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5910831.8521" calcext:value-type="float">
            <text:p>1455910831.8521</text:p>
          </table:table-cell>
          <table:table-cell office:value-type="float" office:value="1455910831.85228" calcext:value-type="float">
            <text:p>1455910831.85228</text:p>
          </table:table-cell>
          <table:table-cell office:value-type="float" office:value="7320" calcext:value-type="float">
            <text:p>7320</text:p>
          </table:table-cell>
          <table:table-cell table:formula="of:=[.B178]-[.B$2]" office:value-type="float" office:value="16.5691606998444" calcext:value-type="float">
            <text:p>16.5691606998</text:p>
          </table:table-cell>
          <table:table-cell table:formula="of:=[.D178]/([.E178]-[.E177])" office:value-type="float" office:value="71171.6365929195" calcext:value-type="float">
            <text:p>71171.6365929195</text:p>
          </table:table-cell>
          <table:table-cell table:formula="of:=[.E178]-[.E177]" office:value-type="float" office:value="0.102849960327148" calcext:value-type="float">
            <text:p>0.102849960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5910831.95488" calcext:value-type="float">
            <text:p>1455910831.95488</text:p>
          </table:table-cell>
          <table:table-cell office:value-type="float" office:value="1455910831.95519" calcext:value-type="float">
            <text:p>1455910831.95519</text:p>
          </table:table-cell>
          <table:table-cell office:value-type="float" office:value="7408" calcext:value-type="float">
            <text:p>7408</text:p>
          </table:table-cell>
          <table:table-cell table:formula="of:=[.B179]-[.B$2]" office:value-type="float" office:value="16.6719362735748" calcext:value-type="float">
            <text:p>16.6719362736</text:p>
          </table:table-cell>
          <table:table-cell table:formula="of:=[.D179]/([.E179]-[.E178])" office:value-type="float" office:value="72079.3835646945" calcext:value-type="float">
            <text:p>72079.3835646945</text:p>
          </table:table-cell>
          <table:table-cell table:formula="of:=[.E179]-[.E178]" office:value-type="float" office:value="0.102775573730469" calcext:value-type="float">
            <text:p>0.10277557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5910832.05755" calcext:value-type="float">
            <text:p>1455910832.05755</text:p>
          </table:table-cell>
          <table:table-cell office:value-type="float" office:value="1455910832.05778" calcext:value-type="float">
            <text:p>1455910832.05778</text:p>
          </table:table-cell>
          <table:table-cell office:value-type="float" office:value="7496" calcext:value-type="float">
            <text:p>7496</text:p>
          </table:table-cell>
          <table:table-cell table:formula="of:=[.B180]-[.B$2]" office:value-type="float" office:value="16.7746105194092" calcext:value-type="float">
            <text:p>16.7746105194</text:p>
          </table:table-cell>
          <table:table-cell table:formula="of:=[.D180]/([.E180]-[.E179])" office:value-type="float" office:value="73007.5973686105" calcext:value-type="float">
            <text:p>73007.5973686105</text:p>
          </table:table-cell>
          <table:table-cell table:formula="of:=[.E180]-[.E179]" office:value-type="float" office:value="0.102674245834351" calcext:value-type="float">
            <text:p>0.102674245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5910832.16039" calcext:value-type="float">
            <text:p>1455910832.16039</text:p>
          </table:table-cell>
          <table:table-cell office:value-type="float" office:value="1455910832.16058" calcext:value-type="float">
            <text:p>1455910832.16058</text:p>
          </table:table-cell>
          <table:table-cell office:value-type="float" office:value="7568" calcext:value-type="float">
            <text:p>7568</text:p>
          </table:table-cell>
          <table:table-cell table:formula="of:=[.B181]-[.B$2]" office:value-type="float" office:value="16.8774452209473" calcext:value-type="float">
            <text:p>16.8774452209</text:p>
          </table:table-cell>
          <table:table-cell table:formula="of:=[.D181]/([.E181]-[.E180])" office:value-type="float" office:value="73593.8344431049" calcext:value-type="float">
            <text:p>73593.8344431049</text:p>
          </table:table-cell>
          <table:table-cell table:formula="of:=[.E181]-[.E180]" office:value-type="float" office:value="0.102834701538086" calcext:value-type="float">
            <text:p>0.10283470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5910832.26213" calcext:value-type="float">
            <text:p>1455910832.26213</text:p>
          </table:table-cell>
          <table:table-cell office:value-type="float" office:value="1455910832.2623" calcext:value-type="float">
            <text:p>1455910832.2623</text:p>
          </table:table-cell>
          <table:table-cell office:value-type="float" office:value="7640" calcext:value-type="float">
            <text:p>7640</text:p>
          </table:table-cell>
          <table:table-cell table:formula="of:=[.B182]-[.B$2]" office:value-type="float" office:value="16.9791836738586" calcext:value-type="float">
            <text:p>16.9791836739</text:p>
          </table:table-cell>
          <table:table-cell table:formula="of:=[.D182]/([.E182]-[.E181])" office:value-type="float" office:value="75094.5171798032" calcext:value-type="float">
            <text:p>75094.5171798032</text:p>
          </table:table-cell>
          <table:table-cell table:formula="of:=[.E182]-[.E181]" office:value-type="float" office:value="0.101738452911377" calcext:value-type="float">
            <text:p>0.101738452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5910832.36448" calcext:value-type="float">
            <text:p>1455910832.36448</text:p>
          </table:table-cell>
          <table:table-cell office:value-type="float" office:value="1455910832.36465" calcext:value-type="float">
            <text:p>1455910832.36465</text:p>
          </table:table-cell>
          <table:table-cell office:value-type="float" office:value="7704" calcext:value-type="float">
            <text:p>7704</text:p>
          </table:table-cell>
          <table:table-cell table:formula="of:=[.B183]-[.B$2]" office:value-type="float" office:value="17.081538438797" calcext:value-type="float">
            <text:p>17.0815384388</text:p>
          </table:table-cell>
          <table:table-cell table:formula="of:=[.D183]/([.E183]-[.E182])" office:value-type="float" office:value="75267.6243713706" calcext:value-type="float">
            <text:p>75267.6243713706</text:p>
          </table:table-cell>
          <table:table-cell table:formula="of:=[.E183]-[.E182]" office:value-type="float" office:value="0.102354764938355" calcext:value-type="float">
            <text:p>0.102354764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5910832.46511" calcext:value-type="float">
            <text:p>1455910832.46511</text:p>
          </table:table-cell>
          <table:table-cell office:value-type="float" office:value="1455910832.46529" calcext:value-type="float">
            <text:p>1455910832.46529</text:p>
          </table:table-cell>
          <table:table-cell office:value-type="float" office:value="7752" calcext:value-type="float">
            <text:p>7752</text:p>
          </table:table-cell>
          <table:table-cell table:formula="of:=[.B184]-[.B$2]" office:value-type="float" office:value="17.1821703910828" calcext:value-type="float">
            <text:p>17.1821703911</text:p>
          </table:table-cell>
          <table:table-cell table:formula="of:=[.D184]/([.E184]-[.E183])" office:value-type="float" office:value="77033.187013867" calcext:value-type="float">
            <text:p>77033.187013867</text:p>
          </table:table-cell>
          <table:table-cell table:formula="of:=[.E184]-[.E183]" office:value-type="float" office:value="0.100631952285767" calcext:value-type="float">
            <text:p>0.10063195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5910832.56563" calcext:value-type="float">
            <text:p>1455910832.56563</text:p>
          </table:table-cell>
          <table:table-cell office:value-type="float" office:value="1455910832.56587" calcext:value-type="float">
            <text:p>1455910832.56587</text:p>
          </table:table-cell>
          <table:table-cell office:value-type="float" office:value="7800" calcext:value-type="float">
            <text:p>7800</text:p>
          </table:table-cell>
          <table:table-cell table:formula="of:=[.B185]-[.B$2]" office:value-type="float" office:value="17.2826850414276" calcext:value-type="float">
            <text:p>17.2826850414</text:p>
          </table:table-cell>
          <table:table-cell table:formula="of:=[.D185]/([.E185]-[.E184])" office:value-type="float" office:value="77600.6280998793" calcext:value-type="float">
            <text:p>77600.6280998793</text:p>
          </table:table-cell>
          <table:table-cell table:formula="of:=[.E185]-[.E184]" office:value-type="float" office:value="0.100514650344849" calcext:value-type="float">
            <text:p>0.100514650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5910832.66528" calcext:value-type="float">
            <text:p>1455910832.66528</text:p>
          </table:table-cell>
          <table:table-cell office:value-type="float" office:value="1455910832.66545" calcext:value-type="float">
            <text:p>1455910832.66545</text:p>
          </table:table-cell>
          <table:table-cell office:value-type="float" office:value="7832" calcext:value-type="float">
            <text:p>7832</text:p>
          </table:table-cell>
          <table:table-cell table:formula="of:=[.B186]-[.B$2]" office:value-type="float" office:value="17.382336139679" calcext:value-type="float">
            <text:p>17.3823361397</text:p>
          </table:table-cell>
          <table:table-cell table:formula="of:=[.D186]/([.E186]-[.E185])" office:value-type="float" office:value="78594.2165960471" calcext:value-type="float">
            <text:p>78594.2165960471</text:p>
          </table:table-cell>
          <table:table-cell table:formula="of:=[.E186]-[.E185]" office:value-type="float" office:value="0.0996510982513428" calcext:value-type="float">
            <text:p>0.099651098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5910832.76365" calcext:value-type="float">
            <text:p>1455910832.76365</text:p>
          </table:table-cell>
          <table:table-cell office:value-type="float" office:value="1455910832.76382" calcext:value-type="float">
            <text:p>1455910832.76382</text:p>
          </table:table-cell>
          <table:table-cell office:value-type="float" office:value="7864" calcext:value-type="float">
            <text:p>7864</text:p>
          </table:table-cell>
          <table:table-cell table:formula="of:=[.B187]-[.B$2]" office:value-type="float" office:value="17.4807062149048" calcext:value-type="float">
            <text:p>17.4807062149</text:p>
          </table:table-cell>
          <table:table-cell table:formula="of:=[.D187]/([.E187]-[.E186])" office:value-type="float" office:value="79943.0109405372" calcext:value-type="float">
            <text:p>79943.0109405372</text:p>
          </table:table-cell>
          <table:table-cell table:formula="of:=[.E187]-[.E186]" office:value-type="float" office:value="0.0983700752258301" calcext:value-type="float">
            <text:p>0.098370075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5910832.86128" calcext:value-type="float">
            <text:p>1455910832.86128</text:p>
          </table:table-cell>
          <table:table-cell office:value-type="float" office:value="1455910832.86145" calcext:value-type="float">
            <text:p>1455910832.86145</text:p>
          </table:table-cell>
          <table:table-cell office:value-type="float" office:value="7880" calcext:value-type="float">
            <text:p>7880</text:p>
          </table:table-cell>
          <table:table-cell table:formula="of:=[.B188]-[.B$2]" office:value-type="float" office:value="17.5783388614655" calcext:value-type="float">
            <text:p>17.5783388615</text:p>
          </table:table-cell>
          <table:table-cell table:formula="of:=[.D188]/([.E188]-[.E187])" office:value-type="float" office:value="80710.7077149995" calcext:value-type="float">
            <text:p>80710.7077149995</text:p>
          </table:table-cell>
          <table:table-cell table:formula="of:=[.E188]-[.E187]" office:value-type="float" office:value="0.0976326465606689" calcext:value-type="float">
            <text:p>0.097632646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5910832.95738" calcext:value-type="float">
            <text:p>1455910832.95738</text:p>
          </table:table-cell>
          <table:table-cell office:value-type="float" office:value="1455910832.95756" calcext:value-type="float">
            <text:p>1455910832.95756</text:p>
          </table:table-cell>
          <table:table-cell office:value-type="float" office:value="7888" calcext:value-type="float">
            <text:p>7888</text:p>
          </table:table-cell>
          <table:table-cell table:formula="of:=[.B189]-[.B$2]" office:value-type="float" office:value="17.6744425296783" calcext:value-type="float">
            <text:p>17.6744425297</text:p>
          </table:table-cell>
          <table:table-cell table:formula="of:=[.D189]/([.E189]-[.E188])" office:value-type="float" office:value="82078.0324693367" calcext:value-type="float">
            <text:p>82078.0324693367</text:p>
          </table:table-cell>
          <table:table-cell table:formula="of:=[.E189]-[.E188]" office:value-type="float" office:value="0.0961036682128906" calcext:value-type="float">
            <text:p>0.096103668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5910833.05308" calcext:value-type="float">
            <text:p>1455910833.05308</text:p>
          </table:table-cell>
          <table:table-cell office:value-type="float" office:value="1455910833.05325" calcext:value-type="float">
            <text:p>1455910833.05325</text:p>
          </table:table-cell>
          <table:table-cell office:value-type="float" office:value="7888" calcext:value-type="float">
            <text:p>7888</text:p>
          </table:table-cell>
          <table:table-cell table:formula="of:=[.B190]-[.B$2]" office:value-type="float" office:value="17.770140171051" calcext:value-type="float">
            <text:p>17.7701401711</text:p>
          </table:table-cell>
          <table:table-cell table:formula="of:=[.D190]/([.E190]-[.E189])" office:value-type="float" office:value="82426.2739065984" calcext:value-type="float">
            <text:p>82426.2739065984</text:p>
          </table:table-cell>
          <table:table-cell table:formula="of:=[.E190]-[.E189]" office:value-type="float" office:value="0.0956976413726807" calcext:value-type="float">
            <text:p>0.095697641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5910833.14707" calcext:value-type="float">
            <text:p>1455910833.14707</text:p>
          </table:table-cell>
          <table:table-cell office:value-type="float" office:value="1455910833.14725" calcext:value-type="float">
            <text:p>1455910833.14725</text:p>
          </table:table-cell>
          <table:table-cell office:value-type="float" office:value="7888" calcext:value-type="float">
            <text:p>7888</text:p>
          </table:table-cell>
          <table:table-cell table:formula="of:=[.B191]-[.B$2]" office:value-type="float" office:value="17.8641307353973" calcext:value-type="float">
            <text:p>17.8641307354</text:p>
          </table:table-cell>
          <table:table-cell table:formula="of:=[.D191]/([.E191]-[.E190])" office:value-type="float" office:value="83923.3177804553" calcext:value-type="float">
            <text:p>83923.3177804553</text:p>
          </table:table-cell>
          <table:table-cell table:formula="of:=[.E191]-[.E190]" office:value-type="float" office:value="0.0939905643463135" calcext:value-type="float">
            <text:p>0.093990564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5910833.24289" calcext:value-type="float">
            <text:p>1455910833.24289</text:p>
          </table:table-cell>
          <table:table-cell office:value-type="float" office:value="1455910833.24306" calcext:value-type="float">
            <text:p>1455910833.24306</text:p>
          </table:table-cell>
          <table:table-cell office:value-type="float" office:value="7872" calcext:value-type="float">
            <text:p>7872</text:p>
          </table:table-cell>
          <table:table-cell table:formula="of:=[.B192]-[.B$2]" office:value-type="float" office:value="17.9599480628967" calcext:value-type="float">
            <text:p>17.9599480629</text:p>
          </table:table-cell>
          <table:table-cell table:formula="of:=[.D192]/([.E192]-[.E191])" office:value-type="float" office:value="82156.3302321299" calcext:value-type="float">
            <text:p>82156.3302321299</text:p>
          </table:table-cell>
          <table:table-cell table:formula="of:=[.E192]-[.E191]" office:value-type="float" office:value="0.0958173274993897" calcext:value-type="float">
            <text:p>0.095817327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5910833.3455" calcext:value-type="float">
            <text:p>1455910833.3455</text:p>
          </table:table-cell>
          <table:table-cell office:value-type="float" office:value="1455910833.34568" calcext:value-type="float">
            <text:p>1455910833.34568</text:p>
          </table:table-cell>
          <table:table-cell office:value-type="float" office:value="7848" calcext:value-type="float">
            <text:p>7848</text:p>
          </table:table-cell>
          <table:table-cell table:formula="of:=[.B193]-[.B$2]" office:value-type="float" office:value="18.0625545978546" calcext:value-type="float">
            <text:p>18.0625545979</text:p>
          </table:table-cell>
          <table:table-cell table:formula="of:=[.D193]/([.E193]-[.E192])" office:value-type="float" office:value="76486.3563828675" calcext:value-type="float">
            <text:p>76486.3563828675</text:p>
          </table:table-cell>
          <table:table-cell table:formula="of:=[.E193]-[.E192]" office:value-type="float" office:value="0.102606534957886" calcext:value-type="float">
            <text:p>0.1026065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5910833.45452" calcext:value-type="float">
            <text:p>1455910833.45452</text:p>
          </table:table-cell>
          <table:table-cell office:value-type="float" office:value="1455910833.45469" calcext:value-type="float">
            <text:p>1455910833.45469</text:p>
          </table:table-cell>
          <table:table-cell office:value-type="float" office:value="7816" calcext:value-type="float">
            <text:p>7816</text:p>
          </table:table-cell>
          <table:table-cell table:formula="of:=[.B194]-[.B$2]" office:value-type="float" office:value="18.1715755462646" calcext:value-type="float">
            <text:p>18.1715755463</text:p>
          </table:table-cell>
          <table:table-cell table:formula="of:=[.D194]/([.E194]-[.E193])" office:value-type="float" office:value="71692.6436064706" calcext:value-type="float">
            <text:p>71692.6436064706</text:p>
          </table:table-cell>
          <table:table-cell table:formula="of:=[.E194]-[.E193]" office:value-type="float" office:value="0.109020948410034" calcext:value-type="float">
            <text:p>0.109020948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5910833.55651" calcext:value-type="float">
            <text:p>1455910833.55651</text:p>
          </table:table-cell>
          <table:table-cell office:value-type="float" office:value="1455910833.55668" calcext:value-type="float">
            <text:p>1455910833.55668</text:p>
          </table:table-cell>
          <table:table-cell office:value-type="float" office:value="7776" calcext:value-type="float">
            <text:p>7776</text:p>
          </table:table-cell>
          <table:table-cell table:formula="of:=[.B195]-[.B$2]" office:value-type="float" office:value="18.2735648155212" calcext:value-type="float">
            <text:p>18.2735648155</text:p>
          </table:table-cell>
          <table:table-cell table:formula="of:=[.D195]/([.E195]-[.E194])" office:value-type="float" office:value="76243.315171095" calcext:value-type="float">
            <text:p>76243.315171095</text:p>
          </table:table-cell>
          <table:table-cell table:formula="of:=[.E195]-[.E194]" office:value-type="float" office:value="0.101989269256592" calcext:value-type="float">
            <text:p>0.10198926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910833.65754" calcext:value-type="float">
            <text:p>1455910833.65754</text:p>
          </table:table-cell>
          <table:table-cell office:value-type="float" office:value="1455910833.65771" calcext:value-type="float">
            <text:p>1455910833.65771</text:p>
          </table:table-cell>
          <table:table-cell office:value-type="float" office:value="7728" calcext:value-type="float">
            <text:p>7728</text:p>
          </table:table-cell>
          <table:table-cell table:formula="of:=[.B196]-[.B$2]" office:value-type="float" office:value="18.3746008872986" calcext:value-type="float">
            <text:p>18.3746008873</text:p>
          </table:table-cell>
          <table:table-cell table:formula="of:=[.D196]/([.E196]-[.E195])" office:value-type="float" office:value="76487.5342445065" calcext:value-type="float">
            <text:p>76487.5342445065</text:p>
          </table:table-cell>
          <table:table-cell table:formula="of:=[.E196]-[.E195]" office:value-type="float" office:value="0.101036071777344" calcext:value-type="float">
            <text:p>0.10103607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5910833.75788" calcext:value-type="float">
            <text:p>1455910833.75788</text:p>
          </table:table-cell>
          <table:table-cell office:value-type="float" office:value="1455910833.75808" calcext:value-type="float">
            <text:p>1455910833.75808</text:p>
          </table:table-cell>
          <table:table-cell office:value-type="float" office:value="7672" calcext:value-type="float">
            <text:p>7672</text:p>
          </table:table-cell>
          <table:table-cell table:formula="of:=[.B197]-[.B$2]" office:value-type="float" office:value="18.4749410152435" calcext:value-type="float">
            <text:p>18.4749410152</text:p>
          </table:table-cell>
          <table:table-cell table:formula="of:=[.D197]/([.E197]-[.E196])" office:value-type="float" office:value="76459.9383828711" calcext:value-type="float">
            <text:p>76459.9383828711</text:p>
          </table:table-cell>
          <table:table-cell table:formula="of:=[.E197]-[.E196]" office:value-type="float" office:value="0.100340127944946" calcext:value-type="float">
            <text:p>0.100340127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5910833.85744" calcext:value-type="float">
            <text:p>1455910833.85744</text:p>
          </table:table-cell>
          <table:table-cell office:value-type="float" office:value="1455910833.85761" calcext:value-type="float">
            <text:p>1455910833.85761</text:p>
          </table:table-cell>
          <table:table-cell office:value-type="float" office:value="7608" calcext:value-type="float">
            <text:p>7608</text:p>
          </table:table-cell>
          <table:table-cell table:formula="of:=[.B198]-[.B$2]" office:value-type="float" office:value="18.574497461319" calcext:value-type="float">
            <text:p>18.5744974613</text:p>
          </table:table-cell>
          <table:table-cell table:formula="of:=[.D198]/([.E198]-[.E197])" office:value-type="float" office:value="76418.9592930527" calcext:value-type="float">
            <text:p>76418.9592930527</text:p>
          </table:table-cell>
          <table:table-cell table:formula="of:=[.E198]-[.E197]" office:value-type="float" office:value="0.0995564460754395" calcext:value-type="float">
            <text:p>0.099556446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5910833.95634" calcext:value-type="float">
            <text:p>1455910833.95634</text:p>
          </table:table-cell>
          <table:table-cell office:value-type="float" office:value="1455910833.95651" calcext:value-type="float">
            <text:p>1455910833.95651</text:p>
          </table:table-cell>
          <table:table-cell office:value-type="float" office:value="7536" calcext:value-type="float">
            <text:p>7536</text:p>
          </table:table-cell>
          <table:table-cell table:formula="of:=[.B199]-[.B$2]" office:value-type="float" office:value="18.6733961105347" calcext:value-type="float">
            <text:p>18.6733961105</text:p>
          </table:table-cell>
          <table:table-cell table:formula="of:=[.D199]/([.E199]-[.E198])" office:value-type="float" office:value="76199.2207149762" calcext:value-type="float">
            <text:p>76199.2207149762</text:p>
          </table:table-cell>
          <table:table-cell table:formula="of:=[.E199]-[.E198]" office:value-type="float" office:value="0.0988986492156982" calcext:value-type="float">
            <text:p>0.098898649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5910834.05422" calcext:value-type="float">
            <text:p>1455910834.05422</text:p>
          </table:table-cell>
          <table:table-cell office:value-type="float" office:value="1455910834.0544" calcext:value-type="float">
            <text:p>1455910834.0544</text:p>
          </table:table-cell>
          <table:table-cell office:value-type="float" office:value="7456" calcext:value-type="float">
            <text:p>7456</text:p>
          </table:table-cell>
          <table:table-cell table:formula="of:=[.B200]-[.B$2]" office:value-type="float" office:value="18.7712819576263" calcext:value-type="float">
            <text:p>18.7712819576</text:p>
          </table:table-cell>
          <table:table-cell table:formula="of:=[.D200]/([.E200]-[.E199])" office:value-type="float" office:value="76170.3578354601" calcext:value-type="float">
            <text:p>76170.3578354601</text:p>
          </table:table-cell>
          <table:table-cell table:formula="of:=[.E200]-[.E199]" office:value-type="float" office:value="0.0978858470916748" calcext:value-type="float">
            <text:p>0.097885847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5910834.15059" calcext:value-type="float">
            <text:p>1455910834.15059</text:p>
          </table:table-cell>
          <table:table-cell office:value-type="float" office:value="1455910834.15078" calcext:value-type="float">
            <text:p>1455910834.15078</text:p>
          </table:table-cell>
          <table:table-cell office:value-type="float" office:value="7376" calcext:value-type="float">
            <text:p>7376</text:p>
          </table:table-cell>
          <table:table-cell table:formula="of:=[.B201]-[.B$2]" office:value-type="float" office:value="18.8676471710205" calcext:value-type="float">
            <text:p>18.867647171</text:p>
          </table:table-cell>
          <table:table-cell table:formula="of:=[.D201]/([.E201]-[.E200])" office:value-type="float" office:value="76542.1435827653" calcext:value-type="float">
            <text:p>76542.1435827653</text:p>
          </table:table-cell>
          <table:table-cell table:formula="of:=[.E201]-[.E200]" office:value-type="float" office:value="0.096365213394165" calcext:value-type="float">
            <text:p>0.096365213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5910834.24622" calcext:value-type="float">
            <text:p>1455910834.24622</text:p>
          </table:table-cell>
          <table:table-cell office:value-type="float" office:value="1455910834.2464" calcext:value-type="float">
            <text:p>1455910834.2464</text:p>
          </table:table-cell>
          <table:table-cell office:value-type="float" office:value="7288" calcext:value-type="float">
            <text:p>7288</text:p>
          </table:table-cell>
          <table:table-cell table:formula="of:=[.B202]-[.B$2]" office:value-type="float" office:value="18.9632811546326" calcext:value-type="float">
            <text:p>18.9632811546</text:p>
          </table:table-cell>
          <table:table-cell table:formula="of:=[.D202]/([.E202]-[.E201])" office:value-type="float" office:value="76207.2197009359" calcext:value-type="float">
            <text:p>76207.2197009359</text:p>
          </table:table-cell>
          <table:table-cell table:formula="of:=[.E202]-[.E201]" office:value-type="float" office:value="0.0956339836120606" calcext:value-type="float">
            <text:p>0.095633983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5910834.34098" calcext:value-type="float">
            <text:p>1455910834.34098</text:p>
          </table:table-cell>
          <table:table-cell office:value-type="float" office:value="1455910834.34115" calcext:value-type="float">
            <text:p>1455910834.34115</text:p>
          </table:table-cell>
          <table:table-cell office:value-type="float" office:value="7192" calcext:value-type="float">
            <text:p>7192</text:p>
          </table:table-cell>
          <table:table-cell table:formula="of:=[.B203]-[.B$2]" office:value-type="float" office:value="19.0580410957336" calcext:value-type="float">
            <text:p>19.0580410957</text:p>
          </table:table-cell>
          <table:table-cell table:formula="of:=[.D203]/([.E203]-[.E202])" office:value-type="float" office:value="75897.0501293238" calcext:value-type="float">
            <text:p>75897.0501293238</text:p>
          </table:table-cell>
          <table:table-cell table:formula="of:=[.E203]-[.E202]" office:value-type="float" office:value="0.0947599411010742" calcext:value-type="float">
            <text:p>0.09475994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5910834.4355" calcext:value-type="float">
            <text:p>1455910834.4355</text:p>
          </table:table-cell>
          <table:table-cell office:value-type="float" office:value="1455910834.43567" calcext:value-type="float">
            <text:p>1455910834.43567</text:p>
          </table:table-cell>
          <table:table-cell office:value-type="float" office:value="7096" calcext:value-type="float">
            <text:p>7096</text:p>
          </table:table-cell>
          <table:table-cell table:formula="of:=[.B204]-[.B$2]" office:value-type="float" office:value="19.1525526046753" calcext:value-type="float">
            <text:p>19.1525526047</text:p>
          </table:table-cell>
          <table:table-cell table:formula="of:=[.D204]/([.E204]-[.E203])" office:value-type="float" office:value="75080.8031684367" calcext:value-type="float">
            <text:p>75080.8031684367</text:p>
          </table:table-cell>
          <table:table-cell table:formula="of:=[.E204]-[.E203]" office:value-type="float" office:value="0.0945115089416504" calcext:value-type="float">
            <text:p>0.09451150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5910834.53392" calcext:value-type="float">
            <text:p>1455910834.53392</text:p>
          </table:table-cell>
          <table:table-cell office:value-type="float" office:value="1455910834.53408" calcext:value-type="float">
            <text:p>1455910834.53408</text:p>
          </table:table-cell>
          <table:table-cell office:value-type="float" office:value="6992" calcext:value-type="float">
            <text:p>6992</text:p>
          </table:table-cell>
          <table:table-cell table:formula="of:=[.B205]-[.B$2]" office:value-type="float" office:value="19.2509744167328" calcext:value-type="float">
            <text:p>19.2509744167</text:p>
          </table:table-cell>
          <table:table-cell table:formula="of:=[.D205]/([.E205]-[.E204])" office:value-type="float" office:value="71041.1630697826" calcext:value-type="float">
            <text:p>71041.1630697826</text:p>
          </table:table-cell>
          <table:table-cell table:formula="of:=[.E205]-[.E204]" office:value-type="float" office:value="0.0984218120574951" calcext:value-type="float">
            <text:p>0.098421812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5910834.6312" calcext:value-type="float">
            <text:p>1455910834.6312</text:p>
          </table:table-cell>
          <table:table-cell office:value-type="float" office:value="1455910834.63138" calcext:value-type="float">
            <text:p>1455910834.63138</text:p>
          </table:table-cell>
          <table:table-cell office:value-type="float" office:value="6880" calcext:value-type="float">
            <text:p>6880</text:p>
          </table:table-cell>
          <table:table-cell table:formula="of:=[.B206]-[.B$2]" office:value-type="float" office:value="19.3482613563538" calcext:value-type="float">
            <text:p>19.3482613564</text:p>
          </table:table-cell>
          <table:table-cell table:formula="of:=[.D206]/([.E206]-[.E205])" office:value-type="float" office:value="70718.6393857631" calcext:value-type="float">
            <text:p>70718.6393857631</text:p>
          </table:table-cell>
          <table:table-cell table:formula="of:=[.E206]-[.E205]" office:value-type="float" office:value="0.0972869396209717" calcext:value-type="float">
            <text:p>0.097286939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5910834.72788" calcext:value-type="float">
            <text:p>1455910834.72788</text:p>
          </table:table-cell>
          <table:table-cell office:value-type="float" office:value="1455910834.72805" calcext:value-type="float">
            <text:p>1455910834.72805</text:p>
          </table:table-cell>
          <table:table-cell office:value-type="float" office:value="6768" calcext:value-type="float">
            <text:p>6768</text:p>
          </table:table-cell>
          <table:table-cell table:formula="of:=[.B207]-[.B$2]" office:value-type="float" office:value="19.4449365139008" calcext:value-type="float">
            <text:p>19.4449365139</text:p>
          </table:table-cell>
          <table:table-cell table:formula="of:=[.D207]/([.E207]-[.E206])" office:value-type="float" office:value="70007.6438635215" calcext:value-type="float">
            <text:p>70007.6438635215</text:p>
          </table:table-cell>
          <table:table-cell table:formula="of:=[.E207]-[.E206]" office:value-type="float" office:value="0.0966751575469971" calcext:value-type="float">
            <text:p>0.096675157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5910834.82301" calcext:value-type="float">
            <text:p>1455910834.82301</text:p>
          </table:table-cell>
          <table:table-cell office:value-type="float" office:value="1455910834.82318" calcext:value-type="float">
            <text:p>1455910834.82318</text:p>
          </table:table-cell>
          <table:table-cell office:value-type="float" office:value="6656" calcext:value-type="float">
            <text:p>6656</text:p>
          </table:table-cell>
          <table:table-cell table:formula="of:=[.B208]-[.B$2]" office:value-type="float" office:value="19.5400626659393" calcext:value-type="float">
            <text:p>19.5400626659</text:p>
          </table:table-cell>
          <table:table-cell table:formula="of:=[.D208]/([.E208]-[.E207])" office:value-type="float" office:value="69970.243275487" calcext:value-type="float">
            <text:p>69970.243275487</text:p>
          </table:table-cell>
          <table:table-cell table:formula="of:=[.E208]-[.E207]" office:value-type="float" office:value="0.0951261520385742" calcext:value-type="float">
            <text:p>0.0951261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5910834.91755" calcext:value-type="float">
            <text:p>1455910834.91755</text:p>
          </table:table-cell>
          <table:table-cell office:value-type="float" office:value="1455910834.91773" calcext:value-type="float">
            <text:p>1455910834.91773</text:p>
          </table:table-cell>
          <table:table-cell office:value-type="float" office:value="6544" calcext:value-type="float">
            <text:p>6544</text:p>
          </table:table-cell>
          <table:table-cell table:formula="of:=[.B209]-[.B$2]" office:value-type="float" office:value="19.6346056461334" calcext:value-type="float">
            <text:p>19.6346056461</text:p>
          </table:table-cell>
          <table:table-cell table:formula="of:=[.D209]/([.E209]-[.E208])" office:value-type="float" office:value="69217.196100287" calcext:value-type="float">
            <text:p>69217.196100287</text:p>
          </table:table-cell>
          <table:table-cell table:formula="of:=[.E209]-[.E208]" office:value-type="float" office:value="0.0945429801940918" calcext:value-type="float">
            <text:p>0.09454298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5910835.01053" calcext:value-type="float">
            <text:p>1455910835.01053</text:p>
          </table:table-cell>
          <table:table-cell office:value-type="float" office:value="1455910835.0107" calcext:value-type="float">
            <text:p>1455910835.0107</text:p>
          </table:table-cell>
          <table:table-cell office:value-type="float" office:value="6432" calcext:value-type="float">
            <text:p>6432</text:p>
          </table:table-cell>
          <table:table-cell table:formula="of:=[.B210]-[.B$2]" office:value-type="float" office:value="19.7275826931" calcext:value-type="float">
            <text:p>19.7275826931</text:p>
          </table:table-cell>
          <table:table-cell table:formula="of:=[.D210]/([.E210]-[.E209])" office:value-type="float" office:value="69178.3640140112" calcext:value-type="float">
            <text:p>69178.3640140112</text:p>
          </table:table-cell>
          <table:table-cell table:formula="of:=[.E210]-[.E209]" office:value-type="float" office:value="0.0929770469665527" calcext:value-type="float">
            <text:p>0.09297704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5910835.1029" calcext:value-type="float">
            <text:p>1455910835.1029</text:p>
          </table:table-cell>
          <table:table-cell office:value-type="float" office:value="1455910835.1031" calcext:value-type="float">
            <text:p>1455910835.1031</text:p>
          </table:table-cell>
          <table:table-cell office:value-type="float" office:value="6312" calcext:value-type="float">
            <text:p>6312</text:p>
          </table:table-cell>
          <table:table-cell table:formula="of:=[.B211]-[.B$2]" office:value-type="float" office:value="19.8199622631073" calcext:value-type="float">
            <text:p>19.8199622631</text:p>
          </table:table-cell>
          <table:table-cell table:formula="of:=[.D211]/([.E211]-[.E210])" office:value-type="float" office:value="68326.7956269937" calcext:value-type="float">
            <text:p>68326.7956269937</text:p>
          </table:table-cell>
          <table:table-cell table:formula="of:=[.E211]-[.E210]" office:value-type="float" office:value="0.0923795700073242" calcext:value-type="float">
            <text:p>0.0923795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5910835.19442" calcext:value-type="float">
            <text:p>1455910835.19442</text:p>
          </table:table-cell>
          <table:table-cell office:value-type="float" office:value="1455910835.19459" calcext:value-type="float">
            <text:p>1455910835.19459</text:p>
          </table:table-cell>
          <table:table-cell office:value-type="float" office:value="6200" calcext:value-type="float">
            <text:p>6200</text:p>
          </table:table-cell>
          <table:table-cell table:formula="of:=[.B212]-[.B$2]" office:value-type="float" office:value="19.9114758968353" calcext:value-type="float">
            <text:p>19.9114758968</text:p>
          </table:table-cell>
          <table:table-cell table:formula="of:=[.D212]/([.E212]-[.E211])" office:value-type="float" office:value="67749.4680019592" calcext:value-type="float">
            <text:p>67749.4680019592</text:p>
          </table:table-cell>
          <table:table-cell table:formula="of:=[.E212]-[.E211]" office:value-type="float" office:value="0.0915136337280273" calcext:value-type="float">
            <text:p>0.091513633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5910835.28512" calcext:value-type="float">
            <text:p>1455910835.28512</text:p>
          </table:table-cell>
          <table:table-cell office:value-type="float" office:value="1455910835.28529" calcext:value-type="float">
            <text:p>1455910835.28529</text:p>
          </table:table-cell>
          <table:table-cell office:value-type="float" office:value="6088" calcext:value-type="float">
            <text:p>6088</text:p>
          </table:table-cell>
          <table:table-cell table:formula="of:=[.B213]-[.B$2]" office:value-type="float" office:value="20.0021777153015" calcext:value-type="float">
            <text:p>20.0021777153</text:p>
          </table:table-cell>
          <table:table-cell table:formula="of:=[.D213]/([.E213]-[.E212])" office:value-type="float" office:value="67121.0357515555" calcext:value-type="float">
            <text:p>67121.0357515555</text:p>
          </table:table-cell>
          <table:table-cell table:formula="of:=[.E213]-[.E212]" office:value-type="float" office:value="0.0907018184661865" calcext:value-type="float">
            <text:p>0.090701818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5910835.37688" calcext:value-type="float">
            <text:p>1455910835.37688</text:p>
          </table:table-cell>
          <table:table-cell office:value-type="float" office:value="1455910835.37705" calcext:value-type="float">
            <text:p>1455910835.37705</text:p>
          </table:table-cell>
          <table:table-cell office:value-type="float" office:value="5968" calcext:value-type="float">
            <text:p>5968</text:p>
          </table:table-cell>
          <table:table-cell table:formula="of:=[.B214]-[.B$2]" office:value-type="float" office:value="20.0939357280731" calcext:value-type="float">
            <text:p>20.0939357281</text:p>
          </table:table-cell>
          <table:table-cell table:formula="of:=[.D214]/([.E214]-[.E213])" office:value-type="float" office:value="65040.6413536316" calcext:value-type="float">
            <text:p>65040.6413536316</text:p>
          </table:table-cell>
          <table:table-cell table:formula="of:=[.E214]-[.E213]" office:value-type="float" office:value="0.0917580127716064" calcext:value-type="float">
            <text:p>0.091758012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5910835.46787" calcext:value-type="float">
            <text:p>1455910835.46787</text:p>
          </table:table-cell>
          <table:table-cell office:value-type="float" office:value="1455910835.46804" calcext:value-type="float">
            <text:p>1455910835.46804</text:p>
          </table:table-cell>
          <table:table-cell office:value-type="float" office:value="5856" calcext:value-type="float">
            <text:p>5856</text:p>
          </table:table-cell>
          <table:table-cell table:formula="of:=[.B215]-[.B$2]" office:value-type="float" office:value="20.1849293708801" calcext:value-type="float">
            <text:p>20.1849293709</text:p>
          </table:table-cell>
          <table:table-cell table:formula="of:=[.D215]/([.E215]-[.E214])" office:value-type="float" office:value="64356.1442244959" calcext:value-type="float">
            <text:p>64356.1442244959</text:p>
          </table:table-cell>
          <table:table-cell table:formula="of:=[.E215]-[.E214]" office:value-type="float" office:value="0.0909936428070068" calcext:value-type="float">
            <text:p>0.090993642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5910835.56" calcext:value-type="float">
            <text:p>1455910835.56</text:p>
          </table:table-cell>
          <table:table-cell office:value-type="float" office:value="1455910835.56017" calcext:value-type="float">
            <text:p>1455910835.56017</text:p>
          </table:table-cell>
          <table:table-cell office:value-type="float" office:value="5744" calcext:value-type="float">
            <text:p>5744</text:p>
          </table:table-cell>
          <table:table-cell table:formula="of:=[.B216]-[.B$2]" office:value-type="float" office:value="20.2770576477051" calcext:value-type="float">
            <text:p>20.2770576477</text:p>
          </table:table-cell>
          <table:table-cell table:formula="of:=[.D216]/([.E216]-[.E215])" office:value-type="float" office:value="62347.8501710601" calcext:value-type="float">
            <text:p>62347.8501710601</text:p>
          </table:table-cell>
          <table:table-cell table:formula="of:=[.E216]-[.E215]" office:value-type="float" office:value="0.0921282768249512" calcext:value-type="float">
            <text:p>0.092128276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5910835.65101" calcext:value-type="float">
            <text:p>1455910835.65101</text:p>
          </table:table-cell>
          <table:table-cell office:value-type="float" office:value="1455910835.65119" calcext:value-type="float">
            <text:p>1455910835.65119</text:p>
          </table:table-cell>
          <table:table-cell office:value-type="float" office:value="5632" calcext:value-type="float">
            <text:p>5632</text:p>
          </table:table-cell>
          <table:table-cell table:formula="of:=[.B217]-[.B$2]" office:value-type="float" office:value="20.368067741394" calcext:value-type="float">
            <text:p>20.3680677414</text:p>
          </table:table-cell>
          <table:table-cell table:formula="of:=[.D217]/([.E217]-[.E216])" office:value-type="float" office:value="61883.2458215884" calcext:value-type="float">
            <text:p>61883.2458215884</text:p>
          </table:table-cell>
          <table:table-cell table:formula="of:=[.E217]-[.E216]" office:value-type="float" office:value="0.0910100936889648" calcext:value-type="float">
            <text:p>0.09101009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5910835.74331" calcext:value-type="float">
            <text:p>1455910835.74331</text:p>
          </table:table-cell>
          <table:table-cell office:value-type="float" office:value="1455910835.74348" calcext:value-type="float">
            <text:p>1455910835.74348</text:p>
          </table:table-cell>
          <table:table-cell office:value-type="float" office:value="5520" calcext:value-type="float">
            <text:p>5520</text:p>
          </table:table-cell>
          <table:table-cell table:formula="of:=[.B218]-[.B$2]" office:value-type="float" office:value="20.4603712558746" calcext:value-type="float">
            <text:p>20.4603712559</text:p>
          </table:table-cell>
          <table:table-cell table:formula="of:=[.D218]/([.E218]-[.E217])" office:value-type="float" office:value="59802.70665816" calcext:value-type="float">
            <text:p>59802.70665816</text:p>
          </table:table-cell>
          <table:table-cell table:formula="of:=[.E218]-[.E217]" office:value-type="float" office:value="0.0923035144805908" calcext:value-type="float">
            <text:p>0.09230351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5910835.83422" calcext:value-type="float">
            <text:p>1455910835.83422</text:p>
          </table:table-cell>
          <table:table-cell office:value-type="float" office:value="1455910835.8344" calcext:value-type="float">
            <text:p>1455910835.8344</text:p>
          </table:table-cell>
          <table:table-cell office:value-type="float" office:value="5416" calcext:value-type="float">
            <text:p>5416</text:p>
          </table:table-cell>
          <table:table-cell table:formula="of:=[.B219]-[.B$2]" office:value-type="float" office:value="20.5512793064117" calcext:value-type="float">
            <text:p>20.5512793064</text:p>
          </table:table-cell>
          <table:table-cell table:formula="of:=[.D219]/([.E219]-[.E218])" office:value-type="float" office:value="59576.6818010155" calcext:value-type="float">
            <text:p>59576.6818010155</text:p>
          </table:table-cell>
          <table:table-cell table:formula="of:=[.E219]-[.E218]" office:value-type="float" office:value="0.0909080505371094" calcext:value-type="float">
            <text:p>0.09090805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5910835.92518" calcext:value-type="float">
            <text:p>1455910835.92518</text:p>
          </table:table-cell>
          <table:table-cell office:value-type="float" office:value="1455910835.92535" calcext:value-type="float">
            <text:p>1455910835.92535</text:p>
          </table:table-cell>
          <table:table-cell office:value-type="float" office:value="5312" calcext:value-type="float">
            <text:p>5312</text:p>
          </table:table-cell>
          <table:table-cell table:formula="of:=[.B220]-[.B$2]" office:value-type="float" office:value="20.6422369480133" calcext:value-type="float">
            <text:p>20.642236948</text:p>
          </table:table-cell>
          <table:table-cell table:formula="of:=[.D220]/([.E220]-[.E219])" office:value-type="float" office:value="58400.8106022479" calcext:value-type="float">
            <text:p>58400.8106022479</text:p>
          </table:table-cell>
          <table:table-cell table:formula="of:=[.E220]-[.E219]" office:value-type="float" office:value="0.0909576416015625" calcext:value-type="float">
            <text:p>0.090957641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5910836.01736" calcext:value-type="float">
            <text:p>1455910836.01736</text:p>
          </table:table-cell>
          <table:table-cell office:value-type="float" office:value="1455910836.01755" calcext:value-type="float">
            <text:p>1455910836.01755</text:p>
          </table:table-cell>
          <table:table-cell office:value-type="float" office:value="5208" calcext:value-type="float">
            <text:p>5208</text:p>
          </table:table-cell>
          <table:table-cell table:formula="of:=[.B221]-[.B$2]" office:value-type="float" office:value="20.7344222068787" calcext:value-type="float">
            <text:p>20.7344222069</text:p>
          </table:table-cell>
          <table:table-cell table:formula="of:=[.D221]/([.E221]-[.E220])" office:value-type="float" office:value="56494.9327484851" calcext:value-type="float">
            <text:p>56494.9327484851</text:p>
          </table:table-cell>
          <table:table-cell table:formula="of:=[.E221]-[.E220]" office:value-type="float" office:value="0.0921852588653564" calcext:value-type="float">
            <text:p>0.092185258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5910836.10866" calcext:value-type="float">
            <text:p>1455910836.10866</text:p>
          </table:table-cell>
          <table:table-cell office:value-type="float" office:value="1455910836.10898" calcext:value-type="float">
            <text:p>1455910836.10898</text:p>
          </table:table-cell>
          <table:table-cell office:value-type="float" office:value="5112" calcext:value-type="float">
            <text:p>5112</text:p>
          </table:table-cell>
          <table:table-cell table:formula="of:=[.B222]-[.B$2]" office:value-type="float" office:value="20.8257179260254" calcext:value-type="float">
            <text:p>20.825717926</text:p>
          </table:table-cell>
          <table:table-cell table:formula="of:=[.D222]/([.E222]-[.E221])" office:value-type="float" office:value="55993.8631052799" calcext:value-type="float">
            <text:p>55993.8631052799</text:p>
          </table:table-cell>
          <table:table-cell table:formula="of:=[.E222]-[.E221]" office:value-type="float" office:value="0.0912957191467285" calcext:value-type="float">
            <text:p>0.091295719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5910836.20059" calcext:value-type="float">
            <text:p>1455910836.20059</text:p>
          </table:table-cell>
          <table:table-cell office:value-type="float" office:value="1455910836.20076" calcext:value-type="float">
            <text:p>1455910836.20076</text:p>
          </table:table-cell>
          <table:table-cell office:value-type="float" office:value="5016" calcext:value-type="float">
            <text:p>5016</text:p>
          </table:table-cell>
          <table:table-cell table:formula="of:=[.B223]-[.B$2]" office:value-type="float" office:value="20.9176516532898" calcext:value-type="float">
            <text:p>20.9176516533</text:p>
          </table:table-cell>
          <table:table-cell table:formula="of:=[.D223]/([.E223]-[.E222])" office:value-type="float" office:value="54561.0424950337" calcext:value-type="float">
            <text:p>54561.0424950337</text:p>
          </table:table-cell>
          <table:table-cell table:formula="of:=[.E223]-[.E222]" office:value-type="float" office:value="0.0919337272644043" calcext:value-type="float">
            <text:p>0.091933727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5910836.29129" calcext:value-type="float">
            <text:p>1455910836.29129</text:p>
          </table:table-cell>
          <table:table-cell office:value-type="float" office:value="1455910836.29146" calcext:value-type="float">
            <text:p>1455910836.29146</text:p>
          </table:table-cell>
          <table:table-cell office:value-type="float" office:value="4928" calcext:value-type="float">
            <text:p>4928</text:p>
          </table:table-cell>
          <table:table-cell table:formula="of:=[.B224]-[.B$2]" office:value-type="float" office:value="21.0083513259888" calcext:value-type="float">
            <text:p>21.008351326</text:p>
          </table:table-cell>
          <table:table-cell table:formula="of:=[.D224]/([.E224]-[.E223])" office:value-type="float" office:value="54333.1618886395" calcext:value-type="float">
            <text:p>54333.1618886395</text:p>
          </table:table-cell>
          <table:table-cell table:formula="of:=[.E224]-[.E223]" office:value-type="float" office:value="0.0906996726989746" calcext:value-type="float">
            <text:p>0.09069967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5910836.38271" calcext:value-type="float">
            <text:p>1455910836.38271</text:p>
          </table:table-cell>
          <table:table-cell office:value-type="float" office:value="1455910836.38289" calcext:value-type="float">
            <text:p>1455910836.38289</text:p>
          </table:table-cell>
          <table:table-cell office:value-type="float" office:value="4840" calcext:value-type="float">
            <text:p>4840</text:p>
          </table:table-cell>
          <table:table-cell table:formula="of:=[.B225]-[.B$2]" office:value-type="float" office:value="21.0997674465179" calcext:value-type="float">
            <text:p>21.0997674465</text:p>
          </table:table-cell>
          <table:table-cell table:formula="of:=[.D225]/([.E225]-[.E224])" office:value-type="float" office:value="52944.7101012709" calcext:value-type="float">
            <text:p>52944.7101012709</text:p>
          </table:table-cell>
          <table:table-cell table:formula="of:=[.E225]-[.E224]" office:value-type="float" office:value="0.0914161205291748" calcext:value-type="float">
            <text:p>0.091416120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5910836.47362" calcext:value-type="float">
            <text:p>1455910836.47362</text:p>
          </table:table-cell>
          <table:table-cell office:value-type="float" office:value="1455910836.47385" calcext:value-type="float">
            <text:p>1455910836.47385</text:p>
          </table:table-cell>
          <table:table-cell office:value-type="float" office:value="4760" calcext:value-type="float">
            <text:p>4760</text:p>
          </table:table-cell>
          <table:table-cell table:formula="of:=[.B226]-[.B$2]" office:value-type="float" office:value="21.1906776428223" calcext:value-type="float">
            <text:p>21.1906776428</text:p>
          </table:table-cell>
          <table:table-cell table:formula="of:=[.D226]/([.E226]-[.E225])" office:value-type="float" office:value="52359.3633443044" calcext:value-type="float">
            <text:p>52359.3633443044</text:p>
          </table:table-cell>
          <table:table-cell table:formula="of:=[.E226]-[.E225]" office:value-type="float" office:value="0.0909101963043213" calcext:value-type="float">
            <text:p>0.090910196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5910836.56443" calcext:value-type="float">
            <text:p>1455910836.56443</text:p>
          </table:table-cell>
          <table:table-cell office:value-type="float" office:value="1455910836.56461" calcext:value-type="float">
            <text:p>1455910836.56461</text:p>
          </table:table-cell>
          <table:table-cell office:value-type="float" office:value="4688" calcext:value-type="float">
            <text:p>4688</text:p>
          </table:table-cell>
          <table:table-cell table:formula="of:=[.B227]-[.B$2]" office:value-type="float" office:value="21.2814872264862" calcext:value-type="float">
            <text:p>21.2814872265</text:p>
          </table:table-cell>
          <table:table-cell table:formula="of:=[.D227]/([.E227]-[.E226])" office:value-type="float" office:value="51624.5071373624" calcext:value-type="float">
            <text:p>51624.5071373624</text:p>
          </table:table-cell>
          <table:table-cell table:formula="of:=[.E227]-[.E226]" office:value-type="float" office:value="0.0908095836639404" calcext:value-type="float">
            <text:p>0.090809583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5910836.65741" calcext:value-type="float">
            <text:p>1455910836.65741</text:p>
          </table:table-cell>
          <table:table-cell office:value-type="float" office:value="1455910836.65758" calcext:value-type="float">
            <text:p>1455910836.65758</text:p>
          </table:table-cell>
          <table:table-cell office:value-type="float" office:value="4616" calcext:value-type="float">
            <text:p>4616</text:p>
          </table:table-cell>
          <table:table-cell table:formula="of:=[.B228]-[.B$2]" office:value-type="float" office:value="21.3744719028473" calcext:value-type="float">
            <text:p>21.3744719028</text:p>
          </table:table-cell>
          <table:table-cell table:formula="of:=[.D228]/([.E228]-[.E227])" office:value-type="float" office:value="49642.5882268478" calcext:value-type="float">
            <text:p>49642.5882268478</text:p>
          </table:table-cell>
          <table:table-cell table:formula="of:=[.E228]-[.E227]" office:value-type="float" office:value="0.092984676361084" calcext:value-type="float">
            <text:p>0.09298467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5910836.74836" calcext:value-type="float">
            <text:p>1455910836.74836</text:p>
          </table:table-cell>
          <table:table-cell office:value-type="float" office:value="1455910836.74853" calcext:value-type="float">
            <text:p>1455910836.74853</text:p>
          </table:table-cell>
          <table:table-cell office:value-type="float" office:value="4552" calcext:value-type="float">
            <text:p>4552</text:p>
          </table:table-cell>
          <table:table-cell table:formula="of:=[.B229]-[.B$2]" office:value-type="float" office:value="21.4654216766357" calcext:value-type="float">
            <text:p>21.4654216766</text:p>
          </table:table-cell>
          <table:table-cell table:formula="of:=[.D229]/([.E229]-[.E228])" office:value-type="float" office:value="50049.6022187794" calcext:value-type="float">
            <text:p>50049.6022187794</text:p>
          </table:table-cell>
          <table:table-cell table:formula="of:=[.E229]-[.E228]" office:value-type="float" office:value="0.0909497737884522" calcext:value-type="float">
            <text:p>0.09094977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5910836.84107" calcext:value-type="float">
            <text:p>1455910836.84107</text:p>
          </table:table-cell>
          <table:table-cell office:value-type="float" office:value="1455910836.84124" calcext:value-type="float">
            <text:p>1455910836.84124</text:p>
          </table:table-cell>
          <table:table-cell office:value-type="float" office:value="4496" calcext:value-type="float">
            <text:p>4496</text:p>
          </table:table-cell>
          <table:table-cell table:formula="of:=[.B230]-[.B$2]" office:value-type="float" office:value="21.558128118515" calcext:value-type="float">
            <text:p>21.5581281185</text:p>
          </table:table-cell>
          <table:table-cell table:formula="of:=[.D230]/([.E230]-[.E229])" office:value-type="float" office:value="48497.1692242805" calcext:value-type="float">
            <text:p>48497.1692242805</text:p>
          </table:table-cell>
          <table:table-cell table:formula="of:=[.E230]-[.E229]" office:value-type="float" office:value="0.0927064418792725" calcext:value-type="float">
            <text:p>0.092706441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5910836.93209" calcext:value-type="float">
            <text:p>1455910836.93209</text:p>
          </table:table-cell>
          <table:table-cell office:value-type="float" office:value="1455910836.93228" calcext:value-type="float">
            <text:p>1455910836.93228</text:p>
          </table:table-cell>
          <table:table-cell office:value-type="float" office:value="4448" calcext:value-type="float">
            <text:p>4448</text:p>
          </table:table-cell>
          <table:table-cell table:formula="of:=[.B231]-[.B$2]" office:value-type="float" office:value="21.6491520404816" calcext:value-type="float">
            <text:p>21.6491520405</text:p>
          </table:table-cell>
          <table:table-cell table:formula="of:=[.D231]/([.E231]-[.E230])" office:value-type="float" office:value="48866.2749736761" calcext:value-type="float">
            <text:p>48866.2749736761</text:p>
          </table:table-cell>
          <table:table-cell table:formula="of:=[.E231]-[.E230]" office:value-type="float" office:value="0.0910239219665527" calcext:value-type="float">
            <text:p>0.09102392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5910837.02384" calcext:value-type="float">
            <text:p>1455910837.02384</text:p>
          </table:table-cell>
          <table:table-cell office:value-type="float" office:value="1455910837.02401" calcext:value-type="float">
            <text:p>1455910837.02401</text:p>
          </table:table-cell>
          <table:table-cell office:value-type="float" office:value="4400" calcext:value-type="float">
            <text:p>4400</text:p>
          </table:table-cell>
          <table:table-cell table:formula="of:=[.B232]-[.B$2]" office:value-type="float" office:value="21.7408957481384" calcext:value-type="float">
            <text:p>21.7408957481</text:p>
          </table:table-cell>
          <table:table-cell table:formula="of:=[.D232]/([.E232]-[.E231])" office:value-type="float" office:value="47959.6924124418" calcext:value-type="float">
            <text:p>47959.6924124418</text:p>
          </table:table-cell>
          <table:table-cell table:formula="of:=[.E232]-[.E231]" office:value-type="float" office:value="0.0917437076568604" calcext:value-type="float">
            <text:p>0.091743707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5910837.11454" calcext:value-type="float">
            <text:p>1455910837.11454</text:p>
          </table:table-cell>
          <table:table-cell office:value-type="float" office:value="1455910837.11471" calcext:value-type="float">
            <text:p>1455910837.11471</text:p>
          </table:table-cell>
          <table:table-cell office:value-type="float" office:value="4368" calcext:value-type="float">
            <text:p>4368</text:p>
          </table:table-cell>
          <table:table-cell table:formula="of:=[.B233]-[.B$2]" office:value-type="float" office:value="21.8315968513489" calcext:value-type="float">
            <text:p>21.8315968513</text:p>
          </table:table-cell>
          <table:table-cell table:formula="of:=[.D233]/([.E233]-[.E232])" office:value-type="float" office:value="48158.1793979413" calcext:value-type="float">
            <text:p>48158.1793979413</text:p>
          </table:table-cell>
          <table:table-cell table:formula="of:=[.E233]-[.E232]" office:value-type="float" office:value="0.0907011032104492" calcext:value-type="float">
            <text:p>0.09070110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5910837.20567" calcext:value-type="float">
            <text:p>1455910837.20567</text:p>
          </table:table-cell>
          <table:table-cell office:value-type="float" office:value="1455910837.20585" calcext:value-type="float">
            <text:p>1455910837.20585</text:p>
          </table:table-cell>
          <table:table-cell office:value-type="float" office:value="4336" calcext:value-type="float">
            <text:p>4336</text:p>
          </table:table-cell>
          <table:table-cell table:formula="of:=[.B234]-[.B$2]" office:value-type="float" office:value="21.922728061676" calcext:value-type="float">
            <text:p>21.9227280617</text:p>
          </table:table-cell>
          <table:table-cell table:formula="of:=[.D234]/([.E234]-[.E233])" office:value-type="float" office:value="47579.74775529" calcext:value-type="float">
            <text:p>47579.74775529</text:p>
          </table:table-cell>
          <table:table-cell table:formula="of:=[.E234]-[.E233]" office:value-type="float" office:value="0.0911312103271484" calcext:value-type="float">
            <text:p>0.09113121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5910837.29765" calcext:value-type="float">
            <text:p>1455910837.29765</text:p>
          </table:table-cell>
          <table:table-cell office:value-type="float" office:value="1455910837.29783" calcext:value-type="float">
            <text:p>1455910837.29783</text:p>
          </table:table-cell>
          <table:table-cell office:value-type="float" office:value="4312" calcext:value-type="float">
            <text:p>4312</text:p>
          </table:table-cell>
          <table:table-cell table:formula="of:=[.B235]-[.B$2]" office:value-type="float" office:value="22.0147068500519" calcext:value-type="float">
            <text:p>22.0147068501</text:p>
          </table:table-cell>
          <table:table-cell table:formula="of:=[.D235]/([.E235]-[.E234])" office:value-type="float" office:value="46880.3740094923" calcext:value-type="float">
            <text:p>46880.3740094923</text:p>
          </table:table-cell>
          <table:table-cell table:formula="of:=[.E235]-[.E234]" office:value-type="float" office:value="0.0919787883758545" calcext:value-type="float">
            <text:p>0.091978788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5910837.38853" calcext:value-type="float">
            <text:p>1455910837.38853</text:p>
          </table:table-cell>
          <table:table-cell office:value-type="float" office:value="1455910837.3887" calcext:value-type="float">
            <text:p>1455910837.3887</text:p>
          </table:table-cell>
          <table:table-cell office:value-type="float" office:value="4304" calcext:value-type="float">
            <text:p>4304</text:p>
          </table:table-cell>
          <table:table-cell table:formula="of:=[.B236]-[.B$2]" office:value-type="float" office:value="22.105583190918" calcext:value-type="float">
            <text:p>22.1055831909</text:p>
          </table:table-cell>
          <table:table-cell table:formula="of:=[.D236]/([.E236]-[.E235])" office:value-type="float" office:value="47361.0618449325" calcext:value-type="float">
            <text:p>47361.0618449325</text:p>
          </table:table-cell>
          <table:table-cell table:formula="of:=[.E236]-[.E235]" office:value-type="float" office:value="0.0908763408660889" calcext:value-type="float">
            <text:p>0.09087634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5910837.48077" calcext:value-type="float">
            <text:p>1455910837.48077</text:p>
          </table:table-cell>
          <table:table-cell office:value-type="float" office:value="1455910837.48094" calcext:value-type="float">
            <text:p>1455910837.48094</text:p>
          </table:table-cell>
          <table:table-cell office:value-type="float" office:value="4296" calcext:value-type="float">
            <text:p>4296</text:p>
          </table:table-cell>
          <table:table-cell table:formula="of:=[.B237]-[.B$2]" office:value-type="float" office:value="22.1978290081024" calcext:value-type="float">
            <text:p>22.1978290081</text:p>
          </table:table-cell>
          <table:table-cell table:formula="of:=[.D237]/([.E237]-[.E236])" office:value-type="float" office:value="46571.2173312967" calcext:value-type="float">
            <text:p>46571.2173312967</text:p>
          </table:table-cell>
          <table:table-cell table:formula="of:=[.E237]-[.E236]" office:value-type="float" office:value="0.0922458171844482" calcext:value-type="float">
            <text:p>0.092245817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5910837.57159" calcext:value-type="float">
            <text:p>1455910837.57159</text:p>
          </table:table-cell>
          <table:table-cell office:value-type="float" office:value="1455910837.57184" calcext:value-type="float">
            <text:p>1455910837.57184</text:p>
          </table:table-cell>
          <table:table-cell office:value-type="float" office:value="4296" calcext:value-type="float">
            <text:p>4296</text:p>
          </table:table-cell>
          <table:table-cell table:formula="of:=[.B238]-[.B$2]" office:value-type="float" office:value="22.2886452674866" calcext:value-type="float">
            <text:p>22.2886452675</text:p>
          </table:table-cell>
          <table:table-cell table:formula="of:=[.D238]/([.E238]-[.E237])" office:value-type="float" office:value="47304.3046380913" calcext:value-type="float">
            <text:p>47304.3046380913</text:p>
          </table:table-cell>
          <table:table-cell table:formula="of:=[.E238]-[.E237]" office:value-type="float" office:value="0.0908162593841553" calcext:value-type="float">
            <text:p>0.090816259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5910837.66334" calcext:value-type="float">
            <text:p>1455910837.66334</text:p>
          </table:table-cell>
          <table:table-cell office:value-type="float" office:value="1455910837.66364" calcext:value-type="float">
            <text:p>1455910837.66364</text:p>
          </table:table-cell>
          <table:table-cell office:value-type="float" office:value="4296" calcext:value-type="float">
            <text:p>4296</text:p>
          </table:table-cell>
          <table:table-cell table:formula="of:=[.B239]-[.B$2]" office:value-type="float" office:value="22.3803956508636" calcext:value-type="float">
            <text:p>22.3803956509</text:p>
          </table:table-cell>
          <table:table-cell table:formula="of:=[.D239]/([.E239]-[.E238])" office:value-type="float" office:value="46822.6926349106" calcext:value-type="float">
            <text:p>46822.6926349106</text:p>
          </table:table-cell>
          <table:table-cell table:formula="of:=[.E239]-[.E238]" office:value-type="float" office:value="0.0917503833770752" calcext:value-type="float">
            <text:p>0.091750383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5910837.75389" calcext:value-type="float">
            <text:p>1455910837.75389</text:p>
          </table:table-cell>
          <table:table-cell office:value-type="float" office:value="1455910837.75406" calcext:value-type="float">
            <text:p>1455910837.75406</text:p>
          </table:table-cell>
          <table:table-cell office:value-type="float" office:value="4312" calcext:value-type="float">
            <text:p>4312</text:p>
          </table:table-cell>
          <table:table-cell table:formula="of:=[.B240]-[.B$2]" office:value-type="float" office:value="22.4709448814392" calcext:value-type="float">
            <text:p>22.4709448814</text:p>
          </table:table-cell>
          <table:table-cell table:formula="of:=[.D240]/([.E240]-[.E239])" office:value-type="float" office:value="47620.5040351141" calcext:value-type="float">
            <text:p>47620.5040351141</text:p>
          </table:table-cell>
          <table:table-cell table:formula="of:=[.E240]-[.E239]" office:value-type="float" office:value="0.0905492305755615" calcext:value-type="float">
            <text:p>0.090549230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5910837.84471" calcext:value-type="float">
            <text:p>1455910837.84471</text:p>
          </table:table-cell>
          <table:table-cell office:value-type="float" office:value="1455910837.84498" calcext:value-type="float">
            <text:p>1455910837.84498</text:p>
          </table:table-cell>
          <table:table-cell office:value-type="float" office:value="4336" calcext:value-type="float">
            <text:p>4336</text:p>
          </table:table-cell>
          <table:table-cell table:formula="of:=[.B241]-[.B$2]" office:value-type="float" office:value="22.5617716312408" calcext:value-type="float">
            <text:p>22.5617716312</text:p>
          </table:table-cell>
          <table:table-cell table:formula="of:=[.D241]/([.E241]-[.E240])" office:value-type="float" office:value="47739.2399207256" calcext:value-type="float">
            <text:p>47739.2399207256</text:p>
          </table:table-cell>
          <table:table-cell table:formula="of:=[.E241]-[.E240]" office:value-type="float" office:value="0.0908267498016357" calcext:value-type="float">
            <text:p>0.09082674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5910837.93681" calcext:value-type="float">
            <text:p>1455910837.93681</text:p>
          </table:table-cell>
          <table:table-cell office:value-type="float" office:value="1455910837.93698" calcext:value-type="float">
            <text:p>1455910837.93698</text:p>
          </table:table-cell>
          <table:table-cell office:value-type="float" office:value="4360" calcext:value-type="float">
            <text:p>4360</text:p>
          </table:table-cell>
          <table:table-cell table:formula="of:=[.B242]-[.B$2]" office:value-type="float" office:value="22.6538643836975" calcext:value-type="float">
            <text:p>22.6538643837</text:p>
          </table:table-cell>
          <table:table-cell table:formula="of:=[.D242]/([.E242]-[.E241])" office:value-type="float" office:value="47343.573557014" calcext:value-type="float">
            <text:p>47343.573557014</text:p>
          </table:table-cell>
          <table:table-cell table:formula="of:=[.E242]-[.E241]" office:value-type="float" office:value="0.092092752456665" calcext:value-type="float">
            <text:p>0.092092752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5910838.02756" calcext:value-type="float">
            <text:p>1455910838.02756</text:p>
          </table:table-cell>
          <table:table-cell office:value-type="float" office:value="1455910838.02773" calcext:value-type="float">
            <text:p>1455910838.02773</text:p>
          </table:table-cell>
          <table:table-cell office:value-type="float" office:value="4400" calcext:value-type="float">
            <text:p>4400</text:p>
          </table:table-cell>
          <table:table-cell table:formula="of:=[.B243]-[.B$2]" office:value-type="float" office:value="22.744619846344" calcext:value-type="float">
            <text:p>22.7446198463</text:p>
          </table:table-cell>
          <table:table-cell table:formula="of:=[.D243]/([.E243]-[.E242])" office:value-type="float" office:value="48481.9301416502" calcext:value-type="float">
            <text:p>48481.9301416502</text:p>
          </table:table-cell>
          <table:table-cell table:formula="of:=[.E243]-[.E242]" office:value-type="float" office:value="0.0907554626464844" calcext:value-type="float">
            <text:p>0.090755462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5910838.11926" calcext:value-type="float">
            <text:p>1455910838.11926</text:p>
          </table:table-cell>
          <table:table-cell office:value-type="float" office:value="1455910838.11944" calcext:value-type="float">
            <text:p>1455910838.11944</text:p>
          </table:table-cell>
          <table:table-cell office:value-type="float" office:value="4440" calcext:value-type="float">
            <text:p>4440</text:p>
          </table:table-cell>
          <table:table-cell table:formula="of:=[.B244]-[.B$2]" office:value-type="float" office:value="22.8363218307495" calcext:value-type="float">
            <text:p>22.8363218307</text:p>
          </table:table-cell>
          <table:table-cell table:formula="of:=[.D244]/([.E244]-[.E243])" office:value-type="float" office:value="48417.7090472303" calcext:value-type="float">
            <text:p>48417.7090472303</text:p>
          </table:table-cell>
          <table:table-cell table:formula="of:=[.E244]-[.E243]" office:value-type="float" office:value="0.0917019844055176" calcext:value-type="float">
            <text:p>0.09170198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5910838.21013" calcext:value-type="float">
            <text:p>1455910838.21013</text:p>
          </table:table-cell>
          <table:table-cell office:value-type="float" office:value="1455910838.21029" calcext:value-type="float">
            <text:p>1455910838.21029</text:p>
          </table:table-cell>
          <table:table-cell office:value-type="float" office:value="4488" calcext:value-type="float">
            <text:p>4488</text:p>
          </table:table-cell>
          <table:table-cell table:formula="of:=[.B245]-[.B$2]" office:value-type="float" office:value="22.9271836280823" calcext:value-type="float">
            <text:p>22.9271836281</text:p>
          </table:table-cell>
          <table:table-cell table:formula="of:=[.D245]/([.E245]-[.E244])" office:value-type="float" office:value="49393.6960498764" calcext:value-type="float">
            <text:p>49393.6960498764</text:p>
          </table:table-cell>
          <table:table-cell table:formula="of:=[.E245]-[.E244]" office:value-type="float" office:value="0.0908617973327637" calcext:value-type="float">
            <text:p>0.090861797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5910838.30256" calcext:value-type="float">
            <text:p>1455910838.30256</text:p>
          </table:table-cell>
          <table:table-cell office:value-type="float" office:value="1455910838.30273" calcext:value-type="float">
            <text:p>1455910838.30273</text:p>
          </table:table-cell>
          <table:table-cell office:value-type="float" office:value="4544" calcext:value-type="float">
            <text:p>4544</text:p>
          </table:table-cell>
          <table:table-cell table:formula="of:=[.B246]-[.B$2]" office:value-type="float" office:value="23.0196149349213" calcext:value-type="float">
            <text:p>23.0196149349</text:p>
          </table:table-cell>
          <table:table-cell table:formula="of:=[.D246]/([.E246]-[.E245])" office:value-type="float" office:value="49160.8325728362" calcext:value-type="float">
            <text:p>49160.8325728362</text:p>
          </table:table-cell>
          <table:table-cell table:formula="of:=[.E246]-[.E245]" office:value-type="float" office:value="0.0924313068389893" calcext:value-type="float">
            <text:p>0.09243130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5910838.39357" calcext:value-type="float">
            <text:p>1455910838.39357</text:p>
          </table:table-cell>
          <table:table-cell office:value-type="float" office:value="1455910838.39381" calcext:value-type="float">
            <text:p>1455910838.39381</text:p>
          </table:table-cell>
          <table:table-cell office:value-type="float" office:value="4608" calcext:value-type="float">
            <text:p>4608</text:p>
          </table:table-cell>
          <table:table-cell table:formula="of:=[.B247]-[.B$2]" office:value-type="float" office:value="23.1106281280518" calcext:value-type="float">
            <text:p>23.1106281281</text:p>
          </table:table-cell>
          <table:table-cell table:formula="of:=[.D247]/([.E247]-[.E246])" office:value-type="float" office:value="50630.0223242704" calcext:value-type="float">
            <text:p>50630.0223242704</text:p>
          </table:table-cell>
          <table:table-cell table:formula="of:=[.E247]-[.E246]" office:value-type="float" office:value="0.0910131931304932" calcext:value-type="float">
            <text:p>0.091013193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5910838.48412" calcext:value-type="float">
            <text:p>1455910838.48412</text:p>
          </table:table-cell>
          <table:table-cell office:value-type="float" office:value="1455910838.48429" calcext:value-type="float">
            <text:p>1455910838.48429</text:p>
          </table:table-cell>
          <table:table-cell office:value-type="float" office:value="4680" calcext:value-type="float">
            <text:p>4680</text:p>
          </table:table-cell>
          <table:table-cell table:formula="of:=[.B248]-[.B$2]" office:value-type="float" office:value="23.201179265976" calcext:value-type="float">
            <text:p>23.201179266</text:p>
          </table:table-cell>
          <table:table-cell table:formula="of:=[.D248]/([.E248]-[.E247])" office:value-type="float" office:value="51683.5029054842" calcext:value-type="float">
            <text:p>51683.5029054842</text:p>
          </table:table-cell>
          <table:table-cell table:formula="of:=[.E248]-[.E247]" office:value-type="float" office:value="0.0905511379241943" calcext:value-type="float">
            <text:p>0.09055113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5910838.57614" calcext:value-type="float">
            <text:p>1455910838.57614</text:p>
          </table:table-cell>
          <table:table-cell office:value-type="float" office:value="1455910838.57632" calcext:value-type="float">
            <text:p>1455910838.57632</text:p>
          </table:table-cell>
          <table:table-cell office:value-type="float" office:value="4752" calcext:value-type="float">
            <text:p>4752</text:p>
          </table:table-cell>
          <table:table-cell table:formula="of:=[.B249]-[.B$2]" office:value-type="float" office:value="23.2931981086731" calcext:value-type="float">
            <text:p>23.2931981087</text:p>
          </table:table-cell>
          <table:table-cell table:formula="of:=[.D249]/([.E249]-[.E248])" office:value-type="float" office:value="51641.5970981073" calcext:value-type="float">
            <text:p>51641.5970981073</text:p>
          </table:table-cell>
          <table:table-cell table:formula="of:=[.E249]-[.E248]" office:value-type="float" office:value="0.0920188426971436" calcext:value-type="float">
            <text:p>0.092018842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5910838.6671" calcext:value-type="float">
            <text:p>1455910838.6671</text:p>
          </table:table-cell>
          <table:table-cell office:value-type="float" office:value="1455910838.66727" calcext:value-type="float">
            <text:p>1455910838.66727</text:p>
          </table:table-cell>
          <table:table-cell office:value-type="float" office:value="4832" calcext:value-type="float">
            <text:p>4832</text:p>
          </table:table-cell>
          <table:table-cell table:formula="of:=[.B250]-[.B$2]" office:value-type="float" office:value="23.3841586112976" calcext:value-type="float">
            <text:p>23.3841586113</text:p>
          </table:table-cell>
          <table:table-cell table:formula="of:=[.D250]/([.E250]-[.E249])" office:value-type="float" office:value="53121.9579991403" calcext:value-type="float">
            <text:p>53121.9579991403</text:p>
          </table:table-cell>
          <table:table-cell table:formula="of:=[.E250]-[.E249]" office:value-type="float" office:value="0.0909605026245117" calcext:value-type="float">
            <text:p>0.090960502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5910838.75877" calcext:value-type="float">
            <text:p>1455910838.75877</text:p>
          </table:table-cell>
          <table:table-cell office:value-type="float" office:value="1455910838.75902" calcext:value-type="float">
            <text:p>1455910838.75902</text:p>
          </table:table-cell>
          <table:table-cell office:value-type="float" office:value="4912" calcext:value-type="float">
            <text:p>4912</text:p>
          </table:table-cell>
          <table:table-cell table:formula="of:=[.B251]-[.B$2]" office:value-type="float" office:value="23.4758310317993" calcext:value-type="float">
            <text:p>23.4758310318</text:p>
          </table:table-cell>
          <table:table-cell table:formula="of:=[.D251]/([.E251]-[.E250])" office:value-type="float" office:value="53582.0912452991" calcext:value-type="float">
            <text:p>53582.0912452991</text:p>
          </table:table-cell>
          <table:table-cell table:formula="of:=[.E251]-[.E250]" office:value-type="float" office:value="0.091672420501709" calcext:value-type="float">
            <text:p>0.09167242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5910838.84976" calcext:value-type="float">
            <text:p>1455910838.84976</text:p>
          </table:table-cell>
          <table:table-cell office:value-type="float" office:value="1455910838.84993" calcext:value-type="float">
            <text:p>1455910838.84993</text:p>
          </table:table-cell>
          <table:table-cell office:value-type="float" office:value="5000" calcext:value-type="float">
            <text:p>5000</text:p>
          </table:table-cell>
          <table:table-cell table:formula="of:=[.B252]-[.B$2]" office:value-type="float" office:value="23.5668163299561" calcext:value-type="float">
            <text:p>23.56681633</text:p>
          </table:table-cell>
          <table:table-cell table:formula="of:=[.D252]/([.E252]-[.E251])" office:value-type="float" office:value="54953.9332320109" calcext:value-type="float">
            <text:p>54953.9332320109</text:p>
          </table:table-cell>
          <table:table-cell table:formula="of:=[.E252]-[.E251]" office:value-type="float" office:value="0.0909852981567383" calcext:value-type="float">
            <text:p>0.090985298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5910838.94188" calcext:value-type="float">
            <text:p>1455910838.94188</text:p>
          </table:table-cell>
          <table:table-cell office:value-type="float" office:value="1455910838.94205" calcext:value-type="float">
            <text:p>1455910838.94205</text:p>
          </table:table-cell>
          <table:table-cell office:value-type="float" office:value="5096" calcext:value-type="float">
            <text:p>5096</text:p>
          </table:table-cell>
          <table:table-cell table:formula="of:=[.B253]-[.B$2]" office:value-type="float" office:value="23.6589334011078" calcext:value-type="float">
            <text:p>23.6589334011</text:p>
          </table:table-cell>
          <table:table-cell table:formula="of:=[.D253]/([.E253]-[.E252])" office:value-type="float" office:value="55320.9078000968" calcext:value-type="float">
            <text:p>55320.9078000968</text:p>
          </table:table-cell>
          <table:table-cell table:formula="of:=[.E253]-[.E252]" office:value-type="float" office:value="0.0921170711517334" calcext:value-type="float">
            <text:p>0.092117071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5910839.03298" calcext:value-type="float">
            <text:p>1455910839.03298</text:p>
          </table:table-cell>
          <table:table-cell office:value-type="float" office:value="1455910839.03315" calcext:value-type="float">
            <text:p>1455910839.03315</text:p>
          </table:table-cell>
          <table:table-cell office:value-type="float" office:value="5192" calcext:value-type="float">
            <text:p>5192</text:p>
          </table:table-cell>
          <table:table-cell table:formula="of:=[.B254]-[.B$2]" office:value-type="float" office:value="23.7500419616699" calcext:value-type="float">
            <text:p>23.7500419617</text:p>
          </table:table-cell>
          <table:table-cell table:formula="of:=[.D254]/([.E254]-[.E253])" office:value-type="float" office:value="56986.9611369744" calcext:value-type="float">
            <text:p>56986.9611369744</text:p>
          </table:table-cell>
          <table:table-cell table:formula="of:=[.E254]-[.E253]" office:value-type="float" office:value="0.0911085605621338" calcext:value-type="float">
            <text:p>0.091108560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5910839.12429" calcext:value-type="float">
            <text:p>1455910839.12429</text:p>
          </table:table-cell>
          <table:table-cell office:value-type="float" office:value="1455910839.12446" calcext:value-type="float">
            <text:p>1455910839.12446</text:p>
          </table:table-cell>
          <table:table-cell office:value-type="float" office:value="5296" calcext:value-type="float">
            <text:p>5296</text:p>
          </table:table-cell>
          <table:table-cell table:formula="of:=[.B255]-[.B$2]" office:value-type="float" office:value="23.8413517475128" calcext:value-type="float">
            <text:p>23.8413517475</text:p>
          </table:table-cell>
          <table:table-cell table:formula="of:=[.D255]/([.E255]-[.E254])" office:value-type="float" office:value="58000.3550672227" calcext:value-type="float">
            <text:p>58000.3550672227</text:p>
          </table:table-cell>
          <table:table-cell table:formula="of:=[.E255]-[.E254]" office:value-type="float" office:value="0.0913097858428955" calcext:value-type="float">
            <text:p>0.091309785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5910839.21685" calcext:value-type="float">
            <text:p>1455910839.21685</text:p>
          </table:table-cell>
          <table:table-cell office:value-type="float" office:value="1455910839.21717" calcext:value-type="float">
            <text:p>1455910839.21717</text:p>
          </table:table-cell>
          <table:table-cell office:value-type="float" office:value="5400" calcext:value-type="float">
            <text:p>5400</text:p>
          </table:table-cell>
          <table:table-cell table:formula="of:=[.B256]-[.B$2]" office:value-type="float" office:value="23.9339079856873" calcext:value-type="float">
            <text:p>23.9339079857</text:p>
          </table:table-cell>
          <table:table-cell table:formula="of:=[.D256]/([.E256]-[.E255])" office:value-type="float" office:value="58342.9070423406" calcext:value-type="float">
            <text:p>58342.9070423406</text:p>
          </table:table-cell>
          <table:table-cell table:formula="of:=[.E256]-[.E255]" office:value-type="float" office:value="0.0925562381744385" calcext:value-type="float">
            <text:p>0.092556238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5910839.30792" calcext:value-type="float">
            <text:p>1455910839.30792</text:p>
          </table:table-cell>
          <table:table-cell office:value-type="float" office:value="1455910839.3081" calcext:value-type="float">
            <text:p>1455910839.3081</text:p>
          </table:table-cell>
          <table:table-cell office:value-type="float" office:value="5512" calcext:value-type="float">
            <text:p>5512</text:p>
          </table:table-cell>
          <table:table-cell table:formula="of:=[.B257]-[.B$2]" office:value-type="float" office:value="24.0249783992767" calcext:value-type="float">
            <text:p>24.0249783993</text:p>
          </table:table-cell>
          <table:table-cell table:formula="of:=[.D257]/([.E257]-[.E256])" office:value-type="float" office:value="60524.5961091898" calcext:value-type="float">
            <text:p>60524.5961091898</text:p>
          </table:table-cell>
          <table:table-cell table:formula="of:=[.E257]-[.E256]" office:value-type="float" office:value="0.0910704135894775" calcext:value-type="float">
            <text:p>0.09107041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5910839.40139" calcext:value-type="float">
            <text:p>1455910839.40139</text:p>
          </table:table-cell>
          <table:table-cell office:value-type="float" office:value="1455910839.40163" calcext:value-type="float">
            <text:p>1455910839.40163</text:p>
          </table:table-cell>
          <table:table-cell office:value-type="float" office:value="5616" calcext:value-type="float">
            <text:p>5616</text:p>
          </table:table-cell>
          <table:table-cell table:formula="of:=[.B258]-[.B$2]" office:value-type="float" office:value="24.1184437274933" calcext:value-type="float">
            <text:p>24.1184437275</text:p>
          </table:table-cell>
          <table:table-cell table:formula="of:=[.D258]/([.E258]-[.E257])" office:value-type="float" office:value="60086.452454199" calcext:value-type="float">
            <text:p>60086.452454199</text:p>
          </table:table-cell>
          <table:table-cell table:formula="of:=[.E258]-[.E257]" office:value-type="float" office:value="0.0934653282165527" calcext:value-type="float">
            <text:p>0.093465328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5910839.50006" calcext:value-type="float">
            <text:p>1455910839.50006</text:p>
          </table:table-cell>
          <table:table-cell office:value-type="float" office:value="1455910839.50024" calcext:value-type="float">
            <text:p>1455910839.50024</text:p>
          </table:table-cell>
          <table:table-cell office:value-type="float" office:value="5744" calcext:value-type="float">
            <text:p>5744</text:p>
          </table:table-cell>
          <table:table-cell table:formula="of:=[.B259]-[.B$2]" office:value-type="float" office:value="24.2171170711517" calcext:value-type="float">
            <text:p>24.2171170712</text:p>
          </table:table-cell>
          <table:table-cell table:formula="of:=[.D259]/([.E259]-[.E258])" office:value-type="float" office:value="58212.2768625594" calcext:value-type="float">
            <text:p>58212.2768625594</text:p>
          </table:table-cell>
          <table:table-cell table:formula="of:=[.E259]-[.E258]" office:value-type="float" office:value="0.0986733436584473" calcext:value-type="float">
            <text:p>0.098673343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5910839.59231" calcext:value-type="float">
            <text:p>1455910839.59231</text:p>
          </table:table-cell>
          <table:table-cell office:value-type="float" office:value="1455910839.59248" calcext:value-type="float">
            <text:p>1455910839.59248</text:p>
          </table:table-cell>
          <table:table-cell office:value-type="float" office:value="5856" calcext:value-type="float">
            <text:p>5856</text:p>
          </table:table-cell>
          <table:table-cell table:formula="of:=[.B260]-[.B$2]" office:value-type="float" office:value="24.3093655109406" calcext:value-type="float">
            <text:p>24.3093655109</text:p>
          </table:table-cell>
          <table:table-cell table:formula="of:=[.D260]/([.E260]-[.E259])" office:value-type="float" office:value="63480.7484376535" calcext:value-type="float">
            <text:p>63480.7484376535</text:p>
          </table:table-cell>
          <table:table-cell table:formula="of:=[.E260]-[.E259]" office:value-type="float" office:value="0.0922484397888184" calcext:value-type="float">
            <text:p>0.092248439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5910839.6834" calcext:value-type="float">
            <text:p>1455910839.6834</text:p>
          </table:table-cell>
          <table:table-cell office:value-type="float" office:value="1455910839.68359" calcext:value-type="float">
            <text:p>1455910839.68359</text:p>
          </table:table-cell>
          <table:table-cell office:value-type="float" office:value="5968" calcext:value-type="float">
            <text:p>5968</text:p>
          </table:table-cell>
          <table:table-cell table:formula="of:=[.B261]-[.B$2]" office:value-type="float" office:value="24.4004552364349" calcext:value-type="float">
            <text:p>24.4004552364</text:p>
          </table:table-cell>
          <table:table-cell table:formula="of:=[.D261]/([.E261]-[.E260])" office:value-type="float" office:value="65517.8173785132" calcext:value-type="float">
            <text:p>65517.8173785132</text:p>
          </table:table-cell>
          <table:table-cell table:formula="of:=[.E261]-[.E260]" office:value-type="float" office:value="0.0910897254943848" calcext:value-type="float">
            <text:p>0.09108972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5910839.77494" calcext:value-type="float">
            <text:p>1455910839.77494</text:p>
          </table:table-cell>
          <table:table-cell office:value-type="float" office:value="1455910839.77511" calcext:value-type="float">
            <text:p>1455910839.77511</text:p>
          </table:table-cell>
          <table:table-cell office:value-type="float" office:value="6088" calcext:value-type="float">
            <text:p>6088</text:p>
          </table:table-cell>
          <table:table-cell table:formula="of:=[.B262]-[.B$2]" office:value-type="float" office:value="24.4919958114624" calcext:value-type="float">
            <text:p>24.4919958115</text:p>
          </table:table-cell>
          <table:table-cell table:formula="of:=[.D262]/([.E262]-[.E261])" office:value-type="float" office:value="66506.0274984438" calcext:value-type="float">
            <text:p>66506.0274984438</text:p>
          </table:table-cell>
          <table:table-cell table:formula="of:=[.E262]-[.E261]" office:value-type="float" office:value="0.0915405750274658" calcext:value-type="float">
            <text:p>0.09154057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5910839.86712" calcext:value-type="float">
            <text:p>1455910839.86712</text:p>
          </table:table-cell>
          <table:table-cell office:value-type="float" office:value="1455910839.86729" calcext:value-type="float">
            <text:p>1455910839.86729</text:p>
          </table:table-cell>
          <table:table-cell office:value-type="float" office:value="6200" calcext:value-type="float">
            <text:p>6200</text:p>
          </table:table-cell>
          <table:table-cell table:formula="of:=[.B263]-[.B$2]" office:value-type="float" office:value="24.5841794013977" calcext:value-type="float">
            <text:p>24.5841794014</text:p>
          </table:table-cell>
          <table:table-cell table:formula="of:=[.D263]/([.E263]-[.E262])" office:value-type="float" office:value="67257.089947911" calcext:value-type="float">
            <text:p>67257.089947911</text:p>
          </table:table-cell>
          <table:table-cell table:formula="of:=[.E263]-[.E262]" office:value-type="float" office:value="0.0921835899353027" calcext:value-type="float">
            <text:p>0.092183589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5910839.9583" calcext:value-type="float">
            <text:p>1455910839.9583</text:p>
          </table:table-cell>
          <table:table-cell office:value-type="float" office:value="1455910839.95847" calcext:value-type="float">
            <text:p>1455910839.95847</text:p>
          </table:table-cell>
          <table:table-cell office:value-type="float" office:value="6312" calcext:value-type="float">
            <text:p>6312</text:p>
          </table:table-cell>
          <table:table-cell table:formula="of:=[.B264]-[.B$2]" office:value-type="float" office:value="24.6753568649292" calcext:value-type="float">
            <text:p>24.6753568649</text:p>
          </table:table-cell>
          <table:table-cell table:formula="of:=[.D264]/([.E264]-[.E263])" office:value-type="float" office:value="69227.6331839362" calcext:value-type="float">
            <text:p>69227.6331839362</text:p>
          </table:table-cell>
          <table:table-cell table:formula="of:=[.E264]-[.E263]" office:value-type="float" office:value="0.0911774635314941" calcext:value-type="float">
            <text:p>0.091177463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5910840.05119" calcext:value-type="float">
            <text:p>1455910840.05119</text:p>
          </table:table-cell>
          <table:table-cell office:value-type="float" office:value="1455910840.05151" calcext:value-type="float">
            <text:p>1455910840.05151</text:p>
          </table:table-cell>
          <table:table-cell office:value-type="float" office:value="6432" calcext:value-type="float">
            <text:p>6432</text:p>
          </table:table-cell>
          <table:table-cell table:formula="of:=[.B265]-[.B$2]" office:value-type="float" office:value="24.7682497501373" calcext:value-type="float">
            <text:p>24.7682497501</text:p>
          </table:table-cell>
          <table:table-cell table:formula="of:=[.D265]/([.E265]-[.E264])" office:value-type="float" office:value="69241.0402108716" calcext:value-type="float">
            <text:p>69241.0402108716</text:p>
          </table:table-cell>
          <table:table-cell table:formula="of:=[.E265]-[.E264]" office:value-type="float" office:value="0.0928928852081299" calcext:value-type="float">
            <text:p>0.092892885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5910840.14271" calcext:value-type="float">
            <text:p>1455910840.14271</text:p>
          </table:table-cell>
          <table:table-cell office:value-type="float" office:value="1455910840.14288" calcext:value-type="float">
            <text:p>1455910840.14288</text:p>
          </table:table-cell>
          <table:table-cell office:value-type="float" office:value="6544" calcext:value-type="float">
            <text:p>6544</text:p>
          </table:table-cell>
          <table:table-cell table:formula="of:=[.B266]-[.B$2]" office:value-type="float" office:value="24.8597674369812" calcext:value-type="float">
            <text:p>24.859767437</text:p>
          </table:table-cell>
          <table:table-cell table:formula="of:=[.D266]/([.E266]-[.E265])" office:value-type="float" office:value="71505.3037907741" calcext:value-type="float">
            <text:p>71505.3037907741</text:p>
          </table:table-cell>
          <table:table-cell table:formula="of:=[.E266]-[.E265]" office:value-type="float" office:value="0.0915176868438721" calcext:value-type="float">
            <text:p>0.09151768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5910840.23467" calcext:value-type="float">
            <text:p>1455910840.23467</text:p>
          </table:table-cell>
          <table:table-cell office:value-type="float" office:value="1455910840.23484" calcext:value-type="float">
            <text:p>1455910840.23484</text:p>
          </table:table-cell>
          <table:table-cell office:value-type="float" office:value="6656" calcext:value-type="float">
            <text:p>6656</text:p>
          </table:table-cell>
          <table:table-cell table:formula="of:=[.B267]-[.B$2]" office:value-type="float" office:value="24.9517228603363" calcext:value-type="float">
            <text:p>24.9517228603</text:p>
          </table:table-cell>
          <table:table-cell table:formula="of:=[.D267]/([.E267]-[.E266])" office:value-type="float" office:value="72382.897681811" calcext:value-type="float">
            <text:p>72382.897681811</text:p>
          </table:table-cell>
          <table:table-cell table:formula="of:=[.E267]-[.E266]" office:value-type="float" office:value="0.0919554233551025" calcext:value-type="float">
            <text:p>0.091955423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5910840.33125" calcext:value-type="float">
            <text:p>1455910840.33125</text:p>
          </table:table-cell>
          <table:table-cell office:value-type="float" office:value="1455910840.33142" calcext:value-type="float">
            <text:p>1455910840.33142</text:p>
          </table:table-cell>
          <table:table-cell office:value-type="float" office:value="6768" calcext:value-type="float">
            <text:p>6768</text:p>
          </table:table-cell>
          <table:table-cell table:formula="of:=[.B268]-[.B$2]" office:value-type="float" office:value="25.0483067035675" calcext:value-type="float">
            <text:p>25.0483067036</text:p>
          </table:table-cell>
          <table:table-cell table:formula="of:=[.D268]/([.E268]-[.E267])" office:value-type="float" office:value="70073.831953434" calcext:value-type="float">
            <text:p>70073.831953434</text:p>
          </table:table-cell>
          <table:table-cell table:formula="of:=[.E268]-[.E267]" office:value-type="float" office:value="0.0965838432312012" calcext:value-type="float">
            <text:p>0.096583843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5910840.43363" calcext:value-type="float">
            <text:p>1455910840.43363</text:p>
          </table:table-cell>
          <table:table-cell office:value-type="float" office:value="1455910840.43381" calcext:value-type="float">
            <text:p>1455910840.43381</text:p>
          </table:table-cell>
          <table:table-cell office:value-type="float" office:value="6880" calcext:value-type="float">
            <text:p>6880</text:p>
          </table:table-cell>
          <table:table-cell table:formula="of:=[.B269]-[.B$2]" office:value-type="float" office:value="25.150684595108" calcext:value-type="float">
            <text:p>25.1506845951</text:p>
          </table:table-cell>
          <table:table-cell table:formula="of:=[.D269]/([.E269]-[.E268])" office:value-type="float" office:value="67202.0091103017" calcext:value-type="float">
            <text:p>67202.0091103017</text:p>
          </table:table-cell>
          <table:table-cell table:formula="of:=[.E269]-[.E268]" office:value-type="float" office:value="0.102377891540527" calcext:value-type="float">
            <text:p>0.10237789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5910840.53635" calcext:value-type="float">
            <text:p>1455910840.53635</text:p>
          </table:table-cell>
          <table:table-cell office:value-type="float" office:value="1455910840.53652" calcext:value-type="float">
            <text:p>1455910840.53652</text:p>
          </table:table-cell>
          <table:table-cell office:value-type="float" office:value="7000" calcext:value-type="float">
            <text:p>7000</text:p>
          </table:table-cell>
          <table:table-cell table:formula="of:=[.B270]-[.B$2]" office:value-type="float" office:value="25.2534067630768" calcext:value-type="float">
            <text:p>25.2534067631</text:p>
          </table:table-cell>
          <table:table-cell table:formula="of:=[.D270]/([.E270]-[.E269])" office:value-type="float" office:value="68144.9792038027" calcext:value-type="float">
            <text:p>68144.9792038027</text:p>
          </table:table-cell>
          <table:table-cell table:formula="of:=[.E270]-[.E269]" office:value-type="float" office:value="0.10272216796875" calcext:value-type="float">
            <text:p>0.1027221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5910840.63855" calcext:value-type="float">
            <text:p>1455910840.63855</text:p>
          </table:table-cell>
          <table:table-cell office:value-type="float" office:value="1455910840.63874" calcext:value-type="float">
            <text:p>1455910840.63874</text:p>
          </table:table-cell>
          <table:table-cell office:value-type="float" office:value="7104" calcext:value-type="float">
            <text:p>7104</text:p>
          </table:table-cell>
          <table:table-cell table:formula="of:=[.B271]-[.B$2]" office:value-type="float" office:value="25.3556098937988" calcext:value-type="float">
            <text:p>25.3556098938</text:p>
          </table:table-cell>
          <table:table-cell table:formula="of:=[.D271]/([.E271]-[.E270])" office:value-type="float" office:value="69508.6339313833" calcext:value-type="float">
            <text:p>69508.6339313833</text:p>
          </table:table-cell>
          <table:table-cell table:formula="of:=[.E271]-[.E270]" office:value-type="float" office:value="0.102203130722046" calcext:value-type="float">
            <text:p>0.102203130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5910840.74177" calcext:value-type="float">
            <text:p>1455910840.74177</text:p>
          </table:table-cell>
          <table:table-cell office:value-type="float" office:value="1455910840.74194" calcext:value-type="float">
            <text:p>1455910840.74194</text:p>
          </table:table-cell>
          <table:table-cell office:value-type="float" office:value="7208" calcext:value-type="float">
            <text:p>7208</text:p>
          </table:table-cell>
          <table:table-cell table:formula="of:=[.B272]-[.B$2]" office:value-type="float" office:value="25.4588234424591" calcext:value-type="float">
            <text:p>25.4588234425</text:p>
          </table:table-cell>
          <table:table-cell table:formula="of:=[.D272]/([.E272]-[.E271])" office:value-type="float" office:value="69835.7928155802" calcext:value-type="float">
            <text:p>69835.7928155802</text:p>
          </table:table-cell>
          <table:table-cell table:formula="of:=[.E272]-[.E271]" office:value-type="float" office:value="0.103213548660278" calcext:value-type="float">
            <text:p>0.10321354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5910840.84413" calcext:value-type="float">
            <text:p>1455910840.84413</text:p>
          </table:table-cell>
          <table:table-cell office:value-type="float" office:value="1455910840.84431" calcext:value-type="float">
            <text:p>1455910840.84431</text:p>
          </table:table-cell>
          <table:table-cell office:value-type="float" office:value="7312" calcext:value-type="float">
            <text:p>7312</text:p>
          </table:table-cell>
          <table:table-cell table:formula="of:=[.B273]-[.B$2]" office:value-type="float" office:value="25.5611896514893" calcext:value-type="float">
            <text:p>25.5611896515</text:p>
          </table:table-cell>
          <table:table-cell table:formula="of:=[.D273]/([.E273]-[.E272])" office:value-type="float" office:value="71429.8211223812" calcext:value-type="float">
            <text:p>71429.8211223812</text:p>
          </table:table-cell>
          <table:table-cell table:formula="of:=[.E273]-[.E272]" office:value-type="float" office:value="0.102366209030151" calcext:value-type="float">
            <text:p>0.1023662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5910840.94733" calcext:value-type="float">
            <text:p>1455910840.94733</text:p>
          </table:table-cell>
          <table:table-cell office:value-type="float" office:value="1455910840.94751" calcext:value-type="float">
            <text:p>1455910840.94751</text:p>
          </table:table-cell>
          <table:table-cell office:value-type="float" office:value="7400" calcext:value-type="float">
            <text:p>7400</text:p>
          </table:table-cell>
          <table:table-cell table:formula="of:=[.B274]-[.B$2]" office:value-type="float" office:value="25.6643924713135" calcext:value-type="float">
            <text:p>25.6643924713</text:p>
          </table:table-cell>
          <table:table-cell table:formula="of:=[.D274]/([.E274]-[.E273])" office:value-type="float" office:value="71703.4671397945" calcext:value-type="float">
            <text:p>71703.4671397945</text:p>
          </table:table-cell>
          <table:table-cell table:formula="of:=[.E274]-[.E273]" office:value-type="float" office:value="0.103202819824219" calcext:value-type="float">
            <text:p>0.103202819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5910841.04957" calcext:value-type="float">
            <text:p>1455910841.04957</text:p>
          </table:table-cell>
          <table:table-cell office:value-type="float" office:value="1455910841.04974" calcext:value-type="float">
            <text:p>1455910841.04974</text:p>
          </table:table-cell>
          <table:table-cell office:value-type="float" office:value="7488" calcext:value-type="float">
            <text:p>7488</text:p>
          </table:table-cell>
          <table:table-cell table:formula="of:=[.B275]-[.B$2]" office:value-type="float" office:value="25.7666296958923" calcext:value-type="float">
            <text:p>25.7666296959</text:p>
          </table:table-cell>
          <table:table-cell table:formula="of:=[.D275]/([.E275]-[.E274])" office:value-type="float" office:value="73241.4248415397" calcext:value-type="float">
            <text:p>73241.4248415397</text:p>
          </table:table-cell>
          <table:table-cell table:formula="of:=[.E275]-[.E274]" office:value-type="float" office:value="0.102237224578857" calcext:value-type="float">
            <text:p>0.10223722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5910841.15228" calcext:value-type="float">
            <text:p>1455910841.15228</text:p>
          </table:table-cell>
          <table:table-cell office:value-type="float" office:value="1455910841.15246" calcext:value-type="float">
            <text:p>1455910841.15246</text:p>
          </table:table-cell>
          <table:table-cell office:value-type="float" office:value="7560" calcext:value-type="float">
            <text:p>7560</text:p>
          </table:table-cell>
          <table:table-cell table:formula="of:=[.B276]-[.B$2]" office:value-type="float" office:value="25.8693380355835" calcext:value-type="float">
            <text:p>25.8693380356</text:p>
          </table:table-cell>
          <table:table-cell table:formula="of:=[.D276]/([.E276]-[.E275])" office:value-type="float" office:value="73606.4863158383" calcext:value-type="float">
            <text:p>73606.4863158383</text:p>
          </table:table-cell>
          <table:table-cell table:formula="of:=[.E276]-[.E275]" office:value-type="float" office:value="0.102708339691162" calcext:value-type="float">
            <text:p>0.102708339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5910841.25455" calcext:value-type="float">
            <text:p>1455910841.25455</text:p>
          </table:table-cell>
          <table:table-cell office:value-type="float" office:value="1455910841.25473" calcext:value-type="float">
            <text:p>1455910841.25473</text:p>
          </table:table-cell>
          <table:table-cell office:value-type="float" office:value="7632" calcext:value-type="float">
            <text:p>7632</text:p>
          </table:table-cell>
          <table:table-cell table:formula="of:=[.B277]-[.B$2]" office:value-type="float" office:value="25.9716095924377" calcext:value-type="float">
            <text:p>25.9716095924</text:p>
          </table:table-cell>
          <table:table-cell table:formula="of:=[.D277]/([.E277]-[.E276])" office:value-type="float" office:value="74624.8540136797" calcext:value-type="float">
            <text:p>74624.8540136797</text:p>
          </table:table-cell>
          <table:table-cell table:formula="of:=[.E277]-[.E276]" office:value-type="float" office:value="0.102271556854248" calcext:value-type="float">
            <text:p>0.102271556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5910841.35616" calcext:value-type="float">
            <text:p>1455910841.35616</text:p>
          </table:table-cell>
          <table:table-cell office:value-type="float" office:value="1455910841.35655" calcext:value-type="float">
            <text:p>1455910841.35655</text:p>
          </table:table-cell>
          <table:table-cell office:value-type="float" office:value="7696" calcext:value-type="float">
            <text:p>7696</text:p>
          </table:table-cell>
          <table:table-cell table:formula="of:=[.B278]-[.B$2]" office:value-type="float" office:value="26.0732154846191" calcext:value-type="float">
            <text:p>26.0732154846</text:p>
          </table:table-cell>
          <table:table-cell table:formula="of:=[.D278]/([.E278]-[.E277])" office:value-type="float" office:value="75743.6388261851" calcext:value-type="float">
            <text:p>75743.6388261851</text:p>
          </table:table-cell>
          <table:table-cell table:formula="of:=[.E278]-[.E277]" office:value-type="float" office:value="0.101605892181396" calcext:value-type="float">
            <text:p>0.1016058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5910841.45784" calcext:value-type="float">
            <text:p>1455910841.45784</text:p>
          </table:table-cell>
          <table:table-cell office:value-type="float" office:value="1455910841.45801" calcext:value-type="float">
            <text:p>1455910841.45801</text:p>
          </table:table-cell>
          <table:table-cell office:value-type="float" office:value="7752" calcext:value-type="float">
            <text:p>7752</text:p>
          </table:table-cell>
          <table:table-cell table:formula="of:=[.B279]-[.B$2]" office:value-type="float" office:value="26.1749002933502" calcext:value-type="float">
            <text:p>26.1749002934</text:p>
          </table:table-cell>
          <table:table-cell table:formula="of:=[.D279]/([.E279]-[.E278])" office:value-type="float" office:value="76235.5763534093" calcext:value-type="float">
            <text:p>76235.5763534093</text:p>
          </table:table-cell>
          <table:table-cell table:formula="of:=[.E279]-[.E278]" office:value-type="float" office:value="0.101684808731079" calcext:value-type="float">
            <text:p>0.10168480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5910841.55755" calcext:value-type="float">
            <text:p>1455910841.55755</text:p>
          </table:table-cell>
          <table:table-cell office:value-type="float" office:value="1455910841.55793" calcext:value-type="float">
            <text:p>1455910841.55793</text:p>
          </table:table-cell>
          <table:table-cell office:value-type="float" office:value="7792" calcext:value-type="float">
            <text:p>7792</text:p>
          </table:table-cell>
          <table:table-cell table:formula="of:=[.B280]-[.B$2]" office:value-type="float" office:value="26.274603843689" calcext:value-type="float">
            <text:p>26.2746038437</text:p>
          </table:table-cell>
          <table:table-cell table:formula="of:=[.D280]/([.E280]-[.E279])" office:value-type="float" office:value="78151.6803917864" calcext:value-type="float">
            <text:p>78151.6803917864</text:p>
          </table:table-cell>
          <table:table-cell table:formula="of:=[.E280]-[.E279]" office:value-type="float" office:value="0.0997035503387451" calcext:value-type="float">
            <text:p>0.099703550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5910841.65754" calcext:value-type="float">
            <text:p>1455910841.65754</text:p>
          </table:table-cell>
          <table:table-cell office:value-type="float" office:value="1455910841.65773" calcext:value-type="float">
            <text:p>1455910841.65773</text:p>
          </table:table-cell>
          <table:table-cell office:value-type="float" office:value="7832" calcext:value-type="float">
            <text:p>7832</text:p>
          </table:table-cell>
          <table:table-cell table:formula="of:=[.B281]-[.B$2]" office:value-type="float" office:value="26.3745999336243" calcext:value-type="float">
            <text:p>26.3745999336</text:p>
          </table:table-cell>
          <table:table-cell table:formula="of:=[.D281]/([.E281]-[.E280])" office:value-type="float" office:value="78323.0624824159" calcext:value-type="float">
            <text:p>78323.0624824159</text:p>
          </table:table-cell>
          <table:table-cell table:formula="of:=[.E281]-[.E280]" office:value-type="float" office:value="0.0999960899353027" calcext:value-type="float">
            <text:p>0.09999608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5910841.75585" calcext:value-type="float">
            <text:p>1455910841.75585</text:p>
          </table:table-cell>
          <table:table-cell office:value-type="float" office:value="1455910841.75602" calcext:value-type="float">
            <text:p>1455910841.75602</text:p>
          </table:table-cell>
          <table:table-cell office:value-type="float" office:value="7856" calcext:value-type="float">
            <text:p>7856</text:p>
          </table:table-cell>
          <table:table-cell table:formula="of:=[.B282]-[.B$2]" office:value-type="float" office:value="26.4729030132294" calcext:value-type="float">
            <text:p>26.4729030132</text:p>
          </table:table-cell>
          <table:table-cell table:formula="of:=[.D282]/([.E282]-[.E281])" office:value-type="float" office:value="79916.1128172044" calcext:value-type="float">
            <text:p>79916.1128172044</text:p>
          </table:table-cell>
          <table:table-cell table:formula="of:=[.E282]-[.E281]" office:value-type="float" office:value="0.0983030796051025" calcext:value-type="float">
            <text:p>0.09830307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5910841.85404" calcext:value-type="float">
            <text:p>1455910841.85404</text:p>
          </table:table-cell>
          <table:table-cell office:value-type="float" office:value="1455910841.85422" calcext:value-type="float">
            <text:p>1455910841.85422</text:p>
          </table:table-cell>
          <table:table-cell office:value-type="float" office:value="7880" calcext:value-type="float">
            <text:p>7880</text:p>
          </table:table-cell>
          <table:table-cell table:formula="of:=[.B283]-[.B$2]" office:value-type="float" office:value="26.5710997581482" calcext:value-type="float">
            <text:p>26.5710997581</text:p>
          </table:table-cell>
          <table:table-cell table:formula="of:=[.D283]/([.E283]-[.E282])" office:value-type="float" office:value="80247.0591720143" calcext:value-type="float">
            <text:p>80247.0591720143</text:p>
          </table:table-cell>
          <table:table-cell table:formula="of:=[.E283]-[.E282]" office:value-type="float" office:value="0.0981967449188232" calcext:value-type="float">
            <text:p>0.09819674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5910841.9508" calcext:value-type="float">
            <text:p>1455910841.9508</text:p>
          </table:table-cell>
          <table:table-cell office:value-type="float" office:value="1455910841.95098" calcext:value-type="float">
            <text:p>1455910841.95098</text:p>
          </table:table-cell>
          <table:table-cell office:value-type="float" office:value="7888" calcext:value-type="float">
            <text:p>7888</text:p>
          </table:table-cell>
          <table:table-cell table:formula="of:=[.B284]-[.B$2]" office:value-type="float" office:value="26.6678581237793" calcext:value-type="float">
            <text:p>26.6678581238</text:p>
          </table:table-cell>
          <table:table-cell table:formula="of:=[.D284]/([.E284]-[.E283])" office:value-type="float" office:value="81522.6667849416" calcext:value-type="float">
            <text:p>81522.6667849416</text:p>
          </table:table-cell>
          <table:table-cell table:formula="of:=[.E284]-[.E283]" office:value-type="float" office:value="0.0967583656311035" calcext:value-type="float">
            <text:p>0.096758365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5910842.04588" calcext:value-type="float">
            <text:p>1455910842.04588</text:p>
          </table:table-cell>
          <table:table-cell office:value-type="float" office:value="1455910842.04611" calcext:value-type="float">
            <text:p>1455910842.04611</text:p>
          </table:table-cell>
          <table:table-cell office:value-type="float" office:value="7888" calcext:value-type="float">
            <text:p>7888</text:p>
          </table:table-cell>
          <table:table-cell table:formula="of:=[.B285]-[.B$2]" office:value-type="float" office:value="26.7629380226135" calcext:value-type="float">
            <text:p>26.7629380226</text:p>
          </table:table-cell>
          <table:table-cell table:formula="of:=[.D285]/([.E285]-[.E284])" office:value-type="float" office:value="82961.8047212345" calcext:value-type="float">
            <text:p>82961.8047212345</text:p>
          </table:table-cell>
          <table:table-cell table:formula="of:=[.E285]-[.E284]" office:value-type="float" office:value="0.0950798988342285" calcext:value-type="float">
            <text:p>0.095079898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5910842.14015" calcext:value-type="float">
            <text:p>1455910842.14015</text:p>
          </table:table-cell>
          <table:table-cell office:value-type="float" office:value="1455910842.14032" calcext:value-type="float">
            <text:p>1455910842.14032</text:p>
          </table:table-cell>
          <table:table-cell office:value-type="float" office:value="7888" calcext:value-type="float">
            <text:p>7888</text:p>
          </table:table-cell>
          <table:table-cell table:formula="of:=[.B286]-[.B$2]" office:value-type="float" office:value="26.8572030067444" calcext:value-type="float">
            <text:p>26.8572030067</text:p>
          </table:table-cell>
          <table:table-cell table:formula="of:=[.D286]/([.E286]-[.E285])" office:value-type="float" office:value="83679.0041681842" calcext:value-type="float">
            <text:p>83679.0041681842</text:p>
          </table:table-cell>
          <table:table-cell table:formula="of:=[.E286]-[.E285]" office:value-type="float" office:value="0.0942649841308594" calcext:value-type="float">
            <text:p>0.094264984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5910842.23328" calcext:value-type="float">
            <text:p>1455910842.23328</text:p>
          </table:table-cell>
          <table:table-cell office:value-type="float" office:value="1455910842.23351" calcext:value-type="float">
            <text:p>1455910842.23351</text:p>
          </table:table-cell>
          <table:table-cell office:value-type="float" office:value="7872" calcext:value-type="float">
            <text:p>7872</text:p>
          </table:table-cell>
          <table:table-cell table:formula="of:=[.B287]-[.B$2]" office:value-type="float" office:value="26.9503352642059" calcext:value-type="float">
            <text:p>26.9503352642</text:p>
          </table:table-cell>
          <table:table-cell table:formula="of:=[.D287]/([.E287]-[.E286])" office:value-type="float" office:value="84524.95638528" calcext:value-type="float">
            <text:p>84524.95638528</text:p>
          </table:table-cell>
          <table:table-cell table:formula="of:=[.E287]-[.E286]" office:value-type="float" office:value="0.0931322574615479" calcext:value-type="float">
            <text:p>0.093132257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5910842.33169" calcext:value-type="float">
            <text:p>1455910842.33169</text:p>
          </table:table-cell>
          <table:table-cell office:value-type="float" office:value="1455910842.33186" calcext:value-type="float">
            <text:p>1455910842.33186</text:p>
          </table:table-cell>
          <table:table-cell office:value-type="float" office:value="7856" calcext:value-type="float">
            <text:p>7856</text:p>
          </table:table-cell>
          <table:table-cell table:formula="of:=[.B288]-[.B$2]" office:value-type="float" office:value="27.0487430095673" calcext:value-type="float">
            <text:p>27.0487430096</text:p>
          </table:table-cell>
          <table:table-cell table:formula="of:=[.D288]/([.E288]-[.E287])" office:value-type="float" office:value="79831.1146257317" calcext:value-type="float">
            <text:p>79831.1146257317</text:p>
          </table:table-cell>
          <table:table-cell table:formula="of:=[.E288]-[.E287]" office:value-type="float" office:value="0.0984077453613281" calcext:value-type="float">
            <text:p>0.098407745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5910842.43286" calcext:value-type="float">
            <text:p>1455910842.43286</text:p>
          </table:table-cell>
          <table:table-cell office:value-type="float" office:value="1455910842.43303" calcext:value-type="float">
            <text:p>1455910842.43303</text:p>
          </table:table-cell>
          <table:table-cell office:value-type="float" office:value="7824" calcext:value-type="float">
            <text:p>7824</text:p>
          </table:table-cell>
          <table:table-cell table:formula="of:=[.B289]-[.B$2]" office:value-type="float" office:value="27.1499145030975" calcext:value-type="float">
            <text:p>27.1499145031</text:p>
          </table:table-cell>
          <table:table-cell table:formula="of:=[.D289]/([.E289]-[.E288])" office:value-type="float" office:value="77334.0367626266" calcext:value-type="float">
            <text:p>77334.0367626266</text:p>
          </table:table-cell>
          <table:table-cell table:formula="of:=[.E289]-[.E288]" office:value-type="float" office:value="0.101171493530273" calcext:value-type="float">
            <text:p>0.101171493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5910842.53442" calcext:value-type="float">
            <text:p>1455910842.53442</text:p>
          </table:table-cell>
          <table:table-cell office:value-type="float" office:value="1455910842.53459" calcext:value-type="float">
            <text:p>1455910842.53459</text:p>
          </table:table-cell>
          <table:table-cell office:value-type="float" office:value="7784" calcext:value-type="float">
            <text:p>7784</text:p>
          </table:table-cell>
          <table:table-cell table:formula="of:=[.B290]-[.B$2]" office:value-type="float" office:value="27.2514774799347" calcext:value-type="float">
            <text:p>27.2514774799</text:p>
          </table:table-cell>
          <table:table-cell table:formula="of:=[.D290]/([.E290]-[.E289])" office:value-type="float" office:value="76642.1017028729" calcext:value-type="float">
            <text:p>76642.1017028729</text:p>
          </table:table-cell>
          <table:table-cell table:formula="of:=[.E290]-[.E289]" office:value-type="float" office:value="0.101562976837158" calcext:value-type="float">
            <text:p>0.101562976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5910842.63533" calcext:value-type="float">
            <text:p>1455910842.63533</text:p>
          </table:table-cell>
          <table:table-cell office:value-type="float" office:value="1455910842.63552" calcext:value-type="float">
            <text:p>1455910842.63552</text:p>
          </table:table-cell>
          <table:table-cell office:value-type="float" office:value="7736" calcext:value-type="float">
            <text:p>7736</text:p>
          </table:table-cell>
          <table:table-cell table:formula="of:=[.B291]-[.B$2]" office:value-type="float" office:value="27.3523852825165" calcext:value-type="float">
            <text:p>27.3523852825</text:p>
          </table:table-cell>
          <table:table-cell table:formula="of:=[.D291]/([.E291]-[.E290])" office:value-type="float" office:value="76664.0418487943" calcext:value-type="float">
            <text:p>76664.0418487943</text:p>
          </table:table-cell>
          <table:table-cell table:formula="of:=[.E291]-[.E290]" office:value-type="float" office:value="0.100907802581787" calcext:value-type="float">
            <text:p>0.10090780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5910842.73571" calcext:value-type="float">
            <text:p>1455910842.73571</text:p>
          </table:table-cell>
          <table:table-cell office:value-type="float" office:value="1455910842.73588" calcext:value-type="float">
            <text:p>1455910842.73588</text:p>
          </table:table-cell>
          <table:table-cell office:value-type="float" office:value="7680" calcext:value-type="float">
            <text:p>7680</text:p>
          </table:table-cell>
          <table:table-cell table:formula="of:=[.B292]-[.B$2]" office:value-type="float" office:value="27.4527702331543" calcext:value-type="float">
            <text:p>27.4527702332</text:p>
          </table:table-cell>
          <table:table-cell table:formula="of:=[.D292]/([.E292]-[.E291])" office:value-type="float" office:value="76505.4916220357" calcext:value-type="float">
            <text:p>76505.4916220357</text:p>
          </table:table-cell>
          <table:table-cell table:formula="of:=[.E292]-[.E291]" office:value-type="float" office:value="0.100384950637817" calcext:value-type="float">
            <text:p>0.10038495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5910842.83528" calcext:value-type="float">
            <text:p>1455910842.83528</text:p>
          </table:table-cell>
          <table:table-cell office:value-type="float" office:value="1455910842.83545" calcext:value-type="float">
            <text:p>1455910842.83545</text:p>
          </table:table-cell>
          <table:table-cell office:value-type="float" office:value="7616" calcext:value-type="float">
            <text:p>7616</text:p>
          </table:table-cell>
          <table:table-cell table:formula="of:=[.B293]-[.B$2]" office:value-type="float" office:value="27.5523333549499" calcext:value-type="float">
            <text:p>27.552333355</text:p>
          </table:table-cell>
          <table:table-cell table:formula="of:=[.D293]/([.E293]-[.E292])" office:value-type="float" office:value="76494.1864280959" calcext:value-type="float">
            <text:p>76494.1864280959</text:p>
          </table:table-cell>
          <table:table-cell table:formula="of:=[.E293]-[.E292]" office:value-type="float" office:value="0.0995631217956543" calcext:value-type="float">
            <text:p>0.09956312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5910842.93401" calcext:value-type="float">
            <text:p>1455910842.93401</text:p>
          </table:table-cell>
          <table:table-cell office:value-type="float" office:value="1455910842.93419" calcext:value-type="float">
            <text:p>1455910842.93419</text:p>
          </table:table-cell>
          <table:table-cell office:value-type="float" office:value="7552" calcext:value-type="float">
            <text:p>7552</text:p>
          </table:table-cell>
          <table:table-cell table:formula="of:=[.B294]-[.B$2]" office:value-type="float" office:value="27.651070356369" calcext:value-type="float">
            <text:p>27.6510703564</text:p>
          </table:table-cell>
          <table:table-cell table:formula="of:=[.D294]/([.E294]-[.E293])" office:value-type="float" office:value="76486.0173132786" calcext:value-type="float">
            <text:p>76486.0173132786</text:p>
          </table:table-cell>
          <table:table-cell table:formula="of:=[.E294]-[.E293]" office:value-type="float" office:value="0.0987370014190674" calcext:value-type="float">
            <text:p>0.09873700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5910843.03196" calcext:value-type="float">
            <text:p>1455910843.03196</text:p>
          </table:table-cell>
          <table:table-cell office:value-type="float" office:value="1455910843.03214" calcext:value-type="float">
            <text:p>1455910843.03214</text:p>
          </table:table-cell>
          <table:table-cell office:value-type="float" office:value="7472" calcext:value-type="float">
            <text:p>7472</text:p>
          </table:table-cell>
          <table:table-cell table:formula="of:=[.B295]-[.B$2]" office:value-type="float" office:value="27.7490186691284" calcext:value-type="float">
            <text:p>27.7490186691</text:p>
          </table:table-cell>
          <table:table-cell table:formula="of:=[.D295]/([.E295]-[.E294])" office:value-type="float" office:value="76285.1323264164" calcext:value-type="float">
            <text:p>76285.1323264164</text:p>
          </table:table-cell>
          <table:table-cell table:formula="of:=[.E295]-[.E294]" office:value-type="float" office:value="0.0979483127593994" calcext:value-type="float">
            <text:p>0.097948312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5910843.1292" calcext:value-type="float">
            <text:p>1455910843.1292</text:p>
          </table:table-cell>
          <table:table-cell office:value-type="float" office:value="1455910843.12937" calcext:value-type="float">
            <text:p>1455910843.12937</text:p>
          </table:table-cell>
          <table:table-cell office:value-type="float" office:value="7392" calcext:value-type="float">
            <text:p>7392</text:p>
          </table:table-cell>
          <table:table-cell table:formula="of:=[.B296]-[.B$2]" office:value-type="float" office:value="27.8462591171265" calcext:value-type="float">
            <text:p>27.8462591171</text:p>
          </table:table-cell>
          <table:table-cell table:formula="of:=[.D296]/([.E296]-[.E295])" office:value-type="float" office:value="76017.7493232906" calcext:value-type="float">
            <text:p>76017.7493232906</text:p>
          </table:table-cell>
          <table:table-cell table:formula="of:=[.E296]-[.E295]" office:value-type="float" office:value="0.0972404479980469" calcext:value-type="float">
            <text:p>0.09724044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5910843.228" calcext:value-type="float">
            <text:p>1455910843.228</text:p>
          </table:table-cell>
          <table:table-cell office:value-type="float" office:value="1455910843.22817" calcext:value-type="float">
            <text:p>1455910843.22817</text:p>
          </table:table-cell>
          <table:table-cell office:value-type="float" office:value="7296" calcext:value-type="float">
            <text:p>7296</text:p>
          </table:table-cell>
          <table:table-cell table:formula="of:=[.B297]-[.B$2]" office:value-type="float" office:value="27.9450526237488" calcext:value-type="float">
            <text:p>27.9450526237</text:p>
          </table:table-cell>
          <table:table-cell table:formula="of:=[.D297]/([.E297]-[.E296])" office:value-type="float" office:value="73851.0075150228" calcext:value-type="float">
            <text:p>73851.0075150228</text:p>
          </table:table-cell>
          <table:table-cell table:formula="of:=[.E297]-[.E296]" office:value-type="float" office:value="0.0987935066223145" calcext:value-type="float">
            <text:p>0.09879350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5910843.3286" calcext:value-type="float">
            <text:p>1455910843.3286</text:p>
          </table:table-cell>
          <table:table-cell office:value-type="float" office:value="1455910843.32877" calcext:value-type="float">
            <text:p>1455910843.32877</text:p>
          </table:table-cell>
          <table:table-cell office:value-type="float" office:value="7200" calcext:value-type="float">
            <text:p>7200</text:p>
          </table:table-cell>
          <table:table-cell table:formula="of:=[.B298]-[.B$2]" office:value-type="float" office:value="28.0456571578979" calcext:value-type="float">
            <text:p>28.0456571579</text:p>
          </table:table-cell>
          <table:table-cell table:formula="of:=[.D298]/([.E298]-[.E297])" office:value-type="float" office:value="71567.3509240081" calcext:value-type="float">
            <text:p>71567.3509240081</text:p>
          </table:table-cell>
          <table:table-cell table:formula="of:=[.E298]-[.E297]" office:value-type="float" office:value="0.10060453414917" calcext:value-type="float">
            <text:p>0.100604534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5910843.42763" calcext:value-type="float">
            <text:p>1455910843.42763</text:p>
          </table:table-cell>
          <table:table-cell office:value-type="float" office:value="1455910843.42781" calcext:value-type="float">
            <text:p>1455910843.42781</text:p>
          </table:table-cell>
          <table:table-cell office:value-type="float" office:value="7104" calcext:value-type="float">
            <text:p>7104</text:p>
          </table:table-cell>
          <table:table-cell table:formula="of:=[.B299]-[.B$2]" office:value-type="float" office:value="28.1446924209595" calcext:value-type="float">
            <text:p>28.144692421</text:p>
          </table:table-cell>
          <table:table-cell table:formula="of:=[.D299]/([.E299]-[.E298])" office:value-type="float" office:value="71732.0253452227" calcext:value-type="float">
            <text:p>71732.0253452227</text:p>
          </table:table-cell>
          <table:table-cell table:formula="of:=[.E299]-[.E298]" office:value-type="float" office:value="0.0990352630615234" calcext:value-type="float">
            <text:p>0.099035263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5910843.52698" calcext:value-type="float">
            <text:p>1455910843.52698</text:p>
          </table:table-cell>
          <table:table-cell office:value-type="float" office:value="1455910843.52714" calcext:value-type="float">
            <text:p>1455910843.52714</text:p>
          </table:table-cell>
          <table:table-cell office:value-type="float" office:value="7000" calcext:value-type="float">
            <text:p>7000</text:p>
          </table:table-cell>
          <table:table-cell table:formula="of:=[.B300]-[.B$2]" office:value-type="float" office:value="28.2440328598022" calcext:value-type="float">
            <text:p>28.2440328598</text:p>
          </table:table-cell>
          <table:table-cell table:formula="of:=[.D300]/([.E300]-[.E299])" office:value-type="float" office:value="70464.7581744523" calcext:value-type="float">
            <text:p>70464.7581744523</text:p>
          </table:table-cell>
          <table:table-cell table:formula="of:=[.E300]-[.E299]" office:value-type="float" office:value="0.0993404388427734" calcext:value-type="float">
            <text:p>0.099340438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5910843.6237" calcext:value-type="float">
            <text:p>1455910843.6237</text:p>
          </table:table-cell>
          <table:table-cell office:value-type="float" office:value="1455910843.62389" calcext:value-type="float">
            <text:p>1455910843.62389</text:p>
          </table:table-cell>
          <table:table-cell office:value-type="float" office:value="6888" calcext:value-type="float">
            <text:p>6888</text:p>
          </table:table-cell>
          <table:table-cell table:formula="of:=[.B301]-[.B$2]" office:value-type="float" office:value="28.3407547473907" calcext:value-type="float">
            <text:p>28.3407547474</text:p>
          </table:table-cell>
          <table:table-cell table:formula="of:=[.D301]/([.E301]-[.E300])" office:value-type="float" office:value="71214.4910705702" calcext:value-type="float">
            <text:p>71214.4910705702</text:p>
          </table:table-cell>
          <table:table-cell table:formula="of:=[.E301]-[.E300]" office:value-type="float" office:value="0.096721887588501" calcext:value-type="float">
            <text:p>0.09672188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5910843.72072" calcext:value-type="float">
            <text:p>1455910843.72072</text:p>
          </table:table-cell>
          <table:table-cell office:value-type="float" office:value="1455910843.72089" calcext:value-type="float">
            <text:p>1455910843.72089</text:p>
          </table:table-cell>
          <table:table-cell office:value-type="float" office:value="6776" calcext:value-type="float">
            <text:p>6776</text:p>
          </table:table-cell>
          <table:table-cell table:formula="of:=[.B302]-[.B$2]" office:value-type="float" office:value="28.4377737045288" calcext:value-type="float">
            <text:p>28.4377737045</text:p>
          </table:table-cell>
          <table:table-cell table:formula="of:=[.D302]/([.E302]-[.E301])" office:value-type="float" office:value="69842.0205687998" calcext:value-type="float">
            <text:p>69842.0205687998</text:p>
          </table:table-cell>
          <table:table-cell table:formula="of:=[.E302]-[.E301]" office:value-type="float" office:value="0.0970189571380615" calcext:value-type="float">
            <text:p>0.097018957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5910843.81563" calcext:value-type="float">
            <text:p>1455910843.81563</text:p>
          </table:table-cell>
          <table:table-cell office:value-type="float" office:value="1455910843.81579" calcext:value-type="float">
            <text:p>1455910843.81579</text:p>
          </table:table-cell>
          <table:table-cell office:value-type="float" office:value="6664" calcext:value-type="float">
            <text:p>6664</text:p>
          </table:table-cell>
          <table:table-cell table:formula="of:=[.B303]-[.B$2]" office:value-type="float" office:value="28.5326836109161" calcext:value-type="float">
            <text:p>28.5326836109</text:p>
          </table:table-cell>
          <table:table-cell table:formula="of:=[.D303]/([.E303]-[.E302])" office:value-type="float" office:value="70213.9560943627" calcext:value-type="float">
            <text:p>70213.9560943627</text:p>
          </table:table-cell>
          <table:table-cell table:formula="of:=[.E303]-[.E302]" office:value-type="float" office:value="0.0949099063873291" calcext:value-type="float">
            <text:p>0.094909906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5910843.90963" calcext:value-type="float">
            <text:p>1455910843.90963</text:p>
          </table:table-cell>
          <table:table-cell office:value-type="float" office:value="1455910843.90981" calcext:value-type="float">
            <text:p>1455910843.90981</text:p>
          </table:table-cell>
          <table:table-cell office:value-type="float" office:value="6552" calcext:value-type="float">
            <text:p>6552</text:p>
          </table:table-cell>
          <table:table-cell table:formula="of:=[.B304]-[.B$2]" office:value-type="float" office:value="28.6266922950745" calcext:value-type="float">
            <text:p>28.6266922951</text:p>
          </table:table-cell>
          <table:table-cell table:formula="of:=[.D304]/([.E304]-[.E303])" office:value-type="float" office:value="69695.6888468454" calcext:value-type="float">
            <text:p>69695.6888468454</text:p>
          </table:table-cell>
          <table:table-cell table:formula="of:=[.E304]-[.E303]" office:value-type="float" office:value="0.0940086841583252" calcext:value-type="float">
            <text:p>0.09400868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5910844.00313" calcext:value-type="float">
            <text:p>1455910844.00313</text:p>
          </table:table-cell>
          <table:table-cell office:value-type="float" office:value="1455910844.0033" calcext:value-type="float">
            <text:p>1455910844.0033</text:p>
          </table:table-cell>
          <table:table-cell office:value-type="float" office:value="6440" calcext:value-type="float">
            <text:p>6440</text:p>
          </table:table-cell>
          <table:table-cell table:formula="of:=[.B305]-[.B$2]" office:value-type="float" office:value="28.7201917171478" calcext:value-type="float">
            <text:p>28.7201917171</text:p>
          </table:table-cell>
          <table:table-cell table:formula="of:=[.D305]/([.E305]-[.E304])" office:value-type="float" office:value="68877.4310813051" calcext:value-type="float">
            <text:p>68877.4310813051</text:p>
          </table:table-cell>
          <table:table-cell table:formula="of:=[.E305]-[.E304]" office:value-type="float" office:value="0.0934994220733643" calcext:value-type="float">
            <text:p>0.093499422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5910844.09449" calcext:value-type="float">
            <text:p>1455910844.09449</text:p>
          </table:table-cell>
          <table:table-cell office:value-type="float" office:value="1455910844.09466" calcext:value-type="float">
            <text:p>1455910844.09466</text:p>
          </table:table-cell>
          <table:table-cell office:value-type="float" office:value="6328" calcext:value-type="float">
            <text:p>6328</text:p>
          </table:table-cell>
          <table:table-cell table:formula="of:=[.B306]-[.B$2]" office:value-type="float" office:value="28.8115439414978" calcext:value-type="float">
            <text:p>28.8115439415</text:p>
          </table:table-cell>
          <table:table-cell table:formula="of:=[.D306]/([.E306]-[.E305])" office:value-type="float" office:value="69270.3439355463" calcext:value-type="float">
            <text:p>69270.3439355463</text:p>
          </table:table-cell>
          <table:table-cell table:formula="of:=[.E306]-[.E305]" office:value-type="float" office:value="0.0913522243499756" calcext:value-type="float">
            <text:p>0.091352224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5910844.18687" calcext:value-type="float">
            <text:p>1455910844.18687</text:p>
          </table:table-cell>
          <table:table-cell office:value-type="float" office:value="1455910844.18705" calcext:value-type="float">
            <text:p>1455910844.18705</text:p>
          </table:table-cell>
          <table:table-cell office:value-type="float" office:value="6208" calcext:value-type="float">
            <text:p>6208</text:p>
          </table:table-cell>
          <table:table-cell table:formula="of:=[.B307]-[.B$2]" office:value-type="float" office:value="28.9039289951324" calcext:value-type="float">
            <text:p>28.9039289951</text:p>
          </table:table-cell>
          <table:table-cell table:formula="of:=[.D307]/([.E307]-[.E306])" office:value-type="float" office:value="67197.0167874867" calcext:value-type="float">
            <text:p>67197.0167874867</text:p>
          </table:table-cell>
          <table:table-cell table:formula="of:=[.E307]-[.E306]" office:value-type="float" office:value="0.0923850536346436" calcext:value-type="float">
            <text:p>0.092385053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5910844.27807" calcext:value-type="float">
            <text:p>1455910844.27807</text:p>
          </table:table-cell>
          <table:table-cell office:value-type="float" office:value="1455910844.27832" calcext:value-type="float">
            <text:p>1455910844.27832</text:p>
          </table:table-cell>
          <table:table-cell office:value-type="float" office:value="6096" calcext:value-type="float">
            <text:p>6096</text:p>
          </table:table-cell>
          <table:table-cell table:formula="of:=[.B308]-[.B$2]" office:value-type="float" office:value="28.9951300621033" calcext:value-type="float">
            <text:p>28.9951300621</text:p>
          </table:table-cell>
          <table:table-cell table:formula="of:=[.D308]/([.E308]-[.E307])" office:value-type="float" office:value="66841.3232703745" calcext:value-type="float">
            <text:p>66841.3232703745</text:p>
          </table:table-cell>
          <table:table-cell table:formula="of:=[.E308]-[.E307]" office:value-type="float" office:value="0.0912010669708252" calcext:value-type="float">
            <text:p>0.09120106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5910844.36959" calcext:value-type="float">
            <text:p>1455910844.36959</text:p>
          </table:table-cell>
          <table:table-cell office:value-type="float" office:value="1455910844.36976" calcext:value-type="float">
            <text:p>1455910844.36976</text:p>
          </table:table-cell>
          <table:table-cell office:value-type="float" office:value="5984" calcext:value-type="float">
            <text:p>5984</text:p>
          </table:table-cell>
          <table:table-cell table:formula="of:=[.B309]-[.B$2]" office:value-type="float" office:value="29.0866432189941" calcext:value-type="float">
            <text:p>29.086643219</text:p>
          </table:table-cell>
          <table:table-cell table:formula="of:=[.D309]/([.E309]-[.E308])" office:value-type="float" office:value="65389.5046712902" calcext:value-type="float">
            <text:p>65389.5046712902</text:p>
          </table:table-cell>
          <table:table-cell table:formula="of:=[.E309]-[.E308]" office:value-type="float" office:value="0.0915131568908691" calcext:value-type="float">
            <text:p>0.091513156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5910844.46023" calcext:value-type="float">
            <text:p>1455910844.46023</text:p>
          </table:table-cell>
          <table:table-cell office:value-type="float" office:value="1455910844.4604" calcext:value-type="float">
            <text:p>1455910844.4604</text:p>
          </table:table-cell>
          <table:table-cell office:value-type="float" office:value="5864" calcext:value-type="float">
            <text:p>5864</text:p>
          </table:table-cell>
          <table:table-cell table:formula="of:=[.B310]-[.B$2]" office:value-type="float" office:value="29.1772880554199" calcext:value-type="float">
            <text:p>29.1772880554</text:p>
          </table:table-cell>
          <table:table-cell table:formula="of:=[.D310]/([.E310]-[.E309])" office:value-type="float" office:value="64692.0467974076" calcext:value-type="float">
            <text:p>64692.0467974076</text:p>
          </table:table-cell>
          <table:table-cell table:formula="of:=[.E310]-[.E309]" office:value-type="float" office:value="0.0906448364257813" calcext:value-type="float">
            <text:p>0.0906448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5910844.55119" calcext:value-type="float">
            <text:p>1455910844.55119</text:p>
          </table:table-cell>
          <table:table-cell office:value-type="float" office:value="1455910844.55138" calcext:value-type="float">
            <text:p>1455910844.55138</text:p>
          </table:table-cell>
          <table:table-cell office:value-type="float" office:value="5752" calcext:value-type="float">
            <text:p>5752</text:p>
          </table:table-cell>
          <table:table-cell table:formula="of:=[.B311]-[.B$2]" office:value-type="float" office:value="29.2682507038116" calcext:value-type="float">
            <text:p>29.2682507038</text:p>
          </table:table-cell>
          <table:table-cell table:formula="of:=[.D311]/([.E311]-[.E310])" office:value-type="float" office:value="63234.7463678658" calcext:value-type="float">
            <text:p>63234.7463678658</text:p>
          </table:table-cell>
          <table:table-cell table:formula="of:=[.E311]-[.E310]" office:value-type="float" office:value="0.0909626483917236" calcext:value-type="float">
            <text:p>0.090962648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5910844.64349" calcext:value-type="float">
            <text:p>1455910844.64349</text:p>
          </table:table-cell>
          <table:table-cell office:value-type="float" office:value="1455910844.64372" calcext:value-type="float">
            <text:p>1455910844.64372</text:p>
          </table:table-cell>
          <table:table-cell office:value-type="float" office:value="5640" calcext:value-type="float">
            <text:p>5640</text:p>
          </table:table-cell>
          <table:table-cell table:formula="of:=[.B312]-[.B$2]" office:value-type="float" office:value="29.3605480194092" calcext:value-type="float">
            <text:p>29.3605480194</text:p>
          </table:table-cell>
          <table:table-cell table:formula="of:=[.D312]/([.E312]-[.E311])" office:value-type="float" office:value="61106.8692896056" calcext:value-type="float">
            <text:p>61106.8692896056</text:p>
          </table:table-cell>
          <table:table-cell table:formula="of:=[.E312]-[.E311]" office:value-type="float" office:value="0.0922973155975342" calcext:value-type="float">
            <text:p>0.092297315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5910844.73404" calcext:value-type="float">
            <text:p>1455910844.73404</text:p>
          </table:table-cell>
          <table:table-cell office:value-type="float" office:value="1455910844.73422" calcext:value-type="float">
            <text:p>1455910844.73422</text:p>
          </table:table-cell>
          <table:table-cell office:value-type="float" office:value="5528" calcext:value-type="float">
            <text:p>5528</text:p>
          </table:table-cell>
          <table:table-cell table:formula="of:=[.B313]-[.B$2]" office:value-type="float" office:value="29.4511005878448" calcext:value-type="float">
            <text:p>29.4511005878</text:p>
          </table:table-cell>
          <table:table-cell table:formula="of:=[.D313]/([.E313]-[.E312])" office:value-type="float" office:value="61047.4125195824" calcext:value-type="float">
            <text:p>61047.4125195824</text:p>
          </table:table-cell>
          <table:table-cell table:formula="of:=[.E313]-[.E312]" office:value-type="float" office:value="0.0905525684356689" calcext:value-type="float">
            <text:p>0.090552568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5910844.82604" calcext:value-type="float">
            <text:p>1455910844.82604</text:p>
          </table:table-cell>
          <table:table-cell office:value-type="float" office:value="1455910844.82621" calcext:value-type="float">
            <text:p>1455910844.82621</text:p>
          </table:table-cell>
          <table:table-cell office:value-type="float" office:value="5424" calcext:value-type="float">
            <text:p>5424</text:p>
          </table:table-cell>
          <table:table-cell table:formula="of:=[.B314]-[.B$2]" office:value-type="float" office:value="29.5430932044983" calcext:value-type="float">
            <text:p>29.5430932045</text:p>
          </table:table-cell>
          <table:table-cell table:formula="of:=[.D314]/([.E314]-[.E313])" office:value-type="float" office:value="58961.2536018349" calcext:value-type="float">
            <text:p>58961.2536018349</text:p>
          </table:table-cell>
          <table:table-cell table:formula="of:=[.E314]-[.E313]" office:value-type="float" office:value="0.0919926166534424" calcext:value-type="float">
            <text:p>0.091992616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5910844.91716" calcext:value-type="float">
            <text:p>1455910844.91716</text:p>
          </table:table-cell>
          <table:table-cell office:value-type="float" office:value="1455910844.91733" calcext:value-type="float">
            <text:p>1455910844.91733</text:p>
          </table:table-cell>
          <table:table-cell office:value-type="float" office:value="5320" calcext:value-type="float">
            <text:p>5320</text:p>
          </table:table-cell>
          <table:table-cell table:formula="of:=[.B315]-[.B$2]" office:value-type="float" office:value="29.6342210769653" calcext:value-type="float">
            <text:p>29.634221077</text:p>
          </table:table-cell>
          <table:table-cell table:formula="of:=[.D315]/([.E315]-[.E314])" office:value-type="float" office:value="58379.504052661" calcext:value-type="float">
            <text:p>58379.504052661</text:p>
          </table:table-cell>
          <table:table-cell table:formula="of:=[.E315]-[.E314]" office:value-type="float" office:value="0.091127872467041" calcext:value-type="float">
            <text:p>0.091127872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5910845.00889" calcext:value-type="float">
            <text:p>1455910845.00889</text:p>
          </table:table-cell>
          <table:table-cell office:value-type="float" office:value="1455910845.00907" calcext:value-type="float">
            <text:p>1455910845.00907</text:p>
          </table:table-cell>
          <table:table-cell office:value-type="float" office:value="5216" calcext:value-type="float">
            <text:p>5216</text:p>
          </table:table-cell>
          <table:table-cell table:formula="of:=[.B316]-[.B$2]" office:value-type="float" office:value="29.725949048996" calcext:value-type="float">
            <text:p>29.725949049</text:p>
          </table:table-cell>
          <table:table-cell table:formula="of:=[.D316]/([.E316]-[.E315])" office:value-type="float" office:value="56863.7884881802" calcext:value-type="float">
            <text:p>56863.7884881802</text:p>
          </table:table-cell>
          <table:table-cell table:formula="of:=[.E316]-[.E315]" office:value-type="float" office:value="0.0917279720306397" calcext:value-type="float">
            <text:p>0.09172797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5910845.09944" calcext:value-type="float">
            <text:p>1455910845.09944</text:p>
          </table:table-cell>
          <table:table-cell office:value-type="float" office:value="1455910845.09962" calcext:value-type="float">
            <text:p>1455910845.09962</text:p>
          </table:table-cell>
          <table:table-cell office:value-type="float" office:value="5120" calcext:value-type="float">
            <text:p>5120</text:p>
          </table:table-cell>
          <table:table-cell table:formula="of:=[.B317]-[.B$2]" office:value-type="float" office:value="29.8164973258972" calcext:value-type="float">
            <text:p>29.8164973259</text:p>
          </table:table-cell>
          <table:table-cell table:formula="of:=[.D317]/([.E317]-[.E316])" office:value-type="float" office:value="56544.4222156103" calcext:value-type="float">
            <text:p>56544.4222156103</text:p>
          </table:table-cell>
          <table:table-cell table:formula="of:=[.E317]-[.E316]" office:value-type="float" office:value="0.0905482769012451" calcext:value-type="float">
            <text:p>0.090548276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5910845.19068" calcext:value-type="float">
            <text:p>1455910845.19068</text:p>
          </table:table-cell>
          <table:table-cell office:value-type="float" office:value="1455910845.19085" calcext:value-type="float">
            <text:p>1455910845.19085</text:p>
          </table:table-cell>
          <table:table-cell office:value-type="float" office:value="5024" calcext:value-type="float">
            <text:p>5024</text:p>
          </table:table-cell>
          <table:table-cell table:formula="of:=[.B318]-[.B$2]" office:value-type="float" office:value="29.9077379703522" calcext:value-type="float">
            <text:p>29.9077379704</text:p>
          </table:table-cell>
          <table:table-cell table:formula="of:=[.D318]/([.E318]-[.E317])" office:value-type="float" office:value="55063.179682825" calcext:value-type="float">
            <text:p>55063.179682825</text:p>
          </table:table-cell>
          <table:table-cell table:formula="of:=[.E318]-[.E317]" office:value-type="float" office:value="0.0912406444549561" calcext:value-type="float">
            <text:p>0.091240644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5910845.28292" calcext:value-type="float">
            <text:p>1455910845.28292</text:p>
          </table:table-cell>
          <table:table-cell office:value-type="float" office:value="1455910845.2831" calcext:value-type="float">
            <text:p>1455910845.2831</text:p>
          </table:table-cell>
          <table:table-cell office:value-type="float" office:value="4936" calcext:value-type="float">
            <text:p>4936</text:p>
          </table:table-cell>
          <table:table-cell table:formula="of:=[.B319]-[.B$2]" office:value-type="float" office:value="29.9999823570251" calcext:value-type="float">
            <text:p>29.999982357</text:p>
          </table:table-cell>
          <table:table-cell table:formula="of:=[.D319]/([.E319]-[.E318])" office:value-type="float" office:value="53510.031103564" calcext:value-type="float">
            <text:p>53510.031103564</text:p>
          </table:table-cell>
          <table:table-cell table:formula="of:=[.E319]-[.E318]" office:value-type="float" office:value="0.0922443866729736" calcext:value-type="float">
            <text:p>0.092244386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5910845.37381" calcext:value-type="float">
            <text:p>1455910845.37381</text:p>
          </table:table-cell>
          <table:table-cell office:value-type="float" office:value="1455910845.37416" calcext:value-type="float">
            <text:p>1455910845.37416</text:p>
          </table:table-cell>
          <table:table-cell office:value-type="float" office:value="4848" calcext:value-type="float">
            <text:p>4848</text:p>
          </table:table-cell>
          <table:table-cell table:formula="of:=[.B320]-[.B$2]" office:value-type="float" office:value="30.0908691883087" calcext:value-type="float">
            <text:p>30.0908691883</text:p>
          </table:table-cell>
          <table:table-cell table:formula="of:=[.D320]/([.E320]-[.E319])" office:value-type="float" office:value="53341.0608724394" calcext:value-type="float">
            <text:p>53341.0608724394</text:p>
          </table:table-cell>
          <table:table-cell table:formula="of:=[.E320]-[.E319]" office:value-type="float" office:value="0.0908868312835693" calcext:value-type="float">
            <text:p>0.09088683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5910845.46541" calcext:value-type="float">
            <text:p>1455910845.46541</text:p>
          </table:table-cell>
          <table:table-cell office:value-type="float" office:value="1455910845.46563" calcext:value-type="float">
            <text:p>1455910845.46563</text:p>
          </table:table-cell>
          <table:table-cell office:value-type="float" office:value="4768" calcext:value-type="float">
            <text:p>4768</text:p>
          </table:table-cell>
          <table:table-cell table:formula="of:=[.B321]-[.B$2]" office:value-type="float" office:value="30.1824712753296" calcext:value-type="float">
            <text:p>30.1824712753</text:p>
          </table:table-cell>
          <table:table-cell table:formula="of:=[.D321]/([.E321]-[.E320])" office:value-type="float" office:value="52051.2158081451" calcext:value-type="float">
            <text:p>52051.2158081451</text:p>
          </table:table-cell>
          <table:table-cell table:formula="of:=[.E321]-[.E320]" office:value-type="float" office:value="0.091602087020874" calcext:value-type="float">
            <text:p>0.09160208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5910845.55796" calcext:value-type="float">
            <text:p>1455910845.55796</text:p>
          </table:table-cell>
          <table:table-cell office:value-type="float" office:value="1455910845.55813" calcext:value-type="float">
            <text:p>1455910845.55813</text:p>
          </table:table-cell>
          <table:table-cell office:value-type="float" office:value="4688" calcext:value-type="float">
            <text:p>4688</text:p>
          </table:table-cell>
          <table:table-cell table:formula="of:=[.B322]-[.B$2]" office:value-type="float" office:value="30.2750165462494" calcext:value-type="float">
            <text:p>30.2750165462</text:p>
          </table:table-cell>
          <table:table-cell table:formula="of:=[.D322]/([.E322]-[.E321])" office:value-type="float" office:value="50656.289115655" calcext:value-type="float">
            <text:p>50656.289115655</text:p>
          </table:table-cell>
          <table:table-cell table:formula="of:=[.E322]-[.E321]" office:value-type="float" office:value="0.0925452709197998" calcext:value-type="float">
            <text:p>0.092545270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5910845.6503" calcext:value-type="float">
            <text:p>1455910845.6503</text:p>
          </table:table-cell>
          <table:table-cell office:value-type="float" office:value="1455910845.65047" calcext:value-type="float">
            <text:p>1455910845.65047</text:p>
          </table:table-cell>
          <table:table-cell office:value-type="float" office:value="4624" calcext:value-type="float">
            <text:p>4624</text:p>
          </table:table-cell>
          <table:table-cell table:formula="of:=[.B323]-[.B$2]" office:value-type="float" office:value="30.3673560619354" calcext:value-type="float">
            <text:p>30.3673560619</text:p>
          </table:table-cell>
          <table:table-cell table:formula="of:=[.D323]/([.E323]-[.E322])" office:value-type="float" office:value="50076.0694448748" calcext:value-type="float">
            <text:p>50076.0694448748</text:p>
          </table:table-cell>
          <table:table-cell table:formula="of:=[.E323]-[.E322]" office:value-type="float" office:value="0.0923395156860352" calcext:value-type="float">
            <text:p>0.092339515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5910845.74119" calcext:value-type="float">
            <text:p>1455910845.74119</text:p>
          </table:table-cell>
          <table:table-cell office:value-type="float" office:value="1455910845.74142" calcext:value-type="float">
            <text:p>1455910845.74142</text:p>
          </table:table-cell>
          <table:table-cell office:value-type="float" office:value="4560" calcext:value-type="float">
            <text:p>4560</text:p>
          </table:table-cell>
          <table:table-cell table:formula="of:=[.B324]-[.B$2]" office:value-type="float" office:value="30.4582517147064" calcext:value-type="float">
            <text:p>30.4582517147</text:p>
          </table:table-cell>
          <table:table-cell table:formula="of:=[.D324]/([.E324]-[.E323])" office:value-type="float" office:value="50167.4157232638" calcext:value-type="float">
            <text:p>50167.4157232638</text:p>
          </table:table-cell>
          <table:table-cell table:formula="of:=[.E324]-[.E323]" office:value-type="float" office:value="0.0908956527709961" calcext:value-type="float">
            <text:p>0.090895652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5910845.83191" calcext:value-type="float">
            <text:p>1455910845.83191</text:p>
          </table:table-cell>
          <table:table-cell office:value-type="float" office:value="1455910845.83225" calcext:value-type="float">
            <text:p>1455910845.83225</text:p>
          </table:table-cell>
          <table:table-cell office:value-type="float" office:value="4504" calcext:value-type="float">
            <text:p>4504</text:p>
          </table:table-cell>
          <table:table-cell table:formula="of:=[.B325]-[.B$2]" office:value-type="float" office:value="30.5489690303802" calcext:value-type="float">
            <text:p>30.5489690304</text:p>
          </table:table-cell>
          <table:table-cell table:formula="of:=[.D325]/([.E325]-[.E324])" office:value-type="float" office:value="49648.7353769816" calcext:value-type="float">
            <text:p>49648.7353769816</text:p>
          </table:table-cell>
          <table:table-cell table:formula="of:=[.E325]-[.E324]" office:value-type="float" office:value="0.0907173156738281" calcext:value-type="float">
            <text:p>0.090717315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5910845.92427" calcext:value-type="float">
            <text:p>1455910845.92427</text:p>
          </table:table-cell>
          <table:table-cell office:value-type="float" office:value="1455910845.92444" calcext:value-type="float">
            <text:p>1455910845.92444</text:p>
          </table:table-cell>
          <table:table-cell office:value-type="float" office:value="4448" calcext:value-type="float">
            <text:p>4448</text:p>
          </table:table-cell>
          <table:table-cell table:formula="of:=[.B326]-[.B$2]" office:value-type="float" office:value="30.6413290500641" calcext:value-type="float">
            <text:p>30.6413290501</text:p>
          </table:table-cell>
          <table:table-cell table:formula="of:=[.D326]/([.E326]-[.E325])" office:value-type="float" office:value="48159.3660896367" calcext:value-type="float">
            <text:p>48159.3660896367</text:p>
          </table:table-cell>
          <table:table-cell table:formula="of:=[.E326]-[.E325]" office:value-type="float" office:value="0.0923600196838379" calcext:value-type="float">
            <text:p>0.092360019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5910846.01477" calcext:value-type="float">
            <text:p>1455910846.01477</text:p>
          </table:table-cell>
          <table:table-cell office:value-type="float" office:value="1455910846.01494" calcext:value-type="float">
            <text:p>1455910846.01494</text:p>
          </table:table-cell>
          <table:table-cell office:value-type="float" office:value="4408" calcext:value-type="float">
            <text:p>4408</text:p>
          </table:table-cell>
          <table:table-cell table:formula="of:=[.B327]-[.B$2]" office:value-type="float" office:value="30.731831073761" calcext:value-type="float">
            <text:p>30.7318310738</text:p>
          </table:table-cell>
          <table:table-cell table:formula="of:=[.D327]/([.E327]-[.E326])" office:value-type="float" office:value="48706.0931892843" calcext:value-type="float">
            <text:p>48706.0931892843</text:p>
          </table:table-cell>
          <table:table-cell table:formula="of:=[.E327]-[.E326]" office:value-type="float" office:value="0.0905020236968994" calcext:value-type="float">
            <text:p>0.09050202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5910846.10721" calcext:value-type="float">
            <text:p>1455910846.10721</text:p>
          </table:table-cell>
          <table:table-cell office:value-type="float" office:value="1455910846.10738" calcext:value-type="float">
            <text:p>1455910846.10738</text:p>
          </table:table-cell>
          <table:table-cell office:value-type="float" office:value="4368" calcext:value-type="float">
            <text:p>4368</text:p>
          </table:table-cell>
          <table:table-cell table:formula="of:=[.B328]-[.B$2]" office:value-type="float" office:value="30.8242626190186" calcext:value-type="float">
            <text:p>30.824262619</text:p>
          </table:table-cell>
          <table:table-cell table:formula="of:=[.D328]/([.E328]-[.E327])" office:value-type="float" office:value="47256.5939239488" calcext:value-type="float">
            <text:p>47256.5939239488</text:p>
          </table:table-cell>
          <table:table-cell table:formula="of:=[.E328]-[.E327]" office:value-type="float" office:value="0.0924315452575684" calcext:value-type="float">
            <text:p>0.092431545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5910846.19825" calcext:value-type="float">
            <text:p>1455910846.19825</text:p>
          </table:table-cell>
          <table:table-cell office:value-type="float" office:value="1455910846.19847" calcext:value-type="float">
            <text:p>1455910846.19847</text:p>
          </table:table-cell>
          <table:table-cell office:value-type="float" office:value="4344" calcext:value-type="float">
            <text:p>4344</text:p>
          </table:table-cell>
          <table:table-cell table:formula="of:=[.B329]-[.B$2]" office:value-type="float" office:value="30.9153027534485" calcext:value-type="float">
            <text:p>30.9153027534</text:p>
          </table:table-cell>
          <table:table-cell table:formula="of:=[.D329]/([.E329]-[.E328])" office:value-type="float" office:value="47715.2195259919" calcext:value-type="float">
            <text:p>47715.2195259919</text:p>
          </table:table-cell>
          <table:table-cell table:formula="of:=[.E329]-[.E328]" office:value-type="float" office:value="0.0910401344299316" calcext:value-type="float">
            <text:p>0.091040134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5910846.29018" calcext:value-type="float">
            <text:p>1455910846.29018</text:p>
          </table:table-cell>
          <table:table-cell office:value-type="float" office:value="1455910846.29035" calcext:value-type="float">
            <text:p>1455910846.29035</text:p>
          </table:table-cell>
          <table:table-cell office:value-type="float" office:value="4320" calcext:value-type="float">
            <text:p>4320</text:p>
          </table:table-cell>
          <table:table-cell table:formula="of:=[.B330]-[.B$2]" office:value-type="float" office:value="31.0072376728058" calcext:value-type="float">
            <text:p>31.0072376728</text:p>
          </table:table-cell>
          <table:table-cell table:formula="of:=[.D330]/([.E330]-[.E329])" office:value-type="float" office:value="46989.7622165803" calcext:value-type="float">
            <text:p>46989.7622165803</text:p>
          </table:table-cell>
          <table:table-cell table:formula="of:=[.E330]-[.E329]" office:value-type="float" office:value="0.0919349193572998" calcext:value-type="float">
            <text:p>0.091934919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5910846.38108" calcext:value-type="float">
            <text:p>1455910846.38108</text:p>
          </table:table-cell>
          <table:table-cell office:value-type="float" office:value="1455910846.38127" calcext:value-type="float">
            <text:p>1455910846.38127</text:p>
          </table:table-cell>
          <table:table-cell office:value-type="float" office:value="4304" calcext:value-type="float">
            <text:p>4304</text:p>
          </table:table-cell>
          <table:table-cell table:formula="of:=[.B331]-[.B$2]" office:value-type="float" office:value="31.0981333255768" calcext:value-type="float">
            <text:p>31.0981333256</text:p>
          </table:table-cell>
          <table:table-cell table:formula="of:=[.D331]/([.E331]-[.E330])" office:value-type="float" office:value="47350.9994019578" calcext:value-type="float">
            <text:p>47350.9994019578</text:p>
          </table:table-cell>
          <table:table-cell table:formula="of:=[.E331]-[.E330]" office:value-type="float" office:value="0.0908956527709961" calcext:value-type="float">
            <text:p>0.090895652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5910846.47196" calcext:value-type="float">
            <text:p>1455910846.47196</text:p>
          </table:table-cell>
          <table:table-cell office:value-type="float" office:value="1455910846.47213" calcext:value-type="float">
            <text:p>1455910846.47213</text:p>
          </table:table-cell>
          <table:table-cell office:value-type="float" office:value="4296" calcext:value-type="float">
            <text:p>4296</text:p>
          </table:table-cell>
          <table:table-cell table:formula="of:=[.B332]-[.B$2]" office:value-type="float" office:value="31.1890163421631" calcext:value-type="float">
            <text:p>31.1890163422</text:p>
          </table:table-cell>
          <table:table-cell table:formula="of:=[.D332]/([.E332]-[.E331])" office:value-type="float" office:value="47269.5577387714" calcext:value-type="float">
            <text:p>47269.5577387714</text:p>
          </table:table-cell>
          <table:table-cell table:formula="of:=[.E332]-[.E331]" office:value-type="float" office:value="0.0908830165863037" calcext:value-type="float">
            <text:p>0.090883016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5910846.56381" calcext:value-type="float">
            <text:p>1455910846.56381</text:p>
          </table:table-cell>
          <table:table-cell office:value-type="float" office:value="1455910846.56398" calcext:value-type="float">
            <text:p>1455910846.56398</text:p>
          </table:table-cell>
          <table:table-cell office:value-type="float" office:value="4296" calcext:value-type="float">
            <text:p>4296</text:p>
          </table:table-cell>
          <table:table-cell table:formula="of:=[.B333]-[.B$2]" office:value-type="float" office:value="31.2808692455292" calcext:value-type="float">
            <text:p>31.2808692455</text:p>
          </table:table-cell>
          <table:table-cell table:formula="of:=[.D333]/([.E333]-[.E332])" office:value-type="float" office:value="46770.4323169608" calcext:value-type="float">
            <text:p>46770.4323169608</text:p>
          </table:table-cell>
          <table:table-cell table:formula="of:=[.E333]-[.E332]" office:value-type="float" office:value="0.0918529033660889" calcext:value-type="float">
            <text:p>0.091852903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5910846.65428" calcext:value-type="float">
            <text:p>1455910846.65428</text:p>
          </table:table-cell>
          <table:table-cell office:value-type="float" office:value="1455910846.65445" calcext:value-type="float">
            <text:p>1455910846.65445</text:p>
          </table:table-cell>
          <table:table-cell office:value-type="float" office:value="4296" calcext:value-type="float">
            <text:p>4296</text:p>
          </table:table-cell>
          <table:table-cell table:formula="of:=[.B334]-[.B$2]" office:value-type="float" office:value="31.3713381290436" calcext:value-type="float">
            <text:p>31.371338129</text:p>
          </table:table-cell>
          <table:table-cell table:formula="of:=[.D334]/([.E334]-[.E333])" office:value-type="float" office:value="47485.9402826166" calcext:value-type="float">
            <text:p>47485.9402826166</text:p>
          </table:table-cell>
          <table:table-cell table:formula="of:=[.E334]-[.E333]" office:value-type="float" office:value="0.0904688835144043" calcext:value-type="float">
            <text:p>0.090468883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5910846.74584" calcext:value-type="float">
            <text:p>1455910846.74584</text:p>
          </table:table-cell>
          <table:table-cell office:value-type="float" office:value="1455910846.74602" calcext:value-type="float">
            <text:p>1455910846.74602</text:p>
          </table:table-cell>
          <table:table-cell office:value-type="float" office:value="4312" calcext:value-type="float">
            <text:p>4312</text:p>
          </table:table-cell>
          <table:table-cell table:formula="of:=[.B335]-[.B$2]" office:value-type="float" office:value="31.462898015976" calcext:value-type="float">
            <text:p>31.462898016</text:p>
          </table:table-cell>
          <table:table-cell table:formula="of:=[.D335]/([.E335]-[.E334])" office:value-type="float" office:value="47094.8593807776" calcext:value-type="float">
            <text:p>47094.8593807776</text:p>
          </table:table-cell>
          <table:table-cell table:formula="of:=[.E335]-[.E334]" office:value-type="float" office:value="0.0915598869323731" calcext:value-type="float">
            <text:p>0.09155988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5910846.8367" calcext:value-type="float">
            <text:p>1455910846.8367</text:p>
          </table:table-cell>
          <table:table-cell office:value-type="float" office:value="1455910846.83687" calcext:value-type="float">
            <text:p>1455910846.83687</text:p>
          </table:table-cell>
          <table:table-cell office:value-type="float" office:value="4336" calcext:value-type="float">
            <text:p>4336</text:p>
          </table:table-cell>
          <table:table-cell table:formula="of:=[.B336]-[.B$2]" office:value-type="float" office:value="31.5537550449371" calcext:value-type="float">
            <text:p>31.5537550449</text:p>
          </table:table-cell>
          <table:table-cell table:formula="of:=[.D336]/([.E336]-[.E335])" office:value-type="float" office:value="47723.3302648774" calcext:value-type="float">
            <text:p>47723.3302648774</text:p>
          </table:table-cell>
          <table:table-cell table:formula="of:=[.E336]-[.E335]" office:value-type="float" office:value="0.0908570289611816" calcext:value-type="float">
            <text:p>0.09085702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5910846.92908" calcext:value-type="float">
            <text:p>1455910846.92908</text:p>
          </table:table-cell>
          <table:table-cell office:value-type="float" office:value="1455910846.92925" calcext:value-type="float">
            <text:p>1455910846.92925</text:p>
          </table:table-cell>
          <table:table-cell office:value-type="float" office:value="4360" calcext:value-type="float">
            <text:p>4360</text:p>
          </table:table-cell>
          <table:table-cell table:formula="of:=[.B337]-[.B$2]" office:value-type="float" office:value="31.6461338996887" calcext:value-type="float">
            <text:p>31.6461338997</text:p>
          </table:table-cell>
          <table:table-cell table:formula="of:=[.D337]/([.E337]-[.E336])" office:value-type="float" office:value="47196.9479565896" calcext:value-type="float">
            <text:p>47196.9479565896</text:p>
          </table:table-cell>
          <table:table-cell table:formula="of:=[.E337]-[.E336]" office:value-type="float" office:value="0.0923788547515869" calcext:value-type="float">
            <text:p>0.092378854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5910847.02019" calcext:value-type="float">
            <text:p>1455910847.02019</text:p>
          </table:table-cell>
          <table:table-cell office:value-type="float" office:value="1455910847.02037" calcext:value-type="float">
            <text:p>1455910847.02037</text:p>
          </table:table-cell>
          <table:table-cell office:value-type="float" office:value="4400" calcext:value-type="float">
            <text:p>4400</text:p>
          </table:table-cell>
          <table:table-cell table:formula="of:=[.B338]-[.B$2]" office:value-type="float" office:value="31.7372491359711" calcext:value-type="float">
            <text:p>31.737249136</text:p>
          </table:table-cell>
          <table:table-cell table:formula="of:=[.D338]/([.E338]-[.E337])" office:value-type="float" office:value="48290.4965132861" calcext:value-type="float">
            <text:p>48290.4965132861</text:p>
          </table:table-cell>
          <table:table-cell table:formula="of:=[.E338]-[.E337]" office:value-type="float" office:value="0.0911152362823486" calcext:value-type="float">
            <text:p>0.09111523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5910847.11076" calcext:value-type="float">
            <text:p>1455910847.11076</text:p>
          </table:table-cell>
          <table:table-cell office:value-type="float" office:value="1455910847.11093" calcext:value-type="float">
            <text:p>1455910847.11093</text:p>
          </table:table-cell>
          <table:table-cell office:value-type="float" office:value="4440" calcext:value-type="float">
            <text:p>4440</text:p>
          </table:table-cell>
          <table:table-cell table:formula="of:=[.B339]-[.B$2]" office:value-type="float" office:value="31.8278217315674" calcext:value-type="float">
            <text:p>31.8278217316</text:p>
          </table:table-cell>
          <table:table-cell table:formula="of:=[.D339]/([.E339]-[.E338])" office:value-type="float" office:value="49021.4503710294" calcext:value-type="float">
            <text:p>49021.4503710294</text:p>
          </table:table-cell>
          <table:table-cell table:formula="of:=[.E339]-[.E338]" office:value-type="float" office:value="0.0905725955963135" calcext:value-type="float">
            <text:p>0.090572595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5910847.20366" calcext:value-type="float">
            <text:p>1455910847.20366</text:p>
          </table:table-cell>
          <table:table-cell office:value-type="float" office:value="1455910847.20384" calcext:value-type="float">
            <text:p>1455910847.20384</text:p>
          </table:table-cell>
          <table:table-cell office:value-type="float" office:value="4488" calcext:value-type="float">
            <text:p>4488</text:p>
          </table:table-cell>
          <table:table-cell table:formula="of:=[.B340]-[.B$2]" office:value-type="float" office:value="31.9207174777985" calcext:value-type="float">
            <text:p>31.9207174778</text:p>
          </table:table-cell>
          <table:table-cell table:formula="of:=[.D340]/([.E340]-[.E339])" office:value-type="float" office:value="48312.2229174634" calcext:value-type="float">
            <text:p>48312.2229174634</text:p>
          </table:table-cell>
          <table:table-cell table:formula="of:=[.E340]-[.E339]" office:value-type="float" office:value="0.0928957462310791" calcext:value-type="float">
            <text:p>0.09289574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5910847.29473" calcext:value-type="float">
            <text:p>1455910847.29473</text:p>
          </table:table-cell>
          <table:table-cell office:value-type="float" office:value="1455910847.29491" calcext:value-type="float">
            <text:p>1455910847.29491</text:p>
          </table:table-cell>
          <table:table-cell office:value-type="float" office:value="4544" calcext:value-type="float">
            <text:p>4544</text:p>
          </table:table-cell>
          <table:table-cell table:formula="of:=[.B341]-[.B$2]" office:value-type="float" office:value="32.0117843151093" calcext:value-type="float">
            <text:p>32.0117843151</text:p>
          </table:table-cell>
          <table:table-cell table:formula="of:=[.D341]/([.E341]-[.E340])" office:value-type="float" office:value="49897.4174813201" calcext:value-type="float">
            <text:p>49897.4174813201</text:p>
          </table:table-cell>
          <table:table-cell table:formula="of:=[.E341]-[.E340]" office:value-type="float" office:value="0.091066837310791" calcext:value-type="float">
            <text:p>0.09106683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5910847.38704" calcext:value-type="float">
            <text:p>1455910847.38704</text:p>
          </table:table-cell>
          <table:table-cell office:value-type="float" office:value="1455910847.38722" calcext:value-type="float">
            <text:p>1455910847.38722</text:p>
          </table:table-cell>
          <table:table-cell office:value-type="float" office:value="4608" calcext:value-type="float">
            <text:p>4608</text:p>
          </table:table-cell>
          <table:table-cell table:formula="of:=[.B342]-[.B$2]" office:value-type="float" office:value="32.1040983200073" calcext:value-type="float">
            <text:p>32.10409832</text:p>
          </table:table-cell>
          <table:table-cell table:formula="of:=[.D342]/([.E342]-[.E341])" office:value-type="float" office:value="49916.5863845679" calcext:value-type="float">
            <text:p>49916.5863845679</text:p>
          </table:table-cell>
          <table:table-cell table:formula="of:=[.E342]-[.E341]" office:value-type="float" office:value="0.0923140048980713" calcext:value-type="float">
            <text:p>0.092314004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5910847.47798" calcext:value-type="float">
            <text:p>1455910847.47798</text:p>
          </table:table-cell>
          <table:table-cell office:value-type="float" office:value="1455910847.47815" calcext:value-type="float">
            <text:p>1455910847.47815</text:p>
          </table:table-cell>
          <table:table-cell office:value-type="float" office:value="4672" calcext:value-type="float">
            <text:p>4672</text:p>
          </table:table-cell>
          <table:table-cell table:formula="of:=[.B343]-[.B$2]" office:value-type="float" office:value="32.1950359344482" calcext:value-type="float">
            <text:p>32.1950359344</text:p>
          </table:table-cell>
          <table:table-cell table:formula="of:=[.D343]/([.E343]-[.E342])" office:value-type="float" office:value="51375.8803628546" calcext:value-type="float">
            <text:p>51375.8803628546</text:p>
          </table:table-cell>
          <table:table-cell table:formula="of:=[.E343]-[.E342]" office:value-type="float" office:value="0.090937614440918" calcext:value-type="float">
            <text:p>0.090937614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5910847.57014" calcext:value-type="float">
            <text:p>1455910847.57014</text:p>
          </table:table-cell>
          <table:table-cell office:value-type="float" office:value="1455910847.57032" calcext:value-type="float">
            <text:p>1455910847.57032</text:p>
          </table:table-cell>
          <table:table-cell office:value-type="float" office:value="4744" calcext:value-type="float">
            <text:p>4744</text:p>
          </table:table-cell>
          <table:table-cell table:formula="of:=[.B344]-[.B$2]" office:value-type="float" office:value="32.2872014045715" calcext:value-type="float">
            <text:p>32.2872014046</text:p>
          </table:table-cell>
          <table:table-cell table:formula="of:=[.D344]/([.E344]-[.E343])" office:value-type="float" office:value="51472.6393046537" calcext:value-type="float">
            <text:p>51472.6393046537</text:p>
          </table:table-cell>
          <table:table-cell table:formula="of:=[.E344]-[.E343]" office:value-type="float" office:value="0.092165470123291" calcext:value-type="float">
            <text:p>0.092165470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5910847.66141" calcext:value-type="float">
            <text:p>1455910847.66141</text:p>
          </table:table-cell>
          <table:table-cell office:value-type="float" office:value="1455910847.66158" calcext:value-type="float">
            <text:p>1455910847.66158</text:p>
          </table:table-cell>
          <table:table-cell office:value-type="float" office:value="4824" calcext:value-type="float">
            <text:p>4824</text:p>
          </table:table-cell>
          <table:table-cell table:formula="of:=[.B345]-[.B$2]" office:value-type="float" office:value="32.3784639835358" calcext:value-type="float">
            <text:p>32.3784639835</text:p>
          </table:table-cell>
          <table:table-cell table:formula="of:=[.D345]/([.E345]-[.E344])" office:value-type="float" office:value="52858.4667971148" calcext:value-type="float">
            <text:p>52858.4667971148</text:p>
          </table:table-cell>
          <table:table-cell table:formula="of:=[.E345]-[.E344]" office:value-type="float" office:value="0.0912625789642334" calcext:value-type="float">
            <text:p>0.0912625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5910847.75268" calcext:value-type="float">
            <text:p>1455910847.75268</text:p>
          </table:table-cell>
          <table:table-cell office:value-type="float" office:value="1455910847.75285" calcext:value-type="float">
            <text:p>1455910847.75285</text:p>
          </table:table-cell>
          <table:table-cell office:value-type="float" office:value="4912" calcext:value-type="float">
            <text:p>4912</text:p>
          </table:table-cell>
          <table:table-cell table:formula="of:=[.B346]-[.B$2]" office:value-type="float" office:value="32.4697344303131" calcext:value-type="float">
            <text:p>32.4697344303</text:p>
          </table:table-cell>
          <table:table-cell table:formula="of:=[.D346]/([.E346]-[.E345])" office:value-type="float" office:value="53818.0777396974" calcext:value-type="float">
            <text:p>53818.0777396974</text:p>
          </table:table-cell>
          <table:table-cell table:formula="of:=[.E346]-[.E345]" office:value-type="float" office:value="0.0912704467773438" calcext:value-type="float">
            <text:p>0.091270446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5910847.84508" calcext:value-type="float">
            <text:p>1455910847.84508</text:p>
          </table:table-cell>
          <table:table-cell office:value-type="float" office:value="1455910847.84525" calcext:value-type="float">
            <text:p>1455910847.84525</text:p>
          </table:table-cell>
          <table:table-cell office:value-type="float" office:value="5000" calcext:value-type="float">
            <text:p>5000</text:p>
          </table:table-cell>
          <table:table-cell table:formula="of:=[.B347]-[.B$2]" office:value-type="float" office:value="32.5621366500854" calcext:value-type="float">
            <text:p>32.5621366501</text:p>
          </table:table-cell>
          <table:table-cell table:formula="of:=[.D347]/([.E347]-[.E346])" office:value-type="float" office:value="54111.2541702897" calcext:value-type="float">
            <text:p>54111.2541702897</text:p>
          </table:table-cell>
          <table:table-cell table:formula="of:=[.E347]-[.E346]" office:value-type="float" office:value="0.0924022197723389" calcext:value-type="float">
            <text:p>0.092402219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5910847.93628" calcext:value-type="float">
            <text:p>1455910847.93628</text:p>
          </table:table-cell>
          <table:table-cell office:value-type="float" office:value="1455910847.93665" calcext:value-type="float">
            <text:p>1455910847.93665</text:p>
          </table:table-cell>
          <table:table-cell office:value-type="float" office:value="5088" calcext:value-type="float">
            <text:p>5088</text:p>
          </table:table-cell>
          <table:table-cell table:formula="of:=[.B348]-[.B$2]" office:value-type="float" office:value="32.6533398628235" calcext:value-type="float">
            <text:p>32.6533398628</text:p>
          </table:table-cell>
          <table:table-cell table:formula="of:=[.D348]/([.E348]-[.E347])" office:value-type="float" office:value="55787.5084358515" calcext:value-type="float">
            <text:p>55787.5084358515</text:p>
          </table:table-cell>
          <table:table-cell table:formula="of:=[.E348]-[.E347]" office:value-type="float" office:value="0.0912032127380371" calcext:value-type="float">
            <text:p>0.091203212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5910848.02868" calcext:value-type="float">
            <text:p>1455910848.02868</text:p>
          </table:table-cell>
          <table:table-cell office:value-type="float" office:value="1455910848.02885" calcext:value-type="float">
            <text:p>1455910848.02885</text:p>
          </table:table-cell>
          <table:table-cell office:value-type="float" office:value="5192" calcext:value-type="float">
            <text:p>5192</text:p>
          </table:table-cell>
          <table:table-cell table:formula="of:=[.B349]-[.B$2]" office:value-type="float" office:value="32.7457406520843" calcext:value-type="float">
            <text:p>32.7457406521</text:p>
          </table:table-cell>
          <table:table-cell table:formula="of:=[.D349]/([.E349]-[.E348])" office:value-type="float" office:value="56189.9962276517" calcext:value-type="float">
            <text:p>56189.9962276517</text:p>
          </table:table-cell>
          <table:table-cell table:formula="of:=[.E349]-[.E348]" office:value-type="float" office:value="0.0924007892608643" calcext:value-type="float">
            <text:p>0.092400789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5910848.12003" calcext:value-type="float">
            <text:p>1455910848.12003</text:p>
          </table:table-cell>
          <table:table-cell office:value-type="float" office:value="1455910848.12025" calcext:value-type="float">
            <text:p>1455910848.12025</text:p>
          </table:table-cell>
          <table:table-cell office:value-type="float" office:value="5288" calcext:value-type="float">
            <text:p>5288</text:p>
          </table:table-cell>
          <table:table-cell table:formula="of:=[.B350]-[.B$2]" office:value-type="float" office:value="32.8370852470398" calcext:value-type="float">
            <text:p>32.837085247</text:p>
          </table:table-cell>
          <table:table-cell table:formula="of:=[.D350]/([.E350]-[.E349])" office:value-type="float" office:value="57890.6721583183" calcext:value-type="float">
            <text:p>57890.6721583183</text:p>
          </table:table-cell>
          <table:table-cell table:formula="of:=[.E350]-[.E349]" office:value-type="float" office:value="0.0913445949554443" calcext:value-type="float">
            <text:p>0.09134459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5910848.21215" calcext:value-type="float">
            <text:p>1455910848.21215</text:p>
          </table:table-cell>
          <table:table-cell office:value-type="float" office:value="1455910848.21233" calcext:value-type="float">
            <text:p>1455910848.21233</text:p>
          </table:table-cell>
          <table:table-cell office:value-type="float" office:value="5392" calcext:value-type="float">
            <text:p>5392</text:p>
          </table:table-cell>
          <table:table-cell table:formula="of:=[.B351]-[.B$2]" office:value-type="float" office:value="32.9292051792145" calcext:value-type="float">
            <text:p>32.9292051792</text:p>
          </table:table-cell>
          <table:table-cell table:formula="of:=[.D351]/([.E351]-[.E350])" office:value-type="float" office:value="58532.3922055805" calcext:value-type="float">
            <text:p>58532.3922055805</text:p>
          </table:table-cell>
          <table:table-cell table:formula="of:=[.E351]-[.E350]" office:value-type="float" office:value="0.0921199321746826" calcext:value-type="float">
            <text:p>0.092119932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5910848.30323" calcext:value-type="float">
            <text:p>1455910848.30323</text:p>
          </table:table-cell>
          <table:table-cell office:value-type="float" office:value="1455910848.30346" calcext:value-type="float">
            <text:p>1455910848.30346</text:p>
          </table:table-cell>
          <table:table-cell office:value-type="float" office:value="5504" calcext:value-type="float">
            <text:p>5504</text:p>
          </table:table-cell>
          <table:table-cell table:formula="of:=[.B352]-[.B$2]" office:value-type="float" office:value="33.0202903747559" calcext:value-type="float">
            <text:p>33.0202903748</text:p>
          </table:table-cell>
          <table:table-cell table:formula="of:=[.D352]/([.E352]-[.E351])" office:value-type="float" office:value="60426.9438879277" calcext:value-type="float">
            <text:p>60426.9438879277</text:p>
          </table:table-cell>
          <table:table-cell table:formula="of:=[.E352]-[.E351]" office:value-type="float" office:value="0.0910851955413818" calcext:value-type="float">
            <text:p>0.091085195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5910848.39432" calcext:value-type="float">
            <text:p>1455910848.39432</text:p>
          </table:table-cell>
          <table:table-cell office:value-type="float" office:value="1455910848.3945" calcext:value-type="float">
            <text:p>1455910848.3945</text:p>
          </table:table-cell>
          <table:table-cell office:value-type="float" office:value="5616" calcext:value-type="float">
            <text:p>5616</text:p>
          </table:table-cell>
          <table:table-cell table:formula="of:=[.B353]-[.B$2]" office:value-type="float" office:value="33.1113753318787" calcext:value-type="float">
            <text:p>33.1113753319</text:p>
          </table:table-cell>
          <table:table-cell table:formula="of:=[.D353]/([.E353]-[.E352])" office:value-type="float" office:value="61656.7233207168" calcext:value-type="float">
            <text:p>61656.7233207168</text:p>
          </table:table-cell>
          <table:table-cell table:formula="of:=[.E353]-[.E352]" office:value-type="float" office:value="0.0910849571228027" calcext:value-type="float">
            <text:p>0.091084957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5910848.48667" calcext:value-type="float">
            <text:p>1455910848.48667</text:p>
          </table:table-cell>
          <table:table-cell office:value-type="float" office:value="1455910848.48685" calcext:value-type="float">
            <text:p>1455910848.48685</text:p>
          </table:table-cell>
          <table:table-cell office:value-type="float" office:value="5728" calcext:value-type="float">
            <text:p>5728</text:p>
          </table:table-cell>
          <table:table-cell table:formula="of:=[.B354]-[.B$2]" office:value-type="float" office:value="33.2037289142609" calcext:value-type="float">
            <text:p>33.2037289143</text:p>
          </table:table-cell>
          <table:table-cell table:formula="of:=[.D354]/([.E354]-[.E353])" office:value-type="float" office:value="62022.4993145893" calcext:value-type="float">
            <text:p>62022.4993145893</text:p>
          </table:table-cell>
          <table:table-cell table:formula="of:=[.E354]-[.E353]" office:value-type="float" office:value="0.0923535823822022" calcext:value-type="float">
            <text:p>0.092353582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5910848.57749" calcext:value-type="float">
            <text:p>1455910848.57749</text:p>
          </table:table-cell>
          <table:table-cell office:value-type="float" office:value="1455910848.57765" calcext:value-type="float">
            <text:p>1455910848.57765</text:p>
          </table:table-cell>
          <table:table-cell office:value-type="float" office:value="5840" calcext:value-type="float">
            <text:p>5840</text:p>
          </table:table-cell>
          <table:table-cell table:formula="of:=[.B355]-[.B$2]" office:value-type="float" office:value="33.2945444583893" calcext:value-type="float">
            <text:p>33.2945444584</text:p>
          </table:table-cell>
          <table:table-cell table:formula="of:=[.D355]/([.E355]-[.E354])" office:value-type="float" office:value="64306.1719890367" calcext:value-type="float">
            <text:p>64306.1719890367</text:p>
          </table:table-cell>
          <table:table-cell table:formula="of:=[.E355]-[.E354]" office:value-type="float" office:value="0.090815544128418" calcext:value-type="float">
            <text:p>0.090815544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5910848.67009" calcext:value-type="float">
            <text:p>1455910848.67009</text:p>
          </table:table-cell>
          <table:table-cell office:value-type="float" office:value="1455910848.67026" calcext:value-type="float">
            <text:p>1455910848.67026</text:p>
          </table:table-cell>
          <table:table-cell office:value-type="float" office:value="5952" calcext:value-type="float">
            <text:p>5952</text:p>
          </table:table-cell>
          <table:table-cell table:formula="of:=[.B356]-[.B$2]" office:value-type="float" office:value="33.3871486186981" calcext:value-type="float">
            <text:p>33.3871486187</text:p>
          </table:table-cell>
          <table:table-cell table:formula="of:=[.D356]/([.E356]-[.E355])" office:value-type="float" office:value="64273.5702170387" calcext:value-type="float">
            <text:p>64273.5702170387</text:p>
          </table:table-cell>
          <table:table-cell table:formula="of:=[.E356]-[.E355]" office:value-type="float" office:value="0.0926041603088379" calcext:value-type="float">
            <text:p>0.09260416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5910848.76112" calcext:value-type="float">
            <text:p>1455910848.76112</text:p>
          </table:table-cell>
          <table:table-cell office:value-type="float" office:value="1455910848.76129" calcext:value-type="float">
            <text:p>1455910848.76129</text:p>
          </table:table-cell>
          <table:table-cell office:value-type="float" office:value="6064" calcext:value-type="float">
            <text:p>6064</text:p>
          </table:table-cell>
          <table:table-cell table:formula="of:=[.B357]-[.B$2]" office:value-type="float" office:value="33.4781775474548" calcext:value-type="float">
            <text:p>33.4781775475</text:p>
          </table:table-cell>
          <table:table-cell table:formula="of:=[.D357]/([.E357]-[.E356])" office:value-type="float" office:value="66616.1854568979" calcext:value-type="float">
            <text:p>66616.1854568979</text:p>
          </table:table-cell>
          <table:table-cell table:formula="of:=[.E357]-[.E356]" office:value-type="float" office:value="0.0910289287567139" calcext:value-type="float">
            <text:p>0.09102892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5910848.85273" calcext:value-type="float">
            <text:p>1455910848.85273</text:p>
          </table:table-cell>
          <table:table-cell office:value-type="float" office:value="1455910848.8529" calcext:value-type="float">
            <text:p>1455910848.8529</text:p>
          </table:table-cell>
          <table:table-cell office:value-type="float" office:value="6184" calcext:value-type="float">
            <text:p>6184</text:p>
          </table:table-cell>
          <table:table-cell table:formula="of:=[.B358]-[.B$2]" office:value-type="float" office:value="33.569789648056" calcext:value-type="float">
            <text:p>33.5697896481</text:p>
          </table:table-cell>
          <table:table-cell table:formula="of:=[.D358]/([.E358]-[.E357])" office:value-type="float" office:value="67501.9998386463" calcext:value-type="float">
            <text:p>67501.9998386463</text:p>
          </table:table-cell>
          <table:table-cell table:formula="of:=[.E358]-[.E357]" office:value-type="float" office:value="0.0916121006011963" calcext:value-type="float">
            <text:p>0.091612100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5910848.9441" calcext:value-type="float">
            <text:p>1455910848.9441</text:p>
          </table:table-cell>
          <table:table-cell office:value-type="float" office:value="1455910848.94428" calcext:value-type="float">
            <text:p>1455910848.94428</text:p>
          </table:table-cell>
          <table:table-cell office:value-type="float" office:value="6296" calcext:value-type="float">
            <text:p>6296</text:p>
          </table:table-cell>
          <table:table-cell table:formula="of:=[.B359]-[.B$2]" office:value-type="float" office:value="33.6611618995666" calcext:value-type="float">
            <text:p>33.6611618996</text:p>
          </table:table-cell>
          <table:table-cell table:formula="of:=[.D359]/([.E359]-[.E358])" office:value-type="float" office:value="68904.9453845211" calcext:value-type="float">
            <text:p>68904.9453845211</text:p>
          </table:table-cell>
          <table:table-cell table:formula="of:=[.E359]-[.E358]" office:value-type="float" office:value="0.0913722515106201" calcext:value-type="float">
            <text:p>0.09137225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5910849.0348" calcext:value-type="float">
            <text:p>1455910849.0348</text:p>
          </table:table-cell>
          <table:table-cell office:value-type="float" office:value="1455910849.03507" calcext:value-type="float">
            <text:p>1455910849.03507</text:p>
          </table:table-cell>
          <table:table-cell office:value-type="float" office:value="6408" calcext:value-type="float">
            <text:p>6408</text:p>
          </table:table-cell>
          <table:table-cell table:formula="of:=[.B360]-[.B$2]" office:value-type="float" office:value="33.7518532276154" calcext:value-type="float">
            <text:p>33.7518532276</text:p>
          </table:table-cell>
          <table:table-cell table:formula="of:=[.D360]/([.E360]-[.E359])" office:value-type="float" office:value="70657.2517777947" calcext:value-type="float">
            <text:p>70657.2517777947</text:p>
          </table:table-cell>
          <table:table-cell table:formula="of:=[.E360]-[.E359]" office:value-type="float" office:value="0.0906913280487061" calcext:value-type="float">
            <text:p>0.09069132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5910849.12681" calcext:value-type="float">
            <text:p>1455910849.12681</text:p>
          </table:table-cell>
          <table:table-cell office:value-type="float" office:value="1455910849.127" calcext:value-type="float">
            <text:p>1455910849.127</text:p>
          </table:table-cell>
          <table:table-cell office:value-type="float" office:value="6520" calcext:value-type="float">
            <text:p>6520</text:p>
          </table:table-cell>
          <table:table-cell table:formula="of:=[.B361]-[.B$2]" office:value-type="float" office:value="33.8438680171967" calcext:value-type="float">
            <text:p>33.8438680172</text:p>
          </table:table-cell>
          <table:table-cell table:formula="of:=[.D361]/([.E361]-[.E360])" office:value-type="float" office:value="70858.1743181547" calcext:value-type="float">
            <text:p>70858.1743181547</text:p>
          </table:table-cell>
          <table:table-cell table:formula="of:=[.E361]-[.E360]" office:value-type="float" office:value="0.0920147895812988" calcext:value-type="float">
            <text:p>0.092014789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5910849.21848" calcext:value-type="float">
            <text:p>1455910849.21848</text:p>
          </table:table-cell>
          <table:table-cell office:value-type="float" office:value="1455910849.21865" calcext:value-type="float">
            <text:p>1455910849.21865</text:p>
          </table:table-cell>
          <table:table-cell office:value-type="float" office:value="6632" calcext:value-type="float">
            <text:p>6632</text:p>
          </table:table-cell>
          <table:table-cell table:formula="of:=[.B362]-[.B$2]" office:value-type="float" office:value="33.9355351924896" calcext:value-type="float">
            <text:p>33.9355351925</text:p>
          </table:table-cell>
          <table:table-cell table:formula="of:=[.D362]/([.E362]-[.E361])" office:value-type="float" office:value="72348.689471494" calcext:value-type="float">
            <text:p>72348.689471494</text:p>
          </table:table-cell>
          <table:table-cell table:formula="of:=[.E362]-[.E361]" office:value-type="float" office:value="0.0916671752929688" calcext:value-type="float">
            <text:p>0.091667175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5910849.31934" calcext:value-type="float">
            <text:p>1455910849.31934</text:p>
          </table:table-cell>
          <table:table-cell office:value-type="float" office:value="1455910849.31958" calcext:value-type="float">
            <text:p>1455910849.31958</text:p>
          </table:table-cell>
          <table:table-cell office:value-type="float" office:value="6752" calcext:value-type="float">
            <text:p>6752</text:p>
          </table:table-cell>
          <table:table-cell table:formula="of:=[.B363]-[.B$2]" office:value-type="float" office:value="34.0363972187042" calcext:value-type="float">
            <text:p>34.0363972187</text:p>
          </table:table-cell>
          <table:table-cell table:formula="of:=[.D363]/([.E363]-[.E362])" office:value-type="float" office:value="66942.9343570203" calcext:value-type="float">
            <text:p>66942.9343570203</text:p>
          </table:table-cell>
          <table:table-cell table:formula="of:=[.E363]-[.E362]" office:value-type="float" office:value="0.1008620262146" calcext:value-type="float">
            <text:p>0.100862026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5910849.42121" calcext:value-type="float">
            <text:p>1455910849.42121</text:p>
          </table:table-cell>
          <table:table-cell office:value-type="float" office:value="1455910849.42138" calcext:value-type="float">
            <text:p>1455910849.42138</text:p>
          </table:table-cell>
          <table:table-cell office:value-type="float" office:value="6872" calcext:value-type="float">
            <text:p>6872</text:p>
          </table:table-cell>
          <table:table-cell table:formula="of:=[.B364]-[.B$2]" office:value-type="float" office:value="34.1382653713226" calcext:value-type="float">
            <text:p>34.1382653713</text:p>
          </table:table-cell>
          <table:table-cell table:formula="of:=[.D364]/([.E364]-[.E363])" office:value-type="float" office:value="67459.7489339194" calcext:value-type="float">
            <text:p>67459.7489339194</text:p>
          </table:table-cell>
          <table:table-cell table:formula="of:=[.E364]-[.E363]" office:value-type="float" office:value="0.101868152618408" calcext:value-type="float">
            <text:p>0.101868152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5910849.52412" calcext:value-type="float">
            <text:p>1455910849.52412</text:p>
          </table:table-cell>
          <table:table-cell office:value-type="float" office:value="1455910849.52429" calcext:value-type="float">
            <text:p>1455910849.52429</text:p>
          </table:table-cell>
          <table:table-cell office:value-type="float" office:value="6984" calcext:value-type="float">
            <text:p>6984</text:p>
          </table:table-cell>
          <table:table-cell table:formula="of:=[.B365]-[.B$2]" office:value-type="float" office:value="34.2411749362946" calcext:value-type="float">
            <text:p>34.2411749363</text:p>
          </table:table-cell>
          <table:table-cell table:formula="of:=[.D365]/([.E365]-[.E364])" office:value-type="float" office:value="67865.4117516229" calcext:value-type="float">
            <text:p>67865.4117516229</text:p>
          </table:table-cell>
          <table:table-cell table:formula="of:=[.E365]-[.E364]" office:value-type="float" office:value="0.102909564971924" calcext:value-type="float">
            <text:p>0.10290956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5910849.62641" calcext:value-type="float">
            <text:p>1455910849.62641</text:p>
          </table:table-cell>
          <table:table-cell office:value-type="float" office:value="1455910849.62658" calcext:value-type="float">
            <text:p>1455910849.62658</text:p>
          </table:table-cell>
          <table:table-cell office:value-type="float" office:value="7096" calcext:value-type="float">
            <text:p>7096</text:p>
          </table:table-cell>
          <table:table-cell table:formula="of:=[.B366]-[.B$2]" office:value-type="float" office:value="34.3434677124023" calcext:value-type="float">
            <text:p>34.3434677124</text:p>
          </table:table-cell>
          <table:table-cell table:formula="of:=[.D366]/([.E366]-[.E365])" office:value-type="float" office:value="69369.5123937471" calcext:value-type="float">
            <text:p>69369.5123937471</text:p>
          </table:table-cell>
          <table:table-cell table:formula="of:=[.E366]-[.E365]" office:value-type="float" office:value="0.102292776107788" calcext:value-type="float">
            <text:p>0.10229277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5910849.72923" calcext:value-type="float">
            <text:p>1455910849.72923</text:p>
          </table:table-cell>
          <table:table-cell office:value-type="float" office:value="1455910849.72941" calcext:value-type="float">
            <text:p>1455910849.72941</text:p>
          </table:table-cell>
          <table:table-cell office:value-type="float" office:value="7200" calcext:value-type="float">
            <text:p>7200</text:p>
          </table:table-cell>
          <table:table-cell table:formula="of:=[.B367]-[.B$2]" office:value-type="float" office:value="34.4462888240814" calcext:value-type="float">
            <text:p>34.4462888241</text:p>
          </table:table-cell>
          <table:table-cell table:formula="of:=[.D367]/([.E367]-[.E366])" office:value-type="float" office:value="70024.5298112753" calcext:value-type="float">
            <text:p>70024.5298112753</text:p>
          </table:table-cell>
          <table:table-cell table:formula="of:=[.E367]-[.E366]" office:value-type="float" office:value="0.102821111679077" calcext:value-type="float">
            <text:p>0.1028211117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5910849.83198" calcext:value-type="float">
            <text:p>1455910849.83198</text:p>
          </table:table-cell>
          <table:table-cell office:value-type="float" office:value="1455910849.83216" calcext:value-type="float">
            <text:p>1455910849.83216</text:p>
          </table:table-cell>
          <table:table-cell office:value-type="float" office:value="7296" calcext:value-type="float">
            <text:p>7296</text:p>
          </table:table-cell>
          <table:table-cell table:formula="of:=[.B368]-[.B$2]" office:value-type="float" office:value="34.5490393638611" calcext:value-type="float">
            <text:p>34.5490393639</text:p>
          </table:table-cell>
          <table:table-cell table:formula="of:=[.D368]/([.E368]-[.E367])" office:value-type="float" office:value="71006.9262472533" calcext:value-type="float">
            <text:p>71006.9262472533</text:p>
          </table:table-cell>
          <table:table-cell table:formula="of:=[.E368]-[.E367]" office:value-type="float" office:value="0.102750539779663" calcext:value-type="float">
            <text:p>0.102750539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5910849.93453" calcext:value-type="float">
            <text:p>1455910849.93453</text:p>
          </table:table-cell>
          <table:table-cell office:value-type="float" office:value="1455910849.93476" calcext:value-type="float">
            <text:p>1455910849.93476</text:p>
          </table:table-cell>
          <table:table-cell office:value-type="float" office:value="7392" calcext:value-type="float">
            <text:p>7392</text:p>
          </table:table-cell>
          <table:table-cell table:formula="of:=[.B369]-[.B$2]" office:value-type="float" office:value="34.6515913009644" calcext:value-type="float">
            <text:p>34.651591301</text:p>
          </table:table-cell>
          <table:table-cell table:formula="of:=[.D369]/([.E369]-[.E368])" office:value-type="float" office:value="72080.5497077655" calcext:value-type="float">
            <text:p>72080.5497077655</text:p>
          </table:table-cell>
          <table:table-cell table:formula="of:=[.E369]-[.E368]" office:value-type="float" office:value="0.102551937103271" calcext:value-type="float">
            <text:p>0.102551937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5910850.03755" calcext:value-type="float">
            <text:p>1455910850.03755</text:p>
          </table:table-cell>
          <table:table-cell office:value-type="float" office:value="1455910850.03772" calcext:value-type="float">
            <text:p>1455910850.03772</text:p>
          </table:table-cell>
          <table:table-cell office:value-type="float" office:value="7480" calcext:value-type="float">
            <text:p>7480</text:p>
          </table:table-cell>
          <table:table-cell table:formula="of:=[.B370]-[.B$2]" office:value-type="float" office:value="34.7546060085297" calcext:value-type="float">
            <text:p>34.7546060085</text:p>
          </table:table-cell>
          <table:table-cell table:formula="of:=[.D370]/([.E370]-[.E369])" office:value-type="float" office:value="72610.9909622172" calcext:value-type="float">
            <text:p>72610.9909622172</text:p>
          </table:table-cell>
          <table:table-cell table:formula="of:=[.E370]-[.E369]" office:value-type="float" office:value="0.103014707565308" calcext:value-type="float">
            <text:p>0.103014707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5910850.13999" calcext:value-type="float">
            <text:p>1455910850.13999</text:p>
          </table:table-cell>
          <table:table-cell office:value-type="float" office:value="1455910850.14018" calcext:value-type="float">
            <text:p>1455910850.14018</text:p>
          </table:table-cell>
          <table:table-cell office:value-type="float" office:value="7552" calcext:value-type="float">
            <text:p>7552</text:p>
          </table:table-cell>
          <table:table-cell table:formula="of:=[.B371]-[.B$2]" office:value-type="float" office:value="34.8570437431335" calcext:value-type="float">
            <text:p>34.8570437431</text:p>
          </table:table-cell>
          <table:table-cell table:formula="of:=[.D371]/([.E371]-[.E370])" office:value-type="float" office:value="73722.8329892588" calcext:value-type="float">
            <text:p>73722.8329892588</text:p>
          </table:table-cell>
          <table:table-cell table:formula="of:=[.E371]-[.E370]" office:value-type="float" office:value="0.102437734603882" calcext:value-type="float">
            <text:p>0.102437734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5910850.24219" calcext:value-type="float">
            <text:p>1455910850.24219</text:p>
          </table:table-cell>
          <table:table-cell office:value-type="float" office:value="1455910850.24237" calcext:value-type="float">
            <text:p>1455910850.24237</text:p>
          </table:table-cell>
          <table:table-cell office:value-type="float" office:value="7624" calcext:value-type="float">
            <text:p>7624</text:p>
          </table:table-cell>
          <table:table-cell table:formula="of:=[.B372]-[.B$2]" office:value-type="float" office:value="34.9592487812042" calcext:value-type="float">
            <text:p>34.9592487812</text:p>
          </table:table-cell>
          <table:table-cell table:formula="of:=[.D372]/([.E372]-[.E371])" office:value-type="float" office:value="74595.148575041" calcext:value-type="float">
            <text:p>74595.148575041</text:p>
          </table:table-cell>
          <table:table-cell table:formula="of:=[.E372]-[.E371]" office:value-type="float" office:value="0.102205038070679" calcext:value-type="float">
            <text:p>0.102205038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5910850.34375" calcext:value-type="float">
            <text:p>1455910850.34375</text:p>
          </table:table-cell>
          <table:table-cell office:value-type="float" office:value="1455910850.34409" calcext:value-type="float">
            <text:p>1455910850.34409</text:p>
          </table:table-cell>
          <table:table-cell office:value-type="float" office:value="7688" calcext:value-type="float">
            <text:p>7688</text:p>
          </table:table-cell>
          <table:table-cell table:formula="of:=[.B373]-[.B$2]" office:value-type="float" office:value="35.0608026981354" calcext:value-type="float">
            <text:p>35.0608026981</text:p>
          </table:table-cell>
          <table:table-cell table:formula="of:=[.D373]/([.E373]-[.E372])" office:value-type="float" office:value="75703.6284992534" calcext:value-type="float">
            <text:p>75703.6284992534</text:p>
          </table:table-cell>
          <table:table-cell table:formula="of:=[.E373]-[.E372]" office:value-type="float" office:value="0.101553916931152" calcext:value-type="float">
            <text:p>0.101553916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5910850.44535" calcext:value-type="float">
            <text:p>1455910850.44535</text:p>
          </table:table-cell>
          <table:table-cell office:value-type="float" office:value="1455910850.44552" calcext:value-type="float">
            <text:p>1455910850.44552</text:p>
          </table:table-cell>
          <table:table-cell office:value-type="float" office:value="7744" calcext:value-type="float">
            <text:p>7744</text:p>
          </table:table-cell>
          <table:table-cell table:formula="of:=[.B374]-[.B$2]" office:value-type="float" office:value="35.1624073982239" calcext:value-type="float">
            <text:p>35.1624073982</text:p>
          </table:table-cell>
          <table:table-cell table:formula="of:=[.D374]/([.E374]-[.E373])" office:value-type="float" office:value="76216.9465906078" calcext:value-type="float">
            <text:p>76216.9465906078</text:p>
          </table:table-cell>
          <table:table-cell table:formula="of:=[.E374]-[.E373]" office:value-type="float" office:value="0.101604700088501" calcext:value-type="float">
            <text:p>0.101604700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5910850.54609" calcext:value-type="float">
            <text:p>1455910850.54609</text:p>
          </table:table-cell>
          <table:table-cell office:value-type="float" office:value="1455910850.54625" calcext:value-type="float">
            <text:p>1455910850.54625</text:p>
          </table:table-cell>
          <table:table-cell office:value-type="float" office:value="7792" calcext:value-type="float">
            <text:p>7792</text:p>
          </table:table-cell>
          <table:table-cell table:formula="of:=[.B375]-[.B$2]" office:value-type="float" office:value="35.2631468772888" calcext:value-type="float">
            <text:p>35.2631468773</text:p>
          </table:table-cell>
          <table:table-cell table:formula="of:=[.D375]/([.E375]-[.E374])" office:value-type="float" office:value="77348.0275292759" calcext:value-type="float">
            <text:p>77348.0275292759</text:p>
          </table:table-cell>
          <table:table-cell table:formula="of:=[.E375]-[.E374]" office:value-type="float" office:value="0.100739479064941" calcext:value-type="float">
            <text:p>0.100739479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5910850.64483" calcext:value-type="float">
            <text:p>1455910850.64483</text:p>
          </table:table-cell>
          <table:table-cell office:value-type="float" office:value="1455910850.645" calcext:value-type="float">
            <text:p>1455910850.645</text:p>
          </table:table-cell>
          <table:table-cell office:value-type="float" office:value="7824" calcext:value-type="float">
            <text:p>7824</text:p>
          </table:table-cell>
          <table:table-cell table:formula="of:=[.B376]-[.B$2]" office:value-type="float" office:value="35.361882686615" calcext:value-type="float">
            <text:p>35.3618826866</text:p>
          </table:table-cell>
          <table:table-cell table:formula="of:=[.D376]/([.E376]-[.E375])" office:value-type="float" office:value="79241.7670285516" calcext:value-type="float">
            <text:p>79241.7670285516</text:p>
          </table:table-cell>
          <table:table-cell table:formula="of:=[.E376]-[.E375]" office:value-type="float" office:value="0.0987358093261719" calcext:value-type="float">
            <text:p>0.098735809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5910850.74392" calcext:value-type="float">
            <text:p>1455910850.74392</text:p>
          </table:table-cell>
          <table:table-cell office:value-type="float" office:value="1455910850.7441" calcext:value-type="float">
            <text:p>1455910850.7441</text:p>
          </table:table-cell>
          <table:table-cell office:value-type="float" office:value="7856" calcext:value-type="float">
            <text:p>7856</text:p>
          </table:table-cell>
          <table:table-cell table:formula="of:=[.B377]-[.B$2]" office:value-type="float" office:value="35.4609811306" calcext:value-type="float">
            <text:p>35.4609811306</text:p>
          </table:table-cell>
          <table:table-cell table:formula="of:=[.D377]/([.E377]-[.E376])" office:value-type="float" office:value="79274.7058792395" calcext:value-type="float">
            <text:p>79274.7058792395</text:p>
          </table:table-cell>
          <table:table-cell table:formula="of:=[.E377]-[.E376]" office:value-type="float" office:value="0.0990984439849854" calcext:value-type="float">
            <text:p>0.09909844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5910850.84157" calcext:value-type="float">
            <text:p>1455910850.84157</text:p>
          </table:table-cell>
          <table:table-cell office:value-type="float" office:value="1455910850.84174" calcext:value-type="float">
            <text:p>1455910850.84174</text:p>
          </table:table-cell>
          <table:table-cell office:value-type="float" office:value="7880" calcext:value-type="float">
            <text:p>7880</text:p>
          </table:table-cell>
          <table:table-cell table:formula="of:=[.B378]-[.B$2]" office:value-type="float" office:value="35.5586287975311" calcext:value-type="float">
            <text:p>35.5586287975</text:p>
          </table:table-cell>
          <table:table-cell table:formula="of:=[.D378]/([.E378]-[.E377])" office:value-type="float" office:value="80698.2926233751" calcext:value-type="float">
            <text:p>80698.2926233751</text:p>
          </table:table-cell>
          <table:table-cell table:formula="of:=[.E378]-[.E377]" office:value-type="float" office:value="0.0976476669311523" calcext:value-type="float">
            <text:p>0.0976476669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5910850.93828" calcext:value-type="float">
            <text:p>1455910850.93828</text:p>
          </table:table-cell>
          <table:table-cell office:value-type="float" office:value="1455910850.93846" calcext:value-type="float">
            <text:p>1455910850.93846</text:p>
          </table:table-cell>
          <table:table-cell office:value-type="float" office:value="7888" calcext:value-type="float">
            <text:p>7888</text:p>
          </table:table-cell>
          <table:table-cell table:formula="of:=[.B379]-[.B$2]" office:value-type="float" office:value="35.6553399562836" calcext:value-type="float">
            <text:p>35.6553399563</text:p>
          </table:table-cell>
          <table:table-cell table:formula="of:=[.D379]/([.E379]-[.E378])" office:value-type="float" office:value="81562.4598211204" calcext:value-type="float">
            <text:p>81562.4598211204</text:p>
          </table:table-cell>
          <table:table-cell table:formula="of:=[.E379]-[.E378]" office:value-type="float" office:value="0.0967111587524414" calcext:value-type="float">
            <text:p>0.096711158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5910851.03361" calcext:value-type="float">
            <text:p>1455910851.03361</text:p>
          </table:table-cell>
          <table:table-cell office:value-type="float" office:value="1455910851.03379" calcext:value-type="float">
            <text:p>1455910851.03379</text:p>
          </table:table-cell>
          <table:table-cell office:value-type="float" office:value="7888" calcext:value-type="float">
            <text:p>7888</text:p>
          </table:table-cell>
          <table:table-cell table:formula="of:=[.B380]-[.B$2]" office:value-type="float" office:value="35.7506709098816" calcext:value-type="float">
            <text:p>35.7506709099</text:p>
          </table:table-cell>
          <table:table-cell table:formula="of:=[.D380]/([.E380]-[.E379])" office:value-type="float" office:value="82743.3242015071" calcext:value-type="float">
            <text:p>82743.3242015071</text:p>
          </table:table-cell>
          <table:table-cell table:formula="of:=[.E380]-[.E379]" office:value-type="float" office:value="0.0953309535980225" calcext:value-type="float">
            <text:p>0.095330953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5910851.12843" calcext:value-type="float">
            <text:p>1455910851.12843</text:p>
          </table:table-cell>
          <table:table-cell office:value-type="float" office:value="1455910851.12862" calcext:value-type="float">
            <text:p>1455910851.12862</text:p>
          </table:table-cell>
          <table:table-cell office:value-type="float" office:value="7888" calcext:value-type="float">
            <text:p>7888</text:p>
          </table:table-cell>
          <table:table-cell table:formula="of:=[.B381]-[.B$2]" office:value-type="float" office:value="35.8454837799072" calcext:value-type="float">
            <text:p>35.8454837799</text:p>
          </table:table-cell>
          <table:table-cell table:formula="of:=[.D381]/([.E381]-[.E380])" office:value-type="float" office:value="83195.4564593109" calcext:value-type="float">
            <text:p>83195.4564593109</text:p>
          </table:table-cell>
          <table:table-cell table:formula="of:=[.E381]-[.E380]" office:value-type="float" office:value="0.0948128700256348" calcext:value-type="float">
            <text:p>0.0948128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5910851.22206" calcext:value-type="float">
            <text:p>1455910851.22206</text:p>
          </table:table-cell>
          <table:table-cell office:value-type="float" office:value="1455910851.22224" calcext:value-type="float">
            <text:p>1455910851.22224</text:p>
          </table:table-cell>
          <table:table-cell office:value-type="float" office:value="7872" calcext:value-type="float">
            <text:p>7872</text:p>
          </table:table-cell>
          <table:table-cell table:formula="of:=[.B382]-[.B$2]" office:value-type="float" office:value="35.9391181468964" calcext:value-type="float">
            <text:p>35.9391181469</text:p>
          </table:table-cell>
          <table:table-cell table:formula="of:=[.D382]/([.E382]-[.E381])" office:value-type="float" office:value="84071.6956084445" calcext:value-type="float">
            <text:p>84071.6956084445</text:p>
          </table:table-cell>
          <table:table-cell table:formula="of:=[.E382]-[.E381]" office:value-type="float" office:value="0.0936343669891357" calcext:value-type="float">
            <text:p>0.09363436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5910851.31919" calcext:value-type="float">
            <text:p>1455910851.31919</text:p>
          </table:table-cell>
          <table:table-cell office:value-type="float" office:value="1455910851.31942" calcext:value-type="float">
            <text:p>1455910851.31942</text:p>
          </table:table-cell>
          <table:table-cell office:value-type="float" office:value="7856" calcext:value-type="float">
            <text:p>7856</text:p>
          </table:table-cell>
          <table:table-cell table:formula="of:=[.B383]-[.B$2]" office:value-type="float" office:value="36.0362479686737" calcext:value-type="float">
            <text:p>36.0362479687</text:p>
          </table:table-cell>
          <table:table-cell table:formula="of:=[.D383]/([.E383]-[.E382])" office:value-type="float" office:value="80881.4415206975" calcext:value-type="float">
            <text:p>80881.4415206975</text:p>
          </table:table-cell>
          <table:table-cell table:formula="of:=[.E383]-[.E382]" office:value-type="float" office:value="0.0971298217773438" calcext:value-type="float">
            <text:p>0.09712982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5910851.42144" calcext:value-type="float">
            <text:p>1455910851.42144</text:p>
          </table:table-cell>
          <table:table-cell office:value-type="float" office:value="1455910851.42162" calcext:value-type="float">
            <text:p>1455910851.42162</text:p>
          </table:table-cell>
          <table:table-cell office:value-type="float" office:value="7824" calcext:value-type="float">
            <text:p>7824</text:p>
          </table:table-cell>
          <table:table-cell table:formula="of:=[.B384]-[.B$2]" office:value-type="float" office:value="36.1385021209717" calcext:value-type="float">
            <text:p>36.138502121</text:p>
          </table:table-cell>
          <table:table-cell table:formula="of:=[.D384]/([.E384]-[.E383])" office:value-type="float" office:value="76515.2301805845" calcext:value-type="float">
            <text:p>76515.2301805845</text:p>
          </table:table-cell>
          <table:table-cell table:formula="of:=[.E384]-[.E383]" office:value-type="float" office:value="0.102254152297974" calcext:value-type="float">
            <text:p>0.102254152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5910851.52224" calcext:value-type="float">
            <text:p>1455910851.52224</text:p>
          </table:table-cell>
          <table:table-cell office:value-type="float" office:value="1455910851.52243" calcext:value-type="float">
            <text:p>1455910851.52243</text:p>
          </table:table-cell>
          <table:table-cell office:value-type="float" office:value="7784" calcext:value-type="float">
            <text:p>7784</text:p>
          </table:table-cell>
          <table:table-cell table:formula="of:=[.B385]-[.B$2]" office:value-type="float" office:value="36.2392973899841" calcext:value-type="float">
            <text:p>36.23929739</text:p>
          </table:table-cell>
          <table:table-cell table:formula="of:=[.D385]/([.E385]-[.E384])" office:value-type="float" office:value="77225.846771027" calcext:value-type="float">
            <text:p>77225.846771027</text:p>
          </table:table-cell>
          <table:table-cell table:formula="of:=[.E385]-[.E384]" office:value-type="float" office:value="0.100795269012451" calcext:value-type="float">
            <text:p>0.10079526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5910851.6228" calcext:value-type="float">
            <text:p>1455910851.6228</text:p>
          </table:table-cell>
          <table:table-cell office:value-type="float" office:value="1455910851.62297" calcext:value-type="float">
            <text:p>1455910851.62297</text:p>
          </table:table-cell>
          <table:table-cell office:value-type="float" office:value="7744" calcext:value-type="float">
            <text:p>7744</text:p>
          </table:table-cell>
          <table:table-cell table:formula="of:=[.B386]-[.B$2]" office:value-type="float" office:value="36.3398547172546" calcext:value-type="float">
            <text:p>36.3398547173</text:p>
          </table:table-cell>
          <table:table-cell table:formula="of:=[.D386]/([.E386]-[.E385])" office:value-type="float" office:value="77010.7978224996" calcext:value-type="float">
            <text:p>77010.7978224996</text:p>
          </table:table-cell>
          <table:table-cell table:formula="of:=[.E386]-[.E385]" office:value-type="float" office:value="0.100557327270508" calcext:value-type="float">
            <text:p>0.100557327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5910851.72222" calcext:value-type="float">
            <text:p>1455910851.72222</text:p>
          </table:table-cell>
          <table:table-cell office:value-type="float" office:value="1455910851.7224" calcext:value-type="float">
            <text:p>1455910851.7224</text:p>
          </table:table-cell>
          <table:table-cell office:value-type="float" office:value="7688" calcext:value-type="float">
            <text:p>7688</text:p>
          </table:table-cell>
          <table:table-cell table:formula="of:=[.B387]-[.B$2]" office:value-type="float" office:value="36.4392807483673" calcext:value-type="float">
            <text:p>36.4392807484</text:p>
          </table:table-cell>
          <table:table-cell table:formula="of:=[.D387]/([.E387]-[.E386])" office:value-type="float" office:value="77323.8146385211" calcext:value-type="float">
            <text:p>77323.8146385211</text:p>
          </table:table-cell>
          <table:table-cell table:formula="of:=[.E387]-[.E386]" office:value-type="float" office:value="0.0994260311126709" calcext:value-type="float">
            <text:p>0.09942603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5910851.82189" calcext:value-type="float">
            <text:p>1455910851.82189</text:p>
          </table:table-cell>
          <table:table-cell office:value-type="float" office:value="1455910851.82207" calcext:value-type="float">
            <text:p>1455910851.82207</text:p>
          </table:table-cell>
          <table:table-cell office:value-type="float" office:value="7624" calcext:value-type="float">
            <text:p>7624</text:p>
          </table:table-cell>
          <table:table-cell table:formula="of:=[.B388]-[.B$2]" office:value-type="float" office:value="36.5389511585236" calcext:value-type="float">
            <text:p>36.5389511585</text:p>
          </table:table-cell>
          <table:table-cell table:formula="of:=[.D388]/([.E388]-[.E387])" office:value-type="float" office:value="76492.1102265769" calcext:value-type="float">
            <text:p>76492.1102265769</text:p>
          </table:table-cell>
          <table:table-cell table:formula="of:=[.E388]-[.E387]" office:value-type="float" office:value="0.09967041015625" calcext:value-type="float">
            <text:p>0.099670410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5910851.92044" calcext:value-type="float">
            <text:p>1455910851.92044</text:p>
          </table:table-cell>
          <table:table-cell office:value-type="float" office:value="1455910851.92062" calcext:value-type="float">
            <text:p>1455910851.92062</text:p>
          </table:table-cell>
          <table:table-cell office:value-type="float" office:value="7560" calcext:value-type="float">
            <text:p>7560</text:p>
          </table:table-cell>
          <table:table-cell table:formula="of:=[.B389]-[.B$2]" office:value-type="float" office:value="36.6375005245209" calcext:value-type="float">
            <text:p>36.6375005245</text:p>
          </table:table-cell>
          <table:table-cell table:formula="of:=[.D389]/([.E389]-[.E388])" office:value-type="float" office:value="76712.8222844784" calcext:value-type="float">
            <text:p>76712.8222844784</text:p>
          </table:table-cell>
          <table:table-cell table:formula="of:=[.E389]-[.E388]" office:value-type="float" office:value="0.0985493659973145" calcext:value-type="float">
            <text:p>0.09854936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5910852.01843" calcext:value-type="float">
            <text:p>1455910852.01843</text:p>
          </table:table-cell>
          <table:table-cell office:value-type="float" office:value="1455910852.01866" calcext:value-type="float">
            <text:p>1455910852.01866</text:p>
          </table:table-cell>
          <table:table-cell office:value-type="float" office:value="7480" calcext:value-type="float">
            <text:p>7480</text:p>
          </table:table-cell>
          <table:table-cell table:formula="of:=[.B390]-[.B$2]" office:value-type="float" office:value="36.7354888916016" calcext:value-type="float">
            <text:p>36.7354888916</text:p>
          </table:table-cell>
          <table:table-cell table:formula="of:=[.D390]/([.E390]-[.E389])" office:value-type="float" office:value="76335.5918957257" calcext:value-type="float">
            <text:p>76335.5918957257</text:p>
          </table:table-cell>
          <table:table-cell table:formula="of:=[.E390]-[.E389]" office:value-type="float" office:value="0.0979883670806885" calcext:value-type="float">
            <text:p>0.097988367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5910852.11567" calcext:value-type="float">
            <text:p>1455910852.11567</text:p>
          </table:table-cell>
          <table:table-cell office:value-type="float" office:value="1455910852.11586" calcext:value-type="float">
            <text:p>1455910852.11586</text:p>
          </table:table-cell>
          <table:table-cell office:value-type="float" office:value="7400" calcext:value-type="float">
            <text:p>7400</text:p>
          </table:table-cell>
          <table:table-cell table:formula="of:=[.B391]-[.B$2]" office:value-type="float" office:value="36.8327283859253" calcext:value-type="float">
            <text:p>36.8327283859</text:p>
          </table:table-cell>
          <table:table-cell table:formula="of:=[.D391]/([.E391]-[.E390])" office:value-type="float" office:value="76100.7659641242" calcext:value-type="float">
            <text:p>76100.7659641242</text:p>
          </table:table-cell>
          <table:table-cell table:formula="of:=[.E391]-[.E390]" office:value-type="float" office:value="0.0972394943237305" calcext:value-type="float">
            <text:p>0.097239494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5910852.21563" calcext:value-type="float">
            <text:p>1455910852.21563</text:p>
          </table:table-cell>
          <table:table-cell office:value-type="float" office:value="1455910852.2158" calcext:value-type="float">
            <text:p>1455910852.2158</text:p>
          </table:table-cell>
          <table:table-cell office:value-type="float" office:value="7312" calcext:value-type="float">
            <text:p>7312</text:p>
          </table:table-cell>
          <table:table-cell table:formula="of:=[.B392]-[.B$2]" office:value-type="float" office:value="36.9326846599579" calcext:value-type="float">
            <text:p>36.93268466</text:p>
          </table:table-cell>
          <table:table-cell table:formula="of:=[.D392]/([.E392]-[.E391])" office:value-type="float" office:value="73151.986413737" calcext:value-type="float">
            <text:p>73151.986413737</text:p>
          </table:table-cell>
          <table:table-cell table:formula="of:=[.E392]-[.E391]" office:value-type="float" office:value="0.0999562740325928" calcext:value-type="float">
            <text:p>0.09995627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5910852.31628" calcext:value-type="float">
            <text:p>1455910852.31628</text:p>
          </table:table-cell>
          <table:table-cell office:value-type="float" office:value="1455910852.31646" calcext:value-type="float">
            <text:p>1455910852.31646</text:p>
          </table:table-cell>
          <table:table-cell office:value-type="float" office:value="7216" calcext:value-type="float">
            <text:p>7216</text:p>
          </table:table-cell>
          <table:table-cell table:formula="of:=[.B393]-[.B$2]" office:value-type="float" office:value="37.0333421230316" calcext:value-type="float">
            <text:p>37.033342123</text:p>
          </table:table-cell>
          <table:table-cell table:formula="of:=[.D393]/([.E393]-[.E392])" office:value-type="float" office:value="71688.6734440581" calcext:value-type="float">
            <text:p>71688.6734440581</text:p>
          </table:table-cell>
          <table:table-cell table:formula="of:=[.E393]-[.E392]" office:value-type="float" office:value="0.10065746307373" calcext:value-type="float">
            <text:p>0.100657463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5910852.41544" calcext:value-type="float">
            <text:p>1455910852.41544</text:p>
          </table:table-cell>
          <table:table-cell office:value-type="float" office:value="1455910852.41562" calcext:value-type="float">
            <text:p>1455910852.41562</text:p>
          </table:table-cell>
          <table:table-cell office:value-type="float" office:value="7112" calcext:value-type="float">
            <text:p>7112</text:p>
          </table:table-cell>
          <table:table-cell table:formula="of:=[.B394]-[.B$2]" office:value-type="float" office:value="37.1325011253357" calcext:value-type="float">
            <text:p>37.1325011253</text:p>
          </table:table-cell>
          <table:table-cell table:formula="of:=[.D394]/([.E394]-[.E393])" office:value-type="float" office:value="71723.1903785258" calcext:value-type="float">
            <text:p>71723.1903785258</text:p>
          </table:table-cell>
          <table:table-cell table:formula="of:=[.E394]-[.E393]" office:value-type="float" office:value="0.0991590023040772" calcext:value-type="float">
            <text:p>0.099159002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5910852.51429" calcext:value-type="float">
            <text:p>1455910852.51429</text:p>
          </table:table-cell>
          <table:table-cell office:value-type="float" office:value="1455910852.51446" calcext:value-type="float">
            <text:p>1455910852.51446</text:p>
          </table:table-cell>
          <table:table-cell office:value-type="float" office:value="7008" calcext:value-type="float">
            <text:p>7008</text:p>
          </table:table-cell>
          <table:table-cell table:formula="of:=[.B395]-[.B$2]" office:value-type="float" office:value="37.231342792511" calcext:value-type="float">
            <text:p>37.2313427925</text:p>
          </table:table-cell>
          <table:table-cell table:formula="of:=[.D395]/([.E395]-[.E394])" office:value-type="float" office:value="70901.2727149928" calcext:value-type="float">
            <text:p>70901.2727149928</text:p>
          </table:table-cell>
          <table:table-cell table:formula="of:=[.E395]-[.E394]" office:value-type="float" office:value="0.098841667175293" calcext:value-type="float">
            <text:p>0.0988416672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5910852.61311" calcext:value-type="float">
            <text:p>1455910852.61311</text:p>
          </table:table-cell>
          <table:table-cell office:value-type="float" office:value="1455910852.61328" calcext:value-type="float">
            <text:p>1455910852.61328</text:p>
          </table:table-cell>
          <table:table-cell office:value-type="float" office:value="6904" calcext:value-type="float">
            <text:p>6904</text:p>
          </table:table-cell>
          <table:table-cell table:formula="of:=[.B396]-[.B$2]" office:value-type="float" office:value="37.3301637172699" calcext:value-type="float">
            <text:p>37.3301637173</text:p>
          </table:table-cell>
          <table:table-cell table:formula="of:=[.D396]/([.E396]-[.E395])" office:value-type="float" office:value="69863.7461331532" calcext:value-type="float">
            <text:p>69863.7461331532</text:p>
          </table:table-cell>
          <table:table-cell table:formula="of:=[.E396]-[.E395]" office:value-type="float" office:value="0.0988209247589111" calcext:value-type="float">
            <text:p>0.098820924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5910852.71339" calcext:value-type="float">
            <text:p>1455910852.71339</text:p>
          </table:table-cell>
          <table:table-cell office:value-type="float" office:value="1455910852.71357" calcext:value-type="float">
            <text:p>1455910852.71357</text:p>
          </table:table-cell>
          <table:table-cell office:value-type="float" office:value="6784" calcext:value-type="float">
            <text:p>6784</text:p>
          </table:table-cell>
          <table:table-cell table:formula="of:=[.B397]-[.B$2]" office:value-type="float" office:value="37.4304482936859" calcext:value-type="float">
            <text:p>37.4304482937</text:p>
          </table:table-cell>
          <table:table-cell table:formula="of:=[.D397]/([.E397]-[.E396])" office:value-type="float" office:value="67647.4911940355" calcext:value-type="float">
            <text:p>67647.4911940355</text:p>
          </table:table-cell>
          <table:table-cell table:formula="of:=[.E397]-[.E396]" office:value-type="float" office:value="0.100284576416016" calcext:value-type="float">
            <text:p>0.100284576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5910852.80941" calcext:value-type="float">
            <text:p>1455910852.80941</text:p>
          </table:table-cell>
          <table:table-cell office:value-type="float" office:value="1455910852.80958" calcext:value-type="float">
            <text:p>1455910852.80958</text:p>
          </table:table-cell>
          <table:table-cell office:value-type="float" office:value="6672" calcext:value-type="float">
            <text:p>6672</text:p>
          </table:table-cell>
          <table:table-cell table:formula="of:=[.B398]-[.B$2]" office:value-type="float" office:value="37.526465177536" calcext:value-type="float">
            <text:p>37.5264651775</text:p>
          </table:table-cell>
          <table:table-cell table:formula="of:=[.D398]/([.E398]-[.E397])" office:value-type="float" office:value="69487.7789453819" calcext:value-type="float">
            <text:p>69487.7789453819</text:p>
          </table:table-cell>
          <table:table-cell table:formula="of:=[.E398]-[.E397]" office:value-type="float" office:value="0.0960168838500977" calcext:value-type="float">
            <text:p>0.0960168839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5910852.90284" calcext:value-type="float">
            <text:p>1455910852.90284</text:p>
          </table:table-cell>
          <table:table-cell office:value-type="float" office:value="1455910852.90301" calcext:value-type="float">
            <text:p>1455910852.90301</text:p>
          </table:table-cell>
          <table:table-cell office:value-type="float" office:value="6560" calcext:value-type="float">
            <text:p>6560</text:p>
          </table:table-cell>
          <table:table-cell table:formula="of:=[.B399]-[.B$2]" office:value-type="float" office:value="37.6198952198029" calcext:value-type="float">
            <text:p>37.6198952198</text:p>
          </table:table-cell>
          <table:table-cell table:formula="of:=[.D399]/([.E399]-[.E398])" office:value-type="float" office:value="70212.9619214339" calcext:value-type="float">
            <text:p>70212.9619214339</text:p>
          </table:table-cell>
          <table:table-cell table:formula="of:=[.E399]-[.E398]" office:value-type="float" office:value="0.0934300422668457" calcext:value-type="float">
            <text:p>0.093430042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5910852.99682" calcext:value-type="float">
            <text:p>1455910852.99682</text:p>
          </table:table-cell>
          <table:table-cell office:value-type="float" office:value="1455910852.99699" calcext:value-type="float">
            <text:p>1455910852.99699</text:p>
          </table:table-cell>
          <table:table-cell office:value-type="float" office:value="6448" calcext:value-type="float">
            <text:p>6448</text:p>
          </table:table-cell>
          <table:table-cell table:formula="of:=[.B400]-[.B$2]" office:value-type="float" office:value="37.7138793468475" calcext:value-type="float">
            <text:p>37.7138793468</text:p>
          </table:table-cell>
          <table:table-cell table:formula="of:=[.D400]/([.E400]-[.E399])" office:value-type="float" office:value="68607.3297987306" calcext:value-type="float">
            <text:p>68607.3297987306</text:p>
          </table:table-cell>
          <table:table-cell table:formula="of:=[.E400]-[.E399]" office:value-type="float" office:value="0.0939841270446777" calcext:value-type="float">
            <text:p>0.09398412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5910853.08766" calcext:value-type="float">
            <text:p>1455910853.08766</text:p>
          </table:table-cell>
          <table:table-cell office:value-type="float" office:value="1455910853.08786" calcext:value-type="float">
            <text:p>1455910853.08786</text:p>
          </table:table-cell>
          <table:table-cell office:value-type="float" office:value="6336" calcext:value-type="float">
            <text:p>6336</text:p>
          </table:table-cell>
          <table:table-cell table:formula="of:=[.B401]-[.B$2]" office:value-type="float" office:value="37.8047211170197" calcext:value-type="float">
            <text:p>37.804721117</text:p>
          </table:table-cell>
          <table:table-cell table:formula="of:=[.D401]/([.E401]-[.E400])" office:value-type="float" office:value="69747.6500952711" calcext:value-type="float">
            <text:p>69747.6500952711</text:p>
          </table:table-cell>
          <table:table-cell table:formula="of:=[.E401]-[.E400]" office:value-type="float" office:value="0.0908417701721191" calcext:value-type="float">
            <text:p>0.090841770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5910853.17902" calcext:value-type="float">
            <text:p>1455910853.17902</text:p>
          </table:table-cell>
          <table:table-cell office:value-type="float" office:value="1455910853.17919" calcext:value-type="float">
            <text:p>1455910853.17919</text:p>
          </table:table-cell>
          <table:table-cell office:value-type="float" office:value="6216" calcext:value-type="float">
            <text:p>6216</text:p>
          </table:table-cell>
          <table:table-cell table:formula="of:=[.B402]-[.B$2]" office:value-type="float" office:value="37.8960802555084" calcext:value-type="float">
            <text:p>37.8960802555</text:p>
          </table:table-cell>
          <table:table-cell table:formula="of:=[.D402]/([.E402]-[.E401])" office:value-type="float" office:value="68039.1704959446" calcext:value-type="float">
            <text:p>68039.1704959446</text:p>
          </table:table-cell>
          <table:table-cell table:formula="of:=[.E402]-[.E401]" office:value-type="float" office:value="0.0913591384887695" calcext:value-type="float">
            <text:p>0.091359138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5910853.27097" calcext:value-type="float">
            <text:p>1455910853.27097</text:p>
          </table:table-cell>
          <table:table-cell office:value-type="float" office:value="1455910853.27114" calcext:value-type="float">
            <text:p>1455910853.27114</text:p>
          </table:table-cell>
          <table:table-cell office:value-type="float" office:value="6104" calcext:value-type="float">
            <text:p>6104</text:p>
          </table:table-cell>
          <table:table-cell table:formula="of:=[.B403]-[.B$2]" office:value-type="float" office:value="37.9880254268646" calcext:value-type="float">
            <text:p>37.9880254269</text:p>
          </table:table-cell>
          <table:table-cell table:formula="of:=[.D403]/([.E403]-[.E402])" office:value-type="float" office:value="66387.3905498825" calcext:value-type="float">
            <text:p>66387.3905498825</text:p>
          </table:table-cell>
          <table:table-cell table:formula="of:=[.E403]-[.E402]" office:value-type="float" office:value="0.0919451713562012" calcext:value-type="float">
            <text:p>0.09194517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5910853.36212" calcext:value-type="float">
            <text:p>1455910853.36212</text:p>
          </table:table-cell>
          <table:table-cell office:value-type="float" office:value="1455910853.36229" calcext:value-type="float">
            <text:p>1455910853.36229</text:p>
          </table:table-cell>
          <table:table-cell office:value-type="float" office:value="5992" calcext:value-type="float">
            <text:p>5992</text:p>
          </table:table-cell>
          <table:table-cell table:formula="of:=[.B404]-[.B$2]" office:value-type="float" office:value="38.0791766643524" calcext:value-type="float">
            <text:p>38.0791766644</text:p>
          </table:table-cell>
          <table:table-cell table:formula="of:=[.D404]/([.E404]-[.E403])" office:value-type="float" office:value="65736.9023739524" calcext:value-type="float">
            <text:p>65736.9023739524</text:p>
          </table:table-cell>
          <table:table-cell table:formula="of:=[.E404]-[.E403]" office:value-type="float" office:value="0.091151237487793" calcext:value-type="float">
            <text:p>0.091151237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5910853.45424" calcext:value-type="float">
            <text:p>1455910853.45424</text:p>
          </table:table-cell>
          <table:table-cell office:value-type="float" office:value="1455910853.45441" calcext:value-type="float">
            <text:p>1455910853.45441</text:p>
          </table:table-cell>
          <table:table-cell office:value-type="float" office:value="5872" calcext:value-type="float">
            <text:p>5872</text:p>
          </table:table-cell>
          <table:table-cell table:formula="of:=[.B405]-[.B$2]" office:value-type="float" office:value="38.1712946891785" calcext:value-type="float">
            <text:p>38.1712946892</text:p>
          </table:table-cell>
          <table:table-cell table:formula="of:=[.D405]/([.E405]-[.E404])" office:value-type="float" office:value="63744.3107479599" calcext:value-type="float">
            <text:p>63744.3107479599</text:p>
          </table:table-cell>
          <table:table-cell table:formula="of:=[.E405]-[.E404]" office:value-type="float" office:value="0.0921180248260498" calcext:value-type="float">
            <text:p>0.09211802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5910853.54512" calcext:value-type="float">
            <text:p>1455910853.54512</text:p>
          </table:table-cell>
          <table:table-cell office:value-type="float" office:value="1455910853.5453" calcext:value-type="float">
            <text:p>1455910853.5453</text:p>
          </table:table-cell>
          <table:table-cell office:value-type="float" office:value="5760" calcext:value-type="float">
            <text:p>5760</text:p>
          </table:table-cell>
          <table:table-cell table:formula="of:=[.B406]-[.B$2]" office:value-type="float" office:value="38.2621774673462" calcext:value-type="float">
            <text:p>38.2621774673</text:p>
          </table:table-cell>
          <table:table-cell table:formula="of:=[.D406]/([.E406]-[.E405])" office:value-type="float" office:value="63378.3442377817" calcext:value-type="float">
            <text:p>63378.3442377817</text:p>
          </table:table-cell>
          <table:table-cell table:formula="of:=[.E406]-[.E405]" office:value-type="float" office:value="0.0908827781677246" calcext:value-type="float">
            <text:p>0.090882778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5910853.6368" calcext:value-type="float">
            <text:p>1455910853.6368</text:p>
          </table:table-cell>
          <table:table-cell office:value-type="float" office:value="1455910853.63698" calcext:value-type="float">
            <text:p>1455910853.63698</text:p>
          </table:table-cell>
          <table:table-cell office:value-type="float" office:value="5648" calcext:value-type="float">
            <text:p>5648</text:p>
          </table:table-cell>
          <table:table-cell table:formula="of:=[.B407]-[.B$2]" office:value-type="float" office:value="38.353862285614" calcext:value-type="float">
            <text:p>38.3538622856</text:p>
          </table:table-cell>
          <table:table-cell table:formula="of:=[.D407]/([.E407]-[.E406])" office:value-type="float" office:value="61602.3471137994" calcext:value-type="float">
            <text:p>61602.3471137994</text:p>
          </table:table-cell>
          <table:table-cell table:formula="of:=[.E407]-[.E406]" office:value-type="float" office:value="0.0916848182678223" calcext:value-type="float">
            <text:p>0.091684818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5910853.7277" calcext:value-type="float">
            <text:p>1455910853.7277</text:p>
          </table:table-cell>
          <table:table-cell office:value-type="float" office:value="1455910853.72787" calcext:value-type="float">
            <text:p>1455910853.72787</text:p>
          </table:table-cell>
          <table:table-cell office:value-type="float" office:value="5536" calcext:value-type="float">
            <text:p>5536</text:p>
          </table:table-cell>
          <table:table-cell table:formula="of:=[.B408]-[.B$2]" office:value-type="float" office:value="38.4447567462921" calcext:value-type="float">
            <text:p>38.4447567463</text:p>
          </table:table-cell>
          <table:table-cell table:formula="of:=[.D408]/([.E408]-[.E407])" office:value-type="float" office:value="60905.8017254268" calcext:value-type="float">
            <text:p>60905.8017254268</text:p>
          </table:table-cell>
          <table:table-cell table:formula="of:=[.E408]-[.E407]" office:value-type="float" office:value="0.0908944606781006" calcext:value-type="float">
            <text:p>0.090894460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5910853.81868" calcext:value-type="float">
            <text:p>1455910853.81868</text:p>
          </table:table-cell>
          <table:table-cell office:value-type="float" office:value="1455910853.81886" calcext:value-type="float">
            <text:p>1455910853.81886</text:p>
          </table:table-cell>
          <table:table-cell office:value-type="float" office:value="5432" calcext:value-type="float">
            <text:p>5432</text:p>
          </table:table-cell>
          <table:table-cell table:formula="of:=[.B409]-[.B$2]" office:value-type="float" office:value="38.5357394218445" calcext:value-type="float">
            <text:p>38.5357394218</text:p>
          </table:table-cell>
          <table:table-cell table:formula="of:=[.D409]/([.E409]-[.E408])" office:value-type="float" office:value="59703.6739909174" calcext:value-type="float">
            <text:p>59703.6739909174</text:p>
          </table:table-cell>
          <table:table-cell table:formula="of:=[.E409]-[.E408]" office:value-type="float" office:value="0.0909826755523682" calcext:value-type="float">
            <text:p>0.090982675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5910853.91112" calcext:value-type="float">
            <text:p>1455910853.91112</text:p>
          </table:table-cell>
          <table:table-cell office:value-type="float" office:value="1455910853.91135" calcext:value-type="float">
            <text:p>1455910853.91135</text:p>
          </table:table-cell>
          <table:table-cell office:value-type="float" office:value="5328" calcext:value-type="float">
            <text:p>5328</text:p>
          </table:table-cell>
          <table:table-cell table:formula="of:=[.B410]-[.B$2]" office:value-type="float" office:value="38.6281795501709" calcext:value-type="float">
            <text:p>38.6281795502</text:p>
          </table:table-cell>
          <table:table-cell table:formula="of:=[.D410]/([.E410]-[.E409])" office:value-type="float" office:value="57637.3063999464" calcext:value-type="float">
            <text:p>57637.3063999464</text:p>
          </table:table-cell>
          <table:table-cell table:formula="of:=[.E410]-[.E409]" office:value-type="float" office:value="0.092440128326416" calcext:value-type="float">
            <text:p>0.092440128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5910854.00178" calcext:value-type="float">
            <text:p>1455910854.00178</text:p>
          </table:table-cell>
          <table:table-cell office:value-type="float" office:value="1455910854.00197" calcext:value-type="float">
            <text:p>1455910854.00197</text:p>
          </table:table-cell>
          <table:table-cell office:value-type="float" office:value="5224" calcext:value-type="float">
            <text:p>5224</text:p>
          </table:table-cell>
          <table:table-cell table:formula="of:=[.B411]-[.B$2]" office:value-type="float" office:value="38.718834400177" calcext:value-type="float">
            <text:p>38.7188344002</text:p>
          </table:table-cell>
          <table:table-cell table:formula="of:=[.D411]/([.E411]-[.E410])" office:value-type="float" office:value="57625.157392553" calcext:value-type="float">
            <text:p>57625.157392553</text:p>
          </table:table-cell>
          <table:table-cell table:formula="of:=[.E411]-[.E410]" office:value-type="float" office:value="0.0906548500061035" calcext:value-type="float">
            <text:p>0.0906548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5910854.09335" calcext:value-type="float">
            <text:p>1455910854.09335</text:p>
          </table:table-cell>
          <table:table-cell office:value-type="float" office:value="1455910854.09383" calcext:value-type="float">
            <text:p>1455910854.09383</text:p>
          </table:table-cell>
          <table:table-cell office:value-type="float" office:value="5128" calcext:value-type="float">
            <text:p>5128</text:p>
          </table:table-cell>
          <table:table-cell table:formula="of:=[.B412]-[.B$2]" office:value-type="float" office:value="38.8104043006897" calcext:value-type="float">
            <text:p>38.8104043007</text:p>
          </table:table-cell>
          <table:table-cell table:formula="of:=[.D412]/([.E412]-[.E411])" office:value-type="float" office:value="56000.9344914495" calcext:value-type="float">
            <text:p>56000.9344914495</text:p>
          </table:table-cell>
          <table:table-cell table:formula="of:=[.E412]-[.E411]" office:value-type="float" office:value="0.0915699005126953" calcext:value-type="float">
            <text:p>0.091569900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5910854.18436" calcext:value-type="float">
            <text:p>1455910854.18436</text:p>
          </table:table-cell>
          <table:table-cell office:value-type="float" office:value="1455910854.18473" calcext:value-type="float">
            <text:p>1455910854.18473</text:p>
          </table:table-cell>
          <table:table-cell office:value-type="float" office:value="5032" calcext:value-type="float">
            <text:p>5032</text:p>
          </table:table-cell>
          <table:table-cell table:formula="of:=[.B413]-[.B$2]" office:value-type="float" office:value="38.9014186859131" calcext:value-type="float">
            <text:p>38.9014186859</text:p>
          </table:table-cell>
          <table:table-cell table:formula="of:=[.D413]/([.E413]-[.E412])" office:value-type="float" office:value="55287.9634098423" calcext:value-type="float">
            <text:p>55287.9634098423</text:p>
          </table:table-cell>
          <table:table-cell table:formula="of:=[.E413]-[.E412]" office:value-type="float" office:value="0.0910143852233887" calcext:value-type="float">
            <text:p>0.091014385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5910854.27586" calcext:value-type="float">
            <text:p>1455910854.27586</text:p>
          </table:table-cell>
          <table:table-cell office:value-type="float" office:value="1455910854.27604" calcext:value-type="float">
            <text:p>1455910854.27604</text:p>
          </table:table-cell>
          <table:table-cell office:value-type="float" office:value="4936" calcext:value-type="float">
            <text:p>4936</text:p>
          </table:table-cell>
          <table:table-cell table:formula="of:=[.B414]-[.B$2]" office:value-type="float" office:value="38.9929189682007" calcext:value-type="float">
            <text:p>38.9929189682</text:p>
          </table:table-cell>
          <table:table-cell table:formula="of:=[.D414]/([.E414]-[.E413])" office:value-type="float" office:value="53945.1887643963" calcext:value-type="float">
            <text:p>53945.1887643963</text:p>
          </table:table-cell>
          <table:table-cell table:formula="of:=[.E414]-[.E413]" office:value-type="float" office:value="0.0915002822875977" calcext:value-type="float">
            <text:p>0.091500282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5910854.36652" calcext:value-type="float">
            <text:p>1455910854.36652</text:p>
          </table:table-cell>
          <table:table-cell office:value-type="float" office:value="1455910854.3667" calcext:value-type="float">
            <text:p>1455910854.3667</text:p>
          </table:table-cell>
          <table:table-cell office:value-type="float" office:value="4856" calcext:value-type="float">
            <text:p>4856</text:p>
          </table:table-cell>
          <table:table-cell table:formula="of:=[.B415]-[.B$2]" office:value-type="float" office:value="39.0835802555084" calcext:value-type="float">
            <text:p>39.0835802555</text:p>
          </table:table-cell>
          <table:table-cell table:formula="of:=[.D415]/([.E415]-[.E414])" office:value-type="float" office:value="53562.0014253368" calcext:value-type="float">
            <text:p>53562.0014253368</text:p>
          </table:table-cell>
          <table:table-cell table:formula="of:=[.E415]-[.E414]" office:value-type="float" office:value="0.0906612873077393" calcext:value-type="float">
            <text:p>0.090661287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5910854.45741" calcext:value-type="float">
            <text:p>1455910854.45741</text:p>
          </table:table-cell>
          <table:table-cell office:value-type="float" office:value="1455910854.45758" calcext:value-type="float">
            <text:p>1455910854.45758</text:p>
          </table:table-cell>
          <table:table-cell office:value-type="float" office:value="4776" calcext:value-type="float">
            <text:p>4776</text:p>
          </table:table-cell>
          <table:table-cell table:formula="of:=[.B416]-[.B$2]" office:value-type="float" office:value="39.1744644641876" calcext:value-type="float">
            <text:p>39.1744644642</text:p>
          </table:table-cell>
          <table:table-cell table:formula="of:=[.D416]/([.E416]-[.E415])" office:value-type="float" office:value="52550.3832778938" calcext:value-type="float">
            <text:p>52550.3832778938</text:p>
          </table:table-cell>
          <table:table-cell table:formula="of:=[.E416]-[.E415]" office:value-type="float" office:value="0.0908842086791992" calcext:value-type="float">
            <text:p>0.090884208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5910854.54928" calcext:value-type="float">
            <text:p>1455910854.54928</text:p>
          </table:table-cell>
          <table:table-cell office:value-type="float" office:value="1455910854.54945" calcext:value-type="float">
            <text:p>1455910854.54945</text:p>
          </table:table-cell>
          <table:table-cell office:value-type="float" office:value="4696" calcext:value-type="float">
            <text:p>4696</text:p>
          </table:table-cell>
          <table:table-cell table:formula="of:=[.B417]-[.B$2]" office:value-type="float" office:value="39.2663378715515" calcext:value-type="float">
            <text:p>39.2663378716</text:p>
          </table:table-cell>
          <table:table-cell table:formula="of:=[.D417]/([.E417]-[.E416])" office:value-type="float" office:value="51113.8112185185" calcext:value-type="float">
            <text:p>51113.8112185185</text:p>
          </table:table-cell>
          <table:table-cell table:formula="of:=[.E417]-[.E416]" office:value-type="float" office:value="0.0918734073638916" calcext:value-type="float">
            <text:p>0.09187340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5910854.63995" calcext:value-type="float">
            <text:p>1455910854.63995</text:p>
          </table:table-cell>
          <table:table-cell office:value-type="float" office:value="1455910854.64012" calcext:value-type="float">
            <text:p>1455910854.64012</text:p>
          </table:table-cell>
          <table:table-cell office:value-type="float" office:value="4632" calcext:value-type="float">
            <text:p>4632</text:p>
          </table:table-cell>
          <table:table-cell table:formula="of:=[.B418]-[.B$2]" office:value-type="float" office:value="39.3570070266724" calcext:value-type="float">
            <text:p>39.3570070267</text:p>
          </table:table-cell>
          <table:table-cell table:formula="of:=[.D418]/([.E418]-[.E417])" office:value-type="float" office:value="51086.8331554008" calcext:value-type="float">
            <text:p>51086.8331554008</text:p>
          </table:table-cell>
          <table:table-cell table:formula="of:=[.E418]-[.E417]" office:value-type="float" office:value="0.0906691551208496" calcext:value-type="float">
            <text:p>0.09066915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5910854.73243" calcext:value-type="float">
            <text:p>1455910854.73243</text:p>
          </table:table-cell>
          <table:table-cell office:value-type="float" office:value="1455910854.7326" calcext:value-type="float">
            <text:p>1455910854.7326</text:p>
          </table:table-cell>
          <table:table-cell office:value-type="float" office:value="4568" calcext:value-type="float">
            <text:p>4568</text:p>
          </table:table-cell>
          <table:table-cell table:formula="of:=[.B419]-[.B$2]" office:value-type="float" office:value="39.4494845867157" calcext:value-type="float">
            <text:p>39.4494845867</text:p>
          </table:table-cell>
          <table:table-cell table:formula="of:=[.D419]/([.E419]-[.E418])" office:value-type="float" office:value="49395.76690669" calcext:value-type="float">
            <text:p>49395.76690669</text:p>
          </table:table-cell>
          <table:table-cell table:formula="of:=[.E419]-[.E418]" office:value-type="float" office:value="0.092477560043335" calcext:value-type="float">
            <text:p>0.0924775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5910854.82343" calcext:value-type="float">
            <text:p>1455910854.82343</text:p>
          </table:table-cell>
          <table:table-cell office:value-type="float" office:value="1455910854.82359" calcext:value-type="float">
            <text:p>1455910854.82359</text:p>
          </table:table-cell>
          <table:table-cell office:value-type="float" office:value="4504" calcext:value-type="float">
            <text:p>4504</text:p>
          </table:table-cell>
          <table:table-cell table:formula="of:=[.B420]-[.B$2]" office:value-type="float" office:value="39.5404851436615" calcext:value-type="float">
            <text:p>39.5404851437</text:p>
          </table:table-cell>
          <table:table-cell table:formula="of:=[.D420]/([.E420]-[.E419])" office:value-type="float" office:value="49494.2025759529" calcext:value-type="float">
            <text:p>49494.2025759529</text:p>
          </table:table-cell>
          <table:table-cell table:formula="of:=[.E420]-[.E419]" office:value-type="float" office:value="0.0910005569458008" calcext:value-type="float">
            <text:p>0.091000556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5910854.91556" calcext:value-type="float">
            <text:p>1455910854.91556</text:p>
          </table:table-cell>
          <table:table-cell office:value-type="float" office:value="1455910854.91575" calcext:value-type="float">
            <text:p>1455910854.91575</text:p>
          </table:table-cell>
          <table:table-cell office:value-type="float" office:value="4456" calcext:value-type="float">
            <text:p>4456</text:p>
          </table:table-cell>
          <table:table-cell table:formula="of:=[.B421]-[.B$2]" office:value-type="float" office:value="39.6326205730438" calcext:value-type="float">
            <text:p>39.632620573</text:p>
          </table:table-cell>
          <table:table-cell table:formula="of:=[.D421]/([.E421]-[.E420])" office:value-type="float" office:value="48363.5885768701" calcext:value-type="float">
            <text:p>48363.5885768701</text:p>
          </table:table-cell>
          <table:table-cell table:formula="of:=[.E421]-[.E420]" office:value-type="float" office:value="0.0921354293823242" calcext:value-type="float">
            <text:p>0.092135429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5910855.00665" calcext:value-type="float">
            <text:p>1455910855.00665</text:p>
          </table:table-cell>
          <table:table-cell office:value-type="float" office:value="1455910855.00682" calcext:value-type="float">
            <text:p>1455910855.00682</text:p>
          </table:table-cell>
          <table:table-cell office:value-type="float" office:value="4408" calcext:value-type="float">
            <text:p>4408</text:p>
          </table:table-cell>
          <table:table-cell table:formula="of:=[.B422]-[.B$2]" office:value-type="float" office:value="39.7237074375153" calcext:value-type="float">
            <text:p>39.7237074375</text:p>
          </table:table-cell>
          <table:table-cell table:formula="of:=[.D422]/([.E422]-[.E421])" office:value-type="float" office:value="48393.366327615" calcext:value-type="float">
            <text:p>48393.366327615</text:p>
          </table:table-cell>
          <table:table-cell table:formula="of:=[.E422]-[.E421]" office:value-type="float" office:value="0.0910868644714356" calcext:value-type="float">
            <text:p>0.091086864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5910855.09699" calcext:value-type="float">
            <text:p>1455910855.09699</text:p>
          </table:table-cell>
          <table:table-cell office:value-type="float" office:value="1455910855.09716" calcext:value-type="float">
            <text:p>1455910855.09716</text:p>
          </table:table-cell>
          <table:table-cell office:value-type="float" office:value="4376" calcext:value-type="float">
            <text:p>4376</text:p>
          </table:table-cell>
          <table:table-cell table:formula="of:=[.B423]-[.B$2]" office:value-type="float" office:value="39.8140461444855" calcext:value-type="float">
            <text:p>39.8140461445</text:p>
          </table:table-cell>
          <table:table-cell table:formula="of:=[.D423]/([.E423]-[.E422])" office:value-type="float" office:value="48439.9228942118" calcext:value-type="float">
            <text:p>48439.9228942118</text:p>
          </table:table-cell>
          <table:table-cell table:formula="of:=[.E423]-[.E422]" office:value-type="float" office:value="0.0903387069702148" calcext:value-type="float">
            <text:p>0.09033870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5910855.18879" calcext:value-type="float">
            <text:p>1455910855.18879</text:p>
          </table:table-cell>
          <table:table-cell office:value-type="float" office:value="1455910855.18918" calcext:value-type="float">
            <text:p>1455910855.18918</text:p>
          </table:table-cell>
          <table:table-cell office:value-type="float" office:value="4344" calcext:value-type="float">
            <text:p>4344</text:p>
          </table:table-cell>
          <table:table-cell table:formula="of:=[.B424]-[.B$2]" office:value-type="float" office:value="39.9058463573456" calcext:value-type="float">
            <text:p>39.9058463573</text:p>
          </table:table-cell>
          <table:table-cell table:formula="of:=[.D424]/([.E424]-[.E423])" office:value-type="float" office:value="47320.1517148957" calcext:value-type="float">
            <text:p>47320.1517148957</text:p>
          </table:table-cell>
          <table:table-cell table:formula="of:=[.E424]-[.E423]" office:value-type="float" office:value="0.0918002128601074" calcext:value-type="float">
            <text:p>0.091800212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5910855.27939" calcext:value-type="float">
            <text:p>1455910855.27939</text:p>
          </table:table-cell>
          <table:table-cell office:value-type="float" office:value="1455910855.27956" calcext:value-type="float">
            <text:p>1455910855.27956</text:p>
          </table:table-cell>
          <table:table-cell office:value-type="float" office:value="4320" calcext:value-type="float">
            <text:p>4320</text:p>
          </table:table-cell>
          <table:table-cell table:formula="of:=[.B425]-[.B$2]" office:value-type="float" office:value="39.99644947052" calcext:value-type="float">
            <text:p>39.9964494705</text:p>
          </table:table-cell>
          <table:table-cell table:formula="of:=[.D425]/([.E425]-[.E424])" office:value-type="float" office:value="47680.4808205949" calcext:value-type="float">
            <text:p>47680.4808205949</text:p>
          </table:table-cell>
          <table:table-cell table:formula="of:=[.E425]-[.E424]" office:value-type="float" office:value="0.0906031131744385" calcext:value-type="float">
            <text:p>0.09060311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5910855.37138" calcext:value-type="float">
            <text:p>1455910855.37138</text:p>
          </table:table-cell>
          <table:table-cell office:value-type="float" office:value="1455910855.37156" calcext:value-type="float">
            <text:p>1455910855.37156</text:p>
          </table:table-cell>
          <table:table-cell office:value-type="float" office:value="4304" calcext:value-type="float">
            <text:p>4304</text:p>
          </table:table-cell>
          <table:table-cell table:formula="of:=[.B426]-[.B$2]" office:value-type="float" office:value="40.0884418487549" calcext:value-type="float">
            <text:p>40.0884418488</text:p>
          </table:table-cell>
          <table:table-cell table:formula="of:=[.D426]/([.E426]-[.E425])" office:value-type="float" office:value="46786.4847347633" calcext:value-type="float">
            <text:p>46786.4847347633</text:p>
          </table:table-cell>
          <table:table-cell table:formula="of:=[.E426]-[.E425]" office:value-type="float" office:value="0.0919923782348633" calcext:value-type="float">
            <text:p>0.091992378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5910855.4621" calcext:value-type="float">
            <text:p>1455910855.4621</text:p>
          </table:table-cell>
          <table:table-cell office:value-type="float" office:value="1455910855.46228" calcext:value-type="float">
            <text:p>1455910855.46228</text:p>
          </table:table-cell>
          <table:table-cell office:value-type="float" office:value="4296" calcext:value-type="float">
            <text:p>4296</text:p>
          </table:table-cell>
          <table:table-cell table:formula="of:=[.B427]-[.B$2]" office:value-type="float" office:value="40.1791622638702" calcext:value-type="float">
            <text:p>40.1791622639</text:p>
          </table:table-cell>
          <table:table-cell table:formula="of:=[.D427]/([.E427]-[.E426])" office:value-type="float" office:value="47354.2806714165" calcext:value-type="float">
            <text:p>47354.2806714165</text:p>
          </table:table-cell>
          <table:table-cell table:formula="of:=[.E427]-[.E426]" office:value-type="float" office:value="0.0907204151153564" calcext:value-type="float">
            <text:p>0.090720415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5910855.55511" calcext:value-type="float">
            <text:p>1455910855.55511</text:p>
          </table:table-cell>
          <table:table-cell office:value-type="float" office:value="1455910855.55529" calcext:value-type="float">
            <text:p>1455910855.55529</text:p>
          </table:table-cell>
          <table:table-cell office:value-type="float" office:value="4296" calcext:value-type="float">
            <text:p>4296</text:p>
          </table:table-cell>
          <table:table-cell table:formula="of:=[.B428]-[.B$2]" office:value-type="float" office:value="40.272166967392" calcext:value-type="float">
            <text:p>40.2721669674</text:p>
          </table:table-cell>
          <table:table-cell table:formula="of:=[.D428]/([.E428]-[.E427])" office:value-type="float" office:value="46191.2122433285" calcext:value-type="float">
            <text:p>46191.2122433285</text:p>
          </table:table-cell>
          <table:table-cell table:formula="of:=[.E428]-[.E427]" office:value-type="float" office:value="0.0930047035217285" calcext:value-type="float">
            <text:p>0.093004703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5910855.64593" calcext:value-type="float">
            <text:p>1455910855.64593</text:p>
          </table:table-cell>
          <table:table-cell office:value-type="float" office:value="1455910855.64611" calcext:value-type="float">
            <text:p>1455910855.64611</text:p>
          </table:table-cell>
          <table:table-cell office:value-type="float" office:value="4296" calcext:value-type="float">
            <text:p>4296</text:p>
          </table:table-cell>
          <table:table-cell table:formula="of:=[.B429]-[.B$2]" office:value-type="float" office:value="40.3629920482635" calcext:value-type="float">
            <text:p>40.3629920483</text:p>
          </table:table-cell>
          <table:table-cell table:formula="of:=[.D429]/([.E429]-[.E428])" office:value-type="float" office:value="47299.7101546668" calcext:value-type="float">
            <text:p>47299.7101546668</text:p>
          </table:table-cell>
          <table:table-cell table:formula="of:=[.E429]-[.E428]" office:value-type="float" office:value="0.090825080871582" calcext:value-type="float">
            <text:p>0.090825080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5910855.73664" calcext:value-type="float">
            <text:p>1455910855.73664</text:p>
          </table:table-cell>
          <table:table-cell office:value-type="float" office:value="1455910855.73681" calcext:value-type="float">
            <text:p>1455910855.73681</text:p>
          </table:table-cell>
          <table:table-cell office:value-type="float" office:value="4312" calcext:value-type="float">
            <text:p>4312</text:p>
          </table:table-cell>
          <table:table-cell table:formula="of:=[.B430]-[.B$2]" office:value-type="float" office:value="40.4536972045898" calcext:value-type="float">
            <text:p>40.4536972046</text:p>
          </table:table-cell>
          <table:table-cell table:formula="of:=[.D430]/([.E430]-[.E429])" office:value-type="float" office:value="47538.642505487" calcext:value-type="float">
            <text:p>47538.642505487</text:p>
          </table:table-cell>
          <table:table-cell table:formula="of:=[.E430]-[.E429]" office:value-type="float" office:value="0.0907051563262939" calcext:value-type="float">
            <text:p>0.090705156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5910855.82857" calcext:value-type="float">
            <text:p>1455910855.82857</text:p>
          </table:table-cell>
          <table:table-cell office:value-type="float" office:value="1455910855.82876" calcext:value-type="float">
            <text:p>1455910855.82876</text:p>
          </table:table-cell>
          <table:table-cell office:value-type="float" office:value="4328" calcext:value-type="float">
            <text:p>4328</text:p>
          </table:table-cell>
          <table:table-cell table:formula="of:=[.B431]-[.B$2]" office:value-type="float" office:value="40.5456230640411" calcext:value-type="float">
            <text:p>40.545623064</text:p>
          </table:table-cell>
          <table:table-cell table:formula="of:=[.D431]/([.E431]-[.E430])" office:value-type="float" office:value="47081.4200251579" calcext:value-type="float">
            <text:p>47081.4200251579</text:p>
          </table:table-cell>
          <table:table-cell table:formula="of:=[.E431]-[.E430]" office:value-type="float" office:value="0.0919258594512939" calcext:value-type="float">
            <text:p>0.091925859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5910855.91921" calcext:value-type="float">
            <text:p>1455910855.91921</text:p>
          </table:table-cell>
          <table:table-cell office:value-type="float" office:value="1455910855.91938" calcext:value-type="float">
            <text:p>1455910855.91938</text:p>
          </table:table-cell>
          <table:table-cell office:value-type="float" office:value="4360" calcext:value-type="float">
            <text:p>4360</text:p>
          </table:table-cell>
          <table:table-cell table:formula="of:=[.B432]-[.B$2]" office:value-type="float" office:value="40.6362683773041" calcext:value-type="float">
            <text:p>40.6362683773</text:p>
          </table:table-cell>
          <table:table-cell table:formula="of:=[.D432]/([.E432]-[.E431])" office:value-type="float" office:value="48099.5634860098" calcext:value-type="float">
            <text:p>48099.5634860098</text:p>
          </table:table-cell>
          <table:table-cell table:formula="of:=[.E432]-[.E431]" office:value-type="float" office:value="0.0906453132629395" calcext:value-type="float">
            <text:p>0.090645313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5910856.01111" calcext:value-type="float">
            <text:p>1455910856.01111</text:p>
          </table:table-cell>
          <table:table-cell office:value-type="float" office:value="1455910856.01128" calcext:value-type="float">
            <text:p>1455910856.01128</text:p>
          </table:table-cell>
          <table:table-cell office:value-type="float" office:value="4392" calcext:value-type="float">
            <text:p>4392</text:p>
          </table:table-cell>
          <table:table-cell table:formula="of:=[.B433]-[.B$2]" office:value-type="float" office:value="40.7281653881073" calcext:value-type="float">
            <text:p>40.7281653881</text:p>
          </table:table-cell>
          <table:table-cell table:formula="of:=[.D433]/([.E433]-[.E432])" office:value-type="float" office:value="47792.6317908698" calcext:value-type="float">
            <text:p>47792.6317908698</text:p>
          </table:table-cell>
          <table:table-cell table:formula="of:=[.E433]-[.E432]" office:value-type="float" office:value="0.0918970108032227" calcext:value-type="float">
            <text:p>0.091897010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5910856.10244" calcext:value-type="float">
            <text:p>1455910856.10244</text:p>
          </table:table-cell>
          <table:table-cell office:value-type="float" office:value="1455910856.10267" calcext:value-type="float">
            <text:p>1455910856.10267</text:p>
          </table:table-cell>
          <table:table-cell office:value-type="float" office:value="4432" calcext:value-type="float">
            <text:p>4432</text:p>
          </table:table-cell>
          <table:table-cell table:formula="of:=[.B434]-[.B$2]" office:value-type="float" office:value="40.8194954395294" calcext:value-type="float">
            <text:p>40.8194954395</text:p>
          </table:table-cell>
          <table:table-cell table:formula="of:=[.D434]/([.E434]-[.E433])" office:value-type="float" office:value="48527.2911926404" calcext:value-type="float">
            <text:p>48527.2911926404</text:p>
          </table:table-cell>
          <table:table-cell table:formula="of:=[.E434]-[.E433]" office:value-type="float" office:value="0.0913300514221191" calcext:value-type="float">
            <text:p>0.09133005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5910856.19459" calcext:value-type="float">
            <text:p>1455910856.19459</text:p>
          </table:table-cell>
          <table:table-cell office:value-type="float" office:value="1455910856.19476" calcext:value-type="float">
            <text:p>1455910856.19476</text:p>
          </table:table-cell>
          <table:table-cell office:value-type="float" office:value="4480" calcext:value-type="float">
            <text:p>4480</text:p>
          </table:table-cell>
          <table:table-cell table:formula="of:=[.B435]-[.B$2]" office:value-type="float" office:value="40.9116508960724" calcext:value-type="float">
            <text:p>40.9116508961</text:p>
          </table:table-cell>
          <table:table-cell table:formula="of:=[.D435]/([.E435]-[.E434])" office:value-type="float" office:value="48613.507740707" calcext:value-type="float">
            <text:p>48613.507740707</text:p>
          </table:table-cell>
          <table:table-cell table:formula="of:=[.E435]-[.E434]" office:value-type="float" office:value="0.0921554565429688" calcext:value-type="float">
            <text:p>0.092155456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5910856.28533" calcext:value-type="float">
            <text:p>1455910856.28533</text:p>
          </table:table-cell>
          <table:table-cell office:value-type="float" office:value="1455910856.2855" calcext:value-type="float">
            <text:p>1455910856.2855</text:p>
          </table:table-cell>
          <table:table-cell office:value-type="float" office:value="4536" calcext:value-type="float">
            <text:p>4536</text:p>
          </table:table-cell>
          <table:table-cell table:formula="of:=[.B436]-[.B$2]" office:value-type="float" office:value="41.0023856163025" calcext:value-type="float">
            <text:p>41.0023856163</text:p>
          </table:table-cell>
          <table:table-cell table:formula="of:=[.D436]/([.E436]-[.E435])" office:value-type="float" office:value="49991.8883146026" calcext:value-type="float">
            <text:p>49991.8883146026</text:p>
          </table:table-cell>
          <table:table-cell table:formula="of:=[.E436]-[.E435]" office:value-type="float" office:value="0.0907347202301025" calcext:value-type="float">
            <text:p>0.090734720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5910856.37621" calcext:value-type="float">
            <text:p>1455910856.37621</text:p>
          </table:table-cell>
          <table:table-cell office:value-type="float" office:value="1455910856.37638" calcext:value-type="float">
            <text:p>1455910856.37638</text:p>
          </table:table-cell>
          <table:table-cell office:value-type="float" office:value="4600" calcext:value-type="float">
            <text:p>4600</text:p>
          </table:table-cell>
          <table:table-cell table:formula="of:=[.B437]-[.B$2]" office:value-type="float" office:value="41.0932700634003" calcext:value-type="float">
            <text:p>41.0932700634</text:p>
          </table:table-cell>
          <table:table-cell table:formula="of:=[.D437]/([.E437]-[.E436])" office:value-type="float" office:value="50613.7204647466" calcext:value-type="float">
            <text:p>50613.7204647466</text:p>
          </table:table-cell>
          <table:table-cell table:formula="of:=[.E437]-[.E436]" office:value-type="float" office:value="0.0908844470977783" calcext:value-type="float">
            <text:p>0.090884447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5910856.46843" calcext:value-type="float">
            <text:p>1455910856.46843</text:p>
          </table:table-cell>
          <table:table-cell office:value-type="float" office:value="1455910856.46861" calcext:value-type="float">
            <text:p>1455910856.46861</text:p>
          </table:table-cell>
          <table:table-cell office:value-type="float" office:value="4664" calcext:value-type="float">
            <text:p>4664</text:p>
          </table:table-cell>
          <table:table-cell table:formula="of:=[.B438]-[.B$2]" office:value-type="float" office:value="41.1854875087738" calcext:value-type="float">
            <text:p>41.1854875088</text:p>
          </table:table-cell>
          <table:table-cell table:formula="of:=[.D438]/([.E438]-[.E437])" office:value-type="float" office:value="50576.1136746745" calcext:value-type="float">
            <text:p>50576.1136746745</text:p>
          </table:table-cell>
          <table:table-cell table:formula="of:=[.E438]-[.E437]" office:value-type="float" office:value="0.0922174453735352" calcext:value-type="float">
            <text:p>0.092217445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5910856.55937" calcext:value-type="float">
            <text:p>1455910856.55937</text:p>
          </table:table-cell>
          <table:table-cell office:value-type="float" office:value="1455910856.55954" calcext:value-type="float">
            <text:p>1455910856.55954</text:p>
          </table:table-cell>
          <table:table-cell office:value-type="float" office:value="4736" calcext:value-type="float">
            <text:p>4736</text:p>
          </table:table-cell>
          <table:table-cell table:formula="of:=[.B439]-[.B$2]" office:value-type="float" office:value="41.276424407959" calcext:value-type="float">
            <text:p>41.276424408</text:p>
          </table:table-cell>
          <table:table-cell table:formula="of:=[.D439]/([.E439]-[.E438])" office:value-type="float" office:value="52080.0691736341" calcext:value-type="float">
            <text:p>52080.0691736341</text:p>
          </table:table-cell>
          <table:table-cell table:formula="of:=[.E439]-[.E438]" office:value-type="float" office:value="0.0909368991851807" calcext:value-type="float">
            <text:p>0.090936899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5910856.65222" calcext:value-type="float">
            <text:p>1455910856.65222</text:p>
          </table:table-cell>
          <table:table-cell office:value-type="float" office:value="1455910856.6524" calcext:value-type="float">
            <text:p>1455910856.6524</text:p>
          </table:table-cell>
          <table:table-cell office:value-type="float" office:value="4816" calcext:value-type="float">
            <text:p>4816</text:p>
          </table:table-cell>
          <table:table-cell table:formula="of:=[.B440]-[.B$2]" office:value-type="float" office:value="41.3692800998688" calcext:value-type="float">
            <text:p>41.3692800999</text:p>
          </table:table-cell>
          <table:table-cell table:formula="of:=[.D440]/([.E440]-[.E439])" office:value-type="float" office:value="51865.4258123323" calcext:value-type="float">
            <text:p>51865.4258123323</text:p>
          </table:table-cell>
          <table:table-cell table:formula="of:=[.E440]-[.E439]" office:value-type="float" office:value="0.09285569190979" calcext:value-type="float">
            <text:p>0.092855691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5910856.7445" calcext:value-type="float">
            <text:p>1455910856.7445</text:p>
          </table:table-cell>
          <table:table-cell office:value-type="float" office:value="1455910856.7447" calcext:value-type="float">
            <text:p>1455910856.7447</text:p>
          </table:table-cell>
          <table:table-cell office:value-type="float" office:value="4904" calcext:value-type="float">
            <text:p>4904</text:p>
          </table:table-cell>
          <table:table-cell table:formula="of:=[.B441]-[.B$2]" office:value-type="float" office:value="41.4615578651428" calcext:value-type="float">
            <text:p>41.4615578651</text:p>
          </table:table-cell>
          <table:table-cell table:formula="of:=[.D441]/([.E441]-[.E440])" office:value-type="float" office:value="53143.8964244098" calcext:value-type="float">
            <text:p>53143.8964244098</text:p>
          </table:table-cell>
          <table:table-cell table:formula="of:=[.E441]-[.E440]" office:value-type="float" office:value="0.0922777652740479" calcext:value-type="float">
            <text:p>0.092277765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5910856.83671" calcext:value-type="float">
            <text:p>1455910856.83671</text:p>
          </table:table-cell>
          <table:table-cell office:value-type="float" office:value="1455910856.83689" calcext:value-type="float">
            <text:p>1455910856.83689</text:p>
          </table:table-cell>
          <table:table-cell office:value-type="float" office:value="4992" calcext:value-type="float">
            <text:p>4992</text:p>
          </table:table-cell>
          <table:table-cell table:formula="of:=[.B442]-[.B$2]" office:value-type="float" office:value="41.5537676811218" calcext:value-type="float">
            <text:p>41.5537676811</text:p>
          </table:table-cell>
          <table:table-cell table:formula="of:=[.D442]/([.E442]-[.E441])" office:value-type="float" office:value="54137.4033447445" calcext:value-type="float">
            <text:p>54137.4033447445</text:p>
          </table:table-cell>
          <table:table-cell table:formula="of:=[.E442]-[.E441]" office:value-type="float" office:value="0.0922098159790039" calcext:value-type="float">
            <text:p>0.09220981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5910856.92744" calcext:value-type="float">
            <text:p>1455910856.92744</text:p>
          </table:table-cell>
          <table:table-cell office:value-type="float" office:value="1455910856.9276" calcext:value-type="float">
            <text:p>1455910856.9276</text:p>
          </table:table-cell>
          <table:table-cell office:value-type="float" office:value="5080" calcext:value-type="float">
            <text:p>5080</text:p>
          </table:table-cell>
          <table:table-cell table:formula="of:=[.B443]-[.B$2]" office:value-type="float" office:value="41.6444940567017" calcext:value-type="float">
            <text:p>41.6444940567</text:p>
          </table:table-cell>
          <table:table-cell table:formula="of:=[.D443]/([.E443]-[.E442])" office:value-type="float" office:value="55992.537644468" calcext:value-type="float">
            <text:p>55992.537644468</text:p>
          </table:table-cell>
          <table:table-cell table:formula="of:=[.E443]-[.E442]" office:value-type="float" office:value="0.090726375579834" calcext:value-type="float">
            <text:p>0.090726375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5910857.01838" calcext:value-type="float">
            <text:p>1455910857.01838</text:p>
          </table:table-cell>
          <table:table-cell office:value-type="float" office:value="1455910857.01854" calcext:value-type="float">
            <text:p>1455910857.01854</text:p>
          </table:table-cell>
          <table:table-cell office:value-type="float" office:value="5176" calcext:value-type="float">
            <text:p>5176</text:p>
          </table:table-cell>
          <table:table-cell table:formula="of:=[.B444]-[.B$2]" office:value-type="float" office:value="41.7354331016541" calcext:value-type="float">
            <text:p>41.7354331017</text:p>
          </table:table-cell>
          <table:table-cell table:formula="of:=[.D444]/([.E444]-[.E443])" office:value-type="float" office:value="56917.2460818088" calcext:value-type="float">
            <text:p>56917.2460818088</text:p>
          </table:table-cell>
          <table:table-cell table:formula="of:=[.E444]-[.E443]" office:value-type="float" office:value="0.0909390449523926" calcext:value-type="float">
            <text:p>0.09093904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5910857.11004" calcext:value-type="float">
            <text:p>1455910857.11004</text:p>
          </table:table-cell>
          <table:table-cell office:value-type="float" office:value="1455910857.1102" calcext:value-type="float">
            <text:p>1455910857.1102</text:p>
          </table:table-cell>
          <table:table-cell office:value-type="float" office:value="5280" calcext:value-type="float">
            <text:p>5280</text:p>
          </table:table-cell>
          <table:table-cell table:formula="of:=[.B445]-[.B$2]" office:value-type="float" office:value="41.827094078064" calcext:value-type="float">
            <text:p>41.8270940781</text:p>
          </table:table-cell>
          <table:table-cell table:formula="of:=[.D445]/([.E445]-[.E444])" office:value-type="float" office:value="57603.5757723941" calcext:value-type="float">
            <text:p>57603.5757723941</text:p>
          </table:table-cell>
          <table:table-cell table:formula="of:=[.E445]-[.E444]" office:value-type="float" office:value="0.0916609764099121" calcext:value-type="float">
            <text:p>0.091660976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5910857.20103" calcext:value-type="float">
            <text:p>1455910857.20103</text:p>
          </table:table-cell>
          <table:table-cell office:value-type="float" office:value="1455910857.20121" calcext:value-type="float">
            <text:p>1455910857.20121</text:p>
          </table:table-cell>
          <table:table-cell office:value-type="float" office:value="5384" calcext:value-type="float">
            <text:p>5384</text:p>
          </table:table-cell>
          <table:table-cell table:formula="of:=[.B446]-[.B$2]" office:value-type="float" office:value="41.9180903434753" calcext:value-type="float">
            <text:p>41.9180903435</text:p>
          </table:table-cell>
          <table:table-cell table:formula="of:=[.D446]/([.E446]-[.E445])" office:value-type="float" office:value="59167.2633559185" calcext:value-type="float">
            <text:p>59167.2633559185</text:p>
          </table:table-cell>
          <table:table-cell table:formula="of:=[.E446]-[.E445]" office:value-type="float" office:value="0.090996265411377" calcext:value-type="float">
            <text:p>0.090996265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5910857.2937" calcext:value-type="float">
            <text:p>1455910857.2937</text:p>
          </table:table-cell>
          <table:table-cell office:value-type="float" office:value="1455910857.29388" calcext:value-type="float">
            <text:p>1455910857.29388</text:p>
          </table:table-cell>
          <table:table-cell office:value-type="float" office:value="5488" calcext:value-type="float">
            <text:p>5488</text:p>
          </table:table-cell>
          <table:table-cell table:formula="of:=[.B447]-[.B$2]" office:value-type="float" office:value="42.0107622146606" calcext:value-type="float">
            <text:p>42.0107622147</text:p>
          </table:table-cell>
          <table:table-cell table:formula="of:=[.D447]/([.E447]-[.E446])" office:value-type="float" office:value="59219.6955754398" calcext:value-type="float">
            <text:p>59219.6955754398</text:p>
          </table:table-cell>
          <table:table-cell table:formula="of:=[.E447]-[.E446]" office:value-type="float" office:value="0.0926718711853027" calcext:value-type="float">
            <text:p>0.09267187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5910857.38473" calcext:value-type="float">
            <text:p>1455910857.38473</text:p>
          </table:table-cell>
          <table:table-cell office:value-type="float" office:value="1455910857.3849" calcext:value-type="float">
            <text:p>1455910857.3849</text:p>
          </table:table-cell>
          <table:table-cell office:value-type="float" office:value="5600" calcext:value-type="float">
            <text:p>5600</text:p>
          </table:table-cell>
          <table:table-cell table:formula="of:=[.B448]-[.B$2]" office:value-type="float" office:value="42.1017899513245" calcext:value-type="float">
            <text:p>42.1017899513</text:p>
          </table:table-cell>
          <table:table-cell table:formula="of:=[.D448]/([.E448]-[.E447])" office:value-type="float" office:value="61519.710422789" calcext:value-type="float">
            <text:p>61519.710422789</text:p>
          </table:table-cell>
          <table:table-cell table:formula="of:=[.E448]-[.E447]" office:value-type="float" office:value="0.0910277366638184" calcext:value-type="float">
            <text:p>0.091027736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5910857.47657" calcext:value-type="float">
            <text:p>1455910857.47657</text:p>
          </table:table-cell>
          <table:table-cell office:value-type="float" office:value="1455910857.47675" calcext:value-type="float">
            <text:p>1455910857.47675</text:p>
          </table:table-cell>
          <table:table-cell office:value-type="float" office:value="5712" calcext:value-type="float">
            <text:p>5712</text:p>
          </table:table-cell>
          <table:table-cell table:formula="of:=[.B449]-[.B$2]" office:value-type="float" office:value="42.1936273574829" calcext:value-type="float">
            <text:p>42.1936273575</text:p>
          </table:table-cell>
          <table:table-cell table:formula="of:=[.D449]/([.E449]-[.E448])" office:value-type="float" office:value="62196.8785806633" calcext:value-type="float">
            <text:p>62196.8785806633</text:p>
          </table:table-cell>
          <table:table-cell table:formula="of:=[.E449]-[.E448]" office:value-type="float" office:value="0.0918374061584473" calcext:value-type="float">
            <text:p>0.09183740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5910857.56779" calcext:value-type="float">
            <text:p>1455910857.56779</text:p>
          </table:table-cell>
          <table:table-cell office:value-type="float" office:value="1455910857.56797" calcext:value-type="float">
            <text:p>1455910857.56797</text:p>
          </table:table-cell>
          <table:table-cell office:value-type="float" office:value="5824" calcext:value-type="float">
            <text:p>5824</text:p>
          </table:table-cell>
          <table:table-cell table:formula="of:=[.B450]-[.B$2]" office:value-type="float" office:value="42.284848690033" calcext:value-type="float">
            <text:p>42.28484869</text:p>
          </table:table-cell>
          <table:table-cell table:formula="of:=[.D450]/([.E450]-[.E449])" office:value-type="float" office:value="63844.7152348344" calcext:value-type="float">
            <text:p>63844.7152348344</text:p>
          </table:table-cell>
          <table:table-cell table:formula="of:=[.E450]-[.E449]" office:value-type="float" office:value="0.0912213325500488" calcext:value-type="float">
            <text:p>0.09122133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5910857.65932" calcext:value-type="float">
            <text:p>1455910857.65932</text:p>
          </table:table-cell>
          <table:table-cell office:value-type="float" office:value="1455910857.65952" calcext:value-type="float">
            <text:p>1455910857.65952</text:p>
          </table:table-cell>
          <table:table-cell office:value-type="float" office:value="5936" calcext:value-type="float">
            <text:p>5936</text:p>
          </table:table-cell>
          <table:table-cell table:formula="of:=[.B451]-[.B$2]" office:value-type="float" office:value="42.3763792514801" calcext:value-type="float">
            <text:p>42.3763792515</text:p>
          </table:table-cell>
          <table:table-cell table:formula="of:=[.D451]/([.E451]-[.E450])" office:value-type="float" office:value="64852.6558359186" calcext:value-type="float">
            <text:p>64852.6558359186</text:p>
          </table:table-cell>
          <table:table-cell table:formula="of:=[.E451]-[.E450]" office:value-type="float" office:value="0.0915305614471436" calcext:value-type="float">
            <text:p>0.091530561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5910857.75152" calcext:value-type="float">
            <text:p>1455910857.75152</text:p>
          </table:table-cell>
          <table:table-cell office:value-type="float" office:value="1455910857.75169" calcext:value-type="float">
            <text:p>1455910857.75169</text:p>
          </table:table-cell>
          <table:table-cell office:value-type="float" office:value="6056" calcext:value-type="float">
            <text:p>6056</text:p>
          </table:table-cell>
          <table:table-cell table:formula="of:=[.B452]-[.B$2]" office:value-type="float" office:value="42.4685823917389" calcext:value-type="float">
            <text:p>42.4685823917</text:p>
          </table:table-cell>
          <table:table-cell table:formula="of:=[.D452]/([.E452]-[.E451])" office:value-type="float" office:value="65681.0601352889" calcext:value-type="float">
            <text:p>65681.0601352889</text:p>
          </table:table-cell>
          <table:table-cell table:formula="of:=[.E452]-[.E451]" office:value-type="float" office:value="0.0922031402587891" calcext:value-type="float">
            <text:p>0.092203140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5910857.84296" calcext:value-type="float">
            <text:p>1455910857.84296</text:p>
          </table:table-cell>
          <table:table-cell office:value-type="float" office:value="1455910857.84313" calcext:value-type="float">
            <text:p>1455910857.84313</text:p>
          </table:table-cell>
          <table:table-cell office:value-type="float" office:value="6168" calcext:value-type="float">
            <text:p>6168</text:p>
          </table:table-cell>
          <table:table-cell table:formula="of:=[.B453]-[.B$2]" office:value-type="float" office:value="42.5600163936615" calcext:value-type="float">
            <text:p>42.5600163937</text:p>
          </table:table-cell>
          <table:table-cell table:formula="of:=[.D453]/([.E453]-[.E452])" office:value-type="float" office:value="67458.4932334121" calcext:value-type="float">
            <text:p>67458.4932334121</text:p>
          </table:table-cell>
          <table:table-cell table:formula="of:=[.E453]-[.E452]" office:value-type="float" office:value="0.0914340019226074" calcext:value-type="float">
            <text:p>0.091434001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5910857.93564" calcext:value-type="float">
            <text:p>1455910857.93564</text:p>
          </table:table-cell>
          <table:table-cell office:value-type="float" office:value="1455910857.93582" calcext:value-type="float">
            <text:p>1455910857.93582</text:p>
          </table:table-cell>
          <table:table-cell office:value-type="float" office:value="6288" calcext:value-type="float">
            <text:p>6288</text:p>
          </table:table-cell>
          <table:table-cell table:formula="of:=[.B454]-[.B$2]" office:value-type="float" office:value="42.65269780159" calcext:value-type="float">
            <text:p>42.6526978016</text:p>
          </table:table-cell>
          <table:table-cell table:formula="of:=[.D454]/([.E454]-[.E453])" office:value-type="float" office:value="67845.3223849728" calcext:value-type="float">
            <text:p>67845.3223849728</text:p>
          </table:table-cell>
          <table:table-cell table:formula="of:=[.E454]-[.E453]" office:value-type="float" office:value="0.0926814079284668" calcext:value-type="float">
            <text:p>0.092681407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5910858.02733" calcext:value-type="float">
            <text:p>1455910858.02733</text:p>
          </table:table-cell>
          <table:table-cell office:value-type="float" office:value="1455910858.02751" calcext:value-type="float">
            <text:p>1455910858.02751</text:p>
          </table:table-cell>
          <table:table-cell office:value-type="float" office:value="6400" calcext:value-type="float">
            <text:p>6400</text:p>
          </table:table-cell>
          <table:table-cell table:formula="of:=[.B455]-[.B$2]" office:value-type="float" office:value="42.7443912029266" calcext:value-type="float">
            <text:p>42.7443912029</text:p>
          </table:table-cell>
          <table:table-cell table:formula="of:=[.D455]/([.E455]-[.E454])" office:value-type="float" office:value="69797.8252164643" calcext:value-type="float">
            <text:p>69797.8252164643</text:p>
          </table:table-cell>
          <table:table-cell table:formula="of:=[.E455]-[.E454]" office:value-type="float" office:value="0.0916934013366699" calcext:value-type="float">
            <text:p>0.091693401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5910858.12027" calcext:value-type="float">
            <text:p>1455910858.12027</text:p>
          </table:table-cell>
          <table:table-cell office:value-type="float" office:value="1455910858.12044" calcext:value-type="float">
            <text:p>1455910858.12044</text:p>
          </table:table-cell>
          <table:table-cell office:value-type="float" office:value="6512" calcext:value-type="float">
            <text:p>6512</text:p>
          </table:table-cell>
          <table:table-cell table:formula="of:=[.B456]-[.B$2]" office:value-type="float" office:value="42.837329864502" calcext:value-type="float">
            <text:p>42.8373298645</text:p>
          </table:table-cell>
          <table:table-cell table:formula="of:=[.D456]/([.E456]-[.E455])" office:value-type="float" office:value="70067.7187471942" calcext:value-type="float">
            <text:p>70067.7187471942</text:p>
          </table:table-cell>
          <table:table-cell table:formula="of:=[.E456]-[.E455]" office:value-type="float" office:value="0.0929386615753174" calcext:value-type="float">
            <text:p>0.092938661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5910858.21152" calcext:value-type="float">
            <text:p>1455910858.21152</text:p>
          </table:table-cell>
          <table:table-cell office:value-type="float" office:value="1455910858.21169" calcext:value-type="float">
            <text:p>1455910858.21169</text:p>
          </table:table-cell>
          <table:table-cell office:value-type="float" office:value="6624" calcext:value-type="float">
            <text:p>6624</text:p>
          </table:table-cell>
          <table:table-cell table:formula="of:=[.B457]-[.B$2]" office:value-type="float" office:value="42.928573846817" calcext:value-type="float">
            <text:p>42.9285738468</text:p>
          </table:table-cell>
          <table:table-cell table:formula="of:=[.D457]/([.E457]-[.E456])" office:value-type="float" office:value="72596.5683646673" calcext:value-type="float">
            <text:p>72596.5683646673</text:p>
          </table:table-cell>
          <table:table-cell table:formula="of:=[.E457]-[.E456]" office:value-type="float" office:value="0.0912439823150635" calcext:value-type="float">
            <text:p>0.091243982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5910858.3075" calcext:value-type="float">
            <text:p>1455910858.3075</text:p>
          </table:table-cell>
          <table:table-cell office:value-type="float" office:value="1455910858.30772" calcext:value-type="float">
            <text:p>1455910858.30772</text:p>
          </table:table-cell>
          <table:table-cell office:value-type="float" office:value="6736" calcext:value-type="float">
            <text:p>6736</text:p>
          </table:table-cell>
          <table:table-cell table:formula="of:=[.B458]-[.B$2]" office:value-type="float" office:value="43.0245542526245" calcext:value-type="float">
            <text:p>43.0245542526</text:p>
          </table:table-cell>
          <table:table-cell table:formula="of:=[.D458]/([.E458]-[.E457])" office:value-type="float" office:value="70180.9910400898" calcext:value-type="float">
            <text:p>70180.9910400898</text:p>
          </table:table-cell>
          <table:table-cell table:formula="of:=[.E458]-[.E457]" office:value-type="float" office:value="0.0959804058074951" calcext:value-type="float">
            <text:p>0.0959804058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5910858.40982" calcext:value-type="float">
            <text:p>1455910858.40982</text:p>
          </table:table-cell>
          <table:table-cell office:value-type="float" office:value="1455910858.40999" calcext:value-type="float">
            <text:p>1455910858.40999</text:p>
          </table:table-cell>
          <table:table-cell office:value-type="float" office:value="6856" calcext:value-type="float">
            <text:p>6856</text:p>
          </table:table-cell>
          <table:table-cell table:formula="of:=[.B459]-[.B$2]" office:value-type="float" office:value="43.126873254776" calcext:value-type="float">
            <text:p>43.1268732548</text:p>
          </table:table-cell>
          <table:table-cell table:formula="of:=[.D459]/([.E459]-[.E458])" office:value-type="float" office:value="67006.1264851791" calcext:value-type="float">
            <text:p>67006.1264851791</text:p>
          </table:table-cell>
          <table:table-cell table:formula="of:=[.E459]-[.E458]" office:value-type="float" office:value="0.102319002151489" calcext:value-type="float">
            <text:p>0.102319002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5910858.51215" calcext:value-type="float">
            <text:p>1455910858.51215</text:p>
          </table:table-cell>
          <table:table-cell office:value-type="float" office:value="1455910858.51232" calcext:value-type="float">
            <text:p>1455910858.51232</text:p>
          </table:table-cell>
          <table:table-cell office:value-type="float" office:value="6968" calcext:value-type="float">
            <text:p>6968</text:p>
          </table:table-cell>
          <table:table-cell table:formula="of:=[.B460]-[.B$2]" office:value-type="float" office:value="43.2292053699493" calcext:value-type="float">
            <text:p>43.2292053699</text:p>
          </table:table-cell>
          <table:table-cell table:formula="of:=[.D460]/([.E460]-[.E459])" office:value-type="float" office:value="68092.0157684314" calcext:value-type="float">
            <text:p>68092.0157684314</text:p>
          </table:table-cell>
          <table:table-cell table:formula="of:=[.E460]-[.E459]" office:value-type="float" office:value="0.10233211517334" calcext:value-type="float">
            <text:p>0.10233211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5910858.61502" calcext:value-type="float">
            <text:p>1455910858.61502</text:p>
          </table:table-cell>
          <table:table-cell office:value-type="float" office:value="1455910858.6152" calcext:value-type="float">
            <text:p>1455910858.6152</text:p>
          </table:table-cell>
          <table:table-cell office:value-type="float" office:value="7080" calcext:value-type="float">
            <text:p>7080</text:p>
          </table:table-cell>
          <table:table-cell table:formula="of:=[.B461]-[.B$2]" office:value-type="float" office:value="43.3320727348328" calcext:value-type="float">
            <text:p>43.3320727348</text:p>
          </table:table-cell>
          <table:table-cell table:formula="of:=[.D461]/([.E461]-[.E460])" office:value-type="float" office:value="68826.493300607" calcext:value-type="float">
            <text:p>68826.493300607</text:p>
          </table:table-cell>
          <table:table-cell table:formula="of:=[.E461]-[.E460]" office:value-type="float" office:value="0.102867364883423" calcext:value-type="float">
            <text:p>0.102867364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5910858.7175" calcext:value-type="float">
            <text:p>1455910858.7175</text:p>
          </table:table-cell>
          <table:table-cell office:value-type="float" office:value="1455910858.71767" calcext:value-type="float">
            <text:p>1455910858.71767</text:p>
          </table:table-cell>
          <table:table-cell office:value-type="float" office:value="7184" calcext:value-type="float">
            <text:p>7184</text:p>
          </table:table-cell>
          <table:table-cell table:formula="of:=[.B462]-[.B$2]" office:value-type="float" office:value="43.4345588684082" calcext:value-type="float">
            <text:p>43.4345588684</text:p>
          </table:table-cell>
          <table:table-cell table:formula="of:=[.D462]/([.E462]-[.E461])" office:value-type="float" office:value="70097.2877927129" calcext:value-type="float">
            <text:p>70097.2877927129</text:p>
          </table:table-cell>
          <table:table-cell table:formula="of:=[.E462]-[.E461]" office:value-type="float" office:value="0.102486133575439" calcext:value-type="float">
            <text:p>0.10248613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5910858.82031" calcext:value-type="float">
            <text:p>1455910858.82031</text:p>
          </table:table-cell>
          <table:table-cell office:value-type="float" office:value="1455910858.82048" calcext:value-type="float">
            <text:p>1455910858.82048</text:p>
          </table:table-cell>
          <table:table-cell office:value-type="float" office:value="7288" calcext:value-type="float">
            <text:p>7288</text:p>
          </table:table-cell>
          <table:table-cell table:formula="of:=[.B463]-[.B$2]" office:value-type="float" office:value="43.5373680591583" calcext:value-type="float">
            <text:p>43.5373680592</text:p>
          </table:table-cell>
          <table:table-cell table:formula="of:=[.D463]/([.E463]-[.E462])" office:value-type="float" office:value="70888.6038964503" calcext:value-type="float">
            <text:p>70888.6038964503</text:p>
          </table:table-cell>
          <table:table-cell table:formula="of:=[.E463]-[.E462]" office:value-type="float" office:value="0.102809190750122" calcext:value-type="float">
            <text:p>0.102809190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5910858.92285" calcext:value-type="float">
            <text:p>1455910858.92285</text:p>
          </table:table-cell>
          <table:table-cell office:value-type="float" office:value="1455910858.92308" calcext:value-type="float">
            <text:p>1455910858.92308</text:p>
          </table:table-cell>
          <table:table-cell office:value-type="float" office:value="7376" calcext:value-type="float">
            <text:p>7376</text:p>
          </table:table-cell>
          <table:table-cell table:formula="of:=[.B464]-[.B$2]" office:value-type="float" office:value="43.6399049758911" calcext:value-type="float">
            <text:p>43.6399049759</text:p>
          </table:table-cell>
          <table:table-cell table:formula="of:=[.D464]/([.E464]-[.E463])" office:value-type="float" office:value="71935.0672423856" calcext:value-type="float">
            <text:p>71935.0672423856</text:p>
          </table:table-cell>
          <table:table-cell table:formula="of:=[.E464]-[.E463]" office:value-type="float" office:value="0.102536916732788" calcext:value-type="float">
            <text:p>0.1025369167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5910859.02589" calcext:value-type="float">
            <text:p>1455910859.02589</text:p>
          </table:table-cell>
          <table:table-cell office:value-type="float" office:value="1455910859.02606" calcext:value-type="float">
            <text:p>1455910859.02606</text:p>
          </table:table-cell>
          <table:table-cell office:value-type="float" office:value="7464" calcext:value-type="float">
            <text:p>7464</text:p>
          </table:table-cell>
          <table:table-cell table:formula="of:=[.B465]-[.B$2]" office:value-type="float" office:value="43.7429444789886" calcext:value-type="float">
            <text:p>43.742944479</text:p>
          </table:table-cell>
          <table:table-cell table:formula="of:=[.D465]/([.E465]-[.E464])" office:value-type="float" office:value="72438.2375265804" calcext:value-type="float">
            <text:p>72438.2375265804</text:p>
          </table:table-cell>
          <table:table-cell table:formula="of:=[.E465]-[.E464]" office:value-type="float" office:value="0.103039503097534" calcext:value-type="float">
            <text:p>0.103039503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5910859.129" calcext:value-type="float">
            <text:p>1455910859.129</text:p>
          </table:table-cell>
          <table:table-cell office:value-type="float" office:value="1455910859.12917" calcext:value-type="float">
            <text:p>1455910859.12917</text:p>
          </table:table-cell>
          <table:table-cell office:value-type="float" office:value="7544" calcext:value-type="float">
            <text:p>7544</text:p>
          </table:table-cell>
          <table:table-cell table:formula="of:=[.B466]-[.B$2]" office:value-type="float" office:value="43.8460576534271" calcext:value-type="float">
            <text:p>43.8460576534</text:p>
          </table:table-cell>
          <table:table-cell table:formula="of:=[.D466]/([.E466]-[.E465])" office:value-type="float" office:value="73162.3290727142" calcext:value-type="float">
            <text:p>73162.3290727142</text:p>
          </table:table-cell>
          <table:table-cell table:formula="of:=[.E466]-[.E465]" office:value-type="float" office:value="0.103113174438477" calcext:value-type="float">
            <text:p>0.10311317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5910859.23007" calcext:value-type="float">
            <text:p>1455910859.23007</text:p>
          </table:table-cell>
          <table:table-cell office:value-type="float" office:value="1455910859.23041" calcext:value-type="float">
            <text:p>1455910859.23041</text:p>
          </table:table-cell>
          <table:table-cell office:value-type="float" office:value="7616" calcext:value-type="float">
            <text:p>7616</text:p>
          </table:table-cell>
          <table:table-cell table:formula="of:=[.B467]-[.B$2]" office:value-type="float" office:value="43.9471304416657" calcext:value-type="float">
            <text:p>43.9471304417</text:p>
          </table:table-cell>
          <table:table-cell table:formula="of:=[.D467]/([.E467]-[.E466])" office:value-type="float" office:value="75351.6365060269" calcext:value-type="float">
            <text:p>75351.6365060269</text:p>
          </table:table-cell>
          <table:table-cell table:formula="of:=[.E467]-[.E466]" office:value-type="float" office:value="0.101072788238525" calcext:value-type="float">
            <text:p>0.101072788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5910859.33259" calcext:value-type="float">
            <text:p>1455910859.33259</text:p>
          </table:table-cell>
          <table:table-cell office:value-type="float" office:value="1455910859.33276" calcext:value-type="float">
            <text:p>1455910859.33276</text:p>
          </table:table-cell>
          <table:table-cell office:value-type="float" office:value="7680" calcext:value-type="float">
            <text:p>7680</text:p>
          </table:table-cell>
          <table:table-cell table:formula="of:=[.B468]-[.B$2]" office:value-type="float" office:value="44.0496430397034" calcext:value-type="float">
            <text:p>44.0496430397</text:p>
          </table:table-cell>
          <table:table-cell table:formula="of:=[.D468]/([.E468]-[.E467])" office:value-type="float" office:value="74917.6213168856" calcext:value-type="float">
            <text:p>74917.6213168856</text:p>
          </table:table-cell>
          <table:table-cell table:formula="of:=[.E468]-[.E467]" office:value-type="float" office:value="0.10251259803772" calcext:value-type="float">
            <text:p>0.10251259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5910859.43338" calcext:value-type="float">
            <text:p>1455910859.43338</text:p>
          </table:table-cell>
          <table:table-cell office:value-type="float" office:value="1455910859.43356" calcext:value-type="float">
            <text:p>1455910859.43356</text:p>
          </table:table-cell>
          <table:table-cell office:value-type="float" office:value="7736" calcext:value-type="float">
            <text:p>7736</text:p>
          </table:table-cell>
          <table:table-cell table:formula="of:=[.B469]-[.B$2]" office:value-type="float" office:value="44.1504418849945" calcext:value-type="float">
            <text:p>44.150441885</text:p>
          </table:table-cell>
          <table:table-cell table:formula="of:=[.D469]/([.E469]-[.E468])" office:value-type="float" office:value="76746.9109160535" calcext:value-type="float">
            <text:p>76746.9109160535</text:p>
          </table:table-cell>
          <table:table-cell table:formula="of:=[.E469]-[.E468]" office:value-type="float" office:value="0.100798845291138" calcext:value-type="float">
            <text:p>0.100798845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5910859.53394" calcext:value-type="float">
            <text:p>1455910859.53394</text:p>
          </table:table-cell>
          <table:table-cell office:value-type="float" office:value="1455910859.5341" calcext:value-type="float">
            <text:p>1455910859.5341</text:p>
          </table:table-cell>
          <table:table-cell office:value-type="float" office:value="7784" calcext:value-type="float">
            <text:p>7784</text:p>
          </table:table-cell>
          <table:table-cell table:formula="of:=[.B470]-[.B$2]" office:value-type="float" office:value="44.2509951591492" calcext:value-type="float">
            <text:p>44.2509951591</text:p>
          </table:table-cell>
          <table:table-cell table:formula="of:=[.D470]/([.E470]-[.E469])" office:value-type="float" office:value="77411.7010653205" calcext:value-type="float">
            <text:p>77411.7010653205</text:p>
          </table:table-cell>
          <table:table-cell table:formula="of:=[.E470]-[.E469]" office:value-type="float" office:value="0.100553274154663" calcext:value-type="float">
            <text:p>0.100553274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5910859.6333" calcext:value-type="float">
            <text:p>1455910859.6333</text:p>
          </table:table-cell>
          <table:table-cell office:value-type="float" office:value="1455910859.63349" calcext:value-type="float">
            <text:p>1455910859.63349</text:p>
          </table:table-cell>
          <table:table-cell office:value-type="float" office:value="7824" calcext:value-type="float">
            <text:p>7824</text:p>
          </table:table-cell>
          <table:table-cell table:formula="of:=[.B471]-[.B$2]" office:value-type="float" office:value="44.350355386734" calcext:value-type="float">
            <text:p>44.3503553867</text:p>
          </table:table-cell>
          <table:table-cell table:formula="of:=[.D471]/([.E471]-[.E470])" office:value-type="float" office:value="78743.7809894252" calcext:value-type="float">
            <text:p>78743.7809894252</text:p>
          </table:table-cell>
          <table:table-cell table:formula="of:=[.E471]-[.E470]" office:value-type="float" office:value="0.0993602275848389" calcext:value-type="float">
            <text:p>0.09936022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5910859.73216" calcext:value-type="float">
            <text:p>1455910859.73216</text:p>
          </table:table-cell>
          <table:table-cell office:value-type="float" office:value="1455910859.73233" calcext:value-type="float">
            <text:p>1455910859.73233</text:p>
          </table:table-cell>
          <table:table-cell office:value-type="float" office:value="7856" calcext:value-type="float">
            <text:p>7856</text:p>
          </table:table-cell>
          <table:table-cell table:formula="of:=[.B472]-[.B$2]" office:value-type="float" office:value="44.4492194652557" calcext:value-type="float">
            <text:p>44.4492194653</text:p>
          </table:table-cell>
          <table:table-cell table:formula="of:=[.D472]/([.E472]-[.E471])" office:value-type="float" office:value="79462.6331167735" calcext:value-type="float">
            <text:p>79462.6331167735</text:p>
          </table:table-cell>
          <table:table-cell table:formula="of:=[.E472]-[.E471]" office:value-type="float" office:value="0.0988640785217285" calcext:value-type="float">
            <text:p>0.098864078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5910859.83036" calcext:value-type="float">
            <text:p>1455910859.83036</text:p>
          </table:table-cell>
          <table:table-cell office:value-type="float" office:value="1455910859.83054" calcext:value-type="float">
            <text:p>1455910859.83054</text:p>
          </table:table-cell>
          <table:table-cell office:value-type="float" office:value="7872" calcext:value-type="float">
            <text:p>7872</text:p>
          </table:table-cell>
          <table:table-cell table:formula="of:=[.B473]-[.B$2]" office:value-type="float" office:value="44.5474183559418" calcext:value-type="float">
            <text:p>44.5474183559</text:p>
          </table:table-cell>
          <table:table-cell table:formula="of:=[.D473]/([.E473]-[.E472])" office:value-type="float" office:value="80163.8383591178" calcext:value-type="float">
            <text:p>80163.8383591178</text:p>
          </table:table-cell>
          <table:table-cell table:formula="of:=[.E473]-[.E472]" office:value-type="float" office:value="0.0981988906860352" calcext:value-type="float">
            <text:p>0.0981988907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5910859.92706" calcext:value-type="float">
            <text:p>1455910859.92706</text:p>
          </table:table-cell>
          <table:table-cell office:value-type="float" office:value="1455910859.92723" calcext:value-type="float">
            <text:p>1455910859.92723</text:p>
          </table:table-cell>
          <table:table-cell office:value-type="float" office:value="7888" calcext:value-type="float">
            <text:p>7888</text:p>
          </table:table-cell>
          <table:table-cell table:formula="of:=[.B474]-[.B$2]" office:value-type="float" office:value="44.6441214084625" calcext:value-type="float">
            <text:p>44.6441214085</text:p>
          </table:table-cell>
          <table:table-cell table:formula="of:=[.D474]/([.E474]-[.E473])" office:value-type="float" office:value="81569.2968772343" calcext:value-type="float">
            <text:p>81569.2968772343</text:p>
          </table:table-cell>
          <table:table-cell table:formula="of:=[.E474]-[.E473]" office:value-type="float" office:value="0.096703052520752" calcext:value-type="float">
            <text:p>0.096703052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5910860.02296" calcext:value-type="float">
            <text:p>1455910860.02296</text:p>
          </table:table-cell>
          <table:table-cell office:value-type="float" office:value="1455910860.02312" calcext:value-type="float">
            <text:p>1455910860.02312</text:p>
          </table:table-cell>
          <table:table-cell office:value-type="float" office:value="7888" calcext:value-type="float">
            <text:p>7888</text:p>
          </table:table-cell>
          <table:table-cell table:formula="of:=[.B475]-[.B$2]" office:value-type="float" office:value="44.7400140762329" calcext:value-type="float">
            <text:p>44.7400140762</text:p>
          </table:table-cell>
          <table:table-cell table:formula="of:=[.D475]/([.E475]-[.E474])" office:value-type="float" office:value="82258.6354452851" calcext:value-type="float">
            <text:p>82258.6354452851</text:p>
          </table:table-cell>
          <table:table-cell table:formula="of:=[.E475]-[.E474]" office:value-type="float" office:value="0.0958926677703857" calcext:value-type="float">
            <text:p>0.09589266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5910860.11749" calcext:value-type="float">
            <text:p>1455910860.11749</text:p>
          </table:table-cell>
          <table:table-cell office:value-type="float" office:value="1455910860.11767" calcext:value-type="float">
            <text:p>1455910860.11767</text:p>
          </table:table-cell>
          <table:table-cell office:value-type="float" office:value="7888" calcext:value-type="float">
            <text:p>7888</text:p>
          </table:table-cell>
          <table:table-cell table:formula="of:=[.B476]-[.B$2]" office:value-type="float" office:value="44.8345518112183" calcext:value-type="float">
            <text:p>44.8345518112</text:p>
          </table:table-cell>
          <table:table-cell table:formula="of:=[.D476]/([.E476]-[.E475])" office:value-type="float" office:value="83437.5818420256" calcext:value-type="float">
            <text:p>83437.5818420256</text:p>
          </table:table-cell>
          <table:table-cell table:formula="of:=[.E476]-[.E475]" office:value-type="float" office:value="0.0945377349853516" calcext:value-type="float">
            <text:p>0.09453773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5910860.21091" calcext:value-type="float">
            <text:p>1455910860.21091</text:p>
          </table:table-cell>
          <table:table-cell office:value-type="float" office:value="1455910860.21108" calcext:value-type="float">
            <text:p>1455910860.21108</text:p>
          </table:table-cell>
          <table:table-cell office:value-type="float" office:value="7880" calcext:value-type="float">
            <text:p>7880</text:p>
          </table:table-cell>
          <table:table-cell table:formula="of:=[.B477]-[.B$2]" office:value-type="float" office:value="44.9279680252075" calcext:value-type="float">
            <text:p>44.9279680252</text:p>
          </table:table-cell>
          <table:table-cell table:formula="of:=[.D477]/([.E477]-[.E476])" office:value-type="float" office:value="84353.664781428" calcext:value-type="float">
            <text:p>84353.664781428</text:p>
          </table:table-cell>
          <table:table-cell table:formula="of:=[.E477]-[.E476]" office:value-type="float" office:value="0.0934162139892578" calcext:value-type="float">
            <text:p>0.09341621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5910860.3078" calcext:value-type="float">
            <text:p>1455910860.3078</text:p>
          </table:table-cell>
          <table:table-cell office:value-type="float" office:value="1455910860.30796" calcext:value-type="float">
            <text:p>1455910860.30796</text:p>
          </table:table-cell>
          <table:table-cell office:value-type="float" office:value="7856" calcext:value-type="float">
            <text:p>7856</text:p>
          </table:table-cell>
          <table:table-cell table:formula="of:=[.B478]-[.B$2]" office:value-type="float" office:value="45.0248537063599" calcext:value-type="float">
            <text:p>45.0248537064</text:p>
          </table:table-cell>
          <table:table-cell table:formula="of:=[.D478]/([.E478]-[.E477])" office:value-type="float" office:value="81085.2533270336" calcext:value-type="float">
            <text:p>81085.2533270336</text:p>
          </table:table-cell>
          <table:table-cell table:formula="of:=[.E478]-[.E477]" office:value-type="float" office:value="0.0968856811523438" calcext:value-type="float">
            <text:p>0.09688568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5910860.40985" calcext:value-type="float">
            <text:p>1455910860.40985</text:p>
          </table:table-cell>
          <table:table-cell office:value-type="float" office:value="1455910860.41003" calcext:value-type="float">
            <text:p>1455910860.41003</text:p>
          </table:table-cell>
          <table:table-cell office:value-type="float" office:value="7832" calcext:value-type="float">
            <text:p>7832</text:p>
          </table:table-cell>
          <table:table-cell table:formula="of:=[.B479]-[.B$2]" office:value-type="float" office:value="45.1269109249115" calcext:value-type="float">
            <text:p>45.1269109249</text:p>
          </table:table-cell>
          <table:table-cell table:formula="of:=[.D479]/([.E479]-[.E478])" office:value-type="float" office:value="76741.264470552" calcext:value-type="float">
            <text:p>76741.264470552</text:p>
          </table:table-cell>
          <table:table-cell table:formula="of:=[.E479]-[.E478]" office:value-type="float" office:value="0.102057218551636" calcext:value-type="float">
            <text:p>0.102057218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5910860.51101" calcext:value-type="float">
            <text:p>1455910860.51101</text:p>
          </table:table-cell>
          <table:table-cell office:value-type="float" office:value="1455910860.51118" calcext:value-type="float">
            <text:p>1455910860.51118</text:p>
          </table:table-cell>
          <table:table-cell office:value-type="float" office:value="7792" calcext:value-type="float">
            <text:p>7792</text:p>
          </table:table-cell>
          <table:table-cell table:formula="of:=[.B480]-[.B$2]" office:value-type="float" office:value="45.2280724048615" calcext:value-type="float">
            <text:p>45.2280724049</text:p>
          </table:table-cell>
          <table:table-cell table:formula="of:=[.D480]/([.E480]-[.E479])" office:value-type="float" office:value="77025.3658196285" calcext:value-type="float">
            <text:p>77025.3658196285</text:p>
          </table:table-cell>
          <table:table-cell table:formula="of:=[.E480]-[.E479]" office:value-type="float" office:value="0.101161479949951" calcext:value-type="float">
            <text:p>0.101161479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5910860.61119" calcext:value-type="float">
            <text:p>1455910860.61119</text:p>
          </table:table-cell>
          <table:table-cell office:value-type="float" office:value="1455910860.61137" calcext:value-type="float">
            <text:p>1455910860.61137</text:p>
          </table:table-cell>
          <table:table-cell office:value-type="float" office:value="7744" calcext:value-type="float">
            <text:p>7744</text:p>
          </table:table-cell>
          <table:table-cell table:formula="of:=[.B481]-[.B$2]" office:value-type="float" office:value="45.3282432556152" calcext:value-type="float">
            <text:p>45.3282432556</text:p>
          </table:table-cell>
          <table:table-cell table:formula="of:=[.D481]/([.E481]-[.E480])" office:value-type="float" office:value="77307.9188379305" calcext:value-type="float">
            <text:p>77307.9188379305</text:p>
          </table:table-cell>
          <table:table-cell table:formula="of:=[.E481]-[.E480]" office:value-type="float" office:value="0.100170850753784" calcext:value-type="float">
            <text:p>0.100170850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5910860.71138" calcext:value-type="float">
            <text:p>1455910860.71138</text:p>
          </table:table-cell>
          <table:table-cell office:value-type="float" office:value="1455910860.71155" calcext:value-type="float">
            <text:p>1455910860.71155</text:p>
          </table:table-cell>
          <table:table-cell office:value-type="float" office:value="7696" calcext:value-type="float">
            <text:p>7696</text:p>
          </table:table-cell>
          <table:table-cell table:formula="of:=[.B482]-[.B$2]" office:value-type="float" office:value="45.4284372329712" calcext:value-type="float">
            <text:p>45.428437233</text:p>
          </table:table-cell>
          <table:table-cell table:formula="of:=[.D482]/([.E482]-[.E481])" office:value-type="float" office:value="76811.0040452689" calcext:value-type="float">
            <text:p>76811.0040452689</text:p>
          </table:table-cell>
          <table:table-cell table:formula="of:=[.E482]-[.E481]" office:value-type="float" office:value="0.100193977355957" calcext:value-type="float">
            <text:p>0.100193977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5910860.81093" calcext:value-type="float">
            <text:p>1455910860.81093</text:p>
          </table:table-cell>
          <table:table-cell office:value-type="float" office:value="1455910860.8111" calcext:value-type="float">
            <text:p>1455910860.8111</text:p>
          </table:table-cell>
          <table:table-cell office:value-type="float" office:value="7632" calcext:value-type="float">
            <text:p>7632</text:p>
          </table:table-cell>
          <table:table-cell table:formula="of:=[.B483]-[.B$2]" office:value-type="float" office:value="45.5279855728149" calcext:value-type="float">
            <text:p>45.5279855728</text:p>
          </table:table-cell>
          <table:table-cell table:formula="of:=[.D483]/([.E483]-[.E482])" office:value-type="float" office:value="76666.2709993869" calcext:value-type="float">
            <text:p>76666.2709993869</text:p>
          </table:table-cell>
          <table:table-cell table:formula="of:=[.E483]-[.E482]" office:value-type="float" office:value="0.09954833984375" calcext:value-type="float">
            <text:p>0.099548339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5910860.90972" calcext:value-type="float">
            <text:p>1455910860.90972</text:p>
          </table:table-cell>
          <table:table-cell office:value-type="float" office:value="1455910860.90989" calcext:value-type="float">
            <text:p>1455910860.90989</text:p>
          </table:table-cell>
          <table:table-cell office:value-type="float" office:value="7568" calcext:value-type="float">
            <text:p>7568</text:p>
          </table:table-cell>
          <table:table-cell table:formula="of:=[.B484]-[.B$2]" office:value-type="float" office:value="45.6267733573914" calcext:value-type="float">
            <text:p>45.6267733574</text:p>
          </table:table-cell>
          <table:table-cell table:formula="of:=[.D484]/([.E484]-[.E483])" office:value-type="float" office:value="76608.6620167686" calcext:value-type="float">
            <text:p>76608.6620167686</text:p>
          </table:table-cell>
          <table:table-cell table:formula="of:=[.E484]-[.E483]" office:value-type="float" office:value="0.098787784576416" calcext:value-type="float">
            <text:p>0.098787784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5910861.00768" calcext:value-type="float">
            <text:p>1455910861.00768</text:p>
          </table:table-cell>
          <table:table-cell office:value-type="float" office:value="1455910861.00784" calcext:value-type="float">
            <text:p>1455910861.00784</text:p>
          </table:table-cell>
          <table:table-cell office:value-type="float" office:value="7496" calcext:value-type="float">
            <text:p>7496</text:p>
          </table:table-cell>
          <table:table-cell table:formula="of:=[.B485]-[.B$2]" office:value-type="float" office:value="45.7247333526611" calcext:value-type="float">
            <text:p>45.7247333527</text:p>
          </table:table-cell>
          <table:table-cell table:formula="of:=[.D485]/([.E485]-[.E484])" office:value-type="float" office:value="76521.0326864197" calcext:value-type="float">
            <text:p>76521.0326864197</text:p>
          </table:table-cell>
          <table:table-cell table:formula="of:=[.E485]-[.E484]" office:value-type="float" office:value="0.0979599952697754" calcext:value-type="float">
            <text:p>0.097959995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5910861.10505" calcext:value-type="float">
            <text:p>1455910861.10505</text:p>
          </table:table-cell>
          <table:table-cell office:value-type="float" office:value="1455910861.10538" calcext:value-type="float">
            <text:p>1455910861.10538</text:p>
          </table:table-cell>
          <table:table-cell office:value-type="float" office:value="7408" calcext:value-type="float">
            <text:p>7408</text:p>
          </table:table-cell>
          <table:table-cell table:formula="of:=[.B486]-[.B$2]" office:value-type="float" office:value="45.8221032619476" calcext:value-type="float">
            <text:p>45.8221032619</text:p>
          </table:table-cell>
          <table:table-cell table:formula="of:=[.D486]/([.E486]-[.E485])" office:value-type="float" office:value="76080.9992972559" calcext:value-type="float">
            <text:p>76080.9992972559</text:p>
          </table:table-cell>
          <table:table-cell table:formula="of:=[.E486]-[.E485]" office:value-type="float" office:value="0.097369909286499" calcext:value-type="float">
            <text:p>0.097369909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5910861.20391" calcext:value-type="float">
            <text:p>1455910861.20391</text:p>
          </table:table-cell>
          <table:table-cell office:value-type="float" office:value="1455910861.20409" calcext:value-type="float">
            <text:p>1455910861.20409</text:p>
          </table:table-cell>
          <table:table-cell office:value-type="float" office:value="7320" calcext:value-type="float">
            <text:p>7320</text:p>
          </table:table-cell>
          <table:table-cell table:formula="of:=[.B487]-[.B$2]" office:value-type="float" office:value="45.9209671020508" calcext:value-type="float">
            <text:p>45.9209671021</text:p>
          </table:table-cell>
          <table:table-cell table:formula="of:=[.D487]/([.E487]-[.E486])" office:value-type="float" office:value="74041.2267251878" calcext:value-type="float">
            <text:p>74041.2267251878</text:p>
          </table:table-cell>
          <table:table-cell table:formula="of:=[.E487]-[.E486]" office:value-type="float" office:value="0.0988638401031494" calcext:value-type="float">
            <text:p>0.098863840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5910861.30384" calcext:value-type="float">
            <text:p>1455910861.30384</text:p>
          </table:table-cell>
          <table:table-cell office:value-type="float" office:value="1455910861.304" calcext:value-type="float">
            <text:p>1455910861.304</text:p>
          </table:table-cell>
          <table:table-cell office:value-type="float" office:value="7224" calcext:value-type="float">
            <text:p>7224</text:p>
          </table:table-cell>
          <table:table-cell table:formula="of:=[.B488]-[.B$2]" office:value-type="float" office:value="46.0208950042725" calcext:value-type="float">
            <text:p>46.0208950043</text:p>
          </table:table-cell>
          <table:table-cell table:formula="of:=[.D488]/([.E488]-[.E487])" office:value-type="float" office:value="72292.1210131511" calcext:value-type="float">
            <text:p>72292.1210131511</text:p>
          </table:table-cell>
          <table:table-cell table:formula="of:=[.E488]-[.E487]" office:value-type="float" office:value="0.0999279022216797" calcext:value-type="float">
            <text:p>0.099927902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5910861.40379" calcext:value-type="float">
            <text:p>1455910861.40379</text:p>
          </table:table-cell>
          <table:table-cell office:value-type="float" office:value="1455910861.40395" calcext:value-type="float">
            <text:p>1455910861.40395</text:p>
          </table:table-cell>
          <table:table-cell office:value-type="float" office:value="7128" calcext:value-type="float">
            <text:p>7128</text:p>
          </table:table-cell>
          <table:table-cell table:formula="of:=[.B489]-[.B$2]" office:value-type="float" office:value="46.1208460330963" calcext:value-type="float">
            <text:p>46.1208460331</text:p>
          </table:table-cell>
          <table:table-cell table:formula="of:=[.D489]/([.E489]-[.E488])" office:value-type="float" office:value="71314.9237569324" calcext:value-type="float">
            <text:p>71314.9237569324</text:p>
          </table:table-cell>
          <table:table-cell table:formula="of:=[.E489]-[.E488]" office:value-type="float" office:value="0.0999510288238525" calcext:value-type="float">
            <text:p>0.099951028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5910861.50193" calcext:value-type="float">
            <text:p>1455910861.50193</text:p>
          </table:table-cell>
          <table:table-cell office:value-type="float" office:value="1455910861.5021" calcext:value-type="float">
            <text:p>1455910861.5021</text:p>
          </table:table-cell>
          <table:table-cell office:value-type="float" office:value="7024" calcext:value-type="float">
            <text:p>7024</text:p>
          </table:table-cell>
          <table:table-cell table:formula="of:=[.B490]-[.B$2]" office:value-type="float" office:value="46.2189872264862" calcext:value-type="float">
            <text:p>46.2189872265</text:p>
          </table:table-cell>
          <table:table-cell table:formula="of:=[.D490]/([.E490]-[.E489])" office:value-type="float" office:value="71570.3544799506" calcext:value-type="float">
            <text:p>71570.3544799506</text:p>
          </table:table-cell>
          <table:table-cell table:formula="of:=[.E490]-[.E489]" office:value-type="float" office:value="0.0981411933898926" calcext:value-type="float">
            <text:p>0.09814119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5910861.6008" calcext:value-type="float">
            <text:p>1455910861.6008</text:p>
          </table:table-cell>
          <table:table-cell office:value-type="float" office:value="1455910861.60098" calcext:value-type="float">
            <text:p>1455910861.60098</text:p>
          </table:table-cell>
          <table:table-cell office:value-type="float" office:value="6912" calcext:value-type="float">
            <text:p>6912</text:p>
          </table:table-cell>
          <table:table-cell table:formula="of:=[.B491]-[.B$2]" office:value-type="float" office:value="46.3178544044495" calcext:value-type="float">
            <text:p>46.3178544044</text:p>
          </table:table-cell>
          <table:table-cell table:formula="of:=[.D491]/([.E491]-[.E490])" office:value-type="float" office:value="69911.9782964655" calcext:value-type="float">
            <text:p>69911.9782964655</text:p>
          </table:table-cell>
          <table:table-cell table:formula="of:=[.E491]-[.E490]" office:value-type="float" office:value="0.0988671779632568" calcext:value-type="float">
            <text:p>0.09886717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5910861.69662" calcext:value-type="float">
            <text:p>1455910861.69662</text:p>
          </table:table-cell>
          <table:table-cell office:value-type="float" office:value="1455910861.69679" calcext:value-type="float">
            <text:p>1455910861.69679</text:p>
          </table:table-cell>
          <table:table-cell office:value-type="float" office:value="6808" calcext:value-type="float">
            <text:p>6808</text:p>
          </table:table-cell>
          <table:table-cell table:formula="of:=[.B492]-[.B$2]" office:value-type="float" office:value="46.4136736392975" calcext:value-type="float">
            <text:p>46.4136736393</text:p>
          </table:table-cell>
          <table:table-cell table:formula="of:=[.D492]/([.E492]-[.E491])" office:value-type="float" office:value="71050.4525609923" calcext:value-type="float">
            <text:p>71050.4525609923</text:p>
          </table:table-cell>
          <table:table-cell table:formula="of:=[.E492]-[.E491]" office:value-type="float" office:value="0.0958192348480225" calcext:value-type="float">
            <text:p>0.095819234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5910861.792" calcext:value-type="float">
            <text:p>1455910861.792</text:p>
          </table:table-cell>
          <table:table-cell office:value-type="float" office:value="1455910861.79223" calcext:value-type="float">
            <text:p>1455910861.79223</text:p>
          </table:table-cell>
          <table:table-cell office:value-type="float" office:value="6696" calcext:value-type="float">
            <text:p>6696</text:p>
          </table:table-cell>
          <table:table-cell table:formula="of:=[.B493]-[.B$2]" office:value-type="float" office:value="46.5090556144714" calcext:value-type="float">
            <text:p>46.5090556145</text:p>
          </table:table-cell>
          <table:table-cell table:formula="of:=[.D493]/([.E493]-[.E492])" office:value-type="float" office:value="70201.9431636675" calcext:value-type="float">
            <text:p>70201.9431636675</text:p>
          </table:table-cell>
          <table:table-cell table:formula="of:=[.E493]-[.E492]" office:value-type="float" office:value="0.0953819751739502" calcext:value-type="float">
            <text:p>0.09538197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55910861.88731" calcext:value-type="float">
            <text:p>1455910861.88731</text:p>
          </table:table-cell>
          <table:table-cell office:value-type="float" office:value="1455910861.88748" calcext:value-type="float">
            <text:p>1455910861.88748</text:p>
          </table:table-cell>
          <table:table-cell office:value-type="float" office:value="6584" calcext:value-type="float">
            <text:p>6584</text:p>
          </table:table-cell>
          <table:table-cell table:formula="of:=[.B494]-[.B$2]" office:value-type="float" office:value="46.604368686676" calcext:value-type="float">
            <text:p>46.6043686867</text:p>
          </table:table-cell>
          <table:table-cell table:formula="of:=[.D494]/([.E494]-[.E493])" office:value-type="float" office:value="69077.6180823069" calcext:value-type="float">
            <text:p>69077.6180823069</text:p>
          </table:table-cell>
          <table:table-cell table:formula="of:=[.E494]-[.E493]" office:value-type="float" office:value="0.0953130722045898" calcext:value-type="float">
            <text:p>0.095313072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55910861.97998" calcext:value-type="float">
            <text:p>1455910861.97998</text:p>
          </table:table-cell>
          <table:table-cell office:value-type="float" office:value="1455910861.98015" calcext:value-type="float">
            <text:p>1455910861.98015</text:p>
          </table:table-cell>
          <table:table-cell office:value-type="float" office:value="6464" calcext:value-type="float">
            <text:p>6464</text:p>
          </table:table-cell>
          <table:table-cell table:formula="of:=[.B495]-[.B$2]" office:value-type="float" office:value="46.6970353126526" calcext:value-type="float">
            <text:p>46.6970353127</text:p>
          </table:table-cell>
          <table:table-cell table:formula="of:=[.D495]/([.E495]-[.E494])" office:value-type="float" office:value="69755.4263131895" calcext:value-type="float">
            <text:p>69755.4263131895</text:p>
          </table:table-cell>
          <table:table-cell table:formula="of:=[.E495]-[.E494]" office:value-type="float" office:value="0.0926666259765625" calcext:value-type="float">
            <text:p>0.09266662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55910862.07285" calcext:value-type="float">
            <text:p>1455910862.07285</text:p>
          </table:table-cell>
          <table:table-cell office:value-type="float" office:value="1455910862.07315" calcext:value-type="float">
            <text:p>1455910862.07315</text:p>
          </table:table-cell>
          <table:table-cell office:value-type="float" office:value="6352" calcext:value-type="float">
            <text:p>6352</text:p>
          </table:table-cell>
          <table:table-cell table:formula="of:=[.B496]-[.B$2]" office:value-type="float" office:value="46.7899034023285" calcext:value-type="float">
            <text:p>46.7899034023</text:p>
          </table:table-cell>
          <table:table-cell table:formula="of:=[.D496]/([.E496]-[.E495])" office:value-type="float" office:value="68398.0904761538" calcext:value-type="float">
            <text:p>68398.0904761538</text:p>
          </table:table-cell>
          <table:table-cell table:formula="of:=[.E496]-[.E495]" office:value-type="float" office:value="0.0928680896759033" calcext:value-type="float">
            <text:p>0.092868089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55910862.16414" calcext:value-type="float">
            <text:p>1455910862.16414</text:p>
          </table:table-cell>
          <table:table-cell office:value-type="float" office:value="1455910862.16431" calcext:value-type="float">
            <text:p>1455910862.16431</text:p>
          </table:table-cell>
          <table:table-cell office:value-type="float" office:value="6240" calcext:value-type="float">
            <text:p>6240</text:p>
          </table:table-cell>
          <table:table-cell table:formula="of:=[.B497]-[.B$2]" office:value-type="float" office:value="46.8811938762665" calcext:value-type="float">
            <text:p>46.8811938763</text:p>
          </table:table-cell>
          <table:table-cell table:formula="of:=[.D497]/([.E497]-[.E496])" office:value-type="float" office:value="68353.2435622878" calcext:value-type="float">
            <text:p>68353.2435622878</text:p>
          </table:table-cell>
          <table:table-cell table:formula="of:=[.E497]-[.E496]" office:value-type="float" office:value="0.0912904739379883" calcext:value-type="float">
            <text:p>0.091290473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55910862.25597" calcext:value-type="float">
            <text:p>1455910862.25597</text:p>
          </table:table-cell>
          <table:table-cell office:value-type="float" office:value="1455910862.25614" calcext:value-type="float">
            <text:p>1455910862.25614</text:p>
          </table:table-cell>
          <table:table-cell office:value-type="float" office:value="6120" calcext:value-type="float">
            <text:p>6120</text:p>
          </table:table-cell>
          <table:table-cell table:formula="of:=[.B498]-[.B$2]" office:value-type="float" office:value="46.9730257987976" calcext:value-type="float">
            <text:p>46.9730257988</text:p>
          </table:table-cell>
          <table:table-cell table:formula="of:=[.D498]/([.E498]-[.E497])" office:value-type="float" office:value="66643.492059371" calcext:value-type="float">
            <text:p>66643.492059371</text:p>
          </table:table-cell>
          <table:table-cell table:formula="of:=[.E498]-[.E497]" office:value-type="float" office:value="0.0918319225311279" calcext:value-type="float">
            <text:p>0.091831922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55910862.34692" calcext:value-type="float">
            <text:p>1455910862.34692</text:p>
          </table:table-cell>
          <table:table-cell office:value-type="float" office:value="1455910862.34709" calcext:value-type="float">
            <text:p>1455910862.34709</text:p>
          </table:table-cell>
          <table:table-cell office:value-type="float" office:value="6008" calcext:value-type="float">
            <text:p>6008</text:p>
          </table:table-cell>
          <table:table-cell table:formula="of:=[.B499]-[.B$2]" office:value-type="float" office:value="47.0639805793762" calcext:value-type="float">
            <text:p>47.0639805794</text:p>
          </table:table-cell>
          <table:table-cell table:formula="of:=[.D499]/([.E499]-[.E498])" office:value-type="float" office:value="66054.8017573108" calcext:value-type="float">
            <text:p>66054.8017573108</text:p>
          </table:table-cell>
          <table:table-cell table:formula="of:=[.E499]-[.E498]" office:value-type="float" office:value="0.0909547805786133" calcext:value-type="float">
            <text:p>0.090954780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55910862.43816" calcext:value-type="float">
            <text:p>1455910862.43816</text:p>
          </table:table-cell>
          <table:table-cell office:value-type="float" office:value="1455910862.43834" calcext:value-type="float">
            <text:p>1455910862.43834</text:p>
          </table:table-cell>
          <table:table-cell office:value-type="float" office:value="5896" calcext:value-type="float">
            <text:p>5896</text:p>
          </table:table-cell>
          <table:table-cell table:formula="of:=[.B500]-[.B$2]" office:value-type="float" office:value="47.1552169322968" calcext:value-type="float">
            <text:p>47.1552169323</text:p>
          </table:table-cell>
          <table:table-cell table:formula="of:=[.D500]/([.E500]-[.E499])" office:value-type="float" office:value="64623.3635087921" calcext:value-type="float">
            <text:p>64623.3635087921</text:p>
          </table:table-cell>
          <table:table-cell table:formula="of:=[.E500]-[.E499]" office:value-type="float" office:value="0.0912363529205322" calcext:value-type="float">
            <text:p>0.091236352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55910862.53071" calcext:value-type="float">
            <text:p>1455910862.53071</text:p>
          </table:table-cell>
          <table:table-cell office:value-type="float" office:value="1455910862.5309" calcext:value-type="float">
            <text:p>1455910862.5309</text:p>
          </table:table-cell>
          <table:table-cell office:value-type="float" office:value="5776" calcext:value-type="float">
            <text:p>5776</text:p>
          </table:table-cell>
          <table:table-cell table:formula="of:=[.B501]-[.B$2]" office:value-type="float" office:value="47.2477717399597" calcext:value-type="float">
            <text:p>47.24777174</text:p>
          </table:table-cell>
          <table:table-cell table:formula="of:=[.D501]/([.E501]-[.E500])" office:value-type="float" office:value="62406.2665770229" calcext:value-type="float">
            <text:p>62406.2665770229</text:p>
          </table:table-cell>
          <table:table-cell table:formula="of:=[.E501]-[.E500]" office:value-type="float" office:value="0.0925548076629639" calcext:value-type="float">
            <text:p>0.09255480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55910862.62202" calcext:value-type="float">
            <text:p>1455910862.62202</text:p>
          </table:table-cell>
          <table:table-cell office:value-type="float" office:value="1455910862.62225" calcext:value-type="float">
            <text:p>1455910862.62225</text:p>
          </table:table-cell>
          <table:table-cell office:value-type="float" office:value="5664" calcext:value-type="float">
            <text:p>5664</text:p>
          </table:table-cell>
          <table:table-cell table:formula="of:=[.B502]-[.B$2]" office:value-type="float" office:value="47.3390824794769" calcext:value-type="float">
            <text:p>47.3390824795</text:p>
          </table:table-cell>
          <table:table-cell table:formula="of:=[.D502]/([.E502]-[.E501])" office:value-type="float" office:value="62029.9433554839" calcext:value-type="float">
            <text:p>62029.9433554839</text:p>
          </table:table-cell>
          <table:table-cell table:formula="of:=[.E502]-[.E501]" office:value-type="float" office:value="0.0913107395172119" calcext:value-type="float">
            <text:p>0.091310739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55910862.71385" calcext:value-type="float">
            <text:p>1455910862.71385</text:p>
          </table:table-cell>
          <table:table-cell office:value-type="float" office:value="1455910862.71409" calcext:value-type="float">
            <text:p>1455910862.71409</text:p>
          </table:table-cell>
          <table:table-cell office:value-type="float" office:value="5560" calcext:value-type="float">
            <text:p>5560</text:p>
          </table:table-cell>
          <table:table-cell table:formula="of:=[.B503]-[.B$2]" office:value-type="float" office:value="47.4309101104736" calcext:value-type="float">
            <text:p>47.4309101105</text:p>
          </table:table-cell>
          <table:table-cell table:formula="of:=[.D503]/([.E503]-[.E502])" office:value-type="float" office:value="60548.224316051" calcext:value-type="float">
            <text:p>60548.224316051</text:p>
          </table:table-cell>
          <table:table-cell table:formula="of:=[.E503]-[.E502]" office:value-type="float" office:value="0.0918276309967041" calcext:value-type="float">
            <text:p>0.09182763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55910862.80439" calcext:value-type="float">
            <text:p>1455910862.80439</text:p>
          </table:table-cell>
          <table:table-cell office:value-type="float" office:value="1455910862.80457" calcext:value-type="float">
            <text:p>1455910862.80457</text:p>
          </table:table-cell>
          <table:table-cell office:value-type="float" office:value="5448" calcext:value-type="float">
            <text:p>5448</text:p>
          </table:table-cell>
          <table:table-cell table:formula="of:=[.B504]-[.B$2]" office:value-type="float" office:value="47.5214524269104" calcext:value-type="float">
            <text:p>47.5214524269</text:p>
          </table:table-cell>
          <table:table-cell table:formula="of:=[.D504]/([.E504]-[.E503])" office:value-type="float" office:value="60170.7600865805" calcext:value-type="float">
            <text:p>60170.7600865805</text:p>
          </table:table-cell>
          <table:table-cell table:formula="of:=[.E504]-[.E503]" office:value-type="float" office:value="0.0905423164367676" calcext:value-type="float">
            <text:p>0.090542316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55910862.89631" calcext:value-type="float">
            <text:p>1455910862.89631</text:p>
          </table:table-cell>
          <table:table-cell office:value-type="float" office:value="1455910862.89648" calcext:value-type="float">
            <text:p>1455910862.89648</text:p>
          </table:table-cell>
          <table:table-cell office:value-type="float" office:value="5344" calcext:value-type="float">
            <text:p>5344</text:p>
          </table:table-cell>
          <table:table-cell table:formula="of:=[.B505]-[.B$2]" office:value-type="float" office:value="47.6133635044098" calcext:value-type="float">
            <text:p>47.6133635044</text:p>
          </table:table-cell>
          <table:table-cell table:formula="of:=[.D505]/([.E505]-[.E504])" office:value-type="float" office:value="58143.1547251254" calcext:value-type="float">
            <text:p>58143.1547251254</text:p>
          </table:table-cell>
          <table:table-cell table:formula="of:=[.E505]-[.E504]" office:value-type="float" office:value="0.0919110774993897" calcext:value-type="float">
            <text:p>0.091911077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55910862.98773" calcext:value-type="float">
            <text:p>1455910862.98773</text:p>
          </table:table-cell>
          <table:table-cell office:value-type="float" office:value="1455910862.9879" calcext:value-type="float">
            <text:p>1455910862.9879</text:p>
          </table:table-cell>
          <table:table-cell office:value-type="float" office:value="5240" calcext:value-type="float">
            <text:p>5240</text:p>
          </table:table-cell>
          <table:table-cell table:formula="of:=[.B506]-[.B$2]" office:value-type="float" office:value="47.7047851085663" calcext:value-type="float">
            <text:p>47.7047851086</text:p>
          </table:table-cell>
          <table:table-cell table:formula="of:=[.D506]/([.E506]-[.E505])" office:value-type="float" office:value="57316.8678054505" calcext:value-type="float">
            <text:p>57316.8678054505</text:p>
          </table:table-cell>
          <table:table-cell table:formula="of:=[.E506]-[.E505]" office:value-type="float" office:value="0.0914216041564941" calcext:value-type="float">
            <text:p>0.091421604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55910863.07868" calcext:value-type="float">
            <text:p>1455910863.07868</text:p>
          </table:table-cell>
          <table:table-cell office:value-type="float" office:value="1455910863.07885" calcext:value-type="float">
            <text:p>1455910863.07885</text:p>
          </table:table-cell>
          <table:table-cell office:value-type="float" office:value="5144" calcext:value-type="float">
            <text:p>5144</text:p>
          </table:table-cell>
          <table:table-cell table:formula="of:=[.B507]-[.B$2]" office:value-type="float" office:value="47.7957360744476" calcext:value-type="float">
            <text:p>47.7957360744</text:p>
          </table:table-cell>
          <table:table-cell table:formula="of:=[.D507]/([.E507]-[.E506])" office:value-type="float" office:value="56557.9480124569" calcext:value-type="float">
            <text:p>56557.9480124569</text:p>
          </table:table-cell>
          <table:table-cell table:formula="of:=[.E507]-[.E506]" office:value-type="float" office:value="0.0909509658813477" calcext:value-type="float">
            <text:p>0.090950965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55910863.17159" calcext:value-type="float">
            <text:p>1455910863.17159</text:p>
          </table:table-cell>
          <table:table-cell office:value-type="float" office:value="1455910863.17176" calcext:value-type="float">
            <text:p>1455910863.17176</text:p>
          </table:table-cell>
          <table:table-cell office:value-type="float" office:value="5040" calcext:value-type="float">
            <text:p>5040</text:p>
          </table:table-cell>
          <table:table-cell table:formula="of:=[.B508]-[.B$2]" office:value-type="float" office:value="47.8886444568634" calcext:value-type="float">
            <text:p>47.8886444569</text:p>
          </table:table-cell>
          <table:table-cell table:formula="of:=[.D508]/([.E508]-[.E507])" office:value-type="float" office:value="54246.9890116658" calcext:value-type="float">
            <text:p>54246.9890116658</text:p>
          </table:table-cell>
          <table:table-cell table:formula="of:=[.E508]-[.E507]" office:value-type="float" office:value="0.0929083824157715" calcext:value-type="float">
            <text:p>0.092908382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55910863.26266" calcext:value-type="float">
            <text:p>1455910863.26266</text:p>
          </table:table-cell>
          <table:table-cell office:value-type="float" office:value="1455910863.2629" calcext:value-type="float">
            <text:p>1455910863.2629</text:p>
          </table:table-cell>
          <table:table-cell office:value-type="float" office:value="4952" calcext:value-type="float">
            <text:p>4952</text:p>
          </table:table-cell>
          <table:table-cell table:formula="of:=[.B509]-[.B$2]" office:value-type="float" office:value="47.9797217845917" calcext:value-type="float">
            <text:p>47.9797217846</text:p>
          </table:table-cell>
          <table:table-cell table:formula="of:=[.D509]/([.E509]-[.E508])" office:value-type="float" office:value="54371.3800516222" calcext:value-type="float">
            <text:p>54371.3800516222</text:p>
          </table:table-cell>
          <table:table-cell table:formula="of:=[.E509]-[.E508]" office:value-type="float" office:value="0.0910773277282715" calcext:value-type="float">
            <text:p>0.091077327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55910863.35536" calcext:value-type="float">
            <text:p>1455910863.35536</text:p>
          </table:table-cell>
          <table:table-cell office:value-type="float" office:value="1455910863.35554" calcext:value-type="float">
            <text:p>1455910863.35554</text:p>
          </table:table-cell>
          <table:table-cell office:value-type="float" office:value="4864" calcext:value-type="float">
            <text:p>4864</text:p>
          </table:table-cell>
          <table:table-cell table:formula="of:=[.B510]-[.B$2]" office:value-type="float" office:value="48.0724177360535" calcext:value-type="float">
            <text:p>48.0724177361</text:p>
          </table:table-cell>
          <table:table-cell table:formula="of:=[.D510]/([.E510]-[.E509])" office:value-type="float" office:value="52472.6260780103" calcext:value-type="float">
            <text:p>52472.6260780103</text:p>
          </table:table-cell>
          <table:table-cell table:formula="of:=[.E510]-[.E509]" office:value-type="float" office:value="0.092695951461792" calcext:value-type="float">
            <text:p>0.0926959515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55910863.44657" calcext:value-type="float">
            <text:p>1455910863.44657</text:p>
          </table:table-cell>
          <table:table-cell office:value-type="float" office:value="1455910863.44675" calcext:value-type="float">
            <text:p>1455910863.44675</text:p>
          </table:table-cell>
          <table:table-cell office:value-type="float" office:value="4784" calcext:value-type="float">
            <text:p>4784</text:p>
          </table:table-cell>
          <table:table-cell table:formula="of:=[.B511]-[.B$2]" office:value-type="float" office:value="48.1636276245117" calcext:value-type="float">
            <text:p>48.1636276245</text:p>
          </table:table-cell>
          <table:table-cell table:formula="of:=[.D511]/([.E511]-[.E510])" office:value-type="float" office:value="52450.4533539662" calcext:value-type="float">
            <text:p>52450.4533539662</text:p>
          </table:table-cell>
          <table:table-cell table:formula="of:=[.E511]-[.E510]" office:value-type="float" office:value="0.091209888458252" calcext:value-type="float">
            <text:p>0.091209888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55910863.53844" calcext:value-type="float">
            <text:p>1455910863.53844</text:p>
          </table:table-cell>
          <table:table-cell office:value-type="float" office:value="1455910863.53861" calcext:value-type="float">
            <text:p>1455910863.53861</text:p>
          </table:table-cell>
          <table:table-cell office:value-type="float" office:value="4704" calcext:value-type="float">
            <text:p>4704</text:p>
          </table:table-cell>
          <table:table-cell table:formula="of:=[.B512]-[.B$2]" office:value-type="float" office:value="48.2555003166199" calcext:value-type="float">
            <text:p>48.2555003166</text:p>
          </table:table-cell>
          <table:table-cell table:formula="of:=[.D512]/([.E512]-[.E511])" office:value-type="float" office:value="51201.2861717643" calcext:value-type="float">
            <text:p>51201.2861717643</text:p>
          </table:table-cell>
          <table:table-cell table:formula="of:=[.E512]-[.E511]" office:value-type="float" office:value="0.0918726921081543" calcext:value-type="float">
            <text:p>0.091872692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55910863.62956" calcext:value-type="float">
            <text:p>1455910863.62956</text:p>
          </table:table-cell>
          <table:table-cell office:value-type="float" office:value="1455910863.62975" calcext:value-type="float">
            <text:p>1455910863.62975</text:p>
          </table:table-cell>
          <table:table-cell office:value-type="float" office:value="4640" calcext:value-type="float">
            <text:p>4640</text:p>
          </table:table-cell>
          <table:table-cell table:formula="of:=[.B513]-[.B$2]" office:value-type="float" office:value="48.3466172218323" calcext:value-type="float">
            <text:p>48.3466172218</text:p>
          </table:table-cell>
          <table:table-cell table:formula="of:=[.D513]/([.E513]-[.E512])" office:value-type="float" office:value="50923.5908439132" calcext:value-type="float">
            <text:p>50923.5908439132</text:p>
          </table:table-cell>
          <table:table-cell table:formula="of:=[.E513]-[.E512]" office:value-type="float" office:value="0.0911169052124023" calcext:value-type="float">
            <text:p>0.091116905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55910863.72254" calcext:value-type="float">
            <text:p>1455910863.72254</text:p>
          </table:table-cell>
          <table:table-cell office:value-type="float" office:value="1455910863.72272" calcext:value-type="float">
            <text:p>1455910863.72272</text:p>
          </table:table-cell>
          <table:table-cell office:value-type="float" office:value="4576" calcext:value-type="float">
            <text:p>4576</text:p>
          </table:table-cell>
          <table:table-cell table:formula="of:=[.B514]-[.B$2]" office:value-type="float" office:value="48.4395999908447" calcext:value-type="float">
            <text:p>48.4395999908</text:p>
          </table:table-cell>
          <table:table-cell table:formula="of:=[.D514]/([.E514]-[.E513])" office:value-type="float" office:value="49213.4193098426" calcext:value-type="float">
            <text:p>49213.4193098426</text:p>
          </table:table-cell>
          <table:table-cell table:formula="of:=[.E514]-[.E513]" office:value-type="float" office:value="0.0929827690124512" calcext:value-type="float">
            <text:p>0.0929827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55910863.82933" calcext:value-type="float">
            <text:p>1455910863.82933</text:p>
          </table:table-cell>
          <table:table-cell office:value-type="float" office:value="1455910863.8295" calcext:value-type="float">
            <text:p>1455910863.8295</text:p>
          </table:table-cell>
          <table:table-cell office:value-type="float" office:value="4504" calcext:value-type="float">
            <text:p>4504</text:p>
          </table:table-cell>
          <table:table-cell table:formula="of:=[.B515]-[.B$2]" office:value-type="float" office:value="48.5463879108429" calcext:value-type="float">
            <text:p>48.5463879108</text:p>
          </table:table-cell>
          <table:table-cell table:formula="of:=[.D515]/([.E515]-[.E514])" office:value-type="float" office:value="42177.0552331877" calcext:value-type="float">
            <text:p>42177.0552331877</text:p>
          </table:table-cell>
          <table:table-cell table:formula="of:=[.E515]-[.E514]" office:value-type="float" office:value="0.106787919998169" calcext:value-type="float">
            <text:p>0.106787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55910863.92056" calcext:value-type="float">
            <text:p>1455910863.92056</text:p>
          </table:table-cell>
          <table:table-cell office:value-type="float" office:value="1455910863.92074" calcext:value-type="float">
            <text:p>1455910863.92074</text:p>
          </table:table-cell>
          <table:table-cell office:value-type="float" office:value="4456" calcext:value-type="float">
            <text:p>4456</text:p>
          </table:table-cell>
          <table:table-cell table:formula="of:=[.B516]-[.B$2]" office:value-type="float" office:value="48.6376209259033" calcext:value-type="float">
            <text:p>48.6376209259</text:p>
          </table:table-cell>
          <table:table-cell table:formula="of:=[.D516]/([.E516]-[.E515])" office:value-type="float" office:value="48841.9679767103" calcext:value-type="float">
            <text:p>48841.9679767103</text:p>
          </table:table-cell>
          <table:table-cell table:formula="of:=[.E516]-[.E515]" office:value-type="float" office:value="0.0912330150604248" calcext:value-type="float">
            <text:p>0.09123301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55910864.01231" calcext:value-type="float">
            <text:p>1455910864.01231</text:p>
          </table:table-cell>
          <table:table-cell office:value-type="float" office:value="1455910864.01264" calcext:value-type="float">
            <text:p>1455910864.01264</text:p>
          </table:table-cell>
          <table:table-cell office:value-type="float" office:value="4408" calcext:value-type="float">
            <text:p>4408</text:p>
          </table:table-cell>
          <table:table-cell table:formula="of:=[.B517]-[.B$2]" office:value-type="float" office:value="48.729371547699" calcext:value-type="float">
            <text:p>48.7293715477</text:p>
          </table:table-cell>
          <table:table-cell table:formula="of:=[.D517]/([.E517]-[.E516])" office:value-type="float" office:value="48043.2711379051" calcext:value-type="float">
            <text:p>48043.2711379051</text:p>
          </table:table-cell>
          <table:table-cell table:formula="of:=[.E517]-[.E516]" office:value-type="float" office:value="0.0917506217956543" calcext:value-type="float">
            <text:p>0.09175062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55910864.10319" calcext:value-type="float">
            <text:p>1455910864.10319</text:p>
          </table:table-cell>
          <table:table-cell office:value-type="float" office:value="1455910864.10336" calcext:value-type="float">
            <text:p>1455910864.10336</text:p>
          </table:table-cell>
          <table:table-cell office:value-type="float" office:value="4368" calcext:value-type="float">
            <text:p>4368</text:p>
          </table:table-cell>
          <table:table-cell table:formula="of:=[.B518]-[.B$2]" office:value-type="float" office:value="48.8202509880066" calcext:value-type="float">
            <text:p>48.820250988</text:p>
          </table:table-cell>
          <table:table-cell table:formula="of:=[.D518]/([.E518]-[.E517])" office:value-type="float" office:value="48063.6762860201" calcext:value-type="float">
            <text:p>48063.6762860201</text:p>
          </table:table-cell>
          <table:table-cell table:formula="of:=[.E518]-[.E517]" office:value-type="float" office:value="0.0908794403076172" calcext:value-type="float">
            <text:p>0.090879440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55910864.19557" calcext:value-type="float">
            <text:p>1455910864.19557</text:p>
          </table:table-cell>
          <table:table-cell office:value-type="float" office:value="1455910864.19575" calcext:value-type="float">
            <text:p>1455910864.19575</text:p>
          </table:table-cell>
          <table:table-cell office:value-type="float" office:value="4344" calcext:value-type="float">
            <text:p>4344</text:p>
          </table:table-cell>
          <table:table-cell table:formula="of:=[.B519]-[.B$2]" office:value-type="float" office:value="48.9126286506653" calcext:value-type="float">
            <text:p>48.9126286507</text:p>
          </table:table-cell>
          <table:table-cell table:formula="of:=[.D519]/([.E519]-[.E518])" office:value-type="float" office:value="47024.3549682548" calcext:value-type="float">
            <text:p>47024.3549682548</text:p>
          </table:table-cell>
          <table:table-cell table:formula="of:=[.E519]-[.E518]" office:value-type="float" office:value="0.0923776626586914" calcext:value-type="float">
            <text:p>0.092377662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55910864.28634" calcext:value-type="float">
            <text:p>1455910864.28634</text:p>
          </table:table-cell>
          <table:table-cell office:value-type="float" office:value="1455910864.28651" calcext:value-type="float">
            <text:p>1455910864.28651</text:p>
          </table:table-cell>
          <table:table-cell office:value-type="float" office:value="4320" calcext:value-type="float">
            <text:p>4320</text:p>
          </table:table-cell>
          <table:table-cell table:formula="of:=[.B520]-[.B$2]" office:value-type="float" office:value="49.0033993721008" calcext:value-type="float">
            <text:p>49.0033993721</text:p>
          </table:table-cell>
          <table:table-cell table:formula="of:=[.D520]/([.E520]-[.E519])" office:value-type="float" office:value="47592.4387476361" calcext:value-type="float">
            <text:p>47592.4387476361</text:p>
          </table:table-cell>
          <table:table-cell table:formula="of:=[.E520]-[.E519]" office:value-type="float" office:value="0.0907707214355469" calcext:value-type="float">
            <text:p>0.090770721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55910864.37722" calcext:value-type="float">
            <text:p>1455910864.37722</text:p>
          </table:table-cell>
          <table:table-cell office:value-type="float" office:value="1455910864.37741" calcext:value-type="float">
            <text:p>1455910864.37741</text:p>
          </table:table-cell>
          <table:table-cell office:value-type="float" office:value="4304" calcext:value-type="float">
            <text:p>4304</text:p>
          </table:table-cell>
          <table:table-cell table:formula="of:=[.B521]-[.B$2]" office:value-type="float" office:value="49.0942814350128" calcext:value-type="float">
            <text:p>49.094281435</text:p>
          </table:table-cell>
          <table:table-cell table:formula="of:=[.D521]/([.E521]-[.E520])" office:value-type="float" office:value="47358.0799345203" calcext:value-type="float">
            <text:p>47358.0799345203</text:p>
          </table:table-cell>
          <table:table-cell table:formula="of:=[.E521]-[.E520]" office:value-type="float" office:value="0.0908820629119873" calcext:value-type="float">
            <text:p>0.090882062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55910864.46907" calcext:value-type="float">
            <text:p>1455910864.46907</text:p>
          </table:table-cell>
          <table:table-cell office:value-type="float" office:value="1455910864.46925" calcext:value-type="float">
            <text:p>1455910864.46925</text:p>
          </table:table-cell>
          <table:table-cell office:value-type="float" office:value="4296" calcext:value-type="float">
            <text:p>4296</text:p>
          </table:table-cell>
          <table:table-cell table:formula="of:=[.B522]-[.B$2]" office:value-type="float" office:value="49.186128616333" calcext:value-type="float">
            <text:p>49.1861286163</text:p>
          </table:table-cell>
          <table:table-cell table:formula="of:=[.D522]/([.E522]-[.E521])" office:value-type="float" office:value="46773.3460978364" calcext:value-type="float">
            <text:p>46773.3460978364</text:p>
          </table:table-cell>
          <table:table-cell table:formula="of:=[.E522]-[.E521]" office:value-type="float" office:value="0.0918471813201904" calcext:value-type="float">
            <text:p>0.09184718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55910864.55983" calcext:value-type="float">
            <text:p>1455910864.55983</text:p>
          </table:table-cell>
          <table:table-cell office:value-type="float" office:value="1455910864.56001" calcext:value-type="float">
            <text:p>1455910864.56001</text:p>
          </table:table-cell>
          <table:table-cell office:value-type="float" office:value="4296" calcext:value-type="float">
            <text:p>4296</text:p>
          </table:table-cell>
          <table:table-cell table:formula="of:=[.B523]-[.B$2]" office:value-type="float" office:value="49.276891708374" calcext:value-type="float">
            <text:p>49.2768917084</text:p>
          </table:table-cell>
          <table:table-cell table:formula="of:=[.D523]/([.E523]-[.E522])" office:value-type="float" office:value="47332.0146261506" calcext:value-type="float">
            <text:p>47332.0146261506</text:p>
          </table:table-cell>
          <table:table-cell table:formula="of:=[.E523]-[.E522]" office:value-type="float" office:value="0.0907630920410156" calcext:value-type="float">
            <text:p>0.09076309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55910864.65184" calcext:value-type="float">
            <text:p>1455910864.65184</text:p>
          </table:table-cell>
          <table:table-cell office:value-type="float" office:value="1455910864.65202" calcext:value-type="float">
            <text:p>1455910864.65202</text:p>
          </table:table-cell>
          <table:table-cell office:value-type="float" office:value="4296" calcext:value-type="float">
            <text:p>4296</text:p>
          </table:table-cell>
          <table:table-cell table:formula="of:=[.B524]-[.B$2]" office:value-type="float" office:value="49.3688960075378" calcext:value-type="float">
            <text:p>49.3688960075</text:p>
          </table:table-cell>
          <table:table-cell table:formula="of:=[.D524]/([.E524]-[.E523])" office:value-type="float" office:value="46693.4701861133" calcext:value-type="float">
            <text:p>46693.4701861133</text:p>
          </table:table-cell>
          <table:table-cell table:formula="of:=[.E524]-[.E523]" office:value-type="float" office:value="0.0920042991638184" calcext:value-type="float">
            <text:p>0.092004299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55910864.74266" calcext:value-type="float">
            <text:p>1455910864.74266</text:p>
          </table:table-cell>
          <table:table-cell office:value-type="float" office:value="1455910864.74284" calcext:value-type="float">
            <text:p>1455910864.74284</text:p>
          </table:table-cell>
          <table:table-cell office:value-type="float" office:value="4312" calcext:value-type="float">
            <text:p>4312</text:p>
          </table:table-cell>
          <table:table-cell table:formula="of:=[.B525]-[.B$2]" office:value-type="float" office:value="49.4597215652466" calcext:value-type="float">
            <text:p>49.4597215652</text:p>
          </table:table-cell>
          <table:table-cell table:formula="of:=[.D525]/([.E525]-[.E524])" office:value-type="float" office:value="47475.6236986481" calcext:value-type="float">
            <text:p>47475.6236986481</text:p>
          </table:table-cell>
          <table:table-cell table:formula="of:=[.E525]-[.E524]" office:value-type="float" office:value="0.0908255577087402" calcext:value-type="float">
            <text:p>0.090825557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55910864.83434" calcext:value-type="float">
            <text:p>1455910864.83434</text:p>
          </table:table-cell>
          <table:table-cell office:value-type="float" office:value="1455910864.83452" calcext:value-type="float">
            <text:p>1455910864.83452</text:p>
          </table:table-cell>
          <table:table-cell office:value-type="float" office:value="4336" calcext:value-type="float">
            <text:p>4336</text:p>
          </table:table-cell>
          <table:table-cell table:formula="of:=[.B526]-[.B$2]" office:value-type="float" office:value="49.5513987541199" calcext:value-type="float">
            <text:p>49.5513987541</text:p>
          </table:table-cell>
          <table:table-cell table:formula="of:=[.D526]/([.E526]-[.E525])" office:value-type="float" office:value="47296.3891376826" calcext:value-type="float">
            <text:p>47296.3891376826</text:p>
          </table:table-cell>
          <table:table-cell table:formula="of:=[.E526]-[.E525]" office:value-type="float" office:value="0.091677188873291" calcext:value-type="float">
            <text:p>0.09167718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55910864.92513" calcext:value-type="float">
            <text:p>1455910864.92513</text:p>
          </table:table-cell>
          <table:table-cell office:value-type="float" office:value="1455910864.9253" calcext:value-type="float">
            <text:p>1455910864.9253</text:p>
          </table:table-cell>
          <table:table-cell office:value-type="float" office:value="4360" calcext:value-type="float">
            <text:p>4360</text:p>
          </table:table-cell>
          <table:table-cell table:formula="of:=[.B527]-[.B$2]" office:value-type="float" office:value="49.6421892642975" calcext:value-type="float">
            <text:p>49.6421892643</text:p>
          </table:table-cell>
          <table:table-cell table:formula="of:=[.D527]/([.E527]-[.E526])" office:value-type="float" office:value="48022.6401577719" calcext:value-type="float">
            <text:p>48022.6401577719</text:p>
          </table:table-cell>
          <table:table-cell table:formula="of:=[.E527]-[.E526]" office:value-type="float" office:value="0.0907905101776123" calcext:value-type="float">
            <text:p>0.090790510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55910865.0163" calcext:value-type="float">
            <text:p>1455910865.0163</text:p>
          </table:table-cell>
          <table:table-cell office:value-type="float" office:value="1455910865.01649" calcext:value-type="float">
            <text:p>1455910865.01649</text:p>
          </table:table-cell>
          <table:table-cell office:value-type="float" office:value="4392" calcext:value-type="float">
            <text:p>4392</text:p>
          </table:table-cell>
          <table:table-cell table:formula="of:=[.B528]-[.B$2]" office:value-type="float" office:value="49.7333617210388" calcext:value-type="float">
            <text:p>49.733361721</text:p>
          </table:table-cell>
          <table:table-cell table:formula="of:=[.D528]/([.E528]-[.E527])" office:value-type="float" office:value="48172.4432682627" calcext:value-type="float">
            <text:p>48172.4432682627</text:p>
          </table:table-cell>
          <table:table-cell table:formula="of:=[.E528]-[.E527]" office:value-type="float" office:value="0.091172456741333" calcext:value-type="float">
            <text:p>0.091172456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55910865.1089" calcext:value-type="float">
            <text:p>1455910865.1089</text:p>
          </table:table-cell>
          <table:table-cell office:value-type="float" office:value="1455910865.10908" calcext:value-type="float">
            <text:p>1455910865.10908</text:p>
          </table:table-cell>
          <table:table-cell office:value-type="float" office:value="4440" calcext:value-type="float">
            <text:p>4440</text:p>
          </table:table-cell>
          <table:table-cell table:formula="of:=[.B529]-[.B$2]" office:value-type="float" office:value="49.8259603977203" calcext:value-type="float">
            <text:p>49.8259603977</text:p>
          </table:table-cell>
          <table:table-cell table:formula="of:=[.D529]/([.E529]-[.E528])" office:value-type="float" office:value="47948.8493693146" calcext:value-type="float">
            <text:p>47948.8493693146</text:p>
          </table:table-cell>
          <table:table-cell table:formula="of:=[.E529]-[.E528]" office:value-type="float" office:value="0.0925986766815186" calcext:value-type="float">
            <text:p>0.092598676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55910865.20035" calcext:value-type="float">
            <text:p>1455910865.20035</text:p>
          </table:table-cell>
          <table:table-cell office:value-type="float" office:value="1455910865.20052" calcext:value-type="float">
            <text:p>1455910865.20052</text:p>
          </table:table-cell>
          <table:table-cell office:value-type="float" office:value="4488" calcext:value-type="float">
            <text:p>4488</text:p>
          </table:table-cell>
          <table:table-cell table:formula="of:=[.B530]-[.B$2]" office:value-type="float" office:value="49.9174039363861" calcext:value-type="float">
            <text:p>49.9174039364</text:p>
          </table:table-cell>
          <table:table-cell table:formula="of:=[.D530]/([.E530]-[.E529])" office:value-type="float" office:value="49079.4654874825" calcext:value-type="float">
            <text:p>49079.4654874825</text:p>
          </table:table-cell>
          <table:table-cell table:formula="of:=[.E530]-[.E529]" office:value-type="float" office:value="0.0914435386657715" calcext:value-type="float">
            <text:p>0.091443538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55910865.2923" calcext:value-type="float">
            <text:p>1455910865.2923</text:p>
          </table:table-cell>
          <table:table-cell office:value-type="float" office:value="1455910865.29249" calcext:value-type="float">
            <text:p>1455910865.29249</text:p>
          </table:table-cell>
          <table:table-cell office:value-type="float" office:value="4544" calcext:value-type="float">
            <text:p>4544</text:p>
          </table:table-cell>
          <table:table-cell table:formula="of:=[.B531]-[.B$2]" office:value-type="float" office:value="50.0093574523926" calcext:value-type="float">
            <text:p>50.0093574524</text:p>
          </table:table-cell>
          <table:table-cell table:formula="of:=[.D531]/([.E531]-[.E530])" office:value-type="float" office:value="49416.2724531413" calcext:value-type="float">
            <text:p>49416.2724531413</text:p>
          </table:table-cell>
          <table:table-cell table:formula="of:=[.E531]-[.E530]" office:value-type="float" office:value="0.0919535160064697" calcext:value-type="float">
            <text:p>0.0919535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55910865.38351" calcext:value-type="float">
            <text:p>1455910865.38351</text:p>
          </table:table-cell>
          <table:table-cell office:value-type="float" office:value="1455910865.38388" calcext:value-type="float">
            <text:p>1455910865.38388</text:p>
          </table:table-cell>
          <table:table-cell office:value-type="float" office:value="4600" calcext:value-type="float">
            <text:p>4600</text:p>
          </table:table-cell>
          <table:table-cell table:formula="of:=[.B532]-[.B$2]" office:value-type="float" office:value="50.1005682945251" calcext:value-type="float">
            <text:p>50.1005682945</text:p>
          </table:table-cell>
          <table:table-cell table:formula="of:=[.D532]/([.E532]-[.E531])" office:value-type="float" office:value="50432.6009106925" calcext:value-type="float">
            <text:p>50432.6009106925</text:p>
          </table:table-cell>
          <table:table-cell table:formula="of:=[.E532]-[.E531]" office:value-type="float" office:value="0.0912108421325684" calcext:value-type="float">
            <text:p>0.09121084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55910865.47544" calcext:value-type="float">
            <text:p>1455910865.47544</text:p>
          </table:table-cell>
          <table:table-cell office:value-type="float" office:value="1455910865.47568" calcext:value-type="float">
            <text:p>1455910865.47568</text:p>
          </table:table-cell>
          <table:table-cell office:value-type="float" office:value="4672" calcext:value-type="float">
            <text:p>4672</text:p>
          </table:table-cell>
          <table:table-cell table:formula="of:=[.B533]-[.B$2]" office:value-type="float" office:value="50.1924982070923" calcext:value-type="float">
            <text:p>50.1924982071</text:p>
          </table:table-cell>
          <table:table-cell table:formula="of:=[.D533]/([.E533]-[.E532])" office:value-type="float" office:value="50821.3253938203" calcext:value-type="float">
            <text:p>50821.3253938203</text:p>
          </table:table-cell>
          <table:table-cell table:formula="of:=[.E533]-[.E532]" office:value-type="float" office:value="0.0919299125671387" calcext:value-type="float">
            <text:p>0.091929912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55910865.5662" calcext:value-type="float">
            <text:p>1455910865.5662</text:p>
          </table:table-cell>
          <table:table-cell office:value-type="float" office:value="1455910865.56638" calcext:value-type="float">
            <text:p>1455910865.56638</text:p>
          </table:table-cell>
          <table:table-cell office:value-type="float" office:value="4744" calcext:value-type="float">
            <text:p>4744</text:p>
          </table:table-cell>
          <table:table-cell table:formula="of:=[.B534]-[.B$2]" office:value-type="float" office:value="50.2832593917847" calcext:value-type="float">
            <text:p>50.2832593918</text:p>
          </table:table-cell>
          <table:table-cell table:formula="of:=[.D534]/([.E534]-[.E533])" office:value-type="float" office:value="52269.0400756541" calcext:value-type="float">
            <text:p>52269.0400756541</text:p>
          </table:table-cell>
          <table:table-cell table:formula="of:=[.E534]-[.E533]" office:value-type="float" office:value="0.0907611846923828" calcext:value-type="float">
            <text:p>0.090761184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55910865.65737" calcext:value-type="float">
            <text:p>1455910865.65737</text:p>
          </table:table-cell>
          <table:table-cell office:value-type="float" office:value="1455910865.65754" calcext:value-type="float">
            <text:p>1455910865.65754</text:p>
          </table:table-cell>
          <table:table-cell office:value-type="float" office:value="4824" calcext:value-type="float">
            <text:p>4824</text:p>
          </table:table-cell>
          <table:table-cell table:formula="of:=[.B535]-[.B$2]" office:value-type="float" office:value="50.3744301795959" calcext:value-type="float">
            <text:p>50.3744301796</text:p>
          </table:table-cell>
          <table:table-cell table:formula="of:=[.D535]/([.E535]-[.E534])" office:value-type="float" office:value="52911.6849355907" calcext:value-type="float">
            <text:p>52911.6849355907</text:p>
          </table:table-cell>
          <table:table-cell table:formula="of:=[.E535]-[.E534]" office:value-type="float" office:value="0.0911707878112793" calcext:value-type="float">
            <text:p>0.091170787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55910865.74897" calcext:value-type="float">
            <text:p>1455910865.74897</text:p>
          </table:table-cell>
          <table:table-cell office:value-type="float" office:value="1455910865.7492" calcext:value-type="float">
            <text:p>1455910865.7492</text:p>
          </table:table-cell>
          <table:table-cell office:value-type="float" office:value="4904" calcext:value-type="float">
            <text:p>4904</text:p>
          </table:table-cell>
          <table:table-cell table:formula="of:=[.B536]-[.B$2]" office:value-type="float" office:value="50.4660263061524" calcext:value-type="float">
            <text:p>50.4660263062</text:p>
          </table:table-cell>
          <table:table-cell table:formula="of:=[.D536]/([.E536]-[.E535])" office:value-type="float" office:value="53539.3818971217" calcext:value-type="float">
            <text:p>53539.3818971217</text:p>
          </table:table-cell>
          <table:table-cell table:formula="of:=[.E536]-[.E535]" office:value-type="float" office:value="0.0915961265563965" calcext:value-type="float">
            <text:p>0.091596126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55910865.83994" calcext:value-type="float">
            <text:p>1455910865.83994</text:p>
          </table:table-cell>
          <table:table-cell office:value-type="float" office:value="1455910865.84012" calcext:value-type="float">
            <text:p>1455910865.84012</text:p>
          </table:table-cell>
          <table:table-cell office:value-type="float" office:value="4992" calcext:value-type="float">
            <text:p>4992</text:p>
          </table:table-cell>
          <table:table-cell table:formula="of:=[.B537]-[.B$2]" office:value-type="float" office:value="50.5570001602173" calcext:value-type="float">
            <text:p>50.5570001602</text:p>
          </table:table-cell>
          <table:table-cell table:formula="of:=[.D537]/([.E537]-[.E536])" office:value-type="float" office:value="54872.9088297884" calcext:value-type="float">
            <text:p>54872.9088297884</text:p>
          </table:table-cell>
          <table:table-cell table:formula="of:=[.E537]-[.E536]" office:value-type="float" office:value="0.0909738540649414" calcext:value-type="float">
            <text:p>0.0909738541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55910865.93285" calcext:value-type="float">
            <text:p>1455910865.93285</text:p>
          </table:table-cell>
          <table:table-cell office:value-type="float" office:value="1455910865.93303" calcext:value-type="float">
            <text:p>1455910865.93303</text:p>
          </table:table-cell>
          <table:table-cell office:value-type="float" office:value="5088" calcext:value-type="float">
            <text:p>5088</text:p>
          </table:table-cell>
          <table:table-cell table:formula="of:=[.B538]-[.B$2]" office:value-type="float" office:value="50.6499118804932" calcext:value-type="float">
            <text:p>50.6499118805</text:p>
          </table:table-cell>
          <table:table-cell table:formula="of:=[.D538]/([.E538]-[.E537])" office:value-type="float" office:value="54761.6596150885" calcext:value-type="float">
            <text:p>54761.6596150885</text:p>
          </table:table-cell>
          <table:table-cell table:formula="of:=[.E538]-[.E537]" office:value-type="float" office:value="0.0929117202758789" calcext:value-type="float">
            <text:p>0.09291172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55910866.02377" calcext:value-type="float">
            <text:p>1455910866.02377</text:p>
          </table:table-cell>
          <table:table-cell office:value-type="float" office:value="1455910866.02394" calcext:value-type="float">
            <text:p>1455910866.02394</text:p>
          </table:table-cell>
          <table:table-cell office:value-type="float" office:value="5184" calcext:value-type="float">
            <text:p>5184</text:p>
          </table:table-cell>
          <table:table-cell table:formula="of:=[.B539]-[.B$2]" office:value-type="float" office:value="50.7408318519592" calcext:value-type="float">
            <text:p>50.740831852</text:p>
          </table:table-cell>
          <table:table-cell table:formula="of:=[.D539]/([.E539]-[.E538])" office:value-type="float" office:value="57017.1758350684" calcext:value-type="float">
            <text:p>57017.1758350684</text:p>
          </table:table-cell>
          <table:table-cell table:formula="of:=[.E539]-[.E538]" office:value-type="float" office:value="0.0909199714660645" calcext:value-type="float">
            <text:p>0.090919971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55910866.11528" calcext:value-type="float">
            <text:p>1455910866.11528</text:p>
          </table:table-cell>
          <table:table-cell office:value-type="float" office:value="1455910866.11545" calcext:value-type="float">
            <text:p>1455910866.11545</text:p>
          </table:table-cell>
          <table:table-cell office:value-type="float" office:value="5288" calcext:value-type="float">
            <text:p>5288</text:p>
          </table:table-cell>
          <table:table-cell table:formula="of:=[.B540]-[.B$2]" office:value-type="float" office:value="50.8323352336884" calcext:value-type="float">
            <text:p>50.8323352337</text:p>
          </table:table-cell>
          <table:table-cell table:formula="of:=[.D540]/([.E540]-[.E539])" office:value-type="float" office:value="57790.2138704979" calcext:value-type="float">
            <text:p>57790.2138704979</text:p>
          </table:table-cell>
          <table:table-cell table:formula="of:=[.E540]-[.E539]" office:value-type="float" office:value="0.091503381729126" calcext:value-type="float">
            <text:p>0.091503381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55910866.20632" calcext:value-type="float">
            <text:p>1455910866.20632</text:p>
          </table:table-cell>
          <table:table-cell office:value-type="float" office:value="1455910866.2065" calcext:value-type="float">
            <text:p>1455910866.2065</text:p>
          </table:table-cell>
          <table:table-cell office:value-type="float" office:value="5392" calcext:value-type="float">
            <text:p>5392</text:p>
          </table:table-cell>
          <table:table-cell table:formula="of:=[.B541]-[.B$2]" office:value-type="float" office:value="50.9233734607697" calcext:value-type="float">
            <text:p>50.9233734608</text:p>
          </table:table-cell>
          <table:table-cell table:formula="of:=[.D541]/([.E541]-[.E540])" office:value-type="float" office:value="59227.866939729" calcext:value-type="float">
            <text:p>59227.866939729</text:p>
          </table:table-cell>
          <table:table-cell table:formula="of:=[.E541]-[.E540]" office:value-type="float" office:value="0.0910382270812988" calcext:value-type="float">
            <text:p>0.091038227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55910866.29783" calcext:value-type="float">
            <text:p>1455910866.29783</text:p>
          </table:table-cell>
          <table:table-cell office:value-type="float" office:value="1455910866.29806" calcext:value-type="float">
            <text:p>1455910866.29806</text:p>
          </table:table-cell>
          <table:table-cell office:value-type="float" office:value="5496" calcext:value-type="float">
            <text:p>5496</text:p>
          </table:table-cell>
          <table:table-cell table:formula="of:=[.B542]-[.B$2]" office:value-type="float" office:value="51.0148854255676" calcext:value-type="float">
            <text:p>51.0148854256</text:p>
          </table:table-cell>
          <table:table-cell table:formula="of:=[.D542]/([.E542]-[.E541])" office:value-type="float" office:value="60057.7204536395" calcext:value-type="float">
            <text:p>60057.7204536395</text:p>
          </table:table-cell>
          <table:table-cell table:formula="of:=[.E542]-[.E541]" office:value-type="float" office:value="0.0915119647979736" calcext:value-type="float">
            <text:p>0.091511964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55910866.39003" calcext:value-type="float">
            <text:p>1455910866.39003</text:p>
          </table:table-cell>
          <table:table-cell office:value-type="float" office:value="1455910866.3902" calcext:value-type="float">
            <text:p>1455910866.3902</text:p>
          </table:table-cell>
          <table:table-cell office:value-type="float" office:value="5608" calcext:value-type="float">
            <text:p>5608</text:p>
          </table:table-cell>
          <table:table-cell table:formula="of:=[.B543]-[.B$2]" office:value-type="float" office:value="51.107090473175" calcext:value-type="float">
            <text:p>51.1070904732</text:p>
          </table:table-cell>
          <table:table-cell table:formula="of:=[.D543]/([.E543]-[.E542])" office:value-type="float" office:value="60820.9652889827" calcext:value-type="float">
            <text:p>60820.9652889827</text:p>
          </table:table-cell>
          <table:table-cell table:formula="of:=[.E543]-[.E542]" office:value-type="float" office:value="0.0922050476074219" calcext:value-type="float">
            <text:p>0.092205047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55910866.48117" calcext:value-type="float">
            <text:p>1455910866.48117</text:p>
          </table:table-cell>
          <table:table-cell office:value-type="float" office:value="1455910866.48134" calcext:value-type="float">
            <text:p>1455910866.48134</text:p>
          </table:table-cell>
          <table:table-cell office:value-type="float" office:value="5720" calcext:value-type="float">
            <text:p>5720</text:p>
          </table:table-cell>
          <table:table-cell table:formula="of:=[.B544]-[.B$2]" office:value-type="float" office:value="51.1982250213623" calcext:value-type="float">
            <text:p>51.1982250214</text:p>
          </table:table-cell>
          <table:table-cell table:formula="of:=[.D544]/([.E544]-[.E543])" office:value-type="float" office:value="62764.3425438069" calcext:value-type="float">
            <text:p>62764.3425438069</text:p>
          </table:table-cell>
          <table:table-cell table:formula="of:=[.E544]-[.E543]" office:value-type="float" office:value="0.0911345481872559" calcext:value-type="float">
            <text:p>0.091134548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55910866.5731" calcext:value-type="float">
            <text:p>1455910866.5731</text:p>
          </table:table-cell>
          <table:table-cell office:value-type="float" office:value="1455910866.57333" calcext:value-type="float">
            <text:p>1455910866.57333</text:p>
          </table:table-cell>
          <table:table-cell office:value-type="float" office:value="5832" calcext:value-type="float">
            <text:p>5832</text:p>
          </table:table-cell>
          <table:table-cell table:formula="of:=[.B545]-[.B$2]" office:value-type="float" office:value="51.2901601791382" calcext:value-type="float">
            <text:p>51.2901601791</text:p>
          </table:table-cell>
          <table:table-cell table:formula="of:=[.D545]/([.E545]-[.E544])" office:value-type="float" office:value="63436.0144811776" calcext:value-type="float">
            <text:p>63436.0144811776</text:p>
          </table:table-cell>
          <table:table-cell table:formula="of:=[.E545]-[.E544]" office:value-type="float" office:value="0.0919351577758789" calcext:value-type="float">
            <text:p>0.091935157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55910866.66424" calcext:value-type="float">
            <text:p>1455910866.66424</text:p>
          </table:table-cell>
          <table:table-cell office:value-type="float" office:value="1455910866.66442" calcext:value-type="float">
            <text:p>1455910866.66442</text:p>
          </table:table-cell>
          <table:table-cell office:value-type="float" office:value="5944" calcext:value-type="float">
            <text:p>5944</text:p>
          </table:table-cell>
          <table:table-cell table:formula="of:=[.B546]-[.B$2]" office:value-type="float" office:value="51.3813016414642" calcext:value-type="float">
            <text:p>51.3813016415</text:p>
          </table:table-cell>
          <table:table-cell table:formula="of:=[.D546]/([.E546]-[.E545])" office:value-type="float" office:value="65217.2990020273" calcext:value-type="float">
            <text:p>65217.2990020273</text:p>
          </table:table-cell>
          <table:table-cell table:formula="of:=[.E546]-[.E545]" office:value-type="float" office:value="0.0911414623260498" calcext:value-type="float">
            <text:p>0.091141462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55910866.75678" calcext:value-type="float">
            <text:p>1455910866.75678</text:p>
          </table:table-cell>
          <table:table-cell office:value-type="float" office:value="1455910866.757" calcext:value-type="float">
            <text:p>1455910866.757</text:p>
          </table:table-cell>
          <table:table-cell office:value-type="float" office:value="6064" calcext:value-type="float">
            <text:p>6064</text:p>
          </table:table-cell>
          <table:table-cell table:formula="of:=[.B547]-[.B$2]" office:value-type="float" office:value="51.4738359451294" calcext:value-type="float">
            <text:p>51.4738359451</text:p>
          </table:table-cell>
          <table:table-cell table:formula="of:=[.D547]/([.E547]-[.E546])" office:value-type="float" office:value="65532.4540177318" calcext:value-type="float">
            <text:p>65532.4540177318</text:p>
          </table:table-cell>
          <table:table-cell table:formula="of:=[.E547]-[.E546]" office:value-type="float" office:value="0.0925343036651611" calcext:value-type="float">
            <text:p>0.092534303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55910866.84817" calcext:value-type="float">
            <text:p>1455910866.84817</text:p>
          </table:table-cell>
          <table:table-cell office:value-type="float" office:value="1455910866.84834" calcext:value-type="float">
            <text:p>1455910866.84834</text:p>
          </table:table-cell>
          <table:table-cell office:value-type="float" office:value="6176" calcext:value-type="float">
            <text:p>6176</text:p>
          </table:table-cell>
          <table:table-cell table:formula="of:=[.B548]-[.B$2]" office:value-type="float" office:value="51.565230846405" calcext:value-type="float">
            <text:p>51.5652308464</text:p>
          </table:table-cell>
          <table:table-cell table:formula="of:=[.D548]/([.E548]-[.E547])" office:value-type="float" office:value="67574.8856205229" calcext:value-type="float">
            <text:p>67574.8856205229</text:p>
          </table:table-cell>
          <table:table-cell table:formula="of:=[.E548]-[.E547]" office:value-type="float" office:value="0.0913949012756348" calcext:value-type="float">
            <text:p>0.09139490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55910866.93954" calcext:value-type="float">
            <text:p>1455910866.93954</text:p>
          </table:table-cell>
          <table:table-cell office:value-type="float" office:value="1455910866.93971" calcext:value-type="float">
            <text:p>1455910866.93971</text:p>
          </table:table-cell>
          <table:table-cell office:value-type="float" office:value="6288" calcext:value-type="float">
            <text:p>6288</text:p>
          </table:table-cell>
          <table:table-cell table:formula="of:=[.B549]-[.B$2]" office:value-type="float" office:value="51.6565937995911" calcext:value-type="float">
            <text:p>51.6565937996</text:p>
          </table:table-cell>
          <table:table-cell table:formula="of:=[.D549]/([.E549]-[.E548])" office:value-type="float" office:value="68824.3952359579" calcext:value-type="float">
            <text:p>68824.3952359579</text:p>
          </table:table-cell>
          <table:table-cell table:formula="of:=[.E549]-[.E548]" office:value-type="float" office:value="0.0913629531860352" calcext:value-type="float">
            <text:p>0.091362953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55910867.03124" calcext:value-type="float">
            <text:p>1455910867.03124</text:p>
          </table:table-cell>
          <table:table-cell office:value-type="float" office:value="1455910867.03141" calcext:value-type="float">
            <text:p>1455910867.03141</text:p>
          </table:table-cell>
          <table:table-cell office:value-type="float" office:value="6408" calcext:value-type="float">
            <text:p>6408</text:p>
          </table:table-cell>
          <table:table-cell table:formula="of:=[.B550]-[.B$2]" office:value-type="float" office:value="51.7482972145081" calcext:value-type="float">
            <text:p>51.7482972145</text:p>
          </table:table-cell>
          <table:table-cell table:formula="of:=[.D550]/([.E550]-[.E549])" office:value-type="float" office:value="69877.4413777325" calcext:value-type="float">
            <text:p>69877.4413777325</text:p>
          </table:table-cell>
          <table:table-cell table:formula="of:=[.E550]-[.E549]" office:value-type="float" office:value="0.0917034149169922" calcext:value-type="float">
            <text:p>0.091703414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55910867.12243" calcext:value-type="float">
            <text:p>1455910867.12243</text:p>
          </table:table-cell>
          <table:table-cell office:value-type="float" office:value="1455910867.12262" calcext:value-type="float">
            <text:p>1455910867.12262</text:p>
          </table:table-cell>
          <table:table-cell office:value-type="float" office:value="6520" calcext:value-type="float">
            <text:p>6520</text:p>
          </table:table-cell>
          <table:table-cell table:formula="of:=[.B551]-[.B$2]" office:value-type="float" office:value="51.8394906520844" calcext:value-type="float">
            <text:p>51.8394906521</text:p>
          </table:table-cell>
          <table:table-cell table:formula="of:=[.D551]/([.E551]-[.E550])" office:value-type="float" office:value="71496.3726917878" calcext:value-type="float">
            <text:p>71496.3726917878</text:p>
          </table:table-cell>
          <table:table-cell table:formula="of:=[.E551]-[.E550]" office:value-type="float" office:value="0.0911934375762939" calcext:value-type="float">
            <text:p>0.09119343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55910867.21496" calcext:value-type="float">
            <text:p>1455910867.21496</text:p>
          </table:table-cell>
          <table:table-cell office:value-type="float" office:value="1455910867.21513" calcext:value-type="float">
            <text:p>1455910867.21513</text:p>
          </table:table-cell>
          <table:table-cell office:value-type="float" office:value="6632" calcext:value-type="float">
            <text:p>6632</text:p>
          </table:table-cell>
          <table:table-cell table:formula="of:=[.B552]-[.B$2]" office:value-type="float" office:value="51.9320142269135" calcext:value-type="float">
            <text:p>51.9320142269</text:p>
          </table:table-cell>
          <table:table-cell table:formula="of:=[.D552]/([.E552]-[.E551])" office:value-type="float" office:value="71679.0289636975" calcext:value-type="float">
            <text:p>71679.0289636975</text:p>
          </table:table-cell>
          <table:table-cell table:formula="of:=[.E552]-[.E551]" office:value-type="float" office:value="0.0925235748291016" calcext:value-type="float">
            <text:p>0.092523574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55910867.31324" calcext:value-type="float">
            <text:p>1455910867.31324</text:p>
          </table:table-cell>
          <table:table-cell office:value-type="float" office:value="1455910867.31341" calcext:value-type="float">
            <text:p>1455910867.31341</text:p>
          </table:table-cell>
          <table:table-cell office:value-type="float" office:value="6744" calcext:value-type="float">
            <text:p>6744</text:p>
          </table:table-cell>
          <table:table-cell table:formula="of:=[.B553]-[.B$2]" office:value-type="float" office:value="52.0302970409393" calcext:value-type="float">
            <text:p>52.0302970409</text:p>
          </table:table-cell>
          <table:table-cell table:formula="of:=[.D553]/([.E553]-[.E552])" office:value-type="float" office:value="68618.3038900803" calcext:value-type="float">
            <text:p>68618.3038900803</text:p>
          </table:table-cell>
          <table:table-cell table:formula="of:=[.E553]-[.E552]" office:value-type="float" office:value="0.0982828140258789" calcext:value-type="float">
            <text:p>0.09828281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55910867.41561" calcext:value-type="float">
            <text:p>1455910867.41561</text:p>
          </table:table-cell>
          <table:table-cell office:value-type="float" office:value="1455910867.41579" calcext:value-type="float">
            <text:p>1455910867.41579</text:p>
          </table:table-cell>
          <table:table-cell office:value-type="float" office:value="6864" calcext:value-type="float">
            <text:p>6864</text:p>
          </table:table-cell>
          <table:table-cell table:formula="of:=[.B554]-[.B$2]" office:value-type="float" office:value="52.1326704025269" calcext:value-type="float">
            <text:p>52.1326704025</text:p>
          </table:table-cell>
          <table:table-cell table:formula="of:=[.D554]/([.E554]-[.E553])" office:value-type="float" office:value="67048.6920968362" calcext:value-type="float">
            <text:p>67048.6920968362</text:p>
          </table:table-cell>
          <table:table-cell table:formula="of:=[.E554]-[.E553]" office:value-type="float" office:value="0.102373361587524" calcext:value-type="float">
            <text:p>0.102373361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55910867.51761" calcext:value-type="float">
            <text:p>1455910867.51761</text:p>
          </table:table-cell>
          <table:table-cell office:value-type="float" office:value="1455910867.51778" calcext:value-type="float">
            <text:p>1455910867.51778</text:p>
          </table:table-cell>
          <table:table-cell office:value-type="float" office:value="6976" calcext:value-type="float">
            <text:p>6976</text:p>
          </table:table-cell>
          <table:table-cell table:formula="of:=[.B555]-[.B$2]" office:value-type="float" office:value="52.2346713542938" calcext:value-type="float">
            <text:p>52.2346713543</text:p>
          </table:table-cell>
          <table:table-cell table:formula="of:=[.D555]/([.E555]-[.E554])" office:value-type="float" office:value="68391.5186981532" calcext:value-type="float">
            <text:p>68391.5186981532</text:p>
          </table:table-cell>
          <table:table-cell table:formula="of:=[.E555]-[.E554]" office:value-type="float" office:value="0.102000951766968" calcext:value-type="float">
            <text:p>0.10200095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55910867.6207" calcext:value-type="float">
            <text:p>1455910867.6207</text:p>
          </table:table-cell>
          <table:table-cell office:value-type="float" office:value="1455910867.62103" calcext:value-type="float">
            <text:p>1455910867.62103</text:p>
          </table:table-cell>
          <table:table-cell office:value-type="float" office:value="7088" calcext:value-type="float">
            <text:p>7088</text:p>
          </table:table-cell>
          <table:table-cell table:formula="of:=[.B556]-[.B$2]" office:value-type="float" office:value="52.337760925293" calcext:value-type="float">
            <text:p>52.3377609253</text:p>
          </table:table-cell>
          <table:table-cell table:formula="of:=[.D556]/([.E556]-[.E555])" office:value-type="float" office:value="68755.7425188892" calcext:value-type="float">
            <text:p>68755.7425188892</text:p>
          </table:table-cell>
          <table:table-cell table:formula="of:=[.E556]-[.E555]" office:value-type="float" office:value="0.103089570999146" calcext:value-type="float">
            <text:p>0.10308957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55910867.72374" calcext:value-type="float">
            <text:p>1455910867.72374</text:p>
          </table:table-cell>
          <table:table-cell office:value-type="float" office:value="1455910867.72391" calcext:value-type="float">
            <text:p>1455910867.72391</text:p>
          </table:table-cell>
          <table:table-cell office:value-type="float" office:value="7192" calcext:value-type="float">
            <text:p>7192</text:p>
          </table:table-cell>
          <table:table-cell table:formula="of:=[.B557]-[.B$2]" office:value-type="float" office:value="52.4408011436462" calcext:value-type="float">
            <text:p>52.4408011436</text:p>
          </table:table-cell>
          <table:table-cell table:formula="of:=[.D557]/([.E557]-[.E556])" office:value-type="float" office:value="69797.9887362269" calcext:value-type="float">
            <text:p>69797.9887362269</text:p>
          </table:table-cell>
          <table:table-cell table:formula="of:=[.E557]-[.E556]" office:value-type="float" office:value="0.103040218353271" calcext:value-type="float">
            <text:p>0.103040218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55910867.8258" calcext:value-type="float">
            <text:p>1455910867.8258</text:p>
          </table:table-cell>
          <table:table-cell office:value-type="float" office:value="1455910867.82597" calcext:value-type="float">
            <text:p>1455910867.82597</text:p>
          </table:table-cell>
          <table:table-cell office:value-type="float" office:value="7288" calcext:value-type="float">
            <text:p>7288</text:p>
          </table:table-cell>
          <table:table-cell table:formula="of:=[.B558]-[.B$2]" office:value-type="float" office:value="52.5428597927094" calcext:value-type="float">
            <text:p>52.5428597927</text:p>
          </table:table-cell>
          <table:table-cell table:formula="of:=[.D558]/([.E558]-[.E557])" office:value-type="float" office:value="71409.920343873" calcext:value-type="float">
            <text:p>71409.920343873</text:p>
          </table:table-cell>
          <table:table-cell table:formula="of:=[.E558]-[.E557]" office:value-type="float" office:value="0.10205864906311" calcext:value-type="float">
            <text:p>0.102058649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5910867.9482" calcext:value-type="float">
            <text:p>1455910867.9482</text:p>
          </table:table-cell>
          <table:table-cell office:value-type="float" office:value="1455910867.94843" calcext:value-type="float">
            <text:p>1455910867.94843</text:p>
          </table:table-cell>
          <table:table-cell office:value-type="float" office:value="7400" calcext:value-type="float">
            <text:p>7400</text:p>
          </table:table-cell>
          <table:table-cell table:formula="of:=[.B559]-[.B$2]" office:value-type="float" office:value="52.6652624607086" calcext:value-type="float">
            <text:p>52.6652624607</text:p>
          </table:table-cell>
          <table:table-cell table:formula="of:=[.D559]/([.E559]-[.E558])" office:value-type="float" office:value="60456.198553158" calcext:value-type="float">
            <text:p>60456.198553158</text:p>
          </table:table-cell>
          <table:table-cell table:formula="of:=[.E559]-[.E558]" office:value-type="float" office:value="0.122402667999268" calcext:value-type="float">
            <text:p>0.12240266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55910868.05021" calcext:value-type="float">
            <text:p>1455910868.05021</text:p>
          </table:table-cell>
          <table:table-cell office:value-type="float" office:value="1455910868.05038" calcext:value-type="float">
            <text:p>1455910868.05038</text:p>
          </table:table-cell>
          <table:table-cell office:value-type="float" office:value="7488" calcext:value-type="float">
            <text:p>7488</text:p>
          </table:table-cell>
          <table:table-cell table:formula="of:=[.B560]-[.B$2]" office:value-type="float" office:value="52.767263174057" calcext:value-type="float">
            <text:p>52.7672631741</text:p>
          </table:table-cell>
          <table:table-cell table:formula="of:=[.D560]/([.E560]-[.E559])" office:value-type="float" office:value="73411.2512960998" calcext:value-type="float">
            <text:p>73411.2512960998</text:p>
          </table:table-cell>
          <table:table-cell table:formula="of:=[.E560]-[.E559]" office:value-type="float" office:value="0.102000713348389" calcext:value-type="float">
            <text:p>0.102000713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55910868.15342" calcext:value-type="float">
            <text:p>1455910868.15342</text:p>
          </table:table-cell>
          <table:table-cell office:value-type="float" office:value="1455910868.15361" calcext:value-type="float">
            <text:p>1455910868.15361</text:p>
          </table:table-cell>
          <table:table-cell office:value-type="float" office:value="7568" calcext:value-type="float">
            <text:p>7568</text:p>
          </table:table-cell>
          <table:table-cell table:formula="of:=[.B561]-[.B$2]" office:value-type="float" office:value="52.8704805374146" calcext:value-type="float">
            <text:p>52.8704805374</text:p>
          </table:table-cell>
          <table:table-cell table:formula="of:=[.D561]/([.E561]-[.E560])" office:value-type="float" office:value="73320.9971057342" calcext:value-type="float">
            <text:p>73320.9971057342</text:p>
          </table:table-cell>
          <table:table-cell table:formula="of:=[.E561]-[.E560]" office:value-type="float" office:value="0.103217363357544" calcext:value-type="float">
            <text:p>0.103217363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55910868.25504" calcext:value-type="float">
            <text:p>1455910868.25504</text:p>
          </table:table-cell>
          <table:table-cell office:value-type="float" office:value="1455910868.25521" calcext:value-type="float">
            <text:p>1455910868.25521</text:p>
          </table:table-cell>
          <table:table-cell office:value-type="float" office:value="7632" calcext:value-type="float">
            <text:p>7632</text:p>
          </table:table-cell>
          <table:table-cell table:formula="of:=[.B562]-[.B$2]" office:value-type="float" office:value="52.9721002578735" calcext:value-type="float">
            <text:p>52.9721002579</text:p>
          </table:table-cell>
          <table:table-cell table:formula="of:=[.D562]/([.E562]-[.E561])" office:value-type="float" office:value="75103.532715192" calcext:value-type="float">
            <text:p>75103.532715192</text:p>
          </table:table-cell>
          <table:table-cell table:formula="of:=[.E562]-[.E561]" office:value-type="float" office:value="0.101619720458984" calcext:value-type="float">
            <text:p>0.101619720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55910868.35719" calcext:value-type="float">
            <text:p>1455910868.35719</text:p>
          </table:table-cell>
          <table:table-cell office:value-type="float" office:value="1455910868.35736" calcext:value-type="float">
            <text:p>1455910868.35736</text:p>
          </table:table-cell>
          <table:table-cell office:value-type="float" office:value="7696" calcext:value-type="float">
            <text:p>7696</text:p>
          </table:table-cell>
          <table:table-cell table:formula="of:=[.B563]-[.B$2]" office:value-type="float" office:value="53.0742433071137" calcext:value-type="float">
            <text:p>53.0742433071</text:p>
          </table:table-cell>
          <table:table-cell table:formula="of:=[.D563]/([.E563]-[.E562])" office:value-type="float" office:value="75345.3128456021" calcext:value-type="float">
            <text:p>75345.3128456021</text:p>
          </table:table-cell>
          <table:table-cell table:formula="of:=[.E563]-[.E562]" office:value-type="float" office:value="0.102143049240112" calcext:value-type="float">
            <text:p>0.102143049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55910868.45895" calcext:value-type="float">
            <text:p>1455910868.45895</text:p>
          </table:table-cell>
          <table:table-cell office:value-type="float" office:value="1455910868.45913" calcext:value-type="float">
            <text:p>1455910868.45913</text:p>
          </table:table-cell>
          <table:table-cell office:value-type="float" office:value="7752" calcext:value-type="float">
            <text:p>7752</text:p>
          </table:table-cell>
          <table:table-cell table:formula="of:=[.B564]-[.B$2]" office:value-type="float" office:value="53.1760056018829" calcext:value-type="float">
            <text:p>53.1760056019</text:p>
          </table:table-cell>
          <table:table-cell table:formula="of:=[.D564]/([.E564]-[.E563])" office:value-type="float" office:value="76177.5274189241" calcext:value-type="float">
            <text:p>76177.5274189241</text:p>
          </table:table-cell>
          <table:table-cell table:formula="of:=[.E564]-[.E563]" office:value-type="float" office:value="0.101762294769287" calcext:value-type="float">
            <text:p>0.101762294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5910868.55858" calcext:value-type="float">
            <text:p>1455910868.55858</text:p>
          </table:table-cell>
          <table:table-cell office:value-type="float" office:value="1455910868.55876" calcext:value-type="float">
            <text:p>1455910868.55876</text:p>
          </table:table-cell>
          <table:table-cell office:value-type="float" office:value="7792" calcext:value-type="float">
            <text:p>7792</text:p>
          </table:table-cell>
          <table:table-cell table:formula="of:=[.B565]-[.B$2]" office:value-type="float" office:value="53.2756426334381" calcext:value-type="float">
            <text:p>53.2756426334</text:p>
          </table:table-cell>
          <table:table-cell table:formula="of:=[.D565]/([.E565]-[.E564])" office:value-type="float" office:value="78203.8553174383" calcext:value-type="float">
            <text:p>78203.8553174383</text:p>
          </table:table-cell>
          <table:table-cell table:formula="of:=[.E565]-[.E564]" office:value-type="float" office:value="0.0996370315551758" calcext:value-type="float">
            <text:p>0.099637031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55910868.65821" calcext:value-type="float">
            <text:p>1455910868.65821</text:p>
          </table:table-cell>
          <table:table-cell office:value-type="float" office:value="1455910868.65838" calcext:value-type="float">
            <text:p>1455910868.65838</text:p>
          </table:table-cell>
          <table:table-cell office:value-type="float" office:value="7832" calcext:value-type="float">
            <text:p>7832</text:p>
          </table:table-cell>
          <table:table-cell table:formula="of:=[.B566]-[.B$2]" office:value-type="float" office:value="53.3752708435059" calcext:value-type="float">
            <text:p>53.3752708435</text:p>
          </table:table-cell>
          <table:table-cell table:formula="of:=[.D566]/([.E566]-[.E565])" office:value-type="float" office:value="78612.2725147235" calcext:value-type="float">
            <text:p>78612.2725147235</text:p>
          </table:table-cell>
          <table:table-cell table:formula="of:=[.E566]-[.E565]" office:value-type="float" office:value="0.099628210067749" calcext:value-type="float">
            <text:p>0.09962821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55910868.75665" calcext:value-type="float">
            <text:p>1455910868.75665</text:p>
          </table:table-cell>
          <table:table-cell office:value-type="float" office:value="1455910868.75682" calcext:value-type="float">
            <text:p>1455910868.75682</text:p>
          </table:table-cell>
          <table:table-cell office:value-type="float" office:value="7856" calcext:value-type="float">
            <text:p>7856</text:p>
          </table:table-cell>
          <table:table-cell table:formula="of:=[.B567]-[.B$2]" office:value-type="float" office:value="53.4737052917481" calcext:value-type="float">
            <text:p>53.4737052917</text:p>
          </table:table-cell>
          <table:table-cell table:formula="of:=[.D567]/([.E567]-[.E566])" office:value-type="float" office:value="79809.458378546" calcext:value-type="float">
            <text:p>79809.458378546</text:p>
          </table:table-cell>
          <table:table-cell table:formula="of:=[.E567]-[.E566]" office:value-type="float" office:value="0.0984344482421875" calcext:value-type="float">
            <text:p>0.098434448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55910868.85488" calcext:value-type="float">
            <text:p>1455910868.85488</text:p>
          </table:table-cell>
          <table:table-cell office:value-type="float" office:value="1455910868.85505" calcext:value-type="float">
            <text:p>1455910868.85505</text:p>
          </table:table-cell>
          <table:table-cell office:value-type="float" office:value="7880" calcext:value-type="float">
            <text:p>7880</text:p>
          </table:table-cell>
          <table:table-cell table:formula="of:=[.B568]-[.B$2]" office:value-type="float" office:value="53.571937084198" calcext:value-type="float">
            <text:p>53.5719370842</text:p>
          </table:table-cell>
          <table:table-cell table:formula="of:=[.D568]/([.E568]-[.E567])" office:value-type="float" office:value="80218.4283058343" calcext:value-type="float">
            <text:p>80218.4283058343</text:p>
          </table:table-cell>
          <table:table-cell table:formula="of:=[.E568]-[.E567]" office:value-type="float" office:value="0.0982317924499512" calcext:value-type="float">
            <text:p>0.098231792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55910868.95088" calcext:value-type="float">
            <text:p>1455910868.95088</text:p>
          </table:table-cell>
          <table:table-cell office:value-type="float" office:value="1455910868.95105" calcext:value-type="float">
            <text:p>1455910868.95105</text:p>
          </table:table-cell>
          <table:table-cell office:value-type="float" office:value="7888" calcext:value-type="float">
            <text:p>7888</text:p>
          </table:table-cell>
          <table:table-cell table:formula="of:=[.B569]-[.B$2]" office:value-type="float" office:value="53.6679358482361" calcext:value-type="float">
            <text:p>53.6679358482</text:p>
          </table:table-cell>
          <table:table-cell table:formula="of:=[.D569]/([.E569]-[.E568])" office:value-type="float" office:value="82167.7245435219" calcext:value-type="float">
            <text:p>82167.7245435219</text:p>
          </table:table-cell>
          <table:table-cell table:formula="of:=[.E569]-[.E568]" office:value-type="float" office:value="0.0959987640380859" calcext:value-type="float">
            <text:p>0.095998764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55910869.04665" calcext:value-type="float">
            <text:p>1455910869.04665</text:p>
          </table:table-cell>
          <table:table-cell office:value-type="float" office:value="1455910869.04682" calcext:value-type="float">
            <text:p>1455910869.04682</text:p>
          </table:table-cell>
          <table:table-cell office:value-type="float" office:value="7888" calcext:value-type="float">
            <text:p>7888</text:p>
          </table:table-cell>
          <table:table-cell table:formula="of:=[.B570]-[.B$2]" office:value-type="float" office:value="53.7637040615082" calcext:value-type="float">
            <text:p>53.7637040615</text:p>
          </table:table-cell>
          <table:table-cell table:formula="of:=[.D570]/([.E570]-[.E569])" office:value-type="float" office:value="82365.5337245227" calcext:value-type="float">
            <text:p>82365.5337245227</text:p>
          </table:table-cell>
          <table:table-cell table:formula="of:=[.E570]-[.E569]" office:value-type="float" office:value="0.0957682132720947" calcext:value-type="float">
            <text:p>0.0957682133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55910869.14092" calcext:value-type="float">
            <text:p>1455910869.14092</text:p>
          </table:table-cell>
          <table:table-cell office:value-type="float" office:value="1455910869.14112" calcext:value-type="float">
            <text:p>1455910869.14112</text:p>
          </table:table-cell>
          <table:table-cell office:value-type="float" office:value="7888" calcext:value-type="float">
            <text:p>7888</text:p>
          </table:table-cell>
          <table:table-cell table:formula="of:=[.B571]-[.B$2]" office:value-type="float" office:value="53.8579816818237" calcext:value-type="float">
            <text:p>53.8579816818</text:p>
          </table:table-cell>
          <table:table-cell table:formula="of:=[.D571]/([.E571]-[.E570])" office:value-type="float" office:value="83667.7885334662" calcext:value-type="float">
            <text:p>83667.7885334662</text:p>
          </table:table-cell>
          <table:table-cell table:formula="of:=[.E571]-[.E570]" office:value-type="float" office:value="0.0942776203155518" calcext:value-type="float">
            <text:p>0.09427762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55910869.23507" calcext:value-type="float">
            <text:p>1455910869.23507</text:p>
          </table:table-cell>
          <table:table-cell office:value-type="float" office:value="1455910869.23524" calcext:value-type="float">
            <text:p>1455910869.23524</text:p>
          </table:table-cell>
          <table:table-cell office:value-type="float" office:value="7872" calcext:value-type="float">
            <text:p>7872</text:p>
          </table:table-cell>
          <table:table-cell table:formula="of:=[.B572]-[.B$2]" office:value-type="float" office:value="53.9521296024323" calcext:value-type="float">
            <text:p>53.9521296024</text:p>
          </table:table-cell>
          <table:table-cell table:formula="of:=[.D572]/([.E572]-[.E571])" office:value-type="float" office:value="83613.1053040759" calcext:value-type="float">
            <text:p>83613.1053040759</text:p>
          </table:table-cell>
          <table:table-cell table:formula="of:=[.E572]-[.E571]" office:value-type="float" office:value="0.0941479206085205" calcext:value-type="float">
            <text:p>0.094147920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55910869.3373" calcext:value-type="float">
            <text:p>1455910869.3373</text:p>
          </table:table-cell>
          <table:table-cell office:value-type="float" office:value="1455910869.33747" calcext:value-type="float">
            <text:p>1455910869.33747</text:p>
          </table:table-cell>
          <table:table-cell office:value-type="float" office:value="7848" calcext:value-type="float">
            <text:p>7848</text:p>
          </table:table-cell>
          <table:table-cell table:formula="of:=[.B573]-[.B$2]" office:value-type="float" office:value="54.0543539524078" calcext:value-type="float">
            <text:p>54.0543539524</text:p>
          </table:table-cell>
          <table:table-cell table:formula="of:=[.D573]/([.E573]-[.E572])" office:value-type="float" office:value="76772.3150293871" calcext:value-type="float">
            <text:p>76772.3150293871</text:p>
          </table:table-cell>
          <table:table-cell table:formula="of:=[.E573]-[.E572]" office:value-type="float" office:value="0.102224349975586" calcext:value-type="float">
            <text:p>0.1022243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55910869.43829" calcext:value-type="float">
            <text:p>1455910869.43829</text:p>
          </table:table-cell>
          <table:table-cell office:value-type="float" office:value="1455910869.43847" calcext:value-type="float">
            <text:p>1455910869.43847</text:p>
          </table:table-cell>
          <table:table-cell office:value-type="float" office:value="7816" calcext:value-type="float">
            <text:p>7816</text:p>
          </table:table-cell>
          <table:table-cell table:formula="of:=[.B574]-[.B$2]" office:value-type="float" office:value="54.1553523540497" calcext:value-type="float">
            <text:p>54.155352354</text:p>
          </table:table-cell>
          <table:table-cell table:formula="of:=[.D574]/([.E574]-[.E573])" office:value-type="float" office:value="77387.3632942887" calcext:value-type="float">
            <text:p>77387.3632942887</text:p>
          </table:table-cell>
          <table:table-cell table:formula="of:=[.E574]-[.E573]" office:value-type="float" office:value="0.100998401641846" calcext:value-type="float">
            <text:p>0.1009984016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55910869.54026" calcext:value-type="float">
            <text:p>1455910869.54026</text:p>
          </table:table-cell>
          <table:table-cell office:value-type="float" office:value="1455910869.54043" calcext:value-type="float">
            <text:p>1455910869.54043</text:p>
          </table:table-cell>
          <table:table-cell office:value-type="float" office:value="7776" calcext:value-type="float">
            <text:p>7776</text:p>
          </table:table-cell>
          <table:table-cell table:formula="of:=[.B575]-[.B$2]" office:value-type="float" office:value="54.2573156356812" calcext:value-type="float">
            <text:p>54.2573156357</text:p>
          </table:table-cell>
          <table:table-cell table:formula="of:=[.D575]/([.E575]-[.E574])" office:value-type="float" office:value="76262.7474869349" calcext:value-type="float">
            <text:p>76262.7474869349</text:p>
          </table:table-cell>
          <table:table-cell table:formula="of:=[.E575]-[.E574]" office:value-type="float" office:value="0.10196328163147" calcext:value-type="float">
            <text:p>0.101963281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55910869.64128" calcext:value-type="float">
            <text:p>1455910869.64128</text:p>
          </table:table-cell>
          <table:table-cell office:value-type="float" office:value="1455910869.64146" calcext:value-type="float">
            <text:p>1455910869.64146</text:p>
          </table:table-cell>
          <table:table-cell office:value-type="float" office:value="7728" calcext:value-type="float">
            <text:p>7728</text:p>
          </table:table-cell>
          <table:table-cell table:formula="of:=[.B576]-[.B$2]" office:value-type="float" office:value="54.3583378791809" calcext:value-type="float">
            <text:p>54.3583378792</text:p>
          </table:table-cell>
          <table:table-cell table:formula="of:=[.D576]/([.E576]-[.E575])" office:value-type="float" office:value="76498.0041253853" calcext:value-type="float">
            <text:p>76498.0041253853</text:p>
          </table:table-cell>
          <table:table-cell table:formula="of:=[.E576]-[.E575]" office:value-type="float" office:value="0.101022243499756" calcext:value-type="float">
            <text:p>0.101022243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55910869.74185" calcext:value-type="float">
            <text:p>1455910869.74185</text:p>
          </table:table-cell>
          <table:table-cell office:value-type="float" office:value="1455910869.74204" calcext:value-type="float">
            <text:p>1455910869.74204</text:p>
          </table:table-cell>
          <table:table-cell office:value-type="float" office:value="7680" calcext:value-type="float">
            <text:p>7680</text:p>
          </table:table-cell>
          <table:table-cell table:formula="of:=[.B577]-[.B$2]" office:value-type="float" office:value="54.4589035511017" calcext:value-type="float">
            <text:p>54.4589035511</text:p>
          </table:table-cell>
          <table:table-cell table:formula="of:=[.D577]/([.E577]-[.E576])" office:value-type="float" office:value="76368.0076244123" calcext:value-type="float">
            <text:p>76368.0076244123</text:p>
          </table:table-cell>
          <table:table-cell table:formula="of:=[.E577]-[.E576]" office:value-type="float" office:value="0.100565671920776" calcext:value-type="float">
            <text:p>0.100565671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55910869.8412" calcext:value-type="float">
            <text:p>1455910869.8412</text:p>
          </table:table-cell>
          <table:table-cell office:value-type="float" office:value="1455910869.84137" calcext:value-type="float">
            <text:p>1455910869.84137</text:p>
          </table:table-cell>
          <table:table-cell office:value-type="float" office:value="7616" calcext:value-type="float">
            <text:p>7616</text:p>
          </table:table-cell>
          <table:table-cell table:formula="of:=[.B578]-[.B$2]" office:value-type="float" office:value="54.558260679245" calcext:value-type="float">
            <text:p>54.5582606792</text:p>
          </table:table-cell>
          <table:table-cell table:formula="of:=[.D578]/([.E578]-[.E577])" office:value-type="float" office:value="76652.7791444903" calcext:value-type="float">
            <text:p>76652.7791444903</text:p>
          </table:table-cell>
          <table:table-cell table:formula="of:=[.E578]-[.E577]" office:value-type="float" office:value="0.0993571281433106" calcext:value-type="float">
            <text:p>0.099357128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55910869.93995" calcext:value-type="float">
            <text:p>1455910869.93995</text:p>
          </table:table-cell>
          <table:table-cell office:value-type="float" office:value="1455910869.94012" calcext:value-type="float">
            <text:p>1455910869.94012</text:p>
          </table:table-cell>
          <table:table-cell office:value-type="float" office:value="7544" calcext:value-type="float">
            <text:p>7544</text:p>
          </table:table-cell>
          <table:table-cell table:formula="of:=[.B579]-[.B$2]" office:value-type="float" office:value="54.6570026874542" calcext:value-type="float">
            <text:p>54.6570026875</text:p>
          </table:table-cell>
          <table:table-cell table:formula="of:=[.D579]/([.E579]-[.E578])" office:value-type="float" office:value="76401.1198153344" calcext:value-type="float">
            <text:p>76401.1198153344</text:p>
          </table:table-cell>
          <table:table-cell table:formula="of:=[.E579]-[.E578]" office:value-type="float" office:value="0.0987420082092285" calcext:value-type="float">
            <text:p>0.09874200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55910870.03791" calcext:value-type="float">
            <text:p>1455910870.03791</text:p>
          </table:table-cell>
          <table:table-cell office:value-type="float" office:value="1455910870.03809" calcext:value-type="float">
            <text:p>1455910870.03809</text:p>
          </table:table-cell>
          <table:table-cell office:value-type="float" office:value="7472" calcext:value-type="float">
            <text:p>7472</text:p>
          </table:table-cell>
          <table:table-cell table:formula="of:=[.B580]-[.B$2]" office:value-type="float" office:value="54.7549707889557" calcext:value-type="float">
            <text:p>54.754970789</text:p>
          </table:table-cell>
          <table:table-cell table:formula="of:=[.D580]/([.E580]-[.E579])" office:value-type="float" office:value="76269.7233638673" calcext:value-type="float">
            <text:p>76269.7233638673</text:p>
          </table:table-cell>
          <table:table-cell table:formula="of:=[.E580]-[.E579]" office:value-type="float" office:value="0.0979681015014648" calcext:value-type="float">
            <text:p>0.097968101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55910870.13512" calcext:value-type="float">
            <text:p>1455910870.13512</text:p>
          </table:table-cell>
          <table:table-cell office:value-type="float" office:value="1455910870.13531" calcext:value-type="float">
            <text:p>1455910870.13531</text:p>
          </table:table-cell>
          <table:table-cell office:value-type="float" office:value="7392" calcext:value-type="float">
            <text:p>7392</text:p>
          </table:table-cell>
          <table:table-cell table:formula="of:=[.B581]-[.B$2]" office:value-type="float" office:value="54.8521749973297" calcext:value-type="float">
            <text:p>54.8521749973</text:p>
          </table:table-cell>
          <table:table-cell table:formula="of:=[.D581]/([.E581]-[.E580])" office:value-type="float" office:value="76046.0902223181" calcext:value-type="float">
            <text:p>76046.0902223181</text:p>
          </table:table-cell>
          <table:table-cell table:formula="of:=[.E581]-[.E580]" office:value-type="float" office:value="0.0972042083740234" calcext:value-type="float">
            <text:p>0.09720420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55910870.23075" calcext:value-type="float">
            <text:p>1455910870.23075</text:p>
          </table:table-cell>
          <table:table-cell office:value-type="float" office:value="1455910870.23093" calcext:value-type="float">
            <text:p>1455910870.23093</text:p>
          </table:table-cell>
          <table:table-cell office:value-type="float" office:value="7296" calcext:value-type="float">
            <text:p>7296</text:p>
          </table:table-cell>
          <table:table-cell table:formula="of:=[.B582]-[.B$2]" office:value-type="float" office:value="54.9478046894074" calcext:value-type="float">
            <text:p>54.9478046894</text:p>
          </table:table-cell>
          <table:table-cell table:formula="of:=[.D582]/([.E582]-[.E581])" office:value-type="float" office:value="76294.2956469708" calcext:value-type="float">
            <text:p>76294.2956469708</text:p>
          </table:table-cell>
          <table:table-cell table:formula="of:=[.E582]-[.E581]" office:value-type="float" office:value="0.0956296920776367" calcext:value-type="float">
            <text:p>0.095629692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55910870.32886" calcext:value-type="float">
            <text:p>1455910870.32886</text:p>
          </table:table-cell>
          <table:table-cell office:value-type="float" office:value="1455910870.32924" calcext:value-type="float">
            <text:p>1455910870.32924</text:p>
          </table:table-cell>
          <table:table-cell office:value-type="float" office:value="7200" calcext:value-type="float">
            <text:p>7200</text:p>
          </table:table-cell>
          <table:table-cell table:formula="of:=[.B583]-[.B$2]" office:value-type="float" office:value="55.0459158420563" calcext:value-type="float">
            <text:p>55.0459158421</text:p>
          </table:table-cell>
          <table:table-cell table:formula="of:=[.D583]/([.E583]-[.E582])" office:value-type="float" office:value="73386.1523955792" calcext:value-type="float">
            <text:p>73386.1523955792</text:p>
          </table:table-cell>
          <table:table-cell table:formula="of:=[.E583]-[.E582]" office:value-type="float" office:value="0.0981111526489258" calcext:value-type="float">
            <text:p>0.098111152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55910870.42844" calcext:value-type="float">
            <text:p>1455910870.42844</text:p>
          </table:table-cell>
          <table:table-cell office:value-type="float" office:value="1455910870.42881" calcext:value-type="float">
            <text:p>1455910870.42881</text:p>
          </table:table-cell>
          <table:table-cell office:value-type="float" office:value="7104" calcext:value-type="float">
            <text:p>7104</text:p>
          </table:table-cell>
          <table:table-cell table:formula="of:=[.B584]-[.B$2]" office:value-type="float" office:value="55.1454968452454" calcext:value-type="float">
            <text:p>55.1454968452</text:p>
          </table:table-cell>
          <table:table-cell table:formula="of:=[.D584]/([.E584]-[.E583])" office:value-type="float" office:value="71338.9077484061" calcext:value-type="float">
            <text:p>71338.9077484061</text:p>
          </table:table-cell>
          <table:table-cell table:formula="of:=[.E584]-[.E583]" office:value-type="float" office:value="0.0995810031890869" calcext:value-type="float">
            <text:p>0.099581003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55910870.5274" calcext:value-type="float">
            <text:p>1455910870.5274</text:p>
          </table:table-cell>
          <table:table-cell office:value-type="float" office:value="1455910870.52757" calcext:value-type="float">
            <text:p>1455910870.52757</text:p>
          </table:table-cell>
          <table:table-cell office:value-type="float" office:value="6992" calcext:value-type="float">
            <text:p>6992</text:p>
          </table:table-cell>
          <table:table-cell table:formula="of:=[.B585]-[.B$2]" office:value-type="float" office:value="55.2444541454315" calcext:value-type="float">
            <text:p>55.2444541454</text:p>
          </table:table-cell>
          <table:table-cell table:formula="of:=[.D585]/([.E585]-[.E584])" office:value-type="float" office:value="70656.7376721752" calcext:value-type="float">
            <text:p>70656.7376721752</text:p>
          </table:table-cell>
          <table:table-cell table:formula="of:=[.E585]-[.E584]" office:value-type="float" office:value="0.0989573001861572" calcext:value-type="float">
            <text:p>0.098957300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55910870.62429" calcext:value-type="float">
            <text:p>1455910870.62429</text:p>
          </table:table-cell>
          <table:table-cell office:value-type="float" office:value="1455910870.62445" calcext:value-type="float">
            <text:p>1455910870.62445</text:p>
          </table:table-cell>
          <table:table-cell office:value-type="float" office:value="6888" calcext:value-type="float">
            <text:p>6888</text:p>
          </table:table-cell>
          <table:table-cell table:formula="of:=[.B586]-[.B$2]" office:value-type="float" office:value="55.3413460254669" calcext:value-type="float">
            <text:p>55.3413460255</text:p>
          </table:table-cell>
          <table:table-cell table:formula="of:=[.D586]/([.E586]-[.E585])" office:value-type="float" office:value="71089.5484480578" calcext:value-type="float">
            <text:p>71089.5484480578</text:p>
          </table:table-cell>
          <table:table-cell table:formula="of:=[.E586]-[.E585]" office:value-type="float" office:value="0.0968918800354004" calcext:value-type="float">
            <text:p>0.09689188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55910870.7209" calcext:value-type="float">
            <text:p>1455910870.7209</text:p>
          </table:table-cell>
          <table:table-cell office:value-type="float" office:value="1455910870.72108" calcext:value-type="float">
            <text:p>1455910870.72108</text:p>
          </table:table-cell>
          <table:table-cell office:value-type="float" office:value="6776" calcext:value-type="float">
            <text:p>6776</text:p>
          </table:table-cell>
          <table:table-cell table:formula="of:=[.B587]-[.B$2]" office:value-type="float" office:value="55.4379606246948" calcext:value-type="float">
            <text:p>55.4379606247</text:p>
          </table:table-cell>
          <table:table-cell table:formula="of:=[.D587]/([.E587]-[.E586])" office:value-type="float" office:value="70134.3280844753" calcext:value-type="float">
            <text:p>70134.3280844753</text:p>
          </table:table-cell>
          <table:table-cell table:formula="of:=[.E587]-[.E586]" office:value-type="float" office:value="0.0966145992279053" calcext:value-type="float">
            <text:p>0.096614599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55910870.81605" calcext:value-type="float">
            <text:p>1455910870.81605</text:p>
          </table:table-cell>
          <table:table-cell office:value-type="float" office:value="1455910870.81622" calcext:value-type="float">
            <text:p>1455910870.81622</text:p>
          </table:table-cell>
          <table:table-cell office:value-type="float" office:value="6664" calcext:value-type="float">
            <text:p>6664</text:p>
          </table:table-cell>
          <table:table-cell table:formula="of:=[.B588]-[.B$2]" office:value-type="float" office:value="55.533109664917" calcext:value-type="float">
            <text:p>55.5331096649</text:p>
          </table:table-cell>
          <table:table-cell table:formula="of:=[.D588]/([.E588]-[.E587])" office:value-type="float" office:value="70037.4904932295" calcext:value-type="float">
            <text:p>70037.4904932295</text:p>
          </table:table-cell>
          <table:table-cell table:formula="of:=[.E588]-[.E587]" office:value-type="float" office:value="0.095149040222168" calcext:value-type="float">
            <text:p>0.095149040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55910870.91045" calcext:value-type="float">
            <text:p>1455910870.91045</text:p>
          </table:table-cell>
          <table:table-cell office:value-type="float" office:value="1455910870.91063" calcext:value-type="float">
            <text:p>1455910870.91063</text:p>
          </table:table-cell>
          <table:table-cell office:value-type="float" office:value="6552" calcext:value-type="float">
            <text:p>6552</text:p>
          </table:table-cell>
          <table:table-cell table:formula="of:=[.B589]-[.B$2]" office:value-type="float" office:value="55.6275117397308" calcext:value-type="float">
            <text:p>55.6275117397</text:p>
          </table:table-cell>
          <table:table-cell table:formula="of:=[.D589]/([.E589]-[.E588])" office:value-type="float" office:value="69405.2542056972" calcext:value-type="float">
            <text:p>69405.2542056972</text:p>
          </table:table-cell>
          <table:table-cell table:formula="of:=[.E589]-[.E588]" office:value-type="float" office:value="0.0944020748138428" calcext:value-type="float">
            <text:p>0.094402074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55910871.0034" calcext:value-type="float">
            <text:p>1455910871.0034</text:p>
          </table:table-cell>
          <table:table-cell office:value-type="float" office:value="1455910871.00374" calcext:value-type="float">
            <text:p>1455910871.00374</text:p>
          </table:table-cell>
          <table:table-cell office:value-type="float" office:value="6440" calcext:value-type="float">
            <text:p>6440</text:p>
          </table:table-cell>
          <table:table-cell table:formula="of:=[.B590]-[.B$2]" office:value-type="float" office:value="55.7204592227936" calcext:value-type="float">
            <text:p>55.7204592228</text:p>
          </table:table-cell>
          <table:table-cell table:formula="of:=[.D590]/([.E590]-[.E589])" office:value-type="float" office:value="69286.4377581121" calcext:value-type="float">
            <text:p>69286.4377581121</text:p>
          </table:table-cell>
          <table:table-cell table:formula="of:=[.E590]-[.E589]" office:value-type="float" office:value="0.0929474830627441" calcext:value-type="float">
            <text:p>0.092947483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55910871.09518" calcext:value-type="float">
            <text:p>1455910871.09518</text:p>
          </table:table-cell>
          <table:table-cell office:value-type="float" office:value="1455910871.09536" calcext:value-type="float">
            <text:p>1455910871.09536</text:p>
          </table:table-cell>
          <table:table-cell office:value-type="float" office:value="6328" calcext:value-type="float">
            <text:p>6328</text:p>
          </table:table-cell>
          <table:table-cell table:formula="of:=[.B591]-[.B$2]" office:value-type="float" office:value="55.8122355937958" calcext:value-type="float">
            <text:p>55.8122355938</text:p>
          </table:table-cell>
          <table:table-cell table:formula="of:=[.D591]/([.E591]-[.E590])" office:value-type="float" office:value="68950.2094155422" calcext:value-type="float">
            <text:p>68950.2094155422</text:p>
          </table:table-cell>
          <table:table-cell table:formula="of:=[.E591]-[.E590]" office:value-type="float" office:value="0.0917763710021973" calcext:value-type="float">
            <text:p>0.09177637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55910871.18815" calcext:value-type="float">
            <text:p>1455910871.18815</text:p>
          </table:table-cell>
          <table:table-cell office:value-type="float" office:value="1455910871.18833" calcext:value-type="float">
            <text:p>1455910871.18833</text:p>
          </table:table-cell>
          <table:table-cell office:value-type="float" office:value="6208" calcext:value-type="float">
            <text:p>6208</text:p>
          </table:table-cell>
          <table:table-cell table:formula="of:=[.B592]-[.B$2]" office:value-type="float" office:value="55.9052104949951" calcext:value-type="float">
            <text:p>55.905210495</text:p>
          </table:table-cell>
          <table:table-cell table:formula="of:=[.D592]/([.E592]-[.E591])" office:value-type="float" office:value="66770.7082225328" calcext:value-type="float">
            <text:p>66770.7082225328</text:p>
          </table:table-cell>
          <table:table-cell table:formula="of:=[.E592]-[.E591]" office:value-type="float" office:value="0.0929749011993408" calcext:value-type="float">
            <text:p>0.092974901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55910871.27893" calcext:value-type="float">
            <text:p>1455910871.27893</text:p>
          </table:table-cell>
          <table:table-cell office:value-type="float" office:value="1455910871.2791" calcext:value-type="float">
            <text:p>1455910871.2791</text:p>
          </table:table-cell>
          <table:table-cell office:value-type="float" office:value="6096" calcext:value-type="float">
            <text:p>6096</text:p>
          </table:table-cell>
          <table:table-cell table:formula="of:=[.B593]-[.B$2]" office:value-type="float" office:value="55.9959843158722" calcext:value-type="float">
            <text:p>55.9959843159</text:p>
          </table:table-cell>
          <table:table-cell table:formula="of:=[.D593]/([.E593]-[.E592])" office:value-type="float" office:value="67155.9260269007" calcext:value-type="float">
            <text:p>67155.9260269007</text:p>
          </table:table-cell>
          <table:table-cell table:formula="of:=[.E593]-[.E592]" office:value-type="float" office:value="0.0907738208770752" calcext:value-type="float">
            <text:p>0.090773820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55910871.37127" calcext:value-type="float">
            <text:p>1455910871.37127</text:p>
          </table:table-cell>
          <table:table-cell office:value-type="float" office:value="1455910871.37144" calcext:value-type="float">
            <text:p>1455910871.37144</text:p>
          </table:table-cell>
          <table:table-cell office:value-type="float" office:value="5976" calcext:value-type="float">
            <text:p>5976</text:p>
          </table:table-cell>
          <table:table-cell table:formula="of:=[.B594]-[.B$2]" office:value-type="float" office:value="56.0883269309998" calcext:value-type="float">
            <text:p>56.088326931</text:p>
          </table:table-cell>
          <table:table-cell table:formula="of:=[.D594]/([.E594]-[.E593])" office:value-type="float" office:value="64715.5161432743" calcext:value-type="float">
            <text:p>64715.5161432743</text:p>
          </table:table-cell>
          <table:table-cell table:formula="of:=[.E594]-[.E593]" office:value-type="float" office:value="0.0923426151275635" calcext:value-type="float">
            <text:p>0.09234261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55910871.4623" calcext:value-type="float">
            <text:p>1455910871.4623</text:p>
          </table:table-cell>
          <table:table-cell office:value-type="float" office:value="1455910871.46247" calcext:value-type="float">
            <text:p>1455910871.46247</text:p>
          </table:table-cell>
          <table:table-cell office:value-type="float" office:value="5864" calcext:value-type="float">
            <text:p>5864</text:p>
          </table:table-cell>
          <table:table-cell table:formula="of:=[.B595]-[.B$2]" office:value-type="float" office:value="56.1793582439423" calcext:value-type="float">
            <text:p>56.1793582439</text:p>
          </table:table-cell>
          <table:table-cell table:formula="of:=[.D595]/([.E595]-[.E594])" office:value-type="float" office:value="64417.3945255924" calcext:value-type="float">
            <text:p>64417.3945255924</text:p>
          </table:table-cell>
          <table:table-cell table:formula="of:=[.E595]-[.E594]" office:value-type="float" office:value="0.0910313129425049" calcext:value-type="float">
            <text:p>0.091031312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55910871.5544" calcext:value-type="float">
            <text:p>1455910871.5544</text:p>
          </table:table-cell>
          <table:table-cell office:value-type="float" office:value="1455910871.55457" calcext:value-type="float">
            <text:p>1455910871.55457</text:p>
          </table:table-cell>
          <table:table-cell office:value-type="float" office:value="5752" calcext:value-type="float">
            <text:p>5752</text:p>
          </table:table-cell>
          <table:table-cell table:formula="of:=[.B596]-[.B$2]" office:value-type="float" office:value="56.2714576721191" calcext:value-type="float">
            <text:p>56.2714576721</text:p>
          </table:table-cell>
          <table:table-cell table:formula="of:=[.D596]/([.E596]-[.E595])" office:value-type="float" office:value="62454.2422668803" calcext:value-type="float">
            <text:p>62454.2422668803</text:p>
          </table:table-cell>
          <table:table-cell table:formula="of:=[.E596]-[.E595]" office:value-type="float" office:value="0.0920994281768799" calcext:value-type="float">
            <text:p>0.092099428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55910871.64565" calcext:value-type="float">
            <text:p>1455910871.64565</text:p>
          </table:table-cell>
          <table:table-cell office:value-type="float" office:value="1455910871.64581" calcext:value-type="float">
            <text:p>1455910871.64581</text:p>
          </table:table-cell>
          <table:table-cell office:value-type="float" office:value="5640" calcext:value-type="float">
            <text:p>5640</text:p>
          </table:table-cell>
          <table:table-cell table:formula="of:=[.B597]-[.B$2]" office:value-type="float" office:value="56.3627047538757" calcext:value-type="float">
            <text:p>56.3627047539</text:p>
          </table:table-cell>
          <table:table-cell table:formula="of:=[.D597]/([.E597]-[.E596])" office:value-type="float" office:value="61810.1959144853" calcext:value-type="float">
            <text:p>61810.1959144853</text:p>
          </table:table-cell>
          <table:table-cell table:formula="of:=[.E597]-[.E596]" office:value-type="float" office:value="0.0912470817565918" calcext:value-type="float">
            <text:p>0.09124708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55910871.73627" calcext:value-type="float">
            <text:p>1455910871.73627</text:p>
          </table:table-cell>
          <table:table-cell office:value-type="float" office:value="1455910871.73644" calcext:value-type="float">
            <text:p>1455910871.73644</text:p>
          </table:table-cell>
          <table:table-cell office:value-type="float" office:value="5528" calcext:value-type="float">
            <text:p>5528</text:p>
          </table:table-cell>
          <table:table-cell table:formula="of:=[.B598]-[.B$2]" office:value-type="float" office:value="56.4533278942108" calcext:value-type="float">
            <text:p>56.4533278942</text:p>
          </table:table-cell>
          <table:table-cell table:formula="of:=[.D598]/([.E598]-[.E597])" office:value-type="float" office:value="60999.8724339057" calcext:value-type="float">
            <text:p>60999.8724339057</text:p>
          </table:table-cell>
          <table:table-cell table:formula="of:=[.E598]-[.E597]" office:value-type="float" office:value="0.090623140335083" calcext:value-type="float">
            <text:p>0.090623140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55910871.82818" calcext:value-type="float">
            <text:p>1455910871.82818</text:p>
          </table:table-cell>
          <table:table-cell office:value-type="float" office:value="1455910871.82836" calcext:value-type="float">
            <text:p>1455910871.82836</text:p>
          </table:table-cell>
          <table:table-cell office:value-type="float" office:value="5424" calcext:value-type="float">
            <text:p>5424</text:p>
          </table:table-cell>
          <table:table-cell table:formula="of:=[.B599]-[.B$2]" office:value-type="float" office:value="56.5452382564545" calcext:value-type="float">
            <text:p>56.5452382565</text:p>
          </table:table-cell>
          <table:table-cell table:formula="of:=[.D599]/([.E599]-[.E598])" office:value-type="float" office:value="59014.0204824903" calcext:value-type="float">
            <text:p>59014.0204824903</text:p>
          </table:table-cell>
          <table:table-cell table:formula="of:=[.E599]-[.E598]" office:value-type="float" office:value="0.0919103622436523" calcext:value-type="float">
            <text:p>0.0919103622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55910871.91907" calcext:value-type="float">
            <text:p>1455910871.91907</text:p>
          </table:table-cell>
          <table:table-cell office:value-type="float" office:value="1455910871.91924" calcext:value-type="float">
            <text:p>1455910871.91924</text:p>
          </table:table-cell>
          <table:table-cell office:value-type="float" office:value="5320" calcext:value-type="float">
            <text:p>5320</text:p>
          </table:table-cell>
          <table:table-cell table:formula="of:=[.B600]-[.B$2]" office:value-type="float" office:value="56.6361246109009" calcext:value-type="float">
            <text:p>56.6361246109</text:p>
          </table:table-cell>
          <table:table-cell table:formula="of:=[.D600]/([.E600]-[.E599])" office:value-type="float" office:value="58534.6395771304" calcext:value-type="float">
            <text:p>58534.6395771304</text:p>
          </table:table-cell>
          <table:table-cell table:formula="of:=[.E600]-[.E599]" office:value-type="float" office:value="0.0908863544464111" calcext:value-type="float">
            <text:p>0.090886354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55910872.01158" calcext:value-type="float">
            <text:p>1455910872.01158</text:p>
          </table:table-cell>
          <table:table-cell office:value-type="float" office:value="1455910872.01177" calcext:value-type="float">
            <text:p>1455910872.01177</text:p>
          </table:table-cell>
          <table:table-cell office:value-type="float" office:value="5216" calcext:value-type="float">
            <text:p>5216</text:p>
          </table:table-cell>
          <table:table-cell table:formula="of:=[.B601]-[.B$2]" office:value-type="float" office:value="56.7286326885223" calcext:value-type="float">
            <text:p>56.7286326885</text:p>
          </table:table-cell>
          <table:table-cell table:formula="of:=[.D601]/([.E601]-[.E600])" office:value-type="float" office:value="56384.2653972738" calcext:value-type="float">
            <text:p>56384.2653972738</text:p>
          </table:table-cell>
          <table:table-cell table:formula="of:=[.E601]-[.E600]" office:value-type="float" office:value="0.09250807762146" calcext:value-type="float">
            <text:p>0.09250807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55910872.1029" calcext:value-type="float">
            <text:p>1455910872.1029</text:p>
          </table:table-cell>
          <table:table-cell office:value-type="float" office:value="1455910872.10307" calcext:value-type="float">
            <text:p>1455910872.10307</text:p>
          </table:table-cell>
          <table:table-cell office:value-type="float" office:value="5112" calcext:value-type="float">
            <text:p>5112</text:p>
          </table:table-cell>
          <table:table-cell table:formula="of:=[.B602]-[.B$2]" office:value-type="float" office:value="56.8199555873871" calcext:value-type="float">
            <text:p>56.8199555874</text:p>
          </table:table-cell>
          <table:table-cell table:formula="of:=[.D602]/([.E602]-[.E601])" office:value-type="float" office:value="55977.1980910411" calcext:value-type="float">
            <text:p>55977.1980910411</text:p>
          </table:table-cell>
          <table:table-cell table:formula="of:=[.E602]-[.E601]" office:value-type="float" office:value="0.0913228988647461" calcext:value-type="float">
            <text:p>0.091322898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55910872.19487" calcext:value-type="float">
            <text:p>1455910872.19487</text:p>
          </table:table-cell>
          <table:table-cell office:value-type="float" office:value="1455910872.19505" calcext:value-type="float">
            <text:p>1455910872.19505</text:p>
          </table:table-cell>
          <table:table-cell office:value-type="float" office:value="5016" calcext:value-type="float">
            <text:p>5016</text:p>
          </table:table-cell>
          <table:table-cell table:formula="of:=[.B603]-[.B$2]" office:value-type="float" office:value="56.9119303226471" calcext:value-type="float">
            <text:p>56.9119303226</text:p>
          </table:table-cell>
          <table:table-cell table:formula="of:=[.D603]/([.E603]-[.E602])" office:value-type="float" office:value="54536.7158254919" calcext:value-type="float">
            <text:p>54536.7158254919</text:p>
          </table:table-cell>
          <table:table-cell table:formula="of:=[.E603]-[.E602]" office:value-type="float" office:value="0.0919747352600098" calcext:value-type="float">
            <text:p>0.0919747353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55910872.28581" calcext:value-type="float">
            <text:p>1455910872.28581</text:p>
          </table:table-cell>
          <table:table-cell office:value-type="float" office:value="1455910872.28598" calcext:value-type="float">
            <text:p>1455910872.28598</text:p>
          </table:table-cell>
          <table:table-cell office:value-type="float" office:value="4928" calcext:value-type="float">
            <text:p>4928</text:p>
          </table:table-cell>
          <table:table-cell table:formula="of:=[.B604]-[.B$2]" office:value-type="float" office:value="57.0028672218323" calcext:value-type="float">
            <text:p>57.0028672218</text:p>
          </table:table-cell>
          <table:table-cell table:formula="of:=[.D604]/([.E604]-[.E603])" office:value-type="float" office:value="54191.423329322" calcext:value-type="float">
            <text:p>54191.423329322</text:p>
          </table:table-cell>
          <table:table-cell table:formula="of:=[.E604]-[.E603]" office:value-type="float" office:value="0.0909368991851807" calcext:value-type="float">
            <text:p>0.090936899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55910872.37645" calcext:value-type="float">
            <text:p>1455910872.37645</text:p>
          </table:table-cell>
          <table:table-cell office:value-type="float" office:value="1455910872.37662" calcext:value-type="float">
            <text:p>1455910872.37662</text:p>
          </table:table-cell>
          <table:table-cell office:value-type="float" office:value="4848" calcext:value-type="float">
            <text:p>4848</text:p>
          </table:table-cell>
          <table:table-cell table:formula="of:=[.B605]-[.B$2]" office:value-type="float" office:value="57.0935046672821" calcext:value-type="float">
            <text:p>57.0935046673</text:p>
          </table:table-cell>
          <table:table-cell table:formula="of:=[.D605]/([.E605]-[.E604])" office:value-type="float" office:value="53487.8269785696" calcext:value-type="float">
            <text:p>53487.8269785696</text:p>
          </table:table-cell>
          <table:table-cell table:formula="of:=[.E605]-[.E604]" office:value-type="float" office:value="0.0906374454498291" calcext:value-type="float">
            <text:p>0.090637445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55910872.46838" calcext:value-type="float">
            <text:p>1455910872.46838</text:p>
          </table:table-cell>
          <table:table-cell office:value-type="float" office:value="1455910872.46855" calcext:value-type="float">
            <text:p>1455910872.46855</text:p>
          </table:table-cell>
          <table:table-cell office:value-type="float" office:value="4768" calcext:value-type="float">
            <text:p>4768</text:p>
          </table:table-cell>
          <table:table-cell table:formula="of:=[.B606]-[.B$2]" office:value-type="float" office:value="57.185441493988" calcext:value-type="float">
            <text:p>57.185441494</text:p>
          </table:table-cell>
          <table:table-cell table:formula="of:=[.D606]/([.E606]-[.E605])" office:value-type="float" office:value="51861.6986341157" calcext:value-type="float">
            <text:p>51861.6986341157</text:p>
          </table:table-cell>
          <table:table-cell table:formula="of:=[.E606]-[.E605]" office:value-type="float" office:value="0.0919368267059326" calcext:value-type="float">
            <text:p>0.091936826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5910872.55942" calcext:value-type="float">
            <text:p>1455910872.55942</text:p>
          </table:table-cell>
          <table:table-cell office:value-type="float" office:value="1455910872.55959" calcext:value-type="float">
            <text:p>1455910872.55959</text:p>
          </table:table-cell>
          <table:table-cell office:value-type="float" office:value="4688" calcext:value-type="float">
            <text:p>4688</text:p>
          </table:table-cell>
          <table:table-cell table:formula="of:=[.B607]-[.B$2]" office:value-type="float" office:value="57.2764737606049" calcext:value-type="float">
            <text:p>57.2764737606</text:p>
          </table:table-cell>
          <table:table-cell table:formula="of:=[.D607]/([.E607]-[.E606])" office:value-type="float" office:value="51498.2233687866" calcext:value-type="float">
            <text:p>51498.2233687866</text:p>
          </table:table-cell>
          <table:table-cell table:formula="of:=[.E607]-[.E606]" office:value-type="float" office:value="0.0910322666168213" calcext:value-type="float">
            <text:p>0.09103226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55910872.65116" calcext:value-type="float">
            <text:p>1455910872.65116</text:p>
          </table:table-cell>
          <table:table-cell office:value-type="float" office:value="1455910872.65133" calcext:value-type="float">
            <text:p>1455910872.65133</text:p>
          </table:table-cell>
          <table:table-cell office:value-type="float" office:value="4624" calcext:value-type="float">
            <text:p>4624</text:p>
          </table:table-cell>
          <table:table-cell table:formula="of:=[.B608]-[.B$2]" office:value-type="float" office:value="57.3682208061218" calcext:value-type="float">
            <text:p>57.3682208061</text:p>
          </table:table-cell>
          <table:table-cell table:formula="of:=[.D608]/([.E608]-[.E607])" office:value-type="float" office:value="50399.4430986318" calcext:value-type="float">
            <text:p>50399.4430986318</text:p>
          </table:table-cell>
          <table:table-cell table:formula="of:=[.E608]-[.E607]" office:value-type="float" office:value="0.0917470455169678" calcext:value-type="float">
            <text:p>0.0917470455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55910872.7416" calcext:value-type="float">
            <text:p>1455910872.7416</text:p>
          </table:table-cell>
          <table:table-cell office:value-type="float" office:value="1455910872.74178" calcext:value-type="float">
            <text:p>1455910872.74178</text:p>
          </table:table-cell>
          <table:table-cell office:value-type="float" office:value="4560" calcext:value-type="float">
            <text:p>4560</text:p>
          </table:table-cell>
          <table:table-cell table:formula="of:=[.B609]-[.B$2]" office:value-type="float" office:value="57.4586591720581" calcext:value-type="float">
            <text:p>57.4586591721</text:p>
          </table:table-cell>
          <table:table-cell table:formula="of:=[.D609]/([.E609]-[.E608])" office:value-type="float" office:value="50421.0790718274" calcext:value-type="float">
            <text:p>50421.0790718274</text:p>
          </table:table-cell>
          <table:table-cell table:formula="of:=[.E609]-[.E608]" office:value-type="float" office:value="0.0904383659362793" calcext:value-type="float">
            <text:p>0.090438365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55910872.83383" calcext:value-type="float">
            <text:p>1455910872.83383</text:p>
          </table:table-cell>
          <table:table-cell office:value-type="float" office:value="1455910872.83403" calcext:value-type="float">
            <text:p>1455910872.83403</text:p>
          </table:table-cell>
          <table:table-cell office:value-type="float" office:value="4504" calcext:value-type="float">
            <text:p>4504</text:p>
          </table:table-cell>
          <table:table-cell table:formula="of:=[.B610]-[.B$2]" office:value-type="float" office:value="57.5508909225464" calcext:value-type="float">
            <text:p>57.5508909225</text:p>
          </table:table-cell>
          <table:table-cell table:formula="of:=[.D610]/([.E610]-[.E609])" office:value-type="float" office:value="48833.5088096617" calcext:value-type="float">
            <text:p>48833.5088096617</text:p>
          </table:table-cell>
          <table:table-cell table:formula="of:=[.E610]-[.E609]" office:value-type="float" office:value="0.0922317504882813" calcext:value-type="float">
            <text:p>0.092231750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55910872.92498" calcext:value-type="float">
            <text:p>1455910872.92498</text:p>
          </table:table-cell>
          <table:table-cell office:value-type="float" office:value="1455910872.92517" calcext:value-type="float">
            <text:p>1455910872.92517</text:p>
          </table:table-cell>
          <table:table-cell office:value-type="float" office:value="4448" calcext:value-type="float">
            <text:p>4448</text:p>
          </table:table-cell>
          <table:table-cell table:formula="of:=[.B611]-[.B$2]" office:value-type="float" office:value="57.6420414447784" calcext:value-type="float">
            <text:p>57.6420414448</text:p>
          </table:table-cell>
          <table:table-cell table:formula="of:=[.D611]/([.E611]-[.E610])" office:value-type="float" office:value="48798.403904654" calcext:value-type="float">
            <text:p>48798.403904654</text:p>
          </table:table-cell>
          <table:table-cell table:formula="of:=[.E611]-[.E610]" office:value-type="float" office:value="0.0911505222320557" calcext:value-type="float">
            <text:p>0.091150522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55910873.01726" calcext:value-type="float">
            <text:p>1455910873.01726</text:p>
          </table:table-cell>
          <table:table-cell office:value-type="float" office:value="1455910873.01744" calcext:value-type="float">
            <text:p>1455910873.01744</text:p>
          </table:table-cell>
          <table:table-cell office:value-type="float" office:value="4408" calcext:value-type="float">
            <text:p>4408</text:p>
          </table:table-cell>
          <table:table-cell table:formula="of:=[.B612]-[.B$2]" office:value-type="float" office:value="57.7343151569366" calcext:value-type="float">
            <text:p>57.7343151569</text:p>
          </table:table-cell>
          <table:table-cell table:formula="of:=[.D612]/([.E612]-[.E611])" office:value-type="float" office:value="47770.9186820456" calcext:value-type="float">
            <text:p>47770.9186820456</text:p>
          </table:table-cell>
          <table:table-cell table:formula="of:=[.E612]-[.E611]" office:value-type="float" office:value="0.0922737121582031" calcext:value-type="float">
            <text:p>0.09227371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55910873.10928" calcext:value-type="float">
            <text:p>1455910873.10928</text:p>
          </table:table-cell>
          <table:table-cell office:value-type="float" office:value="1455910873.10945" calcext:value-type="float">
            <text:p>1455910873.10945</text:p>
          </table:table-cell>
          <table:table-cell office:value-type="float" office:value="4368" calcext:value-type="float">
            <text:p>4368</text:p>
          </table:table-cell>
          <table:table-cell table:formula="of:=[.B613]-[.B$2]" office:value-type="float" office:value="57.8263339996338" calcext:value-type="float">
            <text:p>57.8263339996</text:p>
          </table:table-cell>
          <table:table-cell table:formula="of:=[.D613]/([.E613]-[.E612])" office:value-type="float" office:value="47468.5387467451" calcext:value-type="float">
            <text:p>47468.5387467451</text:p>
          </table:table-cell>
          <table:table-cell table:formula="of:=[.E613]-[.E612]" office:value-type="float" office:value="0.0920188426971436" calcext:value-type="float">
            <text:p>0.092018842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55910873.20037" calcext:value-type="float">
            <text:p>1455910873.20037</text:p>
          </table:table-cell>
          <table:table-cell office:value-type="float" office:value="1455910873.20054" calcext:value-type="float">
            <text:p>1455910873.20054</text:p>
          </table:table-cell>
          <table:table-cell office:value-type="float" office:value="4336" calcext:value-type="float">
            <text:p>4336</text:p>
          </table:table-cell>
          <table:table-cell table:formula="of:=[.B614]-[.B$2]" office:value-type="float" office:value="57.9174258708954" calcext:value-type="float">
            <text:p>57.9174258709</text:p>
          </table:table-cell>
          <table:table-cell table:formula="of:=[.D614]/([.E614]-[.E613])" office:value-type="float" office:value="47600.2956130731" calcext:value-type="float">
            <text:p>47600.2956130731</text:p>
          </table:table-cell>
          <table:table-cell table:formula="of:=[.E614]-[.E613]" office:value-type="float" office:value="0.0910918712615967" calcext:value-type="float">
            <text:p>0.091091871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55910873.29231" calcext:value-type="float">
            <text:p>1455910873.29231</text:p>
          </table:table-cell>
          <table:table-cell office:value-type="float" office:value="1455910873.29249" calcext:value-type="float">
            <text:p>1455910873.29249</text:p>
          </table:table-cell>
          <table:table-cell office:value-type="float" office:value="4320" calcext:value-type="float">
            <text:p>4320</text:p>
          </table:table-cell>
          <table:table-cell table:formula="of:=[.B615]-[.B$2]" office:value-type="float" office:value="58.0093693733215" calcext:value-type="float">
            <text:p>58.0093693733</text:p>
          </table:table-cell>
          <table:table-cell table:formula="of:=[.D615]/([.E615]-[.E614])" office:value-type="float" office:value="46985.3756492471" calcext:value-type="float">
            <text:p>46985.3756492471</text:p>
          </table:table-cell>
          <table:table-cell table:formula="of:=[.E615]-[.E614]" office:value-type="float" office:value="0.0919435024261475" calcext:value-type="float">
            <text:p>0.0919435024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55910873.38308" calcext:value-type="float">
            <text:p>1455910873.38308</text:p>
          </table:table-cell>
          <table:table-cell office:value-type="float" office:value="1455910873.38325" calcext:value-type="float">
            <text:p>1455910873.38325</text:p>
          </table:table-cell>
          <table:table-cell office:value-type="float" office:value="4304" calcext:value-type="float">
            <text:p>4304</text:p>
          </table:table-cell>
          <table:table-cell table:formula="of:=[.B616]-[.B$2]" office:value-type="float" office:value="58.1001396179199" calcext:value-type="float">
            <text:p>58.1001396179</text:p>
          </table:table-cell>
          <table:table-cell table:formula="of:=[.D616]/([.E616]-[.E615])" office:value-type="float" office:value="47416.4195441245" calcext:value-type="float">
            <text:p>47416.4195441245</text:p>
          </table:table-cell>
          <table:table-cell table:formula="of:=[.E616]-[.E615]" office:value-type="float" office:value="0.0907702445983887" calcext:value-type="float">
            <text:p>0.09077024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55910873.47499" calcext:value-type="float">
            <text:p>1455910873.47499</text:p>
          </table:table-cell>
          <table:table-cell office:value-type="float" office:value="1455910873.47517" calcext:value-type="float">
            <text:p>1455910873.47517</text:p>
          </table:table-cell>
          <table:table-cell office:value-type="float" office:value="4296" calcext:value-type="float">
            <text:p>4296</text:p>
          </table:table-cell>
          <table:table-cell table:formula="of:=[.B617]-[.B$2]" office:value-type="float" office:value="58.1920526027679" calcext:value-type="float">
            <text:p>58.1920526028</text:p>
          </table:table-cell>
          <table:table-cell table:formula="of:=[.D617]/([.E617]-[.E616])" office:value-type="float" office:value="46739.8595215182" calcext:value-type="float">
            <text:p>46739.8595215182</text:p>
          </table:table-cell>
          <table:table-cell table:formula="of:=[.E617]-[.E616]" office:value-type="float" office:value="0.0919129848480225" calcext:value-type="float">
            <text:p>0.091912984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55910873.56588" calcext:value-type="float">
            <text:p>1455910873.56588</text:p>
          </table:table-cell>
          <table:table-cell office:value-type="float" office:value="1455910873.56606" calcext:value-type="float">
            <text:p>1455910873.56606</text:p>
          </table:table-cell>
          <table:table-cell office:value-type="float" office:value="4296" calcext:value-type="float">
            <text:p>4296</text:p>
          </table:table-cell>
          <table:table-cell table:formula="of:=[.B618]-[.B$2]" office:value-type="float" office:value="58.2829411029816" calcext:value-type="float">
            <text:p>58.282941103</text:p>
          </table:table-cell>
          <table:table-cell table:formula="of:=[.D618]/([.E618]-[.E617])" office:value-type="float" office:value="47266.7057977934" calcext:value-type="float">
            <text:p>47266.7057977934</text:p>
          </table:table-cell>
          <table:table-cell table:formula="of:=[.E618]-[.E617]" office:value-type="float" office:value="0.0908885002136231" calcext:value-type="float">
            <text:p>0.090888500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55910873.65737" calcext:value-type="float">
            <text:p>1455910873.65737</text:p>
          </table:table-cell>
          <table:table-cell office:value-type="float" office:value="1455910873.65755" calcext:value-type="float">
            <text:p>1455910873.65755</text:p>
          </table:table-cell>
          <table:table-cell office:value-type="float" office:value="4296" calcext:value-type="float">
            <text:p>4296</text:p>
          </table:table-cell>
          <table:table-cell table:formula="of:=[.B619]-[.B$2]" office:value-type="float" office:value="58.3744287490845" calcext:value-type="float">
            <text:p>58.3744287491</text:p>
          </table:table-cell>
          <table:table-cell table:formula="of:=[.D619]/([.E619]-[.E618])" office:value-type="float" office:value="46957.1596056571" calcext:value-type="float">
            <text:p>46957.1596056571</text:p>
          </table:table-cell>
          <table:table-cell table:formula="of:=[.E619]-[.E618]" office:value-type="float" office:value="0.0914876461029053" calcext:value-type="float">
            <text:p>0.091487646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55910873.75096" calcext:value-type="float">
            <text:p>1455910873.75096</text:p>
          </table:table-cell>
          <table:table-cell office:value-type="float" office:value="1455910873.75119" calcext:value-type="float">
            <text:p>1455910873.75119</text:p>
          </table:table-cell>
          <table:table-cell office:value-type="float" office:value="4312" calcext:value-type="float">
            <text:p>4312</text:p>
          </table:table-cell>
          <table:table-cell table:formula="of:=[.B620]-[.B$2]" office:value-type="float" office:value="58.4680137634277" calcext:value-type="float">
            <text:p>58.4680137634</text:p>
          </table:table-cell>
          <table:table-cell table:formula="of:=[.D620]/([.E620]-[.E619])" office:value-type="float" office:value="46075.7529424952" calcext:value-type="float">
            <text:p>46075.7529424952</text:p>
          </table:table-cell>
          <table:table-cell table:formula="of:=[.E620]-[.E619]" office:value-type="float" office:value="0.0935850143432617" calcext:value-type="float">
            <text:p>0.093585014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55910873.84215" calcext:value-type="float">
            <text:p>1455910873.84215</text:p>
          </table:table-cell>
          <table:table-cell office:value-type="float" office:value="1455910873.84233" calcext:value-type="float">
            <text:p>1455910873.84233</text:p>
          </table:table-cell>
          <table:table-cell office:value-type="float" office:value="4336" calcext:value-type="float">
            <text:p>4336</text:p>
          </table:table-cell>
          <table:table-cell table:formula="of:=[.B621]-[.B$2]" office:value-type="float" office:value="58.5592041015625" calcext:value-type="float">
            <text:p>58.5592041016</text:p>
          </table:table-cell>
          <table:table-cell table:formula="of:=[.D621]/([.E621]-[.E620])" office:value-type="float" office:value="47548.8970508262" calcext:value-type="float">
            <text:p>47548.8970508262</text:p>
          </table:table-cell>
          <table:table-cell table:formula="of:=[.E621]-[.E620]" office:value-type="float" office:value="0.0911903381347656" calcext:value-type="float">
            <text:p>0.091190338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55910873.93441" calcext:value-type="float">
            <text:p>1455910873.93441</text:p>
          </table:table-cell>
          <table:table-cell office:value-type="float" office:value="1455910873.93458" calcext:value-type="float">
            <text:p>1455910873.93458</text:p>
          </table:table-cell>
          <table:table-cell office:value-type="float" office:value="4360" calcext:value-type="float">
            <text:p>4360</text:p>
          </table:table-cell>
          <table:table-cell table:formula="of:=[.B622]-[.B$2]" office:value-type="float" office:value="58.6514644622803" calcext:value-type="float">
            <text:p>58.6514644623</text:p>
          </table:table-cell>
          <table:table-cell table:formula="of:=[.D622]/([.E622]-[.E621])" office:value-type="float" office:value="47257.5650699799" calcext:value-type="float">
            <text:p>47257.5650699799</text:p>
          </table:table-cell>
          <table:table-cell table:formula="of:=[.E622]-[.E621]" office:value-type="float" office:value="0.0922603607177734" calcext:value-type="float">
            <text:p>0.092260360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55910874.02492" calcext:value-type="float">
            <text:p>1455910874.02492</text:p>
          </table:table-cell>
          <table:table-cell office:value-type="float" office:value="1455910874.02509" calcext:value-type="float">
            <text:p>1455910874.02509</text:p>
          </table:table-cell>
          <table:table-cell office:value-type="float" office:value="4400" calcext:value-type="float">
            <text:p>4400</text:p>
          </table:table-cell>
          <table:table-cell table:formula="of:=[.B623]-[.B$2]" office:value-type="float" office:value="58.7419793605804" calcext:value-type="float">
            <text:p>58.7419793606</text:p>
          </table:table-cell>
          <table:table-cell table:formula="of:=[.D623]/([.E623]-[.E622])" office:value-type="float" office:value="48610.7821212864" calcext:value-type="float">
            <text:p>48610.7821212864</text:p>
          </table:table-cell>
          <table:table-cell table:formula="of:=[.E623]-[.E622]" office:value-type="float" office:value="0.0905148983001709" calcext:value-type="float">
            <text:p>0.09051489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55910874.11669" calcext:value-type="float">
            <text:p>1455910874.11669</text:p>
          </table:table-cell>
          <table:table-cell office:value-type="float" office:value="1455910874.11687" calcext:value-type="float">
            <text:p>1455910874.11687</text:p>
          </table:table-cell>
          <table:table-cell office:value-type="float" office:value="4440" calcext:value-type="float">
            <text:p>4440</text:p>
          </table:table-cell>
          <table:table-cell table:formula="of:=[.B624]-[.B$2]" office:value-type="float" office:value="58.833747625351" calcext:value-type="float">
            <text:p>58.8337476254</text:p>
          </table:table-cell>
          <table:table-cell table:formula="of:=[.D624]/([.E624]-[.E623])" office:value-type="float" office:value="48382.7389686779" calcext:value-type="float">
            <text:p>48382.7389686779</text:p>
          </table:table-cell>
          <table:table-cell table:formula="of:=[.E624]-[.E623]" office:value-type="float" office:value="0.0917682647705078" calcext:value-type="float">
            <text:p>0.091768264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55910874.20821" calcext:value-type="float">
            <text:p>1455910874.20821</text:p>
          </table:table-cell>
          <table:table-cell office:value-type="float" office:value="1455910874.20838" calcext:value-type="float">
            <text:p>1455910874.20838</text:p>
          </table:table-cell>
          <table:table-cell office:value-type="float" office:value="4488" calcext:value-type="float">
            <text:p>4488</text:p>
          </table:table-cell>
          <table:table-cell table:formula="of:=[.B625]-[.B$2]" office:value-type="float" office:value="58.9252688884735" calcext:value-type="float">
            <text:p>58.9252688885</text:p>
          </table:table-cell>
          <table:table-cell table:formula="of:=[.D625]/([.E625]-[.E624])" office:value-type="float" office:value="49037.7847385039" calcext:value-type="float">
            <text:p>49037.7847385039</text:p>
          </table:table-cell>
          <table:table-cell table:formula="of:=[.E625]-[.E624]" office:value-type="float" office:value="0.0915212631225586" calcext:value-type="float">
            <text:p>0.091521263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55910874.29942" calcext:value-type="float">
            <text:p>1455910874.29942</text:p>
          </table:table-cell>
          <table:table-cell office:value-type="float" office:value="1455910874.2996" calcext:value-type="float">
            <text:p>1455910874.2996</text:p>
          </table:table-cell>
          <table:table-cell office:value-type="float" office:value="4544" calcext:value-type="float">
            <text:p>4544</text:p>
          </table:table-cell>
          <table:table-cell table:formula="of:=[.B626]-[.B$2]" office:value-type="float" office:value="59.0164804458618" calcext:value-type="float">
            <text:p>59.0164804459</text:p>
          </table:table-cell>
          <table:table-cell table:formula="of:=[.D626]/([.E626]-[.E625])" office:value-type="float" office:value="49818.2481487" calcext:value-type="float">
            <text:p>49818.2481487</text:p>
          </table:table-cell>
          <table:table-cell table:formula="of:=[.E626]-[.E625]" office:value-type="float" office:value="0.0912115573883057" calcext:value-type="float">
            <text:p>0.09121155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55910874.39105" calcext:value-type="float">
            <text:p>1455910874.39105</text:p>
          </table:table-cell>
          <table:table-cell office:value-type="float" office:value="1455910874.39122" calcext:value-type="float">
            <text:p>1455910874.39122</text:p>
          </table:table-cell>
          <table:table-cell office:value-type="float" office:value="4608" calcext:value-type="float">
            <text:p>4608</text:p>
          </table:table-cell>
          <table:table-cell table:formula="of:=[.B627]-[.B$2]" office:value-type="float" office:value="59.1081087589264" calcext:value-type="float">
            <text:p>59.1081087589</text:p>
          </table:table-cell>
          <table:table-cell table:formula="of:=[.D627]/([.E627]-[.E626])" office:value-type="float" office:value="50290.1324479531" calcext:value-type="float">
            <text:p>50290.1324479531</text:p>
          </table:table-cell>
          <table:table-cell table:formula="of:=[.E627]-[.E626]" office:value-type="float" office:value="0.0916283130645752" calcext:value-type="float">
            <text:p>0.091628313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55910874.48177" calcext:value-type="float">
            <text:p>1455910874.48177</text:p>
          </table:table-cell>
          <table:table-cell office:value-type="float" office:value="1455910874.48194" calcext:value-type="float">
            <text:p>1455910874.48194</text:p>
          </table:table-cell>
          <table:table-cell office:value-type="float" office:value="4672" calcext:value-type="float">
            <text:p>4672</text:p>
          </table:table-cell>
          <table:table-cell table:formula="of:=[.B628]-[.B$2]" office:value-type="float" office:value="59.1988275051117" calcext:value-type="float">
            <text:p>59.1988275051</text:p>
          </table:table-cell>
          <table:table-cell table:formula="of:=[.D628]/([.E628]-[.E627])" office:value-type="float" office:value="51499.8299299347" calcext:value-type="float">
            <text:p>51499.8299299347</text:p>
          </table:table-cell>
          <table:table-cell table:formula="of:=[.E628]-[.E627]" office:value-type="float" office:value="0.0907187461853027" calcext:value-type="float">
            <text:p>0.09071874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55910874.57445" calcext:value-type="float">
            <text:p>1455910874.57445</text:p>
          </table:table-cell>
          <table:table-cell office:value-type="float" office:value="1455910874.57463" calcext:value-type="float">
            <text:p>1455910874.57463</text:p>
          </table:table-cell>
          <table:table-cell office:value-type="float" office:value="4752" calcext:value-type="float">
            <text:p>4752</text:p>
          </table:table-cell>
          <table:table-cell table:formula="of:=[.B629]-[.B$2]" office:value-type="float" office:value="59.2915098667145" calcext:value-type="float">
            <text:p>59.2915098667</text:p>
          </table:table-cell>
          <table:table-cell table:formula="of:=[.D629]/([.E629]-[.E628])" office:value-type="float" office:value="51271.8916288091" calcext:value-type="float">
            <text:p>51271.8916288091</text:p>
          </table:table-cell>
          <table:table-cell table:formula="of:=[.E629]-[.E628]" office:value-type="float" office:value="0.0926823616027832" calcext:value-type="float">
            <text:p>0.0926823616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55910874.66566" calcext:value-type="float">
            <text:p>1455910874.66566</text:p>
          </table:table-cell>
          <table:table-cell office:value-type="float" office:value="1455910874.66583" calcext:value-type="float">
            <text:p>1455910874.66583</text:p>
          </table:table-cell>
          <table:table-cell office:value-type="float" office:value="4832" calcext:value-type="float">
            <text:p>4832</text:p>
          </table:table-cell>
          <table:table-cell table:formula="of:=[.B630]-[.B$2]" office:value-type="float" office:value="59.3827159404755" calcext:value-type="float">
            <text:p>59.3827159405</text:p>
          </table:table-cell>
          <table:table-cell table:formula="of:=[.D630]/([.E630]-[.E629])" office:value-type="float" office:value="52978.9278361295" calcext:value-type="float">
            <text:p>52978.9278361295</text:p>
          </table:table-cell>
          <table:table-cell table:formula="of:=[.E630]-[.E629]" office:value-type="float" office:value="0.0912060737609863" calcext:value-type="float">
            <text:p>0.091206073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55910874.75732" calcext:value-type="float">
            <text:p>1455910874.75732</text:p>
          </table:table-cell>
          <table:table-cell office:value-type="float" office:value="1455910874.75751" calcext:value-type="float">
            <text:p>1455910874.75751</text:p>
          </table:table-cell>
          <table:table-cell office:value-type="float" office:value="4912" calcext:value-type="float">
            <text:p>4912</text:p>
          </table:table-cell>
          <table:table-cell table:formula="of:=[.B631]-[.B$2]" office:value-type="float" office:value="59.4743757247925" calcext:value-type="float">
            <text:p>59.4743757248</text:p>
          </table:table-cell>
          <table:table-cell table:formula="of:=[.D631]/([.E631]-[.E630])" office:value-type="float" office:value="53589.4780530057" calcext:value-type="float">
            <text:p>53589.4780530057</text:p>
          </table:table-cell>
          <table:table-cell table:formula="of:=[.E631]-[.E630]" office:value-type="float" office:value="0.0916597843170166" calcext:value-type="float">
            <text:p>0.091659784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55910874.84854" calcext:value-type="float">
            <text:p>1455910874.84854</text:p>
          </table:table-cell>
          <table:table-cell office:value-type="float" office:value="1455910874.84878" calcext:value-type="float">
            <text:p>1455910874.84878</text:p>
          </table:table-cell>
          <table:table-cell office:value-type="float" office:value="5000" calcext:value-type="float">
            <text:p>5000</text:p>
          </table:table-cell>
          <table:table-cell table:formula="of:=[.B632]-[.B$2]" office:value-type="float" office:value="59.5655996799469" calcext:value-type="float">
            <text:p>59.5655996799</text:p>
          </table:table-cell>
          <table:table-cell table:formula="of:=[.D632]/([.E632]-[.E631])" office:value-type="float" office:value="54810.1646276603" calcext:value-type="float">
            <text:p>54810.1646276603</text:p>
          </table:table-cell>
          <table:table-cell table:formula="of:=[.E632]-[.E631]" office:value-type="float" office:value="0.0912239551544189" calcext:value-type="float">
            <text:p>0.091223955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55910874.93972" calcext:value-type="float">
            <text:p>1455910874.93972</text:p>
          </table:table-cell>
          <table:table-cell office:value-type="float" office:value="1455910874.93989" calcext:value-type="float">
            <text:p>1455910874.93989</text:p>
          </table:table-cell>
          <table:table-cell office:value-type="float" office:value="5096" calcext:value-type="float">
            <text:p>5096</text:p>
          </table:table-cell>
          <table:table-cell table:formula="of:=[.B633]-[.B$2]" office:value-type="float" office:value="59.6567780971527" calcext:value-type="float">
            <text:p>59.6567780972</text:p>
          </table:table-cell>
          <table:table-cell table:formula="of:=[.D633]/([.E633]-[.E632])" office:value-type="float" office:value="55890.4196428105" calcext:value-type="float">
            <text:p>55890.4196428105</text:p>
          </table:table-cell>
          <table:table-cell table:formula="of:=[.E633]-[.E632]" office:value-type="float" office:value="0.0911784172058106" calcext:value-type="float">
            <text:p>0.091178417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55910875.03178" calcext:value-type="float">
            <text:p>1455910875.03178</text:p>
          </table:table-cell>
          <table:table-cell office:value-type="float" office:value="1455910875.03194" calcext:value-type="float">
            <text:p>1455910875.03194</text:p>
          </table:table-cell>
          <table:table-cell office:value-type="float" office:value="5192" calcext:value-type="float">
            <text:p>5192</text:p>
          </table:table-cell>
          <table:table-cell table:formula="of:=[.B634]-[.B$2]" office:value-type="float" office:value="59.7488348484039" calcext:value-type="float">
            <text:p>59.7488348484</text:p>
          </table:table-cell>
          <table:table-cell table:formula="of:=[.D634]/([.E634]-[.E633])" office:value-type="float" office:value="56399.9916294152" calcext:value-type="float">
            <text:p>56399.9916294152</text:p>
          </table:table-cell>
          <table:table-cell table:formula="of:=[.E634]-[.E633]" office:value-type="float" office:value="0.0920567512512207" calcext:value-type="float">
            <text:p>0.092056751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55910875.12258" calcext:value-type="float">
            <text:p>1455910875.12258</text:p>
          </table:table-cell>
          <table:table-cell office:value-type="float" office:value="1455910875.12275" calcext:value-type="float">
            <text:p>1455910875.12275</text:p>
          </table:table-cell>
          <table:table-cell office:value-type="float" office:value="5296" calcext:value-type="float">
            <text:p>5296</text:p>
          </table:table-cell>
          <table:table-cell table:formula="of:=[.B635]-[.B$2]" office:value-type="float" office:value="59.8396368026733" calcext:value-type="float">
            <text:p>59.8396368027</text:p>
          </table:table-cell>
          <table:table-cell table:formula="of:=[.D635]/([.E635]-[.E634])" office:value-type="float" office:value="58324.7358783356" calcext:value-type="float">
            <text:p>58324.7358783356</text:p>
          </table:table-cell>
          <table:table-cell table:formula="of:=[.E635]-[.E634]" office:value-type="float" office:value="0.0908019542694092" calcext:value-type="float">
            <text:p>0.090801954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55910875.21527" calcext:value-type="float">
            <text:p>1455910875.21527</text:p>
          </table:table-cell>
          <table:table-cell office:value-type="float" office:value="1455910875.21544" calcext:value-type="float">
            <text:p>1455910875.21544</text:p>
          </table:table-cell>
          <table:table-cell office:value-type="float" office:value="5400" calcext:value-type="float">
            <text:p>5400</text:p>
          </table:table-cell>
          <table:table-cell table:formula="of:=[.B636]-[.B$2]" office:value-type="float" office:value="59.9323308467865" calcext:value-type="float">
            <text:p>59.9323308468</text:p>
          </table:table-cell>
          <table:table-cell table:formula="of:=[.D636]/([.E636]-[.E635])" office:value-type="float" office:value="58256.1700879916" calcext:value-type="float">
            <text:p>58256.1700879916</text:p>
          </table:table-cell>
          <table:table-cell table:formula="of:=[.E636]-[.E635]" office:value-type="float" office:value="0.0926940441131592" calcext:value-type="float">
            <text:p>0.092694044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55910875.30625" calcext:value-type="float">
            <text:p>1455910875.30625</text:p>
          </table:table-cell>
          <table:table-cell office:value-type="float" office:value="1455910875.30657" calcext:value-type="float">
            <text:p>1455910875.30657</text:p>
          </table:table-cell>
          <table:table-cell office:value-type="float" office:value="5504" calcext:value-type="float">
            <text:p>5504</text:p>
          </table:table-cell>
          <table:table-cell table:formula="of:=[.B637]-[.B$2]" office:value-type="float" office:value="60.0233068466187" calcext:value-type="float">
            <text:p>60.0233068466</text:p>
          </table:table-cell>
          <table:table-cell table:formula="of:=[.D637]/([.E637]-[.E636])" office:value-type="float" office:value="60499.472499941" calcext:value-type="float">
            <text:p>60499.472499941</text:p>
          </table:table-cell>
          <table:table-cell table:formula="of:=[.E637]-[.E636]" office:value-type="float" office:value="0.0909759998321533" calcext:value-type="float">
            <text:p>0.090975999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55910875.39861" calcext:value-type="float">
            <text:p>1455910875.39861</text:p>
          </table:table-cell>
          <table:table-cell office:value-type="float" office:value="1455910875.39878" calcext:value-type="float">
            <text:p>1455910875.39878</text:p>
          </table:table-cell>
          <table:table-cell office:value-type="float" office:value="5616" calcext:value-type="float">
            <text:p>5616</text:p>
          </table:table-cell>
          <table:table-cell table:formula="of:=[.B638]-[.B$2]" office:value-type="float" office:value="60.1156668663025" calcext:value-type="float">
            <text:p>60.1156668663</text:p>
          </table:table-cell>
          <table:table-cell table:formula="of:=[.D638]/([.E638]-[.E637])" office:value-type="float" office:value="60805.5305664118" calcext:value-type="float">
            <text:p>60805.5305664118</text:p>
          </table:table-cell>
          <table:table-cell table:formula="of:=[.E638]-[.E637]" office:value-type="float" office:value="0.0923600196838379" calcext:value-type="float">
            <text:p>0.092360019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55910875.48955" calcext:value-type="float">
            <text:p>1455910875.48955</text:p>
          </table:table-cell>
          <table:table-cell office:value-type="float" office:value="1455910875.48972" calcext:value-type="float">
            <text:p>1455910875.48972</text:p>
          </table:table-cell>
          <table:table-cell office:value-type="float" office:value="5728" calcext:value-type="float">
            <text:p>5728</text:p>
          </table:table-cell>
          <table:table-cell table:formula="of:=[.B639]-[.B$2]" office:value-type="float" office:value="60.2066035270691" calcext:value-type="float">
            <text:p>60.2066035271</text:p>
          </table:table-cell>
          <table:table-cell table:formula="of:=[.D639]/([.E639]-[.E638])" office:value-type="float" office:value="62988.8974557963" calcext:value-type="float">
            <text:p>62988.8974557963</text:p>
          </table:table-cell>
          <table:table-cell table:formula="of:=[.E639]-[.E638]" office:value-type="float" office:value="0.0909366607666016" calcext:value-type="float">
            <text:p>0.090936660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55910875.58069" calcext:value-type="float">
            <text:p>1455910875.58069</text:p>
          </table:table-cell>
          <table:table-cell office:value-type="float" office:value="1455910875.58086" calcext:value-type="float">
            <text:p>1455910875.58086</text:p>
          </table:table-cell>
          <table:table-cell office:value-type="float" office:value="5840" calcext:value-type="float">
            <text:p>5840</text:p>
          </table:table-cell>
          <table:table-cell table:formula="of:=[.B640]-[.B$2]" office:value-type="float" office:value="60.297744512558" calcext:value-type="float">
            <text:p>60.2977445126</text:p>
          </table:table-cell>
          <table:table-cell table:formula="of:=[.D640]/([.E640]-[.E639])" office:value-type="float" office:value="64076.5509465748" calcext:value-type="float">
            <text:p>64076.5509465748</text:p>
          </table:table-cell>
          <table:table-cell table:formula="of:=[.E640]-[.E639]" office:value-type="float" office:value="0.0911409854888916" calcext:value-type="float">
            <text:p>0.09114098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55910875.67274" calcext:value-type="float">
            <text:p>1455910875.67274</text:p>
          </table:table-cell>
          <table:table-cell office:value-type="float" office:value="1455910875.673" calcext:value-type="float">
            <text:p>1455910875.673</text:p>
          </table:table-cell>
          <table:table-cell office:value-type="float" office:value="5960" calcext:value-type="float">
            <text:p>5960</text:p>
          </table:table-cell>
          <table:table-cell table:formula="of:=[.B641]-[.B$2]" office:value-type="float" office:value="60.3898010253906" calcext:value-type="float">
            <text:p>60.3898010254</text:p>
          </table:table-cell>
          <table:table-cell table:formula="of:=[.D641]/([.E641]-[.E640])" office:value-type="float" office:value="64742.8391170461" calcext:value-type="float">
            <text:p>64742.8391170461</text:p>
          </table:table-cell>
          <table:table-cell table:formula="of:=[.E641]-[.E640]" office:value-type="float" office:value="0.0920565128326416" calcext:value-type="float">
            <text:p>0.092056512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55910875.76403" calcext:value-type="float">
            <text:p>1455910875.76403</text:p>
          </table:table-cell>
          <table:table-cell office:value-type="float" office:value="1455910875.7642" calcext:value-type="float">
            <text:p>1455910875.7642</text:p>
          </table:table-cell>
          <table:table-cell office:value-type="float" office:value="6072" calcext:value-type="float">
            <text:p>6072</text:p>
          </table:table-cell>
          <table:table-cell table:formula="of:=[.B642]-[.B$2]" office:value-type="float" office:value="60.4810898303986" calcext:value-type="float">
            <text:p>60.4810898304</text:p>
          </table:table-cell>
          <table:table-cell table:formula="of:=[.D642]/([.E642]-[.E641])" office:value-type="float" office:value="66514.1799092697" calcext:value-type="float">
            <text:p>66514.1799092697</text:p>
          </table:table-cell>
          <table:table-cell table:formula="of:=[.E642]-[.E641]" office:value-type="float" office:value="0.0912888050079346" calcext:value-type="float">
            <text:p>0.09128880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55910875.85626" calcext:value-type="float">
            <text:p>1455910875.85626</text:p>
          </table:table-cell>
          <table:table-cell office:value-type="float" office:value="1455910875.85644" calcext:value-type="float">
            <text:p>1455910875.85644</text:p>
          </table:table-cell>
          <table:table-cell office:value-type="float" office:value="6184" calcext:value-type="float">
            <text:p>6184</text:p>
          </table:table-cell>
          <table:table-cell table:formula="of:=[.B643]-[.B$2]" office:value-type="float" office:value="60.5733208656311" calcext:value-type="float">
            <text:p>60.5733208656</text:p>
          </table:table-cell>
          <table:table-cell table:formula="of:=[.D643]/([.E643]-[.E642])" office:value-type="float" office:value="67049.0142977161" calcext:value-type="float">
            <text:p>67049.0142977161</text:p>
          </table:table-cell>
          <table:table-cell table:formula="of:=[.E643]-[.E642]" office:value-type="float" office:value="0.0922310352325439" calcext:value-type="float">
            <text:p>0.092231035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55910875.94706" calcext:value-type="float">
            <text:p>1455910875.94706</text:p>
          </table:table-cell>
          <table:table-cell office:value-type="float" office:value="1455910875.94724" calcext:value-type="float">
            <text:p>1455910875.94724</text:p>
          </table:table-cell>
          <table:table-cell office:value-type="float" office:value="6304" calcext:value-type="float">
            <text:p>6304</text:p>
          </table:table-cell>
          <table:table-cell table:formula="of:=[.B644]-[.B$2]" office:value-type="float" office:value="60.6641223430634" calcext:value-type="float">
            <text:p>60.6641223431</text:p>
          </table:table-cell>
          <table:table-cell table:formula="of:=[.D644]/([.E644]-[.E643])" office:value-type="float" office:value="69426.1831224449" calcext:value-type="float">
            <text:p>69426.1831224449</text:p>
          </table:table-cell>
          <table:table-cell table:formula="of:=[.E644]-[.E643]" office:value-type="float" office:value="0.090801477432251" calcext:value-type="float">
            <text:p>0.090801477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55910876.03967" calcext:value-type="float">
            <text:p>1455910876.03967</text:p>
          </table:table-cell>
          <table:table-cell office:value-type="float" office:value="1455910876.03985" calcext:value-type="float">
            <text:p>1455910876.03985</text:p>
          </table:table-cell>
          <table:table-cell office:value-type="float" office:value="6416" calcext:value-type="float">
            <text:p>6416</text:p>
          </table:table-cell>
          <table:table-cell table:formula="of:=[.B645]-[.B$2]" office:value-type="float" office:value="60.756730556488" calcext:value-type="float">
            <text:p>60.7567305565</text:p>
          </table:table-cell>
          <table:table-cell table:formula="of:=[.D645]/([.E645]-[.E644])" office:value-type="float" office:value="69281.111930942" calcext:value-type="float">
            <text:p>69281.111930942</text:p>
          </table:table-cell>
          <table:table-cell table:formula="of:=[.E645]-[.E644]" office:value-type="float" office:value="0.0926082134246826" calcext:value-type="float">
            <text:p>0.092608213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55910876.13078" calcext:value-type="float">
            <text:p>1455910876.13078</text:p>
          </table:table-cell>
          <table:table-cell office:value-type="float" office:value="1455910876.13096" calcext:value-type="float">
            <text:p>1455910876.13096</text:p>
          </table:table-cell>
          <table:table-cell office:value-type="float" office:value="6528" calcext:value-type="float">
            <text:p>6528</text:p>
          </table:table-cell>
          <table:table-cell table:formula="of:=[.B646]-[.B$2]" office:value-type="float" office:value="60.8478410243988" calcext:value-type="float">
            <text:p>60.8478410244</text:p>
          </table:table-cell>
          <table:table-cell table:formula="of:=[.D646]/([.E646]-[.E645])" office:value-type="float" office:value="71649.2862970862" calcext:value-type="float">
            <text:p>71649.2862970862</text:p>
          </table:table-cell>
          <table:table-cell table:formula="of:=[.E646]-[.E645]" office:value-type="float" office:value="0.0911104679107666" calcext:value-type="float">
            <text:p>0.091110467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55910876.22206" calcext:value-type="float">
            <text:p>1455910876.22206</text:p>
          </table:table-cell>
          <table:table-cell office:value-type="float" office:value="1455910876.22224" calcext:value-type="float">
            <text:p>1455910876.22224</text:p>
          </table:table-cell>
          <table:table-cell office:value-type="float" office:value="6640" calcext:value-type="float">
            <text:p>6640</text:p>
          </table:table-cell>
          <table:table-cell table:formula="of:=[.B647]-[.B$2]" office:value-type="float" office:value="60.9391179084778" calcext:value-type="float">
            <text:p>60.9391179085</text:p>
          </table:table-cell>
          <table:table-cell table:formula="of:=[.D647]/([.E647]-[.E646])" office:value-type="float" office:value="72745.6909490313" calcext:value-type="float">
            <text:p>72745.6909490313</text:p>
          </table:table-cell>
          <table:table-cell table:formula="of:=[.E647]-[.E646]" office:value-type="float" office:value="0.0912768840789795" calcext:value-type="float">
            <text:p>0.091276884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55910876.32275" calcext:value-type="float">
            <text:p>1455910876.32275</text:p>
          </table:table-cell>
          <table:table-cell office:value-type="float" office:value="1455910876.32292" calcext:value-type="float">
            <text:p>1455910876.32292</text:p>
          </table:table-cell>
          <table:table-cell office:value-type="float" office:value="6760" calcext:value-type="float">
            <text:p>6760</text:p>
          </table:table-cell>
          <table:table-cell table:formula="of:=[.B648]-[.B$2]" office:value-type="float" office:value="61.0398049354553" calcext:value-type="float">
            <text:p>61.0398049355</text:p>
          </table:table-cell>
          <table:table-cell table:formula="of:=[.D648]/([.E648]-[.E647])" office:value-type="float" office:value="67138.7387523916" calcext:value-type="float">
            <text:p>67138.7387523916</text:p>
          </table:table-cell>
          <table:table-cell table:formula="of:=[.E648]-[.E647]" office:value-type="float" office:value="0.100687026977539" calcext:value-type="float">
            <text:p>0.10068702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55910876.42449" calcext:value-type="float">
            <text:p>1455910876.42449</text:p>
          </table:table-cell>
          <table:table-cell office:value-type="float" office:value="1455910876.42466" calcext:value-type="float">
            <text:p>1455910876.42466</text:p>
          </table:table-cell>
          <table:table-cell office:value-type="float" office:value="6872" calcext:value-type="float">
            <text:p>6872</text:p>
          </table:table-cell>
          <table:table-cell table:formula="of:=[.B649]-[.B$2]" office:value-type="float" office:value="61.1415510177612" calcext:value-type="float">
            <text:p>61.1415510178</text:p>
          </table:table-cell>
          <table:table-cell table:formula="of:=[.D649]/([.E649]-[.E648])" office:value-type="float" office:value="67540.6840662302" calcext:value-type="float">
            <text:p>67540.6840662302</text:p>
          </table:table-cell>
          <table:table-cell table:formula="of:=[.E649]-[.E648]" office:value-type="float" office:value="0.101746082305908" calcext:value-type="float">
            <text:p>0.1017460823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55910876.52741" calcext:value-type="float">
            <text:p>1455910876.52741</text:p>
          </table:table-cell>
          <table:table-cell office:value-type="float" office:value="1455910876.52759" calcext:value-type="float">
            <text:p>1455910876.52759</text:p>
          </table:table-cell>
          <table:table-cell office:value-type="float" office:value="6992" calcext:value-type="float">
            <text:p>6992</text:p>
          </table:table-cell>
          <table:table-cell table:formula="of:=[.B650]-[.B$2]" office:value-type="float" office:value="61.244472026825" calcext:value-type="float">
            <text:p>61.2444720268</text:p>
          </table:table-cell>
          <table:table-cell table:formula="of:=[.D650]/([.E650]-[.E649])" office:value-type="float" office:value="67935.5951093629" calcext:value-type="float">
            <text:p>67935.5951093629</text:p>
          </table:table-cell>
          <table:table-cell table:formula="of:=[.E650]-[.E649]" office:value-type="float" office:value="0.102921009063721" calcext:value-type="float">
            <text:p>0.102921009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55910876.62996" calcext:value-type="float">
            <text:p>1455910876.62996</text:p>
          </table:table-cell>
          <table:table-cell office:value-type="float" office:value="1455910876.63015" calcext:value-type="float">
            <text:p>1455910876.63015</text:p>
          </table:table-cell>
          <table:table-cell office:value-type="float" office:value="7096" calcext:value-type="float">
            <text:p>7096</text:p>
          </table:table-cell>
          <table:table-cell table:formula="of:=[.B651]-[.B$2]" office:value-type="float" office:value="61.3470177650452" calcext:value-type="float">
            <text:p>61.347017765</text:p>
          </table:table-cell>
          <table:table-cell table:formula="of:=[.D651]/([.E651]-[.E650])" office:value-type="float" office:value="69198.3901345709" calcext:value-type="float">
            <text:p>69198.3901345709</text:p>
          </table:table-cell>
          <table:table-cell table:formula="of:=[.E651]-[.E650]" office:value-type="float" office:value="0.102545738220215" calcext:value-type="float">
            <text:p>0.102545738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55910876.7328" calcext:value-type="float">
            <text:p>1455910876.7328</text:p>
          </table:table-cell>
          <table:table-cell office:value-type="float" office:value="1455910876.73298" calcext:value-type="float">
            <text:p>1455910876.73298</text:p>
          </table:table-cell>
          <table:table-cell office:value-type="float" office:value="7200" calcext:value-type="float">
            <text:p>7200</text:p>
          </table:table-cell>
          <table:table-cell table:formula="of:=[.B652]-[.B$2]" office:value-type="float" office:value="61.4498608112335" calcext:value-type="float">
            <text:p>61.4498608112</text:p>
          </table:table-cell>
          <table:table-cell table:formula="of:=[.D652]/([.E652]-[.E651])" office:value-type="float" office:value="70009.5948812463" calcext:value-type="float">
            <text:p>70009.5948812463</text:p>
          </table:table-cell>
          <table:table-cell table:formula="of:=[.E652]-[.E651]" office:value-type="float" office:value="0.102843046188355" calcext:value-type="float">
            <text:p>0.102843046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55910876.83531" calcext:value-type="float">
            <text:p>1455910876.83531</text:p>
          </table:table-cell>
          <table:table-cell office:value-type="float" office:value="1455910876.83548" calcext:value-type="float">
            <text:p>1455910876.83548</text:p>
          </table:table-cell>
          <table:table-cell office:value-type="float" office:value="7304" calcext:value-type="float">
            <text:p>7304</text:p>
          </table:table-cell>
          <table:table-cell table:formula="of:=[.B653]-[.B$2]" office:value-type="float" office:value="61.5523698329926" calcext:value-type="float">
            <text:p>61.552369833</text:p>
          </table:table-cell>
          <table:table-cell table:formula="of:=[.D653]/([.E653]-[.E652])" office:value-type="float" office:value="71252.26516325" calcext:value-type="float">
            <text:p>71252.26516325</text:p>
          </table:table-cell>
          <table:table-cell table:formula="of:=[.E653]-[.E652]" office:value-type="float" office:value="0.102509021759033" calcext:value-type="float">
            <text:p>0.10250902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55910876.93817" calcext:value-type="float">
            <text:p>1455910876.93817</text:p>
          </table:table-cell>
          <table:table-cell office:value-type="float" office:value="1455910876.93835" calcext:value-type="float">
            <text:p>1455910876.93835</text:p>
          </table:table-cell>
          <table:table-cell office:value-type="float" office:value="7392" calcext:value-type="float">
            <text:p>7392</text:p>
          </table:table-cell>
          <table:table-cell table:formula="of:=[.B654]-[.B$2]" office:value-type="float" office:value="61.6552276611328" calcext:value-type="float">
            <text:p>61.6552276611</text:p>
          </table:table-cell>
          <table:table-cell table:formula="of:=[.D654]/([.E654]-[.E653])" office:value-type="float" office:value="71866.1878600055" calcext:value-type="float">
            <text:p>71866.1878600055</text:p>
          </table:table-cell>
          <table:table-cell table:formula="of:=[.E654]-[.E653]" office:value-type="float" office:value="0.102857828140259" calcext:value-type="float">
            <text:p>0.102857828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55910877.04129" calcext:value-type="float">
            <text:p>1455910877.04129</text:p>
          </table:table-cell>
          <table:table-cell office:value-type="float" office:value="1455910877.04147" calcext:value-type="float">
            <text:p>1455910877.04147</text:p>
          </table:table-cell>
          <table:table-cell office:value-type="float" office:value="7480" calcext:value-type="float">
            <text:p>7480</text:p>
          </table:table-cell>
          <table:table-cell table:formula="of:=[.B655]-[.B$2]" office:value-type="float" office:value="61.7583515644074" calcext:value-type="float">
            <text:p>61.7583515644</text:p>
          </table:table-cell>
          <table:table-cell table:formula="of:=[.D655]/([.E655]-[.E654])" office:value-type="float" office:value="72534.1047272694" calcext:value-type="float">
            <text:p>72534.1047272694</text:p>
          </table:table-cell>
          <table:table-cell table:formula="of:=[.E655]-[.E654]" office:value-type="float" office:value="0.103123903274536" calcext:value-type="float">
            <text:p>0.103123903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55910877.14352" calcext:value-type="float">
            <text:p>1455910877.14352</text:p>
          </table:table-cell>
          <table:table-cell office:value-type="float" office:value="1455910877.14374" calcext:value-type="float">
            <text:p>1455910877.14374</text:p>
          </table:table-cell>
          <table:table-cell office:value-type="float" office:value="7560" calcext:value-type="float">
            <text:p>7560</text:p>
          </table:table-cell>
          <table:table-cell table:formula="of:=[.B656]-[.B$2]" office:value-type="float" office:value="61.8605725765228" calcext:value-type="float">
            <text:p>61.8605725765</text:p>
          </table:table-cell>
          <table:table-cell table:formula="of:=[.D656]/([.E656]-[.E655])" office:value-type="float" office:value="73957.3972468548" calcext:value-type="float">
            <text:p>73957.3972468548</text:p>
          </table:table-cell>
          <table:table-cell table:formula="of:=[.E656]-[.E655]" office:value-type="float" office:value="0.102221012115479" calcext:value-type="float">
            <text:p>0.102221012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55910877.24579" calcext:value-type="float">
            <text:p>1455910877.24579</text:p>
          </table:table-cell>
          <table:table-cell office:value-type="float" office:value="1455910877.24597" calcext:value-type="float">
            <text:p>1455910877.24597</text:p>
          </table:table-cell>
          <table:table-cell office:value-type="float" office:value="7632" calcext:value-type="float">
            <text:p>7632</text:p>
          </table:table-cell>
          <table:table-cell table:formula="of:=[.B657]-[.B$2]" office:value-type="float" office:value="61.9628434181213" calcext:value-type="float">
            <text:p>61.9628434181</text:p>
          </table:table-cell>
          <table:table-cell table:formula="of:=[.D657]/([.E657]-[.E656])" office:value-type="float" office:value="74625.3759205511" calcext:value-type="float">
            <text:p>74625.3759205511</text:p>
          </table:table-cell>
          <table:table-cell table:formula="of:=[.E657]-[.E656]" office:value-type="float" office:value="0.102270841598511" calcext:value-type="float">
            <text:p>0.10227084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55910877.3474" calcext:value-type="float">
            <text:p>1455910877.3474</text:p>
          </table:table-cell>
          <table:table-cell office:value-type="float" office:value="1455910877.34772" calcext:value-type="float">
            <text:p>1455910877.34772</text:p>
          </table:table-cell>
          <table:table-cell office:value-type="float" office:value="7688" calcext:value-type="float">
            <text:p>7688</text:p>
          </table:table-cell>
          <table:table-cell table:formula="of:=[.B658]-[.B$2]" office:value-type="float" office:value="62.064453125" calcext:value-type="float">
            <text:p>62.064453125</text:p>
          </table:table-cell>
          <table:table-cell table:formula="of:=[.D658]/([.E658]-[.E657])" office:value-type="float" office:value="75662.0625742054" calcext:value-type="float">
            <text:p>75662.0625742054</text:p>
          </table:table-cell>
          <table:table-cell table:formula="of:=[.E658]-[.E657]" office:value-type="float" office:value="0.101609706878662" calcext:value-type="float">
            <text:p>0.101609706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55910877.44902" calcext:value-type="float">
            <text:p>1455910877.44902</text:p>
          </table:table-cell>
          <table:table-cell office:value-type="float" office:value="1455910877.4492" calcext:value-type="float">
            <text:p>1455910877.4492</text:p>
          </table:table-cell>
          <table:table-cell office:value-type="float" office:value="7744" calcext:value-type="float">
            <text:p>7744</text:p>
          </table:table-cell>
          <table:table-cell table:formula="of:=[.B659]-[.B$2]" office:value-type="float" office:value="62.1660795211792" calcext:value-type="float">
            <text:p>62.1660795212</text:p>
          </table:table-cell>
          <table:table-cell table:formula="of:=[.D659]/([.E659]-[.E658])" office:value-type="float" office:value="76200.6751311431" calcext:value-type="float">
            <text:p>76200.6751311431</text:p>
          </table:table-cell>
          <table:table-cell table:formula="of:=[.E659]-[.E658]" office:value-type="float" office:value="0.101626396179199" calcext:value-type="float">
            <text:p>0.101626396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55910877.54883" calcext:value-type="float">
            <text:p>1455910877.54883</text:p>
          </table:table-cell>
          <table:table-cell office:value-type="float" office:value="1455910877.54915" calcext:value-type="float">
            <text:p>1455910877.54915</text:p>
          </table:table-cell>
          <table:table-cell office:value-type="float" office:value="7792" calcext:value-type="float">
            <text:p>7792</text:p>
          </table:table-cell>
          <table:table-cell table:formula="of:=[.B660]-[.B$2]" office:value-type="float" office:value="62.2658832073212" calcext:value-type="float">
            <text:p>62.2658832073</text:p>
          </table:table-cell>
          <table:table-cell table:formula="of:=[.D660]/([.E660]-[.E659])" office:value-type="float" office:value="78073.2686457704" calcext:value-type="float">
            <text:p>78073.2686457704</text:p>
          </table:table-cell>
          <table:table-cell table:formula="of:=[.E660]-[.E659]" office:value-type="float" office:value="0.0998036861419678" calcext:value-type="float">
            <text:p>0.099803686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55910877.64836" calcext:value-type="float">
            <text:p>1455910877.64836</text:p>
          </table:table-cell>
          <table:table-cell office:value-type="float" office:value="1455910877.64855" calcext:value-type="float">
            <text:p>1455910877.64855</text:p>
          </table:table-cell>
          <table:table-cell office:value-type="float" office:value="7832" calcext:value-type="float">
            <text:p>7832</text:p>
          </table:table-cell>
          <table:table-cell table:formula="of:=[.B661]-[.B$2]" office:value-type="float" office:value="62.3654189109802" calcext:value-type="float">
            <text:p>62.365418911</text:p>
          </table:table-cell>
          <table:table-cell table:formula="of:=[.D661]/([.E661]-[.E660])" office:value-type="float" office:value="78685.3331225463" calcext:value-type="float">
            <text:p>78685.3331225463</text:p>
          </table:table-cell>
          <table:table-cell table:formula="of:=[.E661]-[.E660]" office:value-type="float" office:value="0.0995357036590576" calcext:value-type="float">
            <text:p>0.0995357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9T13:44:45.392370026</dc:date>
    <meta:editing-duration>PT2M11S</meta:editing-duration>
    <meta:editing-cycles>1</meta:editing-cycles>
    <meta:document-statistic meta:table-count="1" meta:cell-count="4623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1.043cm" svg:height="19.577cm" xlink:href=".." xlink:type="simple" chart:class="chart:scatter" chart:style-name="ch1">
        <chart:plot-area chart:style-name="ch2" table:cell-range-address="'relay1.comm.sub.network'.E2:'relay1.comm.sub.network'.F661" svg:x="0.62cm" svg:y="0.391cm" svg:width="29.803cm" svg:height="18.795cm">
          <chartooo:coordinate-region svg:x="1.797cm" svg:y="0.59cm" svg:width="28.439cm" svg:height="17.94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relay1.comm.sub.network'.F2:'relay1.comm.sub.network'.F661" chart:class="chart:scatter">
            <chart:domain table:cell-range-address="'relay1.comm.sub.network'.E2:'relay1.comm.sub.network'.E661"/>
            <chart:data-point chart:repeated="66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relay1.comm.sub.network'.E2:'relay1.comm.sub.network'.E661</svg:desc>
                </draw:g>
              </table:table-cell>
              <table:table-cell office:value-type="float" office:value="0">
                <text:p>0</text:p>
                <draw:g>
                  <svg:desc>'relay1.comm.sub.network'.F2:'relay1.comm.sub.network'.F6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6428136825562">
                <text:p>0.116428136825562</text:p>
              </table:table-cell>
              <table:table-cell office:value-type="float" office:value="67337.6746700523">
                <text:p>67337.674670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7994451522827">
                <text:p>0.217994451522827</text:p>
              </table:table-cell>
              <table:table-cell office:value-type="float" office:value="76797.1154929577">
                <text:p>76797.1154929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9209814071655">
                <text:p>0.319209814071655</text:p>
              </table:table-cell>
              <table:table-cell office:value-type="float" office:value="76589.1639844722">
                <text:p>76589.1639844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0385360717773">
                <text:p>0.420385360717773</text:p>
              </table:table-cell>
              <table:table-cell office:value-type="float" office:value="76144.8814005057">
                <text:p>76144.8814005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0573616027832">
                <text:p>0.520573616027832</text:p>
              </table:table-cell>
              <table:table-cell office:value-type="float" office:value="76256.4431964209">
                <text:p>76256.4431964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20151519775391">
                <text:p>0.620151519775391</text:p>
              </table:table-cell>
              <table:table-cell office:value-type="float" office:value="76081.1356222765">
                <text:p>76081.1356222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18217849731445">
                <text:p>0.718217849731445</text:p>
              </table:table-cell>
              <table:table-cell office:value-type="float" office:value="76438.0598657979">
                <text:p>76438.05986579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552267074585">
                <text:p>0.81552267074585</text:p>
              </table:table-cell>
              <table:table-cell office:value-type="float" office:value="76214.1065847312">
                <text:p>76214.1065847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1758422851563">
                <text:p>0.911758422851563</text:p>
              </table:table-cell>
              <table:table-cell office:value-type="float" office:value="76229.4660714197">
                <text:p>76229.4660714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665712356567">
                <text:p>1.00665712356567</text:p>
              </table:table-cell>
              <table:table-cell office:value-type="float" office:value="76291.8769753338">
                <text:p>76291.87697533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0062456130981">
                <text:p>1.10062456130981</text:p>
              </table:table-cell>
              <table:table-cell office:value-type="float" office:value="76111.4719279016">
                <text:p>76111.4719279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9301223754883">
                <text:p>1.19301223754883</text:p>
              </table:table-cell>
              <table:table-cell office:value-type="float" office:value="76287.2310130012">
                <text:p>76287.231013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8490400314331">
                <text:p>1.28490400314331</text:p>
              </table:table-cell>
              <table:table-cell office:value-type="float" office:value="75654.2216272034">
                <text:p>75654.22162720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613415718079">
                <text:p>1.37613415718079</text:p>
              </table:table-cell>
              <table:table-cell office:value-type="float" office:value="75062.9007727749">
                <text:p>75062.90077277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6704435348511">
                <text:p>1.46704435348511</text:p>
              </table:table-cell>
              <table:table-cell office:value-type="float" office:value="74183.0979819305">
                <text:p>74183.0979819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6111860275269">
                <text:p>1.56111860275269</text:p>
              </table:table-cell>
              <table:table-cell office:value-type="float" office:value="70497.5065082519">
                <text:p>70497.50650825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548330783844">
                <text:p>1.6548330783844</text:p>
              </table:table-cell>
              <table:table-cell office:value-type="float" office:value="69573.0297379327">
                <text:p>69573.0297379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4787330627441">
                <text:p>1.74787330627441</text:p>
              </table:table-cell>
              <table:table-cell office:value-type="float" office:value="68873.4340545153">
                <text:p>68873.43405451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3907961845398">
                <text:p>1.83907961845398</text:p>
              </table:table-cell>
              <table:table-cell office:value-type="float" office:value="68942.5967319048">
                <text:p>68942.59673190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3123602867126">
                <text:p>1.93123602867126</text:p>
              </table:table-cell>
              <table:table-cell office:value-type="float" office:value="67016.4992911324">
                <text:p>67016.4992911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2240037918091">
                <text:p>2.02240037918091</text:p>
              </table:table-cell>
              <table:table-cell office:value-type="float" office:value="66517.2292250197">
                <text:p>66517.2292250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1325716972351">
                <text:p>2.11325716972351</text:p>
              </table:table-cell>
              <table:table-cell office:value-type="float" office:value="65421.6373316959">
                <text:p>65421.63733169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0509314537048">
                <text:p>2.20509314537048</text:p>
              </table:table-cell>
              <table:table-cell office:value-type="float" office:value="63504.5248761644">
                <text:p>63504.52487616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29662823677063">
                <text:p>2.29662823677063</text:p>
              </table:table-cell>
              <table:table-cell office:value-type="float" office:value="62489.6956184265">
                <text:p>62489.6956184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38829469680786">
                <text:p>2.38829469680786</text:p>
              </table:table-cell>
              <table:table-cell office:value-type="float" office:value="61178.3197226362">
                <text:p>61178.31972263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7926163673401">
                <text:p>2.47926163673401</text:p>
              </table:table-cell>
              <table:table-cell office:value-type="float" office:value="60417.5539428059">
                <text:p>60417.55394280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57149577140808">
                <text:p>2.57149577140808</text:p>
              </table:table-cell>
              <table:table-cell office:value-type="float" office:value="58459.9185437551">
                <text:p>58459.9185437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6245913505554">
                <text:p>2.66245913505554</text:p>
              </table:table-cell>
              <table:table-cell office:value-type="float" office:value="58133.2944161372">
                <text:p>58133.29441613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5346493721008">
                <text:p>2.75346493721008</text:p>
              </table:table-cell>
              <table:table-cell office:value-type="float" office:value="56963.4009840034">
                <text:p>56963.40098400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4497284889221">
                <text:p>2.84497284889221</text:p>
              </table:table-cell>
              <table:table-cell office:value-type="float" office:value="55601.7496899524">
                <text:p>55601.7496899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3584656715393">
                <text:p>2.93584656715393</text:p>
              </table:table-cell>
              <table:table-cell office:value-type="float" office:value="54933.3745277475">
                <text:p>54933.3745277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02761030197144">
                <text:p>3.02761030197144</text:p>
              </table:table-cell>
              <table:table-cell office:value-type="float" office:value="53441.5911661925">
                <text:p>53441.5911661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11931204795837">
                <text:p>3.11931204795837</text:p>
              </table:table-cell>
              <table:table-cell office:value-type="float" office:value="52605.3233565161">
                <text:p>52605.32335651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21096849441528">
                <text:p>3.21096849441528</text:p>
              </table:table-cell>
              <table:table-cell office:value-type="float" office:value="51758.4979931588">
                <text:p>51758.49799315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30194306373596">
                <text:p>3.30194306373596</text:p>
              </table:table-cell>
              <table:table-cell office:value-type="float" office:value="51355.0109100439">
                <text:p>51355.01091004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39269018173218">
                <text:p>3.39269018173218</text:p>
              </table:table-cell>
              <table:table-cell office:value-type="float" office:value="50690.3150377935">
                <text:p>50690.31503779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8479986190796">
                <text:p>3.48479986190796</text:p>
              </table:table-cell>
              <table:table-cell office:value-type="float" office:value="49332.491344322">
                <text:p>49332.4913443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57545065879822">
                <text:p>3.57545065879822</text:p>
              </table:table-cell>
              <table:table-cell office:value-type="float" office:value="49508.6657145788">
                <text:p>49508.66571457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66744351387024">
                <text:p>3.66744351387024</text:p>
              </table:table-cell>
              <table:table-cell office:value-type="float" office:value="48264.6179045526">
                <text:p>48264.61790455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75832080841064">
                <text:p>3.75832080841064</text:p>
              </table:table-cell>
              <table:table-cell office:value-type="float" office:value="48328.9035199794">
                <text:p>48328.9035199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4952640533447">
                <text:p>3.84952640533447</text:p>
              </table:table-cell>
              <table:table-cell office:value-type="float" office:value="47804.0838178092">
                <text:p>47804.08381780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4041514396667">
                <text:p>3.94041514396667</text:p>
              </table:table-cell>
              <table:table-cell office:value-type="float" office:value="47706.6803352439">
                <text:p>47706.68033524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3086066246033">
                <text:p>4.03086066246033</text:p>
              </table:table-cell>
              <table:table-cell office:value-type="float" office:value="47675.1095224538">
                <text:p>47675.10952245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12248611450195">
                <text:p>4.12248611450195</text:p>
              </table:table-cell>
              <table:table-cell office:value-type="float" office:value="46886.5353924617">
                <text:p>46886.53539246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1299958229065">
                <text:p>4.21299958229065</text:p>
              </table:table-cell>
              <table:table-cell office:value-type="float" office:value="47462.550103914">
                <text:p>47462.5501039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30554008483887">
                <text:p>4.30554008483887</text:p>
              </table:table-cell>
              <table:table-cell office:value-type="float" office:value="46422.9162550916">
                <text:p>46422.91625509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39617300033569">
                <text:p>4.39617300033569</text:p>
              </table:table-cell>
              <table:table-cell office:value-type="float" office:value="47488.266005861">
                <text:p>47488.2660058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48785328865051">
                <text:p>4.48785328865051</text:p>
              </table:table-cell>
              <table:table-cell office:value-type="float" office:value="47120.2706645689">
                <text:p>47120.27066456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57876181602478">
                <text:p>4.57876181602478</text:p>
              </table:table-cell>
              <table:table-cell office:value-type="float" office:value="47696.2956637591">
                <text:p>47696.29566375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.66951465606689">
                <text:p>4.66951465606689</text:p>
              </table:table-cell>
              <table:table-cell office:value-type="float" office:value="48130.7251428496">
                <text:p>48130.7251428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76118612289429">
                <text:p>4.76118612289429</text:p>
              </table:table-cell>
              <table:table-cell office:value-type="float" office:value="48084.7547503498">
                <text:p>48084.75475034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85181045532227">
                <text:p>4.85181045532227</text:p>
              </table:table-cell>
              <table:table-cell office:value-type="float" office:value="49081.7408617596">
                <text:p>49081.74086175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.94324707984924">
                <text:p>4.94324707984924</text:p>
              </table:table-cell>
              <table:table-cell office:value-type="float" office:value="49258.1613035282">
                <text:p>49258.1613035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03440022468567">
                <text:p>5.03440022468567</text:p>
              </table:table-cell>
              <table:table-cell office:value-type="float" office:value="50025.701342317">
                <text:p>50025.701342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12664389610291">
                <text:p>5.12664389610291</text:p>
              </table:table-cell>
              <table:table-cell office:value-type="float" office:value="50128.1001607659">
                <text:p>50128.1001607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2178156375885">
                <text:p>5.2178156375885</text:p>
              </table:table-cell>
              <table:table-cell office:value-type="float" office:value="51419.4411953912">
                <text:p>51419.4411953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30841493606567">
                <text:p>5.30841493606567</text:p>
              </table:table-cell>
              <table:table-cell office:value-type="float" office:value="52539.0381604259">
                <text:p>52539.03816042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40147924423218">
                <text:p>5.40147924423218</text:p>
              </table:table-cell>
              <table:table-cell office:value-type="float" office:value="52093.0106881181">
                <text:p>52093.0106881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49262857437134">
                <text:p>5.49262857437134</text:p>
              </table:table-cell>
              <table:table-cell office:value-type="float" office:value="54065.1257938625">
                <text:p>54065.1257938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546662330627">
                <text:p>5.58546662330627</text:p>
              </table:table-cell>
              <table:table-cell office:value-type="float" office:value="54115.7430346361">
                <text:p>54115.74303463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67664813995361">
                <text:p>5.67664813995361</text:p>
              </table:table-cell>
              <table:table-cell office:value-type="float" office:value="56151.7310553468">
                <text:p>56151.73105534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76816344261169">
                <text:p>5.76816344261169</text:p>
              </table:table-cell>
              <table:table-cell office:value-type="float" office:value="56995.9323577609">
                <text:p>56995.932357760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85885262489319">
                <text:p>5.85885262489319</text:p>
              </table:table-cell>
              <table:table-cell office:value-type="float" office:value="58573.6894562777">
                <text:p>58573.68945627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95068693161011">
                <text:p>5.95068693161011</text:p>
              </table:table-cell>
              <table:table-cell office:value-type="float" office:value="59062.8948364535">
                <text:p>59062.8948364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04525756835938">
                <text:p>6.04525756835938</text:p>
              </table:table-cell>
              <table:table-cell office:value-type="float" office:value="58538.2544761482">
                <text:p>58538.2544761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13647890090942">
                <text:p>6.13647890090942</text:p>
              </table:table-cell>
              <table:table-cell office:value-type="float" office:value="61827.64318758">
                <text:p>61827.643187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22855162620544">
                <text:p>6.22855162620544</text:p>
              </table:table-cell>
              <table:table-cell office:value-type="float" office:value="62472.3552116754">
                <text:p>62472.35521167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3196063041687">
                <text:p>6.3196063041687</text:p>
              </table:table-cell>
              <table:table-cell office:value-type="float" office:value="64488.7240430362">
                <text:p>64488.7240430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41159963607788">
                <text:p>6.41159963607788</text:p>
              </table:table-cell>
              <table:table-cell office:value-type="float" office:value="65048.1929049781">
                <text:p>65048.1929049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0290894508362">
                <text:p>6.50290894508362</text:p>
              </table:table-cell>
              <table:table-cell office:value-type="float" office:value="66762.0866522708">
                <text:p>66762.08665227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937340259552">
                <text:p>6.5937340259552</text:p>
              </table:table-cell>
              <table:table-cell office:value-type="float" office:value="68439.2454193223">
                <text:p>68439.24541932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68640303611755">
                <text:p>6.68640303611755</text:p>
              </table:table-cell>
              <table:table-cell office:value-type="float" office:value="68286.042862803">
                <text:p>68286.0428628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77735996246338">
                <text:p>6.77735996246338</text:p>
              </table:table-cell>
              <table:table-cell office:value-type="float" office:value="70802.7443178393">
                <text:p>70802.74431783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86940217018127">
                <text:p>6.86940217018127</text:p>
              </table:table-cell>
              <table:table-cell office:value-type="float" office:value="71184.7332050263">
                <text:p>71184.73320502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9623703956604">
                <text:p>6.9623703956604</text:p>
              </table:table-cell>
              <table:table-cell office:value-type="float" office:value="71680.4044140464">
                <text:p>71680.4044140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06425881385803">
                <text:p>7.06425881385803</text:p>
              </table:table-cell>
              <table:table-cell office:value-type="float" office:value="66582.6412855007">
                <text:p>66582.64128550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1660578250885">
                <text:p>7.1660578250885</text:p>
              </table:table-cell>
              <table:table-cell office:value-type="float" office:value="67819.9121636813">
                <text:p>67819.91216368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26896739006043">
                <text:p>7.26896739006043</text:p>
              </table:table-cell>
              <table:table-cell office:value-type="float" office:value="68176.3643827873">
                <text:p>68176.36438278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37185215950012">
                <text:p>7.37185215950012</text:p>
              </table:table-cell>
              <table:table-cell office:value-type="float" office:value="69203.6346951545">
                <text:p>69203.63469515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47423005104065">
                <text:p>7.47423005104065</text:p>
              </table:table-cell>
              <table:table-cell office:value-type="float" office:value="70562.1095658168">
                <text:p>70562.10956581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57755589485168">
                <text:p>7.57755589485168</text:p>
              </table:table-cell>
              <table:table-cell office:value-type="float" office:value="70843.8443859892">
                <text:p>70843.84438598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67964339256287">
                <text:p>7.67964339256287</text:p>
              </table:table-cell>
              <table:table-cell office:value-type="float" office:value="72643.5671974329">
                <text:p>72643.56719743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8271126747131">
                <text:p>7.78271126747131</text:p>
              </table:table-cell>
              <table:table-cell office:value-type="float" office:value="72728.7722450717">
                <text:p>72728.77224507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88517713546753">
                <text:p>7.88517713546753</text:p>
              </table:table-cell>
              <table:table-cell office:value-type="float" office:value="73936.8157236495">
                <text:p>73936.81572364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8731160163879">
                <text:p>7.98731160163879</text:p>
              </table:table-cell>
              <table:table-cell office:value-type="float" office:value="74881.6759581963">
                <text:p>74881.6759581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08943009376526">
                <text:p>8.08943009376526</text:p>
              </table:table-cell>
              <table:table-cell office:value-type="float" office:value="75441.7720001121">
                <text:p>75441.7720001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19015622138977">
                <text:p>8.19015622138977</text:p>
              </table:table-cell>
              <table:table-cell office:value-type="float" office:value="77040.5870155938">
                <text:p>77040.5870155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29073929786682">
                <text:p>8.29073929786682</text:p>
              </table:table-cell>
              <table:table-cell office:value-type="float" office:value="77547.8368051276">
                <text:p>77547.83680512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39008069038391">
                <text:p>8.39008069038391</text:p>
              </table:table-cell>
              <table:table-cell office:value-type="float" office:value="78919.7715207311">
                <text:p>78919.77152073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48927903175354">
                <text:p>8.48927903175354</text:p>
              </table:table-cell>
              <table:table-cell office:value-type="float" office:value="79275.5190401569">
                <text:p>79275.519040156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58584666252136">
                <text:p>8.58584666252136</text:p>
              </table:table-cell>
              <table:table-cell office:value-type="float" office:value="81600.8422009016">
                <text:p>81600.8422009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8248248100281">
                <text:p>8.68248248100281</text:p>
              </table:table-cell>
              <table:table-cell office:value-type="float" office:value="81626.0484358038">
                <text:p>81626.04843580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77826976776123">
                <text:p>8.77826976776123</text:p>
              </table:table-cell>
              <table:table-cell office:value-type="float" office:value="82349.1328227479">
                <text:p>82349.13282274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87196183204651">
                <text:p>8.87196183204651</text:p>
              </table:table-cell>
              <table:table-cell office:value-type="float" office:value="84190.6949128821">
                <text:p>84190.69491288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96549391746521">
                <text:p>8.96549391746521</text:p>
              </table:table-cell>
              <table:table-cell office:value-type="float" office:value="84163.6318142655">
                <text:p>84163.63181426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646071434021">
                <text:p>9.0646071434021</text:p>
              </table:table-cell>
              <table:table-cell office:value-type="float" office:value="79182.1669188451">
                <text:p>79182.16691884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6578936576843">
                <text:p>9.16578936576843</text:p>
              </table:table-cell>
              <table:table-cell office:value-type="float" office:value="77246.7713913414">
                <text:p>77246.77139134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6713371276856">
                <text:p>9.26713371276856</text:p>
              </table:table-cell>
              <table:table-cell office:value-type="float" office:value="76728.5026760361">
                <text:p>76728.50267603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6838102340698">
                <text:p>9.36838102340698</text:p>
              </table:table-cell>
              <table:table-cell office:value-type="float" office:value="76327.9533181683">
                <text:p>76327.95331816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68585729599">
                <text:p>9.468585729599</text:p>
              </table:table-cell>
              <table:table-cell office:value-type="float" office:value="76563.2702449981">
                <text:p>76563.2702449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6814694404602">
                <text:p>9.56814694404602</text:p>
              </table:table-cell>
              <table:table-cell office:value-type="float" office:value="76415.2992935655">
                <text:p>76415.29929356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66683554649353">
                <text:p>9.66683554649353</text:p>
              </table:table-cell>
              <table:table-cell office:value-type="float" office:value="76361.4015509869">
                <text:p>76361.401550986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76481819152832">
                <text:p>9.76481819152832</text:p>
              </table:table-cell>
              <table:table-cell office:value-type="float" office:value="76095.1084485691">
                <text:p>76095.1084485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86518311500549">
                <text:p>9.86518311500549</text:p>
              </table:table-cell>
              <table:table-cell office:value-type="float" office:value="73412.1020046988">
                <text:p>73412.10200469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96627950668335">
                <text:p>9.96627950668335</text:p>
              </table:table-cell>
              <table:table-cell office:value-type="float" office:value="72010.4830565834">
                <text:p>72010.48305658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0663826465607">
                <text:p>10.0663826465607</text:p>
              </table:table-cell>
              <table:table-cell office:value-type="float" office:value="71765.9806555948">
                <text:p>71765.980655594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1663920879364">
                <text:p>10.1663920879364</text:p>
              </table:table-cell>
              <table:table-cell office:value-type="float" office:value="70793.3161370301">
                <text:p>70793.316137030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2640647888184">
                <text:p>10.2640647888184</text:p>
              </table:table-cell>
              <table:table-cell office:value-type="float" office:value="71422.2084268031">
                <text:p>71422.20842680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3617124557495">
                <text:p>10.3617124557495</text:p>
              </table:table-cell>
              <table:table-cell office:value-type="float" office:value="70293.5381430009">
                <text:p>70293.53814300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4574549198151">
                <text:p>10.4574549198151</text:p>
              </table:table-cell>
              <table:table-cell office:value-type="float" office:value="70522.5217034014">
                <text:p>70522.5217034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552622795105">
                <text:p>10.552622795105</text:p>
              </table:table-cell>
              <table:table-cell office:value-type="float" office:value="69771.4431447805">
                <text:p>69771.44314478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6460385322571">
                <text:p>10.6460385322571</text:p>
              </table:table-cell>
              <table:table-cell office:value-type="float" office:value="69881.1592030913">
                <text:p>69881.15920309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7387661933899">
                <text:p>10.7387661933899</text:p>
              </table:table-cell>
              <table:table-cell office:value-type="float" office:value="69191.8670396577">
                <text:p>69191.86703965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8315711021423">
                <text:p>10.8315711021423</text:p>
              </table:table-cell>
              <table:table-cell office:value-type="float" office:value="67927.4413901534">
                <text:p>67927.441390153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9229006767273">
                <text:p>10.9229006767273</text:p>
              </table:table-cell>
              <table:table-cell office:value-type="float" office:value="67710.8157801307">
                <text:p>67710.8157801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0151889324188">
                <text:p>11.0151889324188</text:p>
              </table:table-cell>
              <table:table-cell office:value-type="float" office:value="65793.853773719">
                <text:p>65793.8537737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1061635017395">
                <text:p>11.1061635017395</text:p>
              </table:table-cell>
              <table:table-cell office:value-type="float" office:value="65424.8769127956">
                <text:p>65424.87691279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1984360218048">
                <text:p>11.1984360218048</text:p>
              </table:table-cell>
              <table:table-cell office:value-type="float" office:value="63290.7825197213">
                <text:p>63290.78251972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2891054153442">
                <text:p>11.2891054153442</text:p>
              </table:table-cell>
              <table:table-cell office:value-type="float" office:value="63174.5705623266">
                <text:p>63174.57056232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3805031776428">
                <text:p>11.3805031776428</text:p>
              </table:table-cell>
              <table:table-cell office:value-type="float" office:value="61445.7056580149">
                <text:p>61445.70565801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4721486568451">
                <text:p>11.4721486568451</text:p>
              </table:table-cell>
              <table:table-cell office:value-type="float" office:value="60057.5178165868">
                <text:p>60057.51781658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5629124641418">
                <text:p>11.5629124641418</text:p>
              </table:table-cell>
              <table:table-cell office:value-type="float" office:value="59495.0802619447">
                <text:p>59495.080261944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6547200679779">
                <text:p>11.6547200679779</text:p>
              </table:table-cell>
              <table:table-cell office:value-type="float" office:value="57685.8536625903">
                <text:p>57685.85366259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7455201148987">
                <text:p>11.7455201148987</text:p>
              </table:table-cell>
              <table:table-cell office:value-type="float" office:value="57180.5871920975">
                <text:p>57180.5871920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8372609615326">
                <text:p>11.8372609615326</text:p>
              </table:table-cell>
              <table:table-cell office:value-type="float" office:value="55547.776012308">
                <text:p>55547.77601230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9279398918152">
                <text:p>11.9279398918152</text:p>
              </table:table-cell>
              <table:table-cell office:value-type="float" office:value="55139.6006152471">
                <text:p>55139.600615247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0190563201904">
                <text:p>12.0190563201904</text:p>
              </table:table-cell>
              <table:table-cell office:value-type="float" office:value="53909.0489782034">
                <text:p>53909.04897820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1122190952301">
                <text:p>12.1122190952301</text:p>
              </table:table-cell>
              <table:table-cell office:value-type="float" office:value="51866.2094161785">
                <text:p>51866.209416178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207085609436">
                <text:p>12.207085609436</text:p>
              </table:table-cell>
              <table:table-cell office:value-type="float" office:value="50007.1077735807">
                <text:p>50007.10777358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2989981174469">
                <text:p>12.2989981174469</text:p>
              </table:table-cell>
              <table:table-cell office:value-type="float" office:value="50830.9489220745">
                <text:p>50830.94892207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3897929191589">
                <text:p>12.3897929191589</text:p>
              </table:table-cell>
              <table:table-cell office:value-type="float" office:value="50751.8042124778">
                <text:p>50751.804212477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481477022171">
                <text:p>12.481477022171</text:p>
              </table:table-cell>
              <table:table-cell office:value-type="float" office:value="49561.4817696482">
                <text:p>49561.48176964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5718228816986">
                <text:p>12.5718228816986</text:p>
              </table:table-cell>
              <table:table-cell office:value-type="float" office:value="49675.7684687205">
                <text:p>49675.76846872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6628222465515">
                <text:p>12.6628222465515</text:p>
              </table:table-cell>
              <table:table-cell office:value-type="float" office:value="48791.5493385803">
                <text:p>48791.54933858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7541046142578">
                <text:p>12.7541046142578</text:p>
              </table:table-cell>
              <table:table-cell office:value-type="float" office:value="48202.080101132">
                <text:p>48202.0801011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8450725078583">
                <text:p>12.8450725078583</text:p>
              </table:table-cell>
              <table:table-cell office:value-type="float" office:value="47928.9981050827">
                <text:p>47928.99810508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9373967647553">
                <text:p>12.9373967647553</text:p>
              </table:table-cell>
              <table:table-cell office:value-type="float" office:value="46964.9054943239">
                <text:p>46964.90549432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0282807350159">
                <text:p>13.0282807350159</text:p>
              </table:table-cell>
              <table:table-cell office:value-type="float" office:value="47445.1103713323">
                <text:p>47445.110371332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119775056839">
                <text:p>13.119775056839</text:p>
              </table:table-cell>
              <table:table-cell office:value-type="float" office:value="46953.7334601504">
                <text:p>46953.73346015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.2104268074036">
                <text:p>13.2104268074036</text:p>
              </table:table-cell>
              <table:table-cell office:value-type="float" office:value="47390.1493710237">
                <text:p>47390.149371023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.3011600971222">
                <text:p>13.3011600971222</text:p>
              </table:table-cell>
              <table:table-cell office:value-type="float" office:value="47347.5613341287">
                <text:p>47347.56133412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.3926203250885">
                <text:p>13.3926203250885</text:p>
              </table:table-cell>
              <table:table-cell office:value-type="float" office:value="47058.7062344244">
                <text:p>47058.706234424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.4835267066956">
                <text:p>13.4835267066956</text:p>
              </table:table-cell>
              <table:table-cell office:value-type="float" office:value="47521.4162485674">
                <text:p>47521.416248567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5753583908081">
                <text:p>13.5753583908081</text:p>
              </table:table-cell>
              <table:table-cell office:value-type="float" office:value="47216.8189215152">
                <text:p>47216.8189215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6661539077759">
                <text:p>13.6661539077759</text:p>
              </table:table-cell>
              <table:table-cell office:value-type="float" office:value="48108.1020944058">
                <text:p>48108.10209440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7583076953888">
                <text:p>13.7583076953888</text:p>
              </table:table-cell>
              <table:table-cell office:value-type="float" office:value="47833.0854778912">
                <text:p>47833.085477891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8490080833435">
                <text:p>13.8490080833435</text:p>
              </table:table-cell>
              <table:table-cell office:value-type="float" office:value="49040.5840625616">
                <text:p>49040.58406256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9399027824402">
                <text:p>13.9399027824402</text:p>
              </table:table-cell>
              <table:table-cell office:value-type="float" office:value="49463.830615885">
                <text:p>49463.83061588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0313880443573">
                <text:p>14.0313880443573</text:p>
              </table:table-cell>
              <table:table-cell office:value-type="float" office:value="49756.6482798521">
                <text:p>49756.64827985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1224703788757">
                <text:p>14.1224703788757</text:p>
              </table:table-cell>
              <table:table-cell office:value-type="float" office:value="50679.4212555657">
                <text:p>50679.42125556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.2145657539368">
                <text:p>14.2145657539368</text:p>
              </table:table-cell>
              <table:table-cell office:value-type="float" office:value="50903.7505617745">
                <text:p>50903.75056177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.3057208061218">
                <text:p>14.3057208061218</text:p>
              </table:table-cell>
              <table:table-cell office:value-type="float" office:value="52218.7183913457">
                <text:p>52218.71839134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.3981001377106">
                <text:p>14.3981001377106</text:p>
              </table:table-cell>
              <table:table-cell office:value-type="float" office:value="52392.6717888233">
                <text:p>52392.67178882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.4890689849854">
                <text:p>14.4890689849854</text:p>
              </table:table-cell>
              <table:table-cell office:value-type="float" office:value="54172.39140246">
                <text:p>54172.391402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5797605514526">
                <text:p>14.5797605514526</text:p>
              </table:table-cell>
              <table:table-cell office:value-type="float" office:value="55308.3400738194">
                <text:p>55308.340073819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6717681884766">
                <text:p>14.6717681884766</text:p>
              </table:table-cell>
              <table:table-cell office:value-type="float" office:value="55560.6052427003">
                <text:p>55560.60524270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7627201080322">
                <text:p>14.7627201080322</text:p>
              </table:table-cell>
              <table:table-cell office:value-type="float" office:value="57261.0234664989">
                <text:p>57261.02346649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8548560142517">
                <text:p>14.8548560142517</text:p>
              </table:table-cell>
              <table:table-cell office:value-type="float" office:value="57653.9616091252">
                <text:p>57653.96160912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9461762905121">
                <text:p>14.9461762905121</text:p>
              </table:table-cell>
              <table:table-cell office:value-type="float" office:value="59307.7487474708">
                <text:p>59307.748747470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0379974842072">
                <text:p>15.0379974842072</text:p>
              </table:table-cell>
              <table:table-cell office:value-type="float" office:value="60203.9657462752">
                <text:p>60203.96574627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.1289479732513">
                <text:p>15.1289479732513</text:p>
              </table:table-cell>
              <table:table-cell office:value-type="float" office:value="61923.8011712463">
                <text:p>61923.80117124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.2204954624176">
                <text:p>15.2204954624176</text:p>
              </table:table-cell>
              <table:table-cell office:value-type="float" office:value="62743.3920068337">
                <text:p>62743.39200683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3131523132324">
                <text:p>15.3131523132324</text:p>
              </table:table-cell>
              <table:table-cell office:value-type="float" office:value="63287.2793369546">
                <text:p>63287.279336954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4038562774658">
                <text:p>15.4038562774658</text:p>
              </table:table-cell>
              <table:table-cell office:value-type="float" office:value="65884.6617180107">
                <text:p>65884.6617180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.4959161281586">
                <text:p>15.4959161281586</text:p>
              </table:table-cell>
              <table:table-cell office:value-type="float" office:value="66130.8915253272">
                <text:p>66130.89152532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.5871825218201">
                <text:p>15.5871825218201</text:p>
              </table:table-cell>
              <table:table-cell office:value-type="float" office:value="68020.6563549017">
                <text:p>68020.65635490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6794736385345">
                <text:p>15.6794736385345</text:p>
              </table:table-cell>
              <table:table-cell office:value-type="float" office:value="68478.9633606047">
                <text:p>68478.96336060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7711665630341">
                <text:p>15.7711665630341</text:p>
              </table:table-cell>
              <table:table-cell office:value-type="float" office:value="70147.1791319542">
                <text:p>70147.1791319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8625724315643">
                <text:p>15.8625724315643</text:p>
              </table:table-cell>
              <table:table-cell office:value-type="float" office:value="71592.7774137679">
                <text:p>71592.77741376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955305814743">
                <text:p>15.955305814743</text:p>
              </table:table-cell>
              <table:table-cell office:value-type="float" office:value="71775.6623542237">
                <text:p>71775.662354223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0561985969543">
                <text:p>16.0561985969543</text:p>
              </table:table-cell>
              <table:table-cell office:value-type="float" office:value="67160.4038612867">
                <text:p>67160.40386128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1588299274445">
                <text:p>16.1588299274445</text:p>
              </table:table-cell>
              <table:table-cell office:value-type="float" office:value="67191.9575344916">
                <text:p>67191.95753449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.2612755298615">
                <text:p>16.2612755298615</text:p>
              </table:table-cell>
              <table:table-cell office:value-type="float" office:value="68407.0358771946">
                <text:p>68407.03587719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.363959312439">
                <text:p>16.363959312439</text:p>
              </table:table-cell>
              <table:table-cell office:value-type="float" office:value="69261.1805046356">
                <text:p>69261.18050463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.4663107395172">
                <text:p>16.4663107395172</text:p>
              </table:table-cell>
              <table:table-cell office:value-type="float" office:value="70502.192358133">
                <text:p>70502.1923581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.5691606998444">
                <text:p>16.5691606998444</text:p>
              </table:table-cell>
              <table:table-cell office:value-type="float" office:value="71171.6365929195">
                <text:p>71171.63659291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6719362735748">
                <text:p>16.6719362735748</text:p>
              </table:table-cell>
              <table:table-cell office:value-type="float" office:value="72079.3835646945">
                <text:p>72079.38356469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7746105194092">
                <text:p>16.7746105194092</text:p>
              </table:table-cell>
              <table:table-cell office:value-type="float" office:value="73007.5973686105">
                <text:p>73007.59736861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8774452209473">
                <text:p>16.8774452209473</text:p>
              </table:table-cell>
              <table:table-cell office:value-type="float" office:value="73593.8344431049">
                <text:p>73593.834443104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9791836738586">
                <text:p>16.9791836738586</text:p>
              </table:table-cell>
              <table:table-cell office:value-type="float" office:value="75094.5171798032">
                <text:p>75094.51717980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7.081538438797">
                <text:p>17.081538438797</text:p>
              </table:table-cell>
              <table:table-cell office:value-type="float" office:value="75267.6243713706">
                <text:p>75267.62437137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.1821703910828">
                <text:p>17.1821703910828</text:p>
              </table:table-cell>
              <table:table-cell office:value-type="float" office:value="77033.187013867">
                <text:p>77033.1870138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2826850414276">
                <text:p>17.2826850414276</text:p>
              </table:table-cell>
              <table:table-cell office:value-type="float" office:value="77600.6280998793">
                <text:p>77600.62809987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7.382336139679">
                <text:p>17.382336139679</text:p>
              </table:table-cell>
              <table:table-cell office:value-type="float" office:value="78594.2165960471">
                <text:p>78594.216596047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4807062149048">
                <text:p>17.4807062149048</text:p>
              </table:table-cell>
              <table:table-cell office:value-type="float" office:value="79943.0109405372">
                <text:p>79943.01094053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5783388614655">
                <text:p>17.5783388614655</text:p>
              </table:table-cell>
              <table:table-cell office:value-type="float" office:value="80710.7077149995">
                <text:p>80710.7077149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6744425296783">
                <text:p>17.6744425296783</text:p>
              </table:table-cell>
              <table:table-cell office:value-type="float" office:value="82078.0324693367">
                <text:p>82078.03246933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770140171051">
                <text:p>17.770140171051</text:p>
              </table:table-cell>
              <table:table-cell office:value-type="float" office:value="82426.2739065984">
                <text:p>82426.27390659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8641307353973">
                <text:p>17.8641307353973</text:p>
              </table:table-cell>
              <table:table-cell office:value-type="float" office:value="83923.3177804553">
                <text:p>83923.31778045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9599480628967">
                <text:p>17.9599480628967</text:p>
              </table:table-cell>
              <table:table-cell office:value-type="float" office:value="82156.3302321299">
                <text:p>82156.3302321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.0625545978546">
                <text:p>18.0625545978546</text:p>
              </table:table-cell>
              <table:table-cell office:value-type="float" office:value="76486.3563828675">
                <text:p>76486.3563828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.1715755462646">
                <text:p>18.1715755462646</text:p>
              </table:table-cell>
              <table:table-cell office:value-type="float" office:value="71692.6436064706">
                <text:p>71692.643606470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8.2735648155212">
                <text:p>18.2735648155212</text:p>
              </table:table-cell>
              <table:table-cell office:value-type="float" office:value="76243.315171095">
                <text:p>76243.3151710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3746008872986">
                <text:p>18.3746008872986</text:p>
              </table:table-cell>
              <table:table-cell office:value-type="float" office:value="76487.5342445065">
                <text:p>76487.53424450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4749410152435">
                <text:p>18.4749410152435</text:p>
              </table:table-cell>
              <table:table-cell office:value-type="float" office:value="76459.9383828711">
                <text:p>76459.93838287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.574497461319">
                <text:p>18.574497461319</text:p>
              </table:table-cell>
              <table:table-cell office:value-type="float" office:value="76418.9592930527">
                <text:p>76418.95929305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6733961105347">
                <text:p>18.6733961105347</text:p>
              </table:table-cell>
              <table:table-cell office:value-type="float" office:value="76199.2207149762">
                <text:p>76199.22071497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7712819576263">
                <text:p>18.7712819576263</text:p>
              </table:table-cell>
              <table:table-cell office:value-type="float" office:value="76170.3578354601">
                <text:p>76170.35783546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8676471710205">
                <text:p>18.8676471710205</text:p>
              </table:table-cell>
              <table:table-cell office:value-type="float" office:value="76542.1435827653">
                <text:p>76542.14358276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9632811546326">
                <text:p>18.9632811546326</text:p>
              </table:table-cell>
              <table:table-cell office:value-type="float" office:value="76207.2197009359">
                <text:p>76207.219700935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0580410957336">
                <text:p>19.0580410957336</text:p>
              </table:table-cell>
              <table:table-cell office:value-type="float" office:value="75897.0501293238">
                <text:p>75897.05012932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1525526046753">
                <text:p>19.1525526046753</text:p>
              </table:table-cell>
              <table:table-cell office:value-type="float" office:value="75080.8031684367">
                <text:p>75080.80316843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.2509744167328">
                <text:p>19.2509744167328</text:p>
              </table:table-cell>
              <table:table-cell office:value-type="float" office:value="71041.1630697826">
                <text:p>71041.163069782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3482613563538">
                <text:p>19.3482613563538</text:p>
              </table:table-cell>
              <table:table-cell office:value-type="float" office:value="70718.6393857631">
                <text:p>70718.639385763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4449365139008">
                <text:p>19.4449365139008</text:p>
              </table:table-cell>
              <table:table-cell office:value-type="float" office:value="70007.6438635215">
                <text:p>70007.64386352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.5400626659393">
                <text:p>19.5400626659393</text:p>
              </table:table-cell>
              <table:table-cell office:value-type="float" office:value="69970.243275487">
                <text:p>69970.2432754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6346056461334">
                <text:p>19.6346056461334</text:p>
              </table:table-cell>
              <table:table-cell office:value-type="float" office:value="69217.196100287">
                <text:p>69217.1961002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7275826931">
                <text:p>19.7275826931</text:p>
              </table:table-cell>
              <table:table-cell office:value-type="float" office:value="69178.3640140112">
                <text:p>69178.36401401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8199622631073">
                <text:p>19.8199622631073</text:p>
              </table:table-cell>
              <table:table-cell office:value-type="float" office:value="68326.7956269937">
                <text:p>68326.7956269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9114758968353">
                <text:p>19.9114758968353</text:p>
              </table:table-cell>
              <table:table-cell office:value-type="float" office:value="67749.4680019592">
                <text:p>67749.468001959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0021777153015">
                <text:p>20.0021777153015</text:p>
              </table:table-cell>
              <table:table-cell office:value-type="float" office:value="67121.0357515555">
                <text:p>67121.035751555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0939357280731">
                <text:p>20.0939357280731</text:p>
              </table:table-cell>
              <table:table-cell office:value-type="float" office:value="65040.6413536316">
                <text:p>65040.64135363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1849293708801">
                <text:p>20.1849293708801</text:p>
              </table:table-cell>
              <table:table-cell office:value-type="float" office:value="64356.1442244959">
                <text:p>64356.144224495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2770576477051">
                <text:p>20.2770576477051</text:p>
              </table:table-cell>
              <table:table-cell office:value-type="float" office:value="62347.8501710601">
                <text:p>62347.85017106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368067741394">
                <text:p>20.368067741394</text:p>
              </table:table-cell>
              <table:table-cell office:value-type="float" office:value="61883.2458215884">
                <text:p>61883.24582158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4603712558746">
                <text:p>20.4603712558746</text:p>
              </table:table-cell>
              <table:table-cell office:value-type="float" office:value="59802.70665816">
                <text:p>59802.706658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5512793064117">
                <text:p>20.5512793064117</text:p>
              </table:table-cell>
              <table:table-cell office:value-type="float" office:value="59576.6818010155">
                <text:p>59576.68180101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6422369480133">
                <text:p>20.6422369480133</text:p>
              </table:table-cell>
              <table:table-cell office:value-type="float" office:value="58400.8106022479">
                <text:p>58400.81060224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7344222068787">
                <text:p>20.7344222068787</text:p>
              </table:table-cell>
              <table:table-cell office:value-type="float" office:value="56494.9327484851">
                <text:p>56494.93274848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8257179260254">
                <text:p>20.8257179260254</text:p>
              </table:table-cell>
              <table:table-cell office:value-type="float" office:value="55993.8631052799">
                <text:p>55993.863105279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176516532898">
                <text:p>20.9176516532898</text:p>
              </table:table-cell>
              <table:table-cell office:value-type="float" office:value="54561.0424950337">
                <text:p>54561.04249503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.0083513259888">
                <text:p>21.0083513259888</text:p>
              </table:table-cell>
              <table:table-cell office:value-type="float" office:value="54333.1618886395">
                <text:p>54333.16188863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.0997674465179">
                <text:p>21.0997674465179</text:p>
              </table:table-cell>
              <table:table-cell office:value-type="float" office:value="52944.7101012709">
                <text:p>52944.71010127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1.1906776428223">
                <text:p>21.1906776428223</text:p>
              </table:table-cell>
              <table:table-cell office:value-type="float" office:value="52359.3633443044">
                <text:p>52359.363344304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.2814872264862">
                <text:p>21.2814872264862</text:p>
              </table:table-cell>
              <table:table-cell office:value-type="float" office:value="51624.5071373624">
                <text:p>51624.5071373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.3744719028473">
                <text:p>21.3744719028473</text:p>
              </table:table-cell>
              <table:table-cell office:value-type="float" office:value="49642.5882268478">
                <text:p>49642.5882268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4654216766357">
                <text:p>21.4654216766357</text:p>
              </table:table-cell>
              <table:table-cell office:value-type="float" office:value="50049.6022187794">
                <text:p>50049.60221877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558128118515">
                <text:p>21.558128118515</text:p>
              </table:table-cell>
              <table:table-cell office:value-type="float" office:value="48497.1692242805">
                <text:p>48497.16922428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6491520404816">
                <text:p>21.6491520404816</text:p>
              </table:table-cell>
              <table:table-cell office:value-type="float" office:value="48866.2749736761">
                <text:p>48866.2749736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7408957481384">
                <text:p>21.7408957481384</text:p>
              </table:table-cell>
              <table:table-cell office:value-type="float" office:value="47959.6924124418">
                <text:p>47959.69241244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8315968513489">
                <text:p>21.8315968513489</text:p>
              </table:table-cell>
              <table:table-cell office:value-type="float" office:value="48158.1793979413">
                <text:p>48158.17939794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922728061676">
                <text:p>21.922728061676</text:p>
              </table:table-cell>
              <table:table-cell office:value-type="float" office:value="47579.74775529">
                <text:p>47579.747755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.0147068500519">
                <text:p>22.0147068500519</text:p>
              </table:table-cell>
              <table:table-cell office:value-type="float" office:value="46880.3740094923">
                <text:p>46880.37400949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2.105583190918">
                <text:p>22.105583190918</text:p>
              </table:table-cell>
              <table:table-cell office:value-type="float" office:value="47361.0618449325">
                <text:p>47361.0618449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.1978290081024">
                <text:p>22.1978290081024</text:p>
              </table:table-cell>
              <table:table-cell office:value-type="float" office:value="46571.2173312967">
                <text:p>46571.21733129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.2886452674866">
                <text:p>22.2886452674866</text:p>
              </table:table-cell>
              <table:table-cell office:value-type="float" office:value="47304.3046380913">
                <text:p>47304.304638091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3803956508636">
                <text:p>22.3803956508636</text:p>
              </table:table-cell>
              <table:table-cell office:value-type="float" office:value="46822.6926349106">
                <text:p>46822.692634910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4709448814392">
                <text:p>22.4709448814392</text:p>
              </table:table-cell>
              <table:table-cell office:value-type="float" office:value="47620.5040351141">
                <text:p>47620.50403511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5617716312408">
                <text:p>22.5617716312408</text:p>
              </table:table-cell>
              <table:table-cell office:value-type="float" office:value="47739.2399207256">
                <text:p>47739.239920725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6538643836975">
                <text:p>22.6538643836975</text:p>
              </table:table-cell>
              <table:table-cell office:value-type="float" office:value="47343.573557014">
                <text:p>47343.573557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744619846344">
                <text:p>22.744619846344</text:p>
              </table:table-cell>
              <table:table-cell office:value-type="float" office:value="48481.9301416502">
                <text:p>48481.930141650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8363218307495">
                <text:p>22.8363218307495</text:p>
              </table:table-cell>
              <table:table-cell office:value-type="float" office:value="48417.7090472303">
                <text:p>48417.70904723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9271836280823">
                <text:p>22.9271836280823</text:p>
              </table:table-cell>
              <table:table-cell office:value-type="float" office:value="49393.6960498764">
                <text:p>49393.69604987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3.0196149349213">
                <text:p>23.0196149349213</text:p>
              </table:table-cell>
              <table:table-cell office:value-type="float" office:value="49160.8325728362">
                <text:p>49160.83257283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3.1106281280518">
                <text:p>23.1106281280518</text:p>
              </table:table-cell>
              <table:table-cell office:value-type="float" office:value="50630.0223242704">
                <text:p>50630.02232427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.201179265976">
                <text:p>23.201179265976</text:p>
              </table:table-cell>
              <table:table-cell office:value-type="float" office:value="51683.5029054842">
                <text:p>51683.50290548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2931981086731">
                <text:p>23.2931981086731</text:p>
              </table:table-cell>
              <table:table-cell office:value-type="float" office:value="51641.5970981073">
                <text:p>51641.59709810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3841586112976">
                <text:p>23.3841586112976</text:p>
              </table:table-cell>
              <table:table-cell office:value-type="float" office:value="53121.9579991403">
                <text:p>53121.95799914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4758310317993">
                <text:p>23.4758310317993</text:p>
              </table:table-cell>
              <table:table-cell office:value-type="float" office:value="53582.0912452991">
                <text:p>53582.09124529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5668163299561">
                <text:p>23.5668163299561</text:p>
              </table:table-cell>
              <table:table-cell office:value-type="float" office:value="54953.9332320109">
                <text:p>54953.933232010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6589334011078">
                <text:p>23.6589334011078</text:p>
              </table:table-cell>
              <table:table-cell office:value-type="float" office:value="55320.9078000968">
                <text:p>55320.90780009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7500419616699">
                <text:p>23.7500419616699</text:p>
              </table:table-cell>
              <table:table-cell office:value-type="float" office:value="56986.9611369744">
                <text:p>56986.961136974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8413517475128">
                <text:p>23.8413517475128</text:p>
              </table:table-cell>
              <table:table-cell office:value-type="float" office:value="58000.3550672227">
                <text:p>58000.355067222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9339079856873">
                <text:p>23.9339079856873</text:p>
              </table:table-cell>
              <table:table-cell office:value-type="float" office:value="58342.9070423406">
                <text:p>58342.90704234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0249783992767">
                <text:p>24.0249783992767</text:p>
              </table:table-cell>
              <table:table-cell office:value-type="float" office:value="60524.5961091898">
                <text:p>60524.59610918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.1184437274933">
                <text:p>24.1184437274933</text:p>
              </table:table-cell>
              <table:table-cell office:value-type="float" office:value="60086.452454199">
                <text:p>60086.45245419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2171170711517">
                <text:p>24.2171170711517</text:p>
              </table:table-cell>
              <table:table-cell office:value-type="float" office:value="58212.2768625594">
                <text:p>58212.276862559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3093655109406">
                <text:p>24.3093655109406</text:p>
              </table:table-cell>
              <table:table-cell office:value-type="float" office:value="63480.7484376535">
                <text:p>63480.74843765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4004552364349">
                <text:p>24.4004552364349</text:p>
              </table:table-cell>
              <table:table-cell office:value-type="float" office:value="65517.8173785132">
                <text:p>65517.817378513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4919958114624">
                <text:p>24.4919958114624</text:p>
              </table:table-cell>
              <table:table-cell office:value-type="float" office:value="66506.0274984438">
                <text:p>66506.02749844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5841794013977">
                <text:p>24.5841794013977</text:p>
              </table:table-cell>
              <table:table-cell office:value-type="float" office:value="67257.089947911">
                <text:p>67257.08994791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6753568649292">
                <text:p>24.6753568649292</text:p>
              </table:table-cell>
              <table:table-cell office:value-type="float" office:value="69227.6331839362">
                <text:p>69227.63318393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7682497501373">
                <text:p>24.7682497501373</text:p>
              </table:table-cell>
              <table:table-cell office:value-type="float" office:value="69241.0402108716">
                <text:p>69241.04021087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8597674369812">
                <text:p>24.8597674369812</text:p>
              </table:table-cell>
              <table:table-cell office:value-type="float" office:value="71505.3037907741">
                <text:p>71505.303790774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9517228603363">
                <text:p>24.9517228603363</text:p>
              </table:table-cell>
              <table:table-cell office:value-type="float" office:value="72382.897681811">
                <text:p>72382.8976818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.0483067035675">
                <text:p>25.0483067035675</text:p>
              </table:table-cell>
              <table:table-cell office:value-type="float" office:value="70073.831953434">
                <text:p>70073.8319534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150684595108">
                <text:p>25.150684595108</text:p>
              </table:table-cell>
              <table:table-cell office:value-type="float" office:value="67202.0091103017">
                <text:p>67202.009110301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2534067630768">
                <text:p>25.2534067630768</text:p>
              </table:table-cell>
              <table:table-cell office:value-type="float" office:value="68144.9792038027">
                <text:p>68144.979203802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3556098937988">
                <text:p>25.3556098937988</text:p>
              </table:table-cell>
              <table:table-cell office:value-type="float" office:value="69508.6339313833">
                <text:p>69508.633931383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588234424591">
                <text:p>25.4588234424591</text:p>
              </table:table-cell>
              <table:table-cell office:value-type="float" office:value="69835.7928155802">
                <text:p>69835.79281558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5611896514893">
                <text:p>25.5611896514893</text:p>
              </table:table-cell>
              <table:table-cell office:value-type="float" office:value="71429.8211223812">
                <text:p>71429.821122381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6643924713135">
                <text:p>25.6643924713135</text:p>
              </table:table-cell>
              <table:table-cell office:value-type="float" office:value="71703.4671397945">
                <text:p>71703.46713979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7666296958923">
                <text:p>25.7666296958923</text:p>
              </table:table-cell>
              <table:table-cell office:value-type="float" office:value="73241.4248415397">
                <text:p>73241.424841539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8693380355835">
                <text:p>25.8693380355835</text:p>
              </table:table-cell>
              <table:table-cell office:value-type="float" office:value="73606.4863158383">
                <text:p>73606.486315838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9716095924377">
                <text:p>25.9716095924377</text:p>
              </table:table-cell>
              <table:table-cell office:value-type="float" office:value="74624.8540136797">
                <text:p>74624.854013679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.0732154846191">
                <text:p>26.0732154846191</text:p>
              </table:table-cell>
              <table:table-cell office:value-type="float" office:value="75743.6388261851">
                <text:p>75743.638826185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1749002933502">
                <text:p>26.1749002933502</text:p>
              </table:table-cell>
              <table:table-cell office:value-type="float" office:value="76235.5763534093">
                <text:p>76235.57635340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.274603843689">
                <text:p>26.274603843689</text:p>
              </table:table-cell>
              <table:table-cell office:value-type="float" office:value="78151.6803917864">
                <text:p>78151.68039178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6.3745999336243">
                <text:p>26.3745999336243</text:p>
              </table:table-cell>
              <table:table-cell office:value-type="float" office:value="78323.0624824159">
                <text:p>78323.06248241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.4729030132294">
                <text:p>26.4729030132294</text:p>
              </table:table-cell>
              <table:table-cell office:value-type="float" office:value="79916.1128172044">
                <text:p>79916.11281720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.5710997581482">
                <text:p>26.5710997581482</text:p>
              </table:table-cell>
              <table:table-cell office:value-type="float" office:value="80247.0591720143">
                <text:p>80247.059172014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6.6678581237793">
                <text:p>26.6678581237793</text:p>
              </table:table-cell>
              <table:table-cell office:value-type="float" office:value="81522.6667849416">
                <text:p>81522.66678494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6.7629380226135">
                <text:p>26.7629380226135</text:p>
              </table:table-cell>
              <table:table-cell office:value-type="float" office:value="82961.8047212345">
                <text:p>82961.80472123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6.8572030067444">
                <text:p>26.8572030067444</text:p>
              </table:table-cell>
              <table:table-cell office:value-type="float" office:value="83679.0041681842">
                <text:p>83679.004168184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.9503352642059">
                <text:p>26.9503352642059</text:p>
              </table:table-cell>
              <table:table-cell office:value-type="float" office:value="84524.95638528">
                <text:p>84524.956385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.0487430095673">
                <text:p>27.0487430095673</text:p>
              </table:table-cell>
              <table:table-cell office:value-type="float" office:value="79831.1146257317">
                <text:p>79831.11462573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.1499145030975">
                <text:p>27.1499145030975</text:p>
              </table:table-cell>
              <table:table-cell office:value-type="float" office:value="77334.0367626266">
                <text:p>77334.03676262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.2514774799347">
                <text:p>27.2514774799347</text:p>
              </table:table-cell>
              <table:table-cell office:value-type="float" office:value="76642.1017028729">
                <text:p>76642.10170287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.3523852825165">
                <text:p>27.3523852825165</text:p>
              </table:table-cell>
              <table:table-cell office:value-type="float" office:value="76664.0418487943">
                <text:p>76664.041848794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.4527702331543">
                <text:p>27.4527702331543</text:p>
              </table:table-cell>
              <table:table-cell office:value-type="float" office:value="76505.4916220357">
                <text:p>76505.49162203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.5523333549499">
                <text:p>27.5523333549499</text:p>
              </table:table-cell>
              <table:table-cell office:value-type="float" office:value="76494.1864280959">
                <text:p>76494.18642809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.651070356369">
                <text:p>27.651070356369</text:p>
              </table:table-cell>
              <table:table-cell office:value-type="float" office:value="76486.0173132786">
                <text:p>76486.017313278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.7490186691284">
                <text:p>27.7490186691284</text:p>
              </table:table-cell>
              <table:table-cell office:value-type="float" office:value="76285.1323264164">
                <text:p>76285.132326416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.8462591171265">
                <text:p>27.8462591171265</text:p>
              </table:table-cell>
              <table:table-cell office:value-type="float" office:value="76017.7493232906">
                <text:p>76017.74932329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.9450526237488">
                <text:p>27.9450526237488</text:p>
              </table:table-cell>
              <table:table-cell office:value-type="float" office:value="73851.0075150228">
                <text:p>73851.00751502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8.0456571578979">
                <text:p>28.0456571578979</text:p>
              </table:table-cell>
              <table:table-cell office:value-type="float" office:value="71567.3509240081">
                <text:p>71567.35092400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8.1446924209595">
                <text:p>28.1446924209595</text:p>
              </table:table-cell>
              <table:table-cell office:value-type="float" office:value="71732.0253452227">
                <text:p>71732.02534522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8.2440328598022">
                <text:p>28.2440328598022</text:p>
              </table:table-cell>
              <table:table-cell office:value-type="float" office:value="70464.7581744523">
                <text:p>70464.75817445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.3407547473907">
                <text:p>28.3407547473907</text:p>
              </table:table-cell>
              <table:table-cell office:value-type="float" office:value="71214.4910705702">
                <text:p>71214.491070570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.4377737045288">
                <text:p>28.4377737045288</text:p>
              </table:table-cell>
              <table:table-cell office:value-type="float" office:value="69842.0205687998">
                <text:p>69842.02056879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.5326836109161">
                <text:p>28.5326836109161</text:p>
              </table:table-cell>
              <table:table-cell office:value-type="float" office:value="70213.9560943627">
                <text:p>70213.95609436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.6266922950745">
                <text:p>28.6266922950745</text:p>
              </table:table-cell>
              <table:table-cell office:value-type="float" office:value="69695.6888468454">
                <text:p>69695.68884684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.7201917171478">
                <text:p>28.7201917171478</text:p>
              </table:table-cell>
              <table:table-cell office:value-type="float" office:value="68877.4310813051">
                <text:p>68877.431081305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.8115439414978">
                <text:p>28.8115439414978</text:p>
              </table:table-cell>
              <table:table-cell office:value-type="float" office:value="69270.3439355463">
                <text:p>69270.34393554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.9039289951324">
                <text:p>28.9039289951324</text:p>
              </table:table-cell>
              <table:table-cell office:value-type="float" office:value="67197.0167874867">
                <text:p>67197.01678748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.9951300621033">
                <text:p>28.9951300621033</text:p>
              </table:table-cell>
              <table:table-cell office:value-type="float" office:value="66841.3232703745">
                <text:p>66841.32327037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0866432189941">
                <text:p>29.0866432189941</text:p>
              </table:table-cell>
              <table:table-cell office:value-type="float" office:value="65389.5046712902">
                <text:p>65389.504671290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1772880554199">
                <text:p>29.1772880554199</text:p>
              </table:table-cell>
              <table:table-cell office:value-type="float" office:value="64692.0467974076">
                <text:p>64692.04679740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2682507038116">
                <text:p>29.2682507038116</text:p>
              </table:table-cell>
              <table:table-cell office:value-type="float" office:value="63234.7463678658">
                <text:p>63234.74636786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3605480194092">
                <text:p>29.3605480194092</text:p>
              </table:table-cell>
              <table:table-cell office:value-type="float" office:value="61106.8692896056">
                <text:p>61106.86928960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4511005878448">
                <text:p>29.4511005878448</text:p>
              </table:table-cell>
              <table:table-cell office:value-type="float" office:value="61047.4125195824">
                <text:p>61047.412519582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5430932044983">
                <text:p>29.5430932044983</text:p>
              </table:table-cell>
              <table:table-cell office:value-type="float" office:value="58961.2536018349">
                <text:p>58961.253601834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6342210769653">
                <text:p>29.6342210769653</text:p>
              </table:table-cell>
              <table:table-cell office:value-type="float" office:value="58379.504052661">
                <text:p>58379.5040526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725949048996">
                <text:p>29.725949048996</text:p>
              </table:table-cell>
              <table:table-cell office:value-type="float" office:value="56863.7884881802">
                <text:p>56863.788488180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8164973258972">
                <text:p>29.8164973258972</text:p>
              </table:table-cell>
              <table:table-cell office:value-type="float" office:value="56544.4222156103">
                <text:p>56544.42221561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9077379703522">
                <text:p>29.9077379703522</text:p>
              </table:table-cell>
              <table:table-cell office:value-type="float" office:value="55063.179682825">
                <text:p>55063.1796828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9999823570251">
                <text:p>29.9999823570251</text:p>
              </table:table-cell>
              <table:table-cell office:value-type="float" office:value="53510.031103564">
                <text:p>53510.0311035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0.0908691883087">
                <text:p>30.0908691883087</text:p>
              </table:table-cell>
              <table:table-cell office:value-type="float" office:value="53341.0608724394">
                <text:p>53341.06087243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.1824712753296">
                <text:p>30.1824712753296</text:p>
              </table:table-cell>
              <table:table-cell office:value-type="float" office:value="52051.2158081451">
                <text:p>52051.2158081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0.2750165462494">
                <text:p>30.2750165462494</text:p>
              </table:table-cell>
              <table:table-cell office:value-type="float" office:value="50656.289115655">
                <text:p>50656.2891156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0.3673560619354">
                <text:p>30.3673560619354</text:p>
              </table:table-cell>
              <table:table-cell office:value-type="float" office:value="50076.0694448748">
                <text:p>50076.069444874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0.4582517147064">
                <text:p>30.4582517147064</text:p>
              </table:table-cell>
              <table:table-cell office:value-type="float" office:value="50167.4157232638">
                <text:p>50167.415723263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0.5489690303802">
                <text:p>30.5489690303802</text:p>
              </table:table-cell>
              <table:table-cell office:value-type="float" office:value="49648.7353769816">
                <text:p>49648.735376981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0.6413290500641">
                <text:p>30.6413290500641</text:p>
              </table:table-cell>
              <table:table-cell office:value-type="float" office:value="48159.3660896367">
                <text:p>48159.36608963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0.731831073761">
                <text:p>30.731831073761</text:p>
              </table:table-cell>
              <table:table-cell office:value-type="float" office:value="48706.0931892843">
                <text:p>48706.093189284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0.8242626190186">
                <text:p>30.8242626190186</text:p>
              </table:table-cell>
              <table:table-cell office:value-type="float" office:value="47256.5939239488">
                <text:p>47256.59392394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0.9153027534485">
                <text:p>30.9153027534485</text:p>
              </table:table-cell>
              <table:table-cell office:value-type="float" office:value="47715.2195259919">
                <text:p>47715.21952599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1.0072376728058">
                <text:p>31.0072376728058</text:p>
              </table:table-cell>
              <table:table-cell office:value-type="float" office:value="46989.7622165803">
                <text:p>46989.762216580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.0981333255768">
                <text:p>31.0981333255768</text:p>
              </table:table-cell>
              <table:table-cell office:value-type="float" office:value="47350.9994019578">
                <text:p>47350.99940195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1.1890163421631">
                <text:p>31.1890163421631</text:p>
              </table:table-cell>
              <table:table-cell office:value-type="float" office:value="47269.5577387714">
                <text:p>47269.557738771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1.2808692455292">
                <text:p>31.2808692455292</text:p>
              </table:table-cell>
              <table:table-cell office:value-type="float" office:value="46770.4323169608">
                <text:p>46770.43231696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1.3713381290436">
                <text:p>31.3713381290436</text:p>
              </table:table-cell>
              <table:table-cell office:value-type="float" office:value="47485.9402826166">
                <text:p>47485.94028261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1.462898015976">
                <text:p>31.462898015976</text:p>
              </table:table-cell>
              <table:table-cell office:value-type="float" office:value="47094.8593807776">
                <text:p>47094.859380777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1.5537550449371">
                <text:p>31.5537550449371</text:p>
              </table:table-cell>
              <table:table-cell office:value-type="float" office:value="47723.3302648774">
                <text:p>47723.330264877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1.6461338996887">
                <text:p>31.6461338996887</text:p>
              </table:table-cell>
              <table:table-cell office:value-type="float" office:value="47196.9479565896">
                <text:p>47196.947956589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1.7372491359711">
                <text:p>31.7372491359711</text:p>
              </table:table-cell>
              <table:table-cell office:value-type="float" office:value="48290.4965132861">
                <text:p>48290.496513286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1.8278217315674">
                <text:p>31.8278217315674</text:p>
              </table:table-cell>
              <table:table-cell office:value-type="float" office:value="49021.4503710294">
                <text:p>49021.45037102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1.9207174777985">
                <text:p>31.9207174777985</text:p>
              </table:table-cell>
              <table:table-cell office:value-type="float" office:value="48312.2229174634">
                <text:p>48312.222917463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2.0117843151093">
                <text:p>32.0117843151093</text:p>
              </table:table-cell>
              <table:table-cell office:value-type="float" office:value="49897.4174813201">
                <text:p>49897.41748132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.1040983200073">
                <text:p>32.1040983200073</text:p>
              </table:table-cell>
              <table:table-cell office:value-type="float" office:value="49916.5863845679">
                <text:p>49916.58638456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2.1950359344482">
                <text:p>32.1950359344482</text:p>
              </table:table-cell>
              <table:table-cell office:value-type="float" office:value="51375.8803628546">
                <text:p>51375.880362854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2.2872014045715">
                <text:p>32.2872014045715</text:p>
              </table:table-cell>
              <table:table-cell office:value-type="float" office:value="51472.6393046537">
                <text:p>51472.63930465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2.3784639835358">
                <text:p>32.3784639835358</text:p>
              </table:table-cell>
              <table:table-cell office:value-type="float" office:value="52858.4667971148">
                <text:p>52858.4667971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2.4697344303131">
                <text:p>32.4697344303131</text:p>
              </table:table-cell>
              <table:table-cell office:value-type="float" office:value="53818.0777396974">
                <text:p>53818.077739697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2.5621366500854">
                <text:p>32.5621366500854</text:p>
              </table:table-cell>
              <table:table-cell office:value-type="float" office:value="54111.2541702897">
                <text:p>54111.254170289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2.6533398628235">
                <text:p>32.6533398628235</text:p>
              </table:table-cell>
              <table:table-cell office:value-type="float" office:value="55787.5084358515">
                <text:p>55787.50843585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2.7457406520843">
                <text:p>32.7457406520843</text:p>
              </table:table-cell>
              <table:table-cell office:value-type="float" office:value="56189.9962276517">
                <text:p>56189.99622765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.8370852470398">
                <text:p>32.8370852470398</text:p>
              </table:table-cell>
              <table:table-cell office:value-type="float" office:value="57890.6721583183">
                <text:p>57890.67215831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2.9292051792145">
                <text:p>32.9292051792145</text:p>
              </table:table-cell>
              <table:table-cell office:value-type="float" office:value="58532.3922055805">
                <text:p>58532.39220558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3.0202903747559">
                <text:p>33.0202903747559</text:p>
              </table:table-cell>
              <table:table-cell office:value-type="float" office:value="60426.9438879277">
                <text:p>60426.94388792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3.1113753318787">
                <text:p>33.1113753318787</text:p>
              </table:table-cell>
              <table:table-cell office:value-type="float" office:value="61656.7233207168">
                <text:p>61656.72332071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3.2037289142609">
                <text:p>33.2037289142609</text:p>
              </table:table-cell>
              <table:table-cell office:value-type="float" office:value="62022.4993145893">
                <text:p>62022.499314589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3.2945444583893">
                <text:p>33.2945444583893</text:p>
              </table:table-cell>
              <table:table-cell office:value-type="float" office:value="64306.1719890367">
                <text:p>64306.17198903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3.3871486186981">
                <text:p>33.3871486186981</text:p>
              </table:table-cell>
              <table:table-cell office:value-type="float" office:value="64273.5702170387">
                <text:p>64273.57021703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3.4781775474548">
                <text:p>33.4781775474548</text:p>
              </table:table-cell>
              <table:table-cell office:value-type="float" office:value="66616.1854568979">
                <text:p>66616.185456897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3.569789648056">
                <text:p>33.569789648056</text:p>
              </table:table-cell>
              <table:table-cell office:value-type="float" office:value="67501.9998386463">
                <text:p>67501.999838646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3.6611618995666">
                <text:p>33.6611618995666</text:p>
              </table:table-cell>
              <table:table-cell office:value-type="float" office:value="68904.9453845211">
                <text:p>68904.945384521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3.7518532276154">
                <text:p>33.7518532276154</text:p>
              </table:table-cell>
              <table:table-cell office:value-type="float" office:value="70657.2517777947">
                <text:p>70657.25177779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3.8438680171967">
                <text:p>33.8438680171967</text:p>
              </table:table-cell>
              <table:table-cell office:value-type="float" office:value="70858.1743181547">
                <text:p>70858.17431815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.9355351924896">
                <text:p>33.9355351924896</text:p>
              </table:table-cell>
              <table:table-cell office:value-type="float" office:value="72348.689471494">
                <text:p>72348.68947149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4.0363972187042">
                <text:p>34.0363972187042</text:p>
              </table:table-cell>
              <table:table-cell office:value-type="float" office:value="66942.9343570203">
                <text:p>66942.93435702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.1382653713226">
                <text:p>34.1382653713226</text:p>
              </table:table-cell>
              <table:table-cell office:value-type="float" office:value="67459.7489339194">
                <text:p>67459.74893391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4.2411749362946">
                <text:p>34.2411749362946</text:p>
              </table:table-cell>
              <table:table-cell office:value-type="float" office:value="67865.4117516229">
                <text:p>67865.411751622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4.3434677124023">
                <text:p>34.3434677124023</text:p>
              </table:table-cell>
              <table:table-cell office:value-type="float" office:value="69369.5123937471">
                <text:p>69369.512393747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.4462888240814">
                <text:p>34.4462888240814</text:p>
              </table:table-cell>
              <table:table-cell office:value-type="float" office:value="70024.5298112753">
                <text:p>70024.529811275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4.5490393638611">
                <text:p>34.5490393638611</text:p>
              </table:table-cell>
              <table:table-cell office:value-type="float" office:value="71006.9262472533">
                <text:p>71006.92624725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.6515913009644">
                <text:p>34.6515913009644</text:p>
              </table:table-cell>
              <table:table-cell office:value-type="float" office:value="72080.5497077655">
                <text:p>72080.54970776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4.7546060085297">
                <text:p>34.7546060085297</text:p>
              </table:table-cell>
              <table:table-cell office:value-type="float" office:value="72610.9909622172">
                <text:p>72610.990962217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4.8570437431335">
                <text:p>34.8570437431335</text:p>
              </table:table-cell>
              <table:table-cell office:value-type="float" office:value="73722.8329892588">
                <text:p>73722.83298925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.9592487812042">
                <text:p>34.9592487812042</text:p>
              </table:table-cell>
              <table:table-cell office:value-type="float" office:value="74595.148575041">
                <text:p>74595.14857504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5.0608026981354">
                <text:p>35.0608026981354</text:p>
              </table:table-cell>
              <table:table-cell office:value-type="float" office:value="75703.6284992534">
                <text:p>75703.62849925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.1624073982239">
                <text:p>35.1624073982239</text:p>
              </table:table-cell>
              <table:table-cell office:value-type="float" office:value="76216.9465906078">
                <text:p>76216.94659060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5.2631468772888">
                <text:p>35.2631468772888</text:p>
              </table:table-cell>
              <table:table-cell office:value-type="float" office:value="77348.0275292759">
                <text:p>77348.027529275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5.361882686615">
                <text:p>35.361882686615</text:p>
              </table:table-cell>
              <table:table-cell office:value-type="float" office:value="79241.7670285516">
                <text:p>79241.767028551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5.4609811306">
                <text:p>35.4609811306</text:p>
              </table:table-cell>
              <table:table-cell office:value-type="float" office:value="79274.7058792395">
                <text:p>79274.705879239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5.5586287975311">
                <text:p>35.5586287975311</text:p>
              </table:table-cell>
              <table:table-cell office:value-type="float" office:value="80698.2926233751">
                <text:p>80698.29262337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5.6553399562836">
                <text:p>35.6553399562836</text:p>
              </table:table-cell>
              <table:table-cell office:value-type="float" office:value="81562.4598211204">
                <text:p>81562.45982112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5.7506709098816">
                <text:p>35.7506709098816</text:p>
              </table:table-cell>
              <table:table-cell office:value-type="float" office:value="82743.3242015071">
                <text:p>82743.324201507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5.8454837799072">
                <text:p>35.8454837799072</text:p>
              </table:table-cell>
              <table:table-cell office:value-type="float" office:value="83195.4564593109">
                <text:p>83195.45645931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5.9391181468964">
                <text:p>35.9391181468964</text:p>
              </table:table-cell>
              <table:table-cell office:value-type="float" office:value="84071.6956084445">
                <text:p>84071.69560844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6.0362479686737">
                <text:p>36.0362479686737</text:p>
              </table:table-cell>
              <table:table-cell office:value-type="float" office:value="80881.4415206975">
                <text:p>80881.441520697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6.1385021209717">
                <text:p>36.1385021209717</text:p>
              </table:table-cell>
              <table:table-cell office:value-type="float" office:value="76515.2301805845">
                <text:p>76515.23018058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6.2392973899841">
                <text:p>36.2392973899841</text:p>
              </table:table-cell>
              <table:table-cell office:value-type="float" office:value="77225.846771027">
                <text:p>77225.8467710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.3398547172546">
                <text:p>36.3398547172546</text:p>
              </table:table-cell>
              <table:table-cell office:value-type="float" office:value="77010.7978224996">
                <text:p>77010.7978224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6.4392807483673">
                <text:p>36.4392807483673</text:p>
              </table:table-cell>
              <table:table-cell office:value-type="float" office:value="77323.8146385211">
                <text:p>77323.81463852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.5389511585236">
                <text:p>36.5389511585236</text:p>
              </table:table-cell>
              <table:table-cell office:value-type="float" office:value="76492.1102265769">
                <text:p>76492.11022657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6.6375005245209">
                <text:p>36.6375005245209</text:p>
              </table:table-cell>
              <table:table-cell office:value-type="float" office:value="76712.8222844784">
                <text:p>76712.82228447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6.7354888916016">
                <text:p>36.7354888916016</text:p>
              </table:table-cell>
              <table:table-cell office:value-type="float" office:value="76335.5918957257">
                <text:p>76335.591895725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6.8327283859253">
                <text:p>36.8327283859253</text:p>
              </table:table-cell>
              <table:table-cell office:value-type="float" office:value="76100.7659641242">
                <text:p>76100.76596412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6.9326846599579">
                <text:p>36.9326846599579</text:p>
              </table:table-cell>
              <table:table-cell office:value-type="float" office:value="73151.986413737">
                <text:p>73151.986413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7.0333421230316">
                <text:p>37.0333421230316</text:p>
              </table:table-cell>
              <table:table-cell office:value-type="float" office:value="71688.6734440581">
                <text:p>71688.673444058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7.1325011253357">
                <text:p>37.1325011253357</text:p>
              </table:table-cell>
              <table:table-cell office:value-type="float" office:value="71723.1903785258">
                <text:p>71723.190378525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7.231342792511">
                <text:p>37.231342792511</text:p>
              </table:table-cell>
              <table:table-cell office:value-type="float" office:value="70901.2727149928">
                <text:p>70901.272714992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7.3301637172699">
                <text:p>37.3301637172699</text:p>
              </table:table-cell>
              <table:table-cell office:value-type="float" office:value="69863.7461331532">
                <text:p>69863.74613315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7.4304482936859">
                <text:p>37.4304482936859</text:p>
              </table:table-cell>
              <table:table-cell office:value-type="float" office:value="67647.4911940355">
                <text:p>67647.49119403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7.526465177536">
                <text:p>37.526465177536</text:p>
              </table:table-cell>
              <table:table-cell office:value-type="float" office:value="69487.7789453819">
                <text:p>69487.77894538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7.6198952198029">
                <text:p>37.6198952198029</text:p>
              </table:table-cell>
              <table:table-cell office:value-type="float" office:value="70212.9619214339">
                <text:p>70212.96192143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7.7138793468475">
                <text:p>37.7138793468475</text:p>
              </table:table-cell>
              <table:table-cell office:value-type="float" office:value="68607.3297987306">
                <text:p>68607.32979873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.8047211170197">
                <text:p>37.8047211170197</text:p>
              </table:table-cell>
              <table:table-cell office:value-type="float" office:value="69747.6500952711">
                <text:p>69747.65009527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7.8960802555084">
                <text:p>37.8960802555084</text:p>
              </table:table-cell>
              <table:table-cell office:value-type="float" office:value="68039.1704959446">
                <text:p>68039.170495944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.9880254268646">
                <text:p>37.9880254268646</text:p>
              </table:table-cell>
              <table:table-cell office:value-type="float" office:value="66387.3905498825">
                <text:p>66387.39054988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8.0791766643524">
                <text:p>38.0791766643524</text:p>
              </table:table-cell>
              <table:table-cell office:value-type="float" office:value="65736.9023739524">
                <text:p>65736.90237395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8.1712946891785">
                <text:p>38.1712946891785</text:p>
              </table:table-cell>
              <table:table-cell office:value-type="float" office:value="63744.3107479599">
                <text:p>63744.310747959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.2621774673462">
                <text:p>38.2621774673462</text:p>
              </table:table-cell>
              <table:table-cell office:value-type="float" office:value="63378.3442377817">
                <text:p>63378.34423778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8.353862285614">
                <text:p>38.353862285614</text:p>
              </table:table-cell>
              <table:table-cell office:value-type="float" office:value="61602.3471137994">
                <text:p>61602.347113799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8.4447567462921">
                <text:p>38.4447567462921</text:p>
              </table:table-cell>
              <table:table-cell office:value-type="float" office:value="60905.8017254268">
                <text:p>60905.801725426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8.5357394218445">
                <text:p>38.5357394218445</text:p>
              </table:table-cell>
              <table:table-cell office:value-type="float" office:value="59703.6739909174">
                <text:p>59703.67399091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8.6281795501709">
                <text:p>38.6281795501709</text:p>
              </table:table-cell>
              <table:table-cell office:value-type="float" office:value="57637.3063999464">
                <text:p>57637.306399946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8.718834400177">
                <text:p>38.718834400177</text:p>
              </table:table-cell>
              <table:table-cell office:value-type="float" office:value="57625.157392553">
                <text:p>57625.15739255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.8104043006897">
                <text:p>38.8104043006897</text:p>
              </table:table-cell>
              <table:table-cell office:value-type="float" office:value="56000.9344914495">
                <text:p>56000.93449144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8.9014186859131">
                <text:p>38.9014186859131</text:p>
              </table:table-cell>
              <table:table-cell office:value-type="float" office:value="55287.9634098423">
                <text:p>55287.96340984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8.9929189682007">
                <text:p>38.9929189682007</text:p>
              </table:table-cell>
              <table:table-cell office:value-type="float" office:value="53945.1887643963">
                <text:p>53945.188764396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9.0835802555084">
                <text:p>39.0835802555084</text:p>
              </table:table-cell>
              <table:table-cell office:value-type="float" office:value="53562.0014253368">
                <text:p>53562.001425336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9.1744644641876">
                <text:p>39.1744644641876</text:p>
              </table:table-cell>
              <table:table-cell office:value-type="float" office:value="52550.3832778938">
                <text:p>52550.383277893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.2663378715515">
                <text:p>39.2663378715515</text:p>
              </table:table-cell>
              <table:table-cell office:value-type="float" office:value="51113.8112185185">
                <text:p>51113.811218518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9.3570070266724">
                <text:p>39.3570070266724</text:p>
              </table:table-cell>
              <table:table-cell office:value-type="float" office:value="51086.8331554008">
                <text:p>51086.833155400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9.4494845867157">
                <text:p>39.4494845867157</text:p>
              </table:table-cell>
              <table:table-cell office:value-type="float" office:value="49395.76690669">
                <text:p>49395.766906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9.5404851436615">
                <text:p>39.5404851436615</text:p>
              </table:table-cell>
              <table:table-cell office:value-type="float" office:value="49494.2025759529">
                <text:p>49494.202575952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9.6326205730438">
                <text:p>39.6326205730438</text:p>
              </table:table-cell>
              <table:table-cell office:value-type="float" office:value="48363.5885768701">
                <text:p>48363.58857687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.7237074375153">
                <text:p>39.7237074375153</text:p>
              </table:table-cell>
              <table:table-cell office:value-type="float" office:value="48393.366327615">
                <text:p>48393.3663276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9.8140461444855">
                <text:p>39.8140461444855</text:p>
              </table:table-cell>
              <table:table-cell office:value-type="float" office:value="48439.9228942118">
                <text:p>48439.92289421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9.9058463573456">
                <text:p>39.9058463573456</text:p>
              </table:table-cell>
              <table:table-cell office:value-type="float" office:value="47320.1517148957">
                <text:p>47320.151714895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9.99644947052">
                <text:p>39.99644947052</text:p>
              </table:table-cell>
              <table:table-cell office:value-type="float" office:value="47680.4808205949">
                <text:p>47680.48082059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0.0884418487549">
                <text:p>40.0884418487549</text:p>
              </table:table-cell>
              <table:table-cell office:value-type="float" office:value="46786.4847347633">
                <text:p>46786.484734763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0.1791622638702">
                <text:p>40.1791622638702</text:p>
              </table:table-cell>
              <table:table-cell office:value-type="float" office:value="47354.2806714165">
                <text:p>47354.28067141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0.272166967392">
                <text:p>40.272166967392</text:p>
              </table:table-cell>
              <table:table-cell office:value-type="float" office:value="46191.2122433285">
                <text:p>46191.21224332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0.3629920482635">
                <text:p>40.3629920482635</text:p>
              </table:table-cell>
              <table:table-cell office:value-type="float" office:value="47299.7101546668">
                <text:p>47299.710154666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0.4536972045898">
                <text:p>40.4536972045898</text:p>
              </table:table-cell>
              <table:table-cell office:value-type="float" office:value="47538.642505487">
                <text:p>47538.64250548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0.5456230640411">
                <text:p>40.5456230640411</text:p>
              </table:table-cell>
              <table:table-cell office:value-type="float" office:value="47081.4200251579">
                <text:p>47081.42002515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.6362683773041">
                <text:p>40.6362683773041</text:p>
              </table:table-cell>
              <table:table-cell office:value-type="float" office:value="48099.5634860098">
                <text:p>48099.56348600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0.7281653881073">
                <text:p>40.7281653881073</text:p>
              </table:table-cell>
              <table:table-cell office:value-type="float" office:value="47792.6317908698">
                <text:p>47792.631790869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0.8194954395294">
                <text:p>40.8194954395294</text:p>
              </table:table-cell>
              <table:table-cell office:value-type="float" office:value="48527.2911926404">
                <text:p>48527.29119264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0.9116508960724">
                <text:p>40.9116508960724</text:p>
              </table:table-cell>
              <table:table-cell office:value-type="float" office:value="48613.507740707">
                <text:p>48613.5077407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1.0023856163025">
                <text:p>41.0023856163025</text:p>
              </table:table-cell>
              <table:table-cell office:value-type="float" office:value="49991.8883146026">
                <text:p>49991.88831460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1.0932700634003">
                <text:p>41.0932700634003</text:p>
              </table:table-cell>
              <table:table-cell office:value-type="float" office:value="50613.7204647466">
                <text:p>50613.72046474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1.1854875087738">
                <text:p>41.1854875087738</text:p>
              </table:table-cell>
              <table:table-cell office:value-type="float" office:value="50576.1136746745">
                <text:p>50576.113674674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1.276424407959">
                <text:p>41.276424407959</text:p>
              </table:table-cell>
              <table:table-cell office:value-type="float" office:value="52080.0691736341">
                <text:p>52080.069173634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1.3692800998688">
                <text:p>41.3692800998688</text:p>
              </table:table-cell>
              <table:table-cell office:value-type="float" office:value="51865.4258123323">
                <text:p>51865.42581233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1.4615578651428">
                <text:p>41.4615578651428</text:p>
              </table:table-cell>
              <table:table-cell office:value-type="float" office:value="53143.8964244098">
                <text:p>53143.89642440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1.5537676811218">
                <text:p>41.5537676811218</text:p>
              </table:table-cell>
              <table:table-cell office:value-type="float" office:value="54137.4033447445">
                <text:p>54137.40334474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1.6444940567017">
                <text:p>41.6444940567017</text:p>
              </table:table-cell>
              <table:table-cell office:value-type="float" office:value="55992.537644468">
                <text:p>55992.53764446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.7354331016541">
                <text:p>41.7354331016541</text:p>
              </table:table-cell>
              <table:table-cell office:value-type="float" office:value="56917.2460818088">
                <text:p>56917.246081808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1.827094078064">
                <text:p>41.827094078064</text:p>
              </table:table-cell>
              <table:table-cell office:value-type="float" office:value="57603.5757723941">
                <text:p>57603.57577239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1.9180903434753">
                <text:p>41.9180903434753</text:p>
              </table:table-cell>
              <table:table-cell office:value-type="float" office:value="59167.2633559185">
                <text:p>59167.263355918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2.0107622146606">
                <text:p>42.0107622146606</text:p>
              </table:table-cell>
              <table:table-cell office:value-type="float" office:value="59219.6955754398">
                <text:p>59219.695575439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2.1017899513245">
                <text:p>42.1017899513245</text:p>
              </table:table-cell>
              <table:table-cell office:value-type="float" office:value="61519.710422789">
                <text:p>61519.71042278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2.1936273574829">
                <text:p>42.1936273574829</text:p>
              </table:table-cell>
              <table:table-cell office:value-type="float" office:value="62196.8785806633">
                <text:p>62196.87858066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2.284848690033">
                <text:p>42.284848690033</text:p>
              </table:table-cell>
              <table:table-cell office:value-type="float" office:value="63844.7152348344">
                <text:p>63844.715234834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2.3763792514801">
                <text:p>42.3763792514801</text:p>
              </table:table-cell>
              <table:table-cell office:value-type="float" office:value="64852.6558359186">
                <text:p>64852.655835918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2.4685823917389">
                <text:p>42.4685823917389</text:p>
              </table:table-cell>
              <table:table-cell office:value-type="float" office:value="65681.0601352889">
                <text:p>65681.060135288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2.5600163936615">
                <text:p>42.5600163936615</text:p>
              </table:table-cell>
              <table:table-cell office:value-type="float" office:value="67458.4932334121">
                <text:p>67458.493233412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.65269780159">
                <text:p>42.65269780159</text:p>
              </table:table-cell>
              <table:table-cell office:value-type="float" office:value="67845.3223849728">
                <text:p>67845.322384972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2.7443912029266">
                <text:p>42.7443912029266</text:p>
              </table:table-cell>
              <table:table-cell office:value-type="float" office:value="69797.8252164643">
                <text:p>69797.825216464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2.837329864502">
                <text:p>42.837329864502</text:p>
              </table:table-cell>
              <table:table-cell office:value-type="float" office:value="70067.7187471942">
                <text:p>70067.718747194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2.928573846817">
                <text:p>42.928573846817</text:p>
              </table:table-cell>
              <table:table-cell office:value-type="float" office:value="72596.5683646673">
                <text:p>72596.56836466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3.0245542526245">
                <text:p>43.0245542526245</text:p>
              </table:table-cell>
              <table:table-cell office:value-type="float" office:value="70180.9910400898">
                <text:p>70180.991040089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3.126873254776">
                <text:p>43.126873254776</text:p>
              </table:table-cell>
              <table:table-cell office:value-type="float" office:value="67006.1264851791">
                <text:p>67006.126485179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3.2292053699493">
                <text:p>43.2292053699493</text:p>
              </table:table-cell>
              <table:table-cell office:value-type="float" office:value="68092.0157684314">
                <text:p>68092.01576843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3.3320727348328">
                <text:p>43.3320727348328</text:p>
              </table:table-cell>
              <table:table-cell office:value-type="float" office:value="68826.493300607">
                <text:p>68826.49330060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3.4345588684082">
                <text:p>43.4345588684082</text:p>
              </table:table-cell>
              <table:table-cell office:value-type="float" office:value="70097.2877927129">
                <text:p>70097.28779271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3.5373680591583">
                <text:p>43.5373680591583</text:p>
              </table:table-cell>
              <table:table-cell office:value-type="float" office:value="70888.6038964503">
                <text:p>70888.60389645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3.6399049758911">
                <text:p>43.6399049758911</text:p>
              </table:table-cell>
              <table:table-cell office:value-type="float" office:value="71935.0672423856">
                <text:p>71935.06724238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3.7429444789886">
                <text:p>43.7429444789886</text:p>
              </table:table-cell>
              <table:table-cell office:value-type="float" office:value="72438.2375265804">
                <text:p>72438.23752658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3.8460576534271">
                <text:p>43.8460576534271</text:p>
              </table:table-cell>
              <table:table-cell office:value-type="float" office:value="73162.3290727142">
                <text:p>73162.329072714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3.9471304416657">
                <text:p>43.9471304416657</text:p>
              </table:table-cell>
              <table:table-cell office:value-type="float" office:value="75351.6365060269">
                <text:p>75351.63650602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4.0496430397034">
                <text:p>44.0496430397034</text:p>
              </table:table-cell>
              <table:table-cell office:value-type="float" office:value="74917.6213168856">
                <text:p>74917.621316885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4.1504418849945">
                <text:p>44.1504418849945</text:p>
              </table:table-cell>
              <table:table-cell office:value-type="float" office:value="76746.9109160535">
                <text:p>76746.91091605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4.2509951591492">
                <text:p>44.2509951591492</text:p>
              </table:table-cell>
              <table:table-cell office:value-type="float" office:value="77411.7010653205">
                <text:p>77411.701065320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4.350355386734">
                <text:p>44.350355386734</text:p>
              </table:table-cell>
              <table:table-cell office:value-type="float" office:value="78743.7809894252">
                <text:p>78743.78098942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4.4492194652557">
                <text:p>44.4492194652557</text:p>
              </table:table-cell>
              <table:table-cell office:value-type="float" office:value="79462.6331167735">
                <text:p>79462.633116773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4.5474183559418">
                <text:p>44.5474183559418</text:p>
              </table:table-cell>
              <table:table-cell office:value-type="float" office:value="80163.8383591178">
                <text:p>80163.838359117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4.6441214084625">
                <text:p>44.6441214084625</text:p>
              </table:table-cell>
              <table:table-cell office:value-type="float" office:value="81569.2968772343">
                <text:p>81569.29687723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4.7400140762329">
                <text:p>44.7400140762329</text:p>
              </table:table-cell>
              <table:table-cell office:value-type="float" office:value="82258.6354452851">
                <text:p>82258.635445285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4.8345518112183">
                <text:p>44.8345518112183</text:p>
              </table:table-cell>
              <table:table-cell office:value-type="float" office:value="83437.5818420256">
                <text:p>83437.5818420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4.9279680252075">
                <text:p>44.9279680252075</text:p>
              </table:table-cell>
              <table:table-cell office:value-type="float" office:value="84353.664781428">
                <text:p>84353.6647814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5.0248537063599">
                <text:p>45.0248537063599</text:p>
              </table:table-cell>
              <table:table-cell office:value-type="float" office:value="81085.2533270336">
                <text:p>81085.25332703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5.1269109249115">
                <text:p>45.1269109249115</text:p>
              </table:table-cell>
              <table:table-cell office:value-type="float" office:value="76741.264470552">
                <text:p>76741.26447055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5.2280724048615">
                <text:p>45.2280724048615</text:p>
              </table:table-cell>
              <table:table-cell office:value-type="float" office:value="77025.3658196285">
                <text:p>77025.365819628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5.3282432556152">
                <text:p>45.3282432556152</text:p>
              </table:table-cell>
              <table:table-cell office:value-type="float" office:value="77307.9188379305">
                <text:p>77307.918837930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5.4284372329712">
                <text:p>45.4284372329712</text:p>
              </table:table-cell>
              <table:table-cell office:value-type="float" office:value="76811.0040452689">
                <text:p>76811.00404526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5.5279855728149">
                <text:p>45.5279855728149</text:p>
              </table:table-cell>
              <table:table-cell office:value-type="float" office:value="76666.2709993869">
                <text:p>76666.270999386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5.6267733573914">
                <text:p>45.6267733573914</text:p>
              </table:table-cell>
              <table:table-cell office:value-type="float" office:value="76608.6620167686">
                <text:p>76608.66201676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5.7247333526611">
                <text:p>45.7247333526611</text:p>
              </table:table-cell>
              <table:table-cell office:value-type="float" office:value="76521.0326864197">
                <text:p>76521.032686419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5.8221032619476">
                <text:p>45.8221032619476</text:p>
              </table:table-cell>
              <table:table-cell office:value-type="float" office:value="76080.9992972559">
                <text:p>76080.999297255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.9209671020508">
                <text:p>45.9209671020508</text:p>
              </table:table-cell>
              <table:table-cell office:value-type="float" office:value="74041.2267251878">
                <text:p>74041.226725187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6.0208950042725">
                <text:p>46.0208950042725</text:p>
              </table:table-cell>
              <table:table-cell office:value-type="float" office:value="72292.1210131511">
                <text:p>72292.12101315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6.1208460330963">
                <text:p>46.1208460330963</text:p>
              </table:table-cell>
              <table:table-cell office:value-type="float" office:value="71314.9237569324">
                <text:p>71314.92375693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6.2189872264862">
                <text:p>46.2189872264862</text:p>
              </table:table-cell>
              <table:table-cell office:value-type="float" office:value="71570.3544799506">
                <text:p>71570.354479950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6.3178544044495">
                <text:p>46.3178544044495</text:p>
              </table:table-cell>
              <table:table-cell office:value-type="float" office:value="69911.9782964655">
                <text:p>69911.97829646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6.4136736392975">
                <text:p>46.4136736392975</text:p>
              </table:table-cell>
              <table:table-cell office:value-type="float" office:value="71050.4525609923">
                <text:p>71050.45256099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6.5090556144714">
                <text:p>46.5090556144714</text:p>
              </table:table-cell>
              <table:table-cell office:value-type="float" office:value="70201.9431636675">
                <text:p>70201.94316366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6.604368686676">
                <text:p>46.604368686676</text:p>
              </table:table-cell>
              <table:table-cell office:value-type="float" office:value="69077.6180823069">
                <text:p>69077.618082306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6.6970353126526">
                <text:p>46.6970353126526</text:p>
              </table:table-cell>
              <table:table-cell office:value-type="float" office:value="69755.4263131895">
                <text:p>69755.42631318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6.7899034023285">
                <text:p>46.7899034023285</text:p>
              </table:table-cell>
              <table:table-cell office:value-type="float" office:value="68398.0904761538">
                <text:p>68398.09047615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6.8811938762665">
                <text:p>46.8811938762665</text:p>
              </table:table-cell>
              <table:table-cell office:value-type="float" office:value="68353.2435622878">
                <text:p>68353.24356228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6.9730257987976">
                <text:p>46.9730257987976</text:p>
              </table:table-cell>
              <table:table-cell office:value-type="float" office:value="66643.492059371">
                <text:p>66643.49205937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7.0639805793762">
                <text:p>47.0639805793762</text:p>
              </table:table-cell>
              <table:table-cell office:value-type="float" office:value="66054.8017573108">
                <text:p>66054.801757310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7.1552169322968">
                <text:p>47.1552169322968</text:p>
              </table:table-cell>
              <table:table-cell office:value-type="float" office:value="64623.3635087921">
                <text:p>64623.36350879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7.2477717399597">
                <text:p>47.2477717399597</text:p>
              </table:table-cell>
              <table:table-cell office:value-type="float" office:value="62406.2665770229">
                <text:p>62406.26657702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7.3390824794769">
                <text:p>47.3390824794769</text:p>
              </table:table-cell>
              <table:table-cell office:value-type="float" office:value="62029.9433554839">
                <text:p>62029.943355483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7.4309101104736">
                <text:p>47.4309101104736</text:p>
              </table:table-cell>
              <table:table-cell office:value-type="float" office:value="60548.224316051">
                <text:p>60548.2243160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7.5214524269104">
                <text:p>47.5214524269104</text:p>
              </table:table-cell>
              <table:table-cell office:value-type="float" office:value="60170.7600865805">
                <text:p>60170.760086580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7.6133635044098">
                <text:p>47.6133635044098</text:p>
              </table:table-cell>
              <table:table-cell office:value-type="float" office:value="58143.1547251254">
                <text:p>58143.154725125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7.7047851085663">
                <text:p>47.7047851085663</text:p>
              </table:table-cell>
              <table:table-cell office:value-type="float" office:value="57316.8678054505">
                <text:p>57316.867805450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7.7957360744476">
                <text:p>47.7957360744476</text:p>
              </table:table-cell>
              <table:table-cell office:value-type="float" office:value="56557.9480124569">
                <text:p>56557.948012456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7.8886444568634">
                <text:p>47.8886444568634</text:p>
              </table:table-cell>
              <table:table-cell office:value-type="float" office:value="54246.9890116658">
                <text:p>54246.98901166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7.9797217845917">
                <text:p>47.9797217845917</text:p>
              </table:table-cell>
              <table:table-cell office:value-type="float" office:value="54371.3800516222">
                <text:p>54371.380051622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8.0724177360535">
                <text:p>48.0724177360535</text:p>
              </table:table-cell>
              <table:table-cell office:value-type="float" office:value="52472.6260780103">
                <text:p>52472.626078010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8.1636276245117">
                <text:p>48.1636276245117</text:p>
              </table:table-cell>
              <table:table-cell office:value-type="float" office:value="52450.4533539662">
                <text:p>52450.45335396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8.2555003166199">
                <text:p>48.2555003166199</text:p>
              </table:table-cell>
              <table:table-cell office:value-type="float" office:value="51201.2861717643">
                <text:p>51201.28617176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.3466172218323">
                <text:p>48.3466172218323</text:p>
              </table:table-cell>
              <table:table-cell office:value-type="float" office:value="50923.5908439132">
                <text:p>50923.59084391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8.4395999908447">
                <text:p>48.4395999908447</text:p>
              </table:table-cell>
              <table:table-cell office:value-type="float" office:value="49213.4193098426">
                <text:p>49213.419309842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8.5463879108429">
                <text:p>48.5463879108429</text:p>
              </table:table-cell>
              <table:table-cell office:value-type="float" office:value="42177.0552331877">
                <text:p>42177.055233187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8.6376209259033">
                <text:p>48.6376209259033</text:p>
              </table:table-cell>
              <table:table-cell office:value-type="float" office:value="48841.9679767103">
                <text:p>48841.967976710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8.729371547699">
                <text:p>48.729371547699</text:p>
              </table:table-cell>
              <table:table-cell office:value-type="float" office:value="48043.2711379051">
                <text:p>48043.271137905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8.8202509880066">
                <text:p>48.8202509880066</text:p>
              </table:table-cell>
              <table:table-cell office:value-type="float" office:value="48063.6762860201">
                <text:p>48063.676286020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8.9126286506653">
                <text:p>48.9126286506653</text:p>
              </table:table-cell>
              <table:table-cell office:value-type="float" office:value="47024.3549682548">
                <text:p>47024.354968254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9.0033993721008">
                <text:p>49.0033993721008</text:p>
              </table:table-cell>
              <table:table-cell office:value-type="float" office:value="47592.4387476361">
                <text:p>47592.438747636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9.0942814350128">
                <text:p>49.0942814350128</text:p>
              </table:table-cell>
              <table:table-cell office:value-type="float" office:value="47358.0799345203">
                <text:p>47358.079934520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9.186128616333">
                <text:p>49.186128616333</text:p>
              </table:table-cell>
              <table:table-cell office:value-type="float" office:value="46773.3460978364">
                <text:p>46773.346097836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9.276891708374">
                <text:p>49.276891708374</text:p>
              </table:table-cell>
              <table:table-cell office:value-type="float" office:value="47332.0146261506">
                <text:p>47332.014626150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9.3688960075378">
                <text:p>49.3688960075378</text:p>
              </table:table-cell>
              <table:table-cell office:value-type="float" office:value="46693.4701861133">
                <text:p>46693.47018611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9.4597215652466">
                <text:p>49.4597215652466</text:p>
              </table:table-cell>
              <table:table-cell office:value-type="float" office:value="47475.6236986481">
                <text:p>47475.623698648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9.5513987541199">
                <text:p>49.5513987541199</text:p>
              </table:table-cell>
              <table:table-cell office:value-type="float" office:value="47296.3891376826">
                <text:p>47296.38913768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9.6421892642975">
                <text:p>49.6421892642975</text:p>
              </table:table-cell>
              <table:table-cell office:value-type="float" office:value="48022.6401577719">
                <text:p>48022.640157771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9.7333617210388">
                <text:p>49.7333617210388</text:p>
              </table:table-cell>
              <table:table-cell office:value-type="float" office:value="48172.4432682627">
                <text:p>48172.44326826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9.8259603977203">
                <text:p>49.8259603977203</text:p>
              </table:table-cell>
              <table:table-cell office:value-type="float" office:value="47948.8493693146">
                <text:p>47948.849369314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9.9174039363861">
                <text:p>49.9174039363861</text:p>
              </table:table-cell>
              <table:table-cell office:value-type="float" office:value="49079.4654874825">
                <text:p>49079.46548748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0.0093574523926">
                <text:p>50.0093574523926</text:p>
              </table:table-cell>
              <table:table-cell office:value-type="float" office:value="49416.2724531413">
                <text:p>49416.2724531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0.1005682945251">
                <text:p>50.1005682945251</text:p>
              </table:table-cell>
              <table:table-cell office:value-type="float" office:value="50432.6009106925">
                <text:p>50432.600910692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.1924982070923">
                <text:p>50.1924982070923</text:p>
              </table:table-cell>
              <table:table-cell office:value-type="float" office:value="50821.3253938203">
                <text:p>50821.32539382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0.2832593917847">
                <text:p>50.2832593917847</text:p>
              </table:table-cell>
              <table:table-cell office:value-type="float" office:value="52269.0400756541">
                <text:p>52269.04007565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0.3744301795959">
                <text:p>50.3744301795959</text:p>
              </table:table-cell>
              <table:table-cell office:value-type="float" office:value="52911.6849355907">
                <text:p>52911.68493559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0.4660263061524">
                <text:p>50.4660263061524</text:p>
              </table:table-cell>
              <table:table-cell office:value-type="float" office:value="53539.3818971217">
                <text:p>53539.38189712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0.5570001602173">
                <text:p>50.5570001602173</text:p>
              </table:table-cell>
              <table:table-cell office:value-type="float" office:value="54872.9088297884">
                <text:p>54872.90882978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0.6499118804932">
                <text:p>50.6499118804932</text:p>
              </table:table-cell>
              <table:table-cell office:value-type="float" office:value="54761.6596150885">
                <text:p>54761.659615088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0.7408318519592">
                <text:p>50.7408318519592</text:p>
              </table:table-cell>
              <table:table-cell office:value-type="float" office:value="57017.1758350684">
                <text:p>57017.17583506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0.8323352336884">
                <text:p>50.8323352336884</text:p>
              </table:table-cell>
              <table:table-cell office:value-type="float" office:value="57790.2138704979">
                <text:p>57790.21387049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0.9233734607697">
                <text:p>50.9233734607697</text:p>
              </table:table-cell>
              <table:table-cell office:value-type="float" office:value="59227.866939729">
                <text:p>59227.86693972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1.0148854255676">
                <text:p>51.0148854255676</text:p>
              </table:table-cell>
              <table:table-cell office:value-type="float" office:value="60057.7204536395">
                <text:p>60057.72045363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1.107090473175">
                <text:p>51.107090473175</text:p>
              </table:table-cell>
              <table:table-cell office:value-type="float" office:value="60820.9652889827">
                <text:p>60820.96528898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.1982250213623">
                <text:p>51.1982250213623</text:p>
              </table:table-cell>
              <table:table-cell office:value-type="float" office:value="62764.3425438069">
                <text:p>62764.342543806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.2901601791382">
                <text:p>51.2901601791382</text:p>
              </table:table-cell>
              <table:table-cell office:value-type="float" office:value="63436.0144811776">
                <text:p>63436.014481177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1.3813016414642">
                <text:p>51.3813016414642</text:p>
              </table:table-cell>
              <table:table-cell office:value-type="float" office:value="65217.2990020273">
                <text:p>65217.299002027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1.4738359451294">
                <text:p>51.4738359451294</text:p>
              </table:table-cell>
              <table:table-cell office:value-type="float" office:value="65532.4540177318">
                <text:p>65532.45401773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1.565230846405">
                <text:p>51.565230846405</text:p>
              </table:table-cell>
              <table:table-cell office:value-type="float" office:value="67574.8856205229">
                <text:p>67574.885620522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1.6565937995911">
                <text:p>51.6565937995911</text:p>
              </table:table-cell>
              <table:table-cell office:value-type="float" office:value="68824.3952359579">
                <text:p>68824.3952359579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1.7482972145081">
                <text:p>51.7482972145081</text:p>
              </table:table-cell>
              <table:table-cell office:value-type="float" office:value="69877.4413777325">
                <text:p>69877.441377732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1.8394906520844">
                <text:p>51.8394906520844</text:p>
              </table:table-cell>
              <table:table-cell office:value-type="float" office:value="71496.3726917878">
                <text:p>71496.37269178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1.9320142269135">
                <text:p>51.9320142269135</text:p>
              </table:table-cell>
              <table:table-cell office:value-type="float" office:value="71679.0289636975">
                <text:p>71679.02896369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2.0302970409393">
                <text:p>52.0302970409393</text:p>
              </table:table-cell>
              <table:table-cell office:value-type="float" office:value="68618.3038900803">
                <text:p>68618.303890080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2.1326704025269">
                <text:p>52.1326704025269</text:p>
              </table:table-cell>
              <table:table-cell office:value-type="float" office:value="67048.6920968362">
                <text:p>67048.692096836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2.2346713542938">
                <text:p>52.2346713542938</text:p>
              </table:table-cell>
              <table:table-cell office:value-type="float" office:value="68391.5186981532">
                <text:p>68391.51869815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2.337760925293">
                <text:p>52.337760925293</text:p>
              </table:table-cell>
              <table:table-cell office:value-type="float" office:value="68755.7425188892">
                <text:p>68755.742518889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2.4408011436462">
                <text:p>52.4408011436462</text:p>
              </table:table-cell>
              <table:table-cell office:value-type="float" office:value="69797.9887362269">
                <text:p>69797.98873622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2.5428597927094">
                <text:p>52.5428597927094</text:p>
              </table:table-cell>
              <table:table-cell office:value-type="float" office:value="71409.920343873">
                <text:p>71409.92034387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2.6652624607086">
                <text:p>52.6652624607086</text:p>
              </table:table-cell>
              <table:table-cell office:value-type="float" office:value="60456.198553158">
                <text:p>60456.19855315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2.767263174057">
                <text:p>52.767263174057</text:p>
              </table:table-cell>
              <table:table-cell office:value-type="float" office:value="73411.2512960998">
                <text:p>73411.251296099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.8704805374146">
                <text:p>52.8704805374146</text:p>
              </table:table-cell>
              <table:table-cell office:value-type="float" office:value="73320.9971057342">
                <text:p>73320.997105734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.9721002578735">
                <text:p>52.9721002578735</text:p>
              </table:table-cell>
              <table:table-cell office:value-type="float" office:value="75103.532715192">
                <text:p>75103.53271519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.0742433071137">
                <text:p>53.0742433071137</text:p>
              </table:table-cell>
              <table:table-cell office:value-type="float" office:value="75345.3128456021">
                <text:p>75345.31284560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3.1760056018829">
                <text:p>53.1760056018829</text:p>
              </table:table-cell>
              <table:table-cell office:value-type="float" office:value="76177.5274189241">
                <text:p>76177.527418924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3.2756426334381">
                <text:p>53.2756426334381</text:p>
              </table:table-cell>
              <table:table-cell office:value-type="float" office:value="78203.8553174383">
                <text:p>78203.855317438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3.3752708435059">
                <text:p>53.3752708435059</text:p>
              </table:table-cell>
              <table:table-cell office:value-type="float" office:value="78612.2725147235">
                <text:p>78612.272514723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3.4737052917481">
                <text:p>53.4737052917481</text:p>
              </table:table-cell>
              <table:table-cell office:value-type="float" office:value="79809.458378546">
                <text:p>79809.45837854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3.571937084198">
                <text:p>53.571937084198</text:p>
              </table:table-cell>
              <table:table-cell office:value-type="float" office:value="80218.4283058343">
                <text:p>80218.42830583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3.6679358482361">
                <text:p>53.6679358482361</text:p>
              </table:table-cell>
              <table:table-cell office:value-type="float" office:value="82167.7245435219">
                <text:p>82167.72454352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3.7637040615082">
                <text:p>53.7637040615082</text:p>
              </table:table-cell>
              <table:table-cell office:value-type="float" office:value="82365.5337245227">
                <text:p>82365.533724522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3.8579816818237">
                <text:p>53.8579816818237</text:p>
              </table:table-cell>
              <table:table-cell office:value-type="float" office:value="83667.7885334662">
                <text:p>83667.78853346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3.9521296024323">
                <text:p>53.9521296024323</text:p>
              </table:table-cell>
              <table:table-cell office:value-type="float" office:value="83613.1053040759">
                <text:p>83613.10530407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4.0543539524078">
                <text:p>54.0543539524078</text:p>
              </table:table-cell>
              <table:table-cell office:value-type="float" office:value="76772.3150293871">
                <text:p>76772.31502938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4.1553523540497">
                <text:p>54.1553523540497</text:p>
              </table:table-cell>
              <table:table-cell office:value-type="float" office:value="77387.3632942887">
                <text:p>77387.36329428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4.2573156356812">
                <text:p>54.2573156356812</text:p>
              </table:table-cell>
              <table:table-cell office:value-type="float" office:value="76262.7474869349">
                <text:p>76262.747486934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4.3583378791809">
                <text:p>54.3583378791809</text:p>
              </table:table-cell>
              <table:table-cell office:value-type="float" office:value="76498.0041253853">
                <text:p>76498.00412538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4.4589035511017">
                <text:p>54.4589035511017</text:p>
              </table:table-cell>
              <table:table-cell office:value-type="float" office:value="76368.0076244123">
                <text:p>76368.00762441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4.558260679245">
                <text:p>54.558260679245</text:p>
              </table:table-cell>
              <table:table-cell office:value-type="float" office:value="76652.7791444903">
                <text:p>76652.77914449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4.6570026874542">
                <text:p>54.6570026874542</text:p>
              </table:table-cell>
              <table:table-cell office:value-type="float" office:value="76401.1198153344">
                <text:p>76401.119815334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4.7549707889557">
                <text:p>54.7549707889557</text:p>
              </table:table-cell>
              <table:table-cell office:value-type="float" office:value="76269.7233638673">
                <text:p>76269.72336386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4.8521749973297">
                <text:p>54.8521749973297</text:p>
              </table:table-cell>
              <table:table-cell office:value-type="float" office:value="76046.0902223181">
                <text:p>76046.090222318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4.9478046894074">
                <text:p>54.9478046894074</text:p>
              </table:table-cell>
              <table:table-cell office:value-type="float" office:value="76294.2956469708">
                <text:p>76294.29564697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.0459158420563">
                <text:p>55.0459158420563</text:p>
              </table:table-cell>
              <table:table-cell office:value-type="float" office:value="73386.1523955792">
                <text:p>73386.152395579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.1454968452454">
                <text:p>55.1454968452454</text:p>
              </table:table-cell>
              <table:table-cell office:value-type="float" office:value="71338.9077484061">
                <text:p>71338.90774840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.2444541454315">
                <text:p>55.2444541454315</text:p>
              </table:table-cell>
              <table:table-cell office:value-type="float" office:value="70656.7376721752">
                <text:p>70656.737672175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.3413460254669">
                <text:p>55.3413460254669</text:p>
              </table:table-cell>
              <table:table-cell office:value-type="float" office:value="71089.5484480578">
                <text:p>71089.548448057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.4379606246948">
                <text:p>55.4379606246948</text:p>
              </table:table-cell>
              <table:table-cell office:value-type="float" office:value="70134.3280844753">
                <text:p>70134.328084475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.533109664917">
                <text:p>55.533109664917</text:p>
              </table:table-cell>
              <table:table-cell office:value-type="float" office:value="70037.4904932295">
                <text:p>70037.490493229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.6275117397308">
                <text:p>55.6275117397308</text:p>
              </table:table-cell>
              <table:table-cell office:value-type="float" office:value="69405.2542056972">
                <text:p>69405.254205697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.7204592227936">
                <text:p>55.7204592227936</text:p>
              </table:table-cell>
              <table:table-cell office:value-type="float" office:value="69286.4377581121">
                <text:p>69286.437758112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.8122355937958">
                <text:p>55.8122355937958</text:p>
              </table:table-cell>
              <table:table-cell office:value-type="float" office:value="68950.2094155422">
                <text:p>68950.20941554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.9052104949951">
                <text:p>55.9052104949951</text:p>
              </table:table-cell>
              <table:table-cell office:value-type="float" office:value="66770.7082225328">
                <text:p>66770.70822253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.9959843158722">
                <text:p>55.9959843158722</text:p>
              </table:table-cell>
              <table:table-cell office:value-type="float" office:value="67155.9260269007">
                <text:p>67155.926026900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6.0883269309998">
                <text:p>56.0883269309998</text:p>
              </table:table-cell>
              <table:table-cell office:value-type="float" office:value="64715.5161432743">
                <text:p>64715.51614327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6.1793582439423">
                <text:p>56.1793582439423</text:p>
              </table:table-cell>
              <table:table-cell office:value-type="float" office:value="64417.3945255924">
                <text:p>64417.39452559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6.2714576721191">
                <text:p>56.2714576721191</text:p>
              </table:table-cell>
              <table:table-cell office:value-type="float" office:value="62454.2422668803">
                <text:p>62454.242266880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6.3627047538757">
                <text:p>56.3627047538757</text:p>
              </table:table-cell>
              <table:table-cell office:value-type="float" office:value="61810.1959144853">
                <text:p>61810.195914485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6.4533278942108">
                <text:p>56.4533278942108</text:p>
              </table:table-cell>
              <table:table-cell office:value-type="float" office:value="60999.8724339057">
                <text:p>60999.872433905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5452382564545">
                <text:p>56.5452382564545</text:p>
              </table:table-cell>
              <table:table-cell office:value-type="float" office:value="59014.0204824903">
                <text:p>59014.02048249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6.6361246109009">
                <text:p>56.6361246109009</text:p>
              </table:table-cell>
              <table:table-cell office:value-type="float" office:value="58534.6395771304">
                <text:p>58534.639577130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6.7286326885223">
                <text:p>56.7286326885223</text:p>
              </table:table-cell>
              <table:table-cell office:value-type="float" office:value="56384.2653972738">
                <text:p>56384.265397273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6.8199555873871">
                <text:p>56.8199555873871</text:p>
              </table:table-cell>
              <table:table-cell office:value-type="float" office:value="55977.1980910411">
                <text:p>55977.19809104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6.9119303226471">
                <text:p>56.9119303226471</text:p>
              </table:table-cell>
              <table:table-cell office:value-type="float" office:value="54536.7158254919">
                <text:p>54536.715825491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7.0028672218323">
                <text:p>57.0028672218323</text:p>
              </table:table-cell>
              <table:table-cell office:value-type="float" office:value="54191.423329322">
                <text:p>54191.42332932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7.0935046672821">
                <text:p>57.0935046672821</text:p>
              </table:table-cell>
              <table:table-cell office:value-type="float" office:value="53487.8269785696">
                <text:p>53487.82697856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7.185441493988">
                <text:p>57.185441493988</text:p>
              </table:table-cell>
              <table:table-cell office:value-type="float" office:value="51861.6986341157">
                <text:p>51861.69863411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7.2764737606049">
                <text:p>57.2764737606049</text:p>
              </table:table-cell>
              <table:table-cell office:value-type="float" office:value="51498.2233687866">
                <text:p>51498.223368786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7.3682208061218">
                <text:p>57.3682208061218</text:p>
              </table:table-cell>
              <table:table-cell office:value-type="float" office:value="50399.4430986318">
                <text:p>50399.44309863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7.4586591720581">
                <text:p>57.4586591720581</text:p>
              </table:table-cell>
              <table:table-cell office:value-type="float" office:value="50421.0790718274">
                <text:p>50421.079071827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7.5508909225464">
                <text:p>57.5508909225464</text:p>
              </table:table-cell>
              <table:table-cell office:value-type="float" office:value="48833.5088096617">
                <text:p>48833.50880966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7.6420414447784">
                <text:p>57.6420414447784</text:p>
              </table:table-cell>
              <table:table-cell office:value-type="float" office:value="48798.403904654">
                <text:p>48798.4039046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7.7343151569366">
                <text:p>57.7343151569366</text:p>
              </table:table-cell>
              <table:table-cell office:value-type="float" office:value="47770.9186820456">
                <text:p>47770.91868204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7.8263339996338">
                <text:p>57.8263339996338</text:p>
              </table:table-cell>
              <table:table-cell office:value-type="float" office:value="47468.5387467451">
                <text:p>47468.538746745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7.9174258708954">
                <text:p>57.9174258708954</text:p>
              </table:table-cell>
              <table:table-cell office:value-type="float" office:value="47600.2956130731">
                <text:p>47600.295613073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8.0093693733215">
                <text:p>58.0093693733215</text:p>
              </table:table-cell>
              <table:table-cell office:value-type="float" office:value="46985.3756492471">
                <text:p>46985.37564924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8.1001396179199">
                <text:p>58.1001396179199</text:p>
              </table:table-cell>
              <table:table-cell office:value-type="float" office:value="47416.4195441245">
                <text:p>47416.419544124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.1920526027679">
                <text:p>58.1920526027679</text:p>
              </table:table-cell>
              <table:table-cell office:value-type="float" office:value="46739.8595215182">
                <text:p>46739.859521518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8.2829411029816">
                <text:p>58.2829411029816</text:p>
              </table:table-cell>
              <table:table-cell office:value-type="float" office:value="47266.7057977934">
                <text:p>47266.705797793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.3744287490845">
                <text:p>58.3744287490845</text:p>
              </table:table-cell>
              <table:table-cell office:value-type="float" office:value="46957.1596056571">
                <text:p>46957.15960565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.4680137634277">
                <text:p>58.4680137634277</text:p>
              </table:table-cell>
              <table:table-cell office:value-type="float" office:value="46075.7529424952">
                <text:p>46075.752942495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.5592041015625">
                <text:p>58.5592041015625</text:p>
              </table:table-cell>
              <table:table-cell office:value-type="float" office:value="47548.8970508262">
                <text:p>47548.89705082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8.6514644622803">
                <text:p>58.6514644622803</text:p>
              </table:table-cell>
              <table:table-cell office:value-type="float" office:value="47257.5650699799">
                <text:p>47257.56506997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8.7419793605804">
                <text:p>58.7419793605804</text:p>
              </table:table-cell>
              <table:table-cell office:value-type="float" office:value="48610.7821212864">
                <text:p>48610.782121286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.833747625351">
                <text:p>58.833747625351</text:p>
              </table:table-cell>
              <table:table-cell office:value-type="float" office:value="48382.7389686779">
                <text:p>48382.738968677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8.9252688884735">
                <text:p>58.9252688884735</text:p>
              </table:table-cell>
              <table:table-cell office:value-type="float" office:value="49037.7847385039">
                <text:p>49037.78473850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9.0164804458618">
                <text:p>59.0164804458618</text:p>
              </table:table-cell>
              <table:table-cell office:value-type="float" office:value="49818.2481487">
                <text:p>49818.248148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9.1081087589264">
                <text:p>59.1081087589264</text:p>
              </table:table-cell>
              <table:table-cell office:value-type="float" office:value="50290.1324479531">
                <text:p>50290.132447953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9.1988275051117">
                <text:p>59.1988275051117</text:p>
              </table:table-cell>
              <table:table-cell office:value-type="float" office:value="51499.8299299347">
                <text:p>51499.82992993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9.2915098667145">
                <text:p>59.2915098667145</text:p>
              </table:table-cell>
              <table:table-cell office:value-type="float" office:value="51271.8916288091">
                <text:p>51271.891628809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9.3827159404755">
                <text:p>59.3827159404755</text:p>
              </table:table-cell>
              <table:table-cell office:value-type="float" office:value="52978.9278361295">
                <text:p>52978.92783612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9.4743757247925">
                <text:p>59.4743757247925</text:p>
              </table:table-cell>
              <table:table-cell office:value-type="float" office:value="53589.4780530057">
                <text:p>53589.478053005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9.5655996799469">
                <text:p>59.5655996799469</text:p>
              </table:table-cell>
              <table:table-cell office:value-type="float" office:value="54810.1646276603">
                <text:p>54810.164627660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9.6567780971527">
                <text:p>59.6567780971527</text:p>
              </table:table-cell>
              <table:table-cell office:value-type="float" office:value="55890.4196428105">
                <text:p>55890.41964281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9.7488348484039">
                <text:p>59.7488348484039</text:p>
              </table:table-cell>
              <table:table-cell office:value-type="float" office:value="56399.9916294152">
                <text:p>56399.991629415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9.8396368026733">
                <text:p>59.8396368026733</text:p>
              </table:table-cell>
              <table:table-cell office:value-type="float" office:value="58324.7358783356">
                <text:p>58324.73587833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9.9323308467865">
                <text:p>59.9323308467865</text:p>
              </table:table-cell>
              <table:table-cell office:value-type="float" office:value="58256.1700879916">
                <text:p>58256.17008799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0.0233068466187">
                <text:p>60.0233068466187</text:p>
              </table:table-cell>
              <table:table-cell office:value-type="float" office:value="60499.472499941">
                <text:p>60499.4724999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0.1156668663025">
                <text:p>60.1156668663025</text:p>
              </table:table-cell>
              <table:table-cell office:value-type="float" office:value="60805.5305664118">
                <text:p>60805.53056641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0.2066035270691">
                <text:p>60.2066035270691</text:p>
              </table:table-cell>
              <table:table-cell office:value-type="float" office:value="62988.8974557963">
                <text:p>62988.897455796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0.297744512558">
                <text:p>60.297744512558</text:p>
              </table:table-cell>
              <table:table-cell office:value-type="float" office:value="64076.5509465748">
                <text:p>64076.550946574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0.3898010253906">
                <text:p>60.3898010253906</text:p>
              </table:table-cell>
              <table:table-cell office:value-type="float" office:value="64742.8391170461">
                <text:p>64742.83911704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0.4810898303986">
                <text:p>60.4810898303986</text:p>
              </table:table-cell>
              <table:table-cell office:value-type="float" office:value="66514.1799092697">
                <text:p>66514.179909269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0.5733208656311">
                <text:p>60.5733208656311</text:p>
              </table:table-cell>
              <table:table-cell office:value-type="float" office:value="67049.0142977161">
                <text:p>67049.01429771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0.6641223430634">
                <text:p>60.6641223430634</text:p>
              </table:table-cell>
              <table:table-cell office:value-type="float" office:value="69426.1831224449">
                <text:p>69426.18312244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0.756730556488">
                <text:p>60.756730556488</text:p>
              </table:table-cell>
              <table:table-cell office:value-type="float" office:value="69281.111930942">
                <text:p>69281.11193094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0.8478410243988">
                <text:p>60.8478410243988</text:p>
              </table:table-cell>
              <table:table-cell office:value-type="float" office:value="71649.2862970862">
                <text:p>71649.28629708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0.9391179084778">
                <text:p>60.9391179084778</text:p>
              </table:table-cell>
              <table:table-cell office:value-type="float" office:value="72745.6909490313">
                <text:p>72745.690949031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1.0398049354553">
                <text:p>61.0398049354553</text:p>
              </table:table-cell>
              <table:table-cell office:value-type="float" office:value="67138.7387523916">
                <text:p>67138.738752391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1.1415510177612">
                <text:p>61.1415510177612</text:p>
              </table:table-cell>
              <table:table-cell office:value-type="float" office:value="67540.6840662302">
                <text:p>67540.6840662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1.244472026825">
                <text:p>61.244472026825</text:p>
              </table:table-cell>
              <table:table-cell office:value-type="float" office:value="67935.5951093629">
                <text:p>67935.59510936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.3470177650452">
                <text:p>61.3470177650452</text:p>
              </table:table-cell>
              <table:table-cell office:value-type="float" office:value="69198.3901345709">
                <text:p>69198.390134570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1.4498608112335">
                <text:p>61.4498608112335</text:p>
              </table:table-cell>
              <table:table-cell office:value-type="float" office:value="70009.5948812463">
                <text:p>70009.594881246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1.5523698329926">
                <text:p>61.5523698329926</text:p>
              </table:table-cell>
              <table:table-cell office:value-type="float" office:value="71252.26516325">
                <text:p>71252.265163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1.6552276611328">
                <text:p>61.6552276611328</text:p>
              </table:table-cell>
              <table:table-cell office:value-type="float" office:value="71866.1878600055">
                <text:p>71866.187860005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1.7583515644074">
                <text:p>61.7583515644074</text:p>
              </table:table-cell>
              <table:table-cell office:value-type="float" office:value="72534.1047272694">
                <text:p>72534.104727269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1.8605725765228">
                <text:p>61.8605725765228</text:p>
              </table:table-cell>
              <table:table-cell office:value-type="float" office:value="73957.3972468548">
                <text:p>73957.397246854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1.9628434181213">
                <text:p>61.9628434181213</text:p>
              </table:table-cell>
              <table:table-cell office:value-type="float" office:value="74625.3759205511">
                <text:p>74625.37592055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2.064453125">
                <text:p>62.064453125</text:p>
              </table:table-cell>
              <table:table-cell office:value-type="float" office:value="75662.0625742054">
                <text:p>75662.062574205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2.1660795211792">
                <text:p>62.1660795211792</text:p>
              </table:table-cell>
              <table:table-cell office:value-type="float" office:value="76200.6751311431">
                <text:p>76200.67513114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2.2658832073212">
                <text:p>62.2658832073212</text:p>
              </table:table-cell>
              <table:table-cell office:value-type="float" office:value="78073.2686457704">
                <text:p>78073.268645770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2.3654189109802">
                <text:p>62.3654189109802</text:p>
              </table:table-cell>
              <table:table-cell office:value-type="float" office:value="78685.3331225463">
                <text:p>78685.33312254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